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939">
      <style:drawing-page-properties draw:fill="bitmap" draw:fill-image-name="a19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46">
      <style:drawing-page-properties draw:fill="bitmap" draw:fill-image-name="a194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97">
      <style:drawing-page-properties draw:fill="bitmap" draw:fill-image-name="a19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49">
      <style:drawing-page-properties draw:fill="bitmap" draw:fill-image-name="a204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11">
      <style:drawing-page-properties draw:fill="bitmap" draw:fill-image-name="a201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71">
      <style:drawing-page-properties draw:fill="bitmap" draw:fill-image-name="a19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9">
      <style:drawing-page-properties draw:fill="bitmap" draw:fill-image-name="a202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2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</office:automatic-styles>
  <office:body>
    <office:presentation>
      <draw:page draw:name="Slide1" draw:style-name="a1939" draw:master-page-name="Master1-Layout1-title-Title-Slide" presentation:presentation-page-layout-name="Master1-PPL1" draw:id="Slide-256">
        <draw:frame draw:id="id863" presentation:style-name="a1943" draw:name="Title 1" svg:x="2.05208in" svg:y="1.22743in" svg:width="9.61458in" svg:height="2.61111in" presentation:class="title" presentation:placeholder="false">
          <draw:text-box>
            <text:p text:style-name="a1942" text:class-names="" text:cond-style-name=""><text:span text:style-name="a1940" text:class-names="">Front End</text:span><text:span text:style-name="a1941" text:class-names=""/></text:p>
          </draw:text-box>
          <svg:title/>
          <svg:desc/>
        </draw:frame>
        <draw:frame draw:id="id864" presentation:style-name="a1944" draw:name="Subtitle 2" svg:x="2.05208in" svg:y="3.93924in" svg:width="9.61458in" svg:height="1.81076in" presentation:class="subtitle" presentation:placeholder="true">
          <draw:text-box/>
          <svg:title/>
          <svg:desc/>
        </draw:frame>
      </draw:page>
      <draw:page draw:name="Slide2" draw:style-name="a1946" draw:master-page-name="Master1-Layout2-obj-Title-and-Content" presentation:presentation-page-layout-name="Master1-PPL2" draw:id="Slide-257">
        <draw:frame draw:id="id865" presentation:style-name="a1950" draw:name="Title 1" svg:x="1.24826in" svg:y="0.67642in" svg:width="10.83333in" svg:height="1.61698in" presentation:class="title" presentation:placeholder="false">
          <draw:text-box>
            <text:p text:style-name="a1949" text:class-names="" text:cond-style-name=""><text:span text:style-name="a1947" text:class-names="">Agenda</text:span><text:span text:style-name="a1948" text:class-names=""/></text:p>
          </draw:text-box>
          <svg:title/>
          <svg:desc/>
        </draw:frame>
        <draw:frame draw:id="id866" presentation:style-name="a1969" draw:name="Content Placeholder 2" svg:x="1.24826in" svg:y="2.46007in" svg:width="10.83333in" svg:height="3.87327in" presentation:class="outline" presentation:placeholder="false">
          <draw:text-box>
            <text:list text:style-name="a1953">
              <text:list-item>
                <text:p text:style-name="a1952" text:class-names="" text:cond-style-name=""><text:span text:style-name="a1951" text:class-names="">Javascript</text:span></text:p>
              </text:list-item>
            </text:list>
            <text:list text:style-name="a1957">
              <text:list-item>
                <text:p text:style-name="a1956" text:class-names="" text:cond-style-name=""><text:span text:style-name="a1954" text:class-names="">Jquery<text:tab/></text:span><text:span text:style-name="a1955" text:class-names=""/></text:p>
              </text:list-item>
            </text:list>
            <text:list text:style-name="a1960">
              <text:list-item>
                <text:p text:style-name="a1959" text:class-names="" text:cond-style-name=""><text:span text:style-name="a1958" text:class-names="">AJAX</text:span></text:p>
              </text:list-item>
            </text:list>
            <text:list text:style-name="a1964">
              <text:list-item>
                <text:p text:style-name="a1963" text:class-names="" text:cond-style-name=""><text:span text:style-name="a1961" text:class-names="">HTML</text:span><text:span text:style-name="a1962" text:class-names=""/></text:p>
              </text:list-item>
            </text:list>
            <text:list text:style-name="a1968">
              <text:list-item>
                <text:p text:style-name="a1967" text:class-names="" text:cond-style-name=""><text:span text:style-name="a1965" text:class-names="">Thymeleaf</text:span><text:span text:style-name="a1966" text:class-names=""/></text:p>
              </text:list-item>
            </text:list>
          </draw:text-box>
          <svg:title/>
          <svg:desc/>
        </draw:frame>
      </draw:page>
      <draw:page draw:name="Slide4" draw:style-name="a1971" draw:master-page-name="Master1-Layout2-obj-Title-and-Content" presentation:presentation-page-layout-name="Master1-PPL2" draw:id="Slide-259">
        <draw:frame draw:id="id867" presentation:style-name="a1979" draw:name="Title 1" svg:x="1.24826in" svg:y="0.67642in" svg:width="10.83333in" svg:height="1.61698in" presentation:class="title" presentation:placeholder="false">
          <draw:text-box>
            <text:p text:style-name="a1978" text:class-names="" text:cond-style-name=""><text:span text:style-name="a1972" text:class-names="">Ajax asynchron javascript</text:span><text:span text:style-name="a1973" text:class-names=""><text:s text:c="1"/></text:span><text:span text:style-name="a1974" text:class-names="">and</text:span><text:span text:style-name="a1975" text:class-names=""><text:s text:c="1"/></text:span><text:span text:style-name="a1976" text:class-names="">xm</text:span><text:span text:style-name="a1977" text:class-names="">l</text:span></text:p>
          </draw:text-box>
          <svg:title/>
          <svg:desc/>
        </draw:frame>
        <draw:frame draw:id="id868" presentation:style-name="a1995" draw:name="Content Placeholder 2" svg:x="1.24826in" svg:y="2.46007in" svg:width="10.83333in" svg:height="3.87327in" presentation:class="outline" presentation:placeholder="false">
          <draw:text-box>
            <text:list text:style-name="a1982">
              <text:list-item>
                <text:p text:style-name="a1981" text:class-names="" text:cond-style-name=""><text:span text:style-name="a1980" text:class-names="">Kan via xml request og jquery opdatere udvalgte dele af hjemmesider</text:span></text:p>
              </text:list-item>
            </text:list>
            <text:list text:style-name="a1991">
              <text:list-item>
                <text:p text:style-name="a1990" text:class-names="" text:cond-style-name=""><text:span text:style-name="a1983" text:class-names="">Baseret</text:span><text:span text:style-name="a1984" text:class-names=""><text:s text:c="1"/></text:span><text:span text:style-name="a1985" text:class-names="">på</text:span><text:span text:style-name="a1986" text:class-names=""><text:s text:c="1"/></text:span><text:span text:style-name="a1987" text:class-names="">jquer</text:span><text:span text:style-name="a1988" text:class-names="">y</text:span><text:span text:style-name="a1989" text:class-names=""/></text:p>
              </text:list-item>
            </text:list>
            <text:list text:style-name="a1994">
              <text:list-item>
                <text:p text:style-name="a1993" text:class-names="" text:cond-style-name=""><text:span text:style-name="a1992" text:class-names=""/></text:p>
              </text:list-item>
            </text:list>
          </draw:text-box>
          <svg:title/>
          <svg:desc/>
        </draw:frame>
      </draw:page>
      <draw:page draw:name="Slide3" draw:style-name="a1997" draw:master-page-name="Master1-Layout2-obj-Title-and-Content" presentation:presentation-page-layout-name="Master1-PPL2" draw:id="Slide-258">
        <draw:frame draw:id="id869" presentation:style-name="a2001" draw:name="Title 1" svg:x="1.24826in" svg:y="0.67642in" svg:width="10.83333in" svg:height="1.61698in" presentation:class="title" presentation:placeholder="false">
          <draw:text-box>
            <text:p text:style-name="a2000" text:class-names="" text:cond-style-name=""><text:span text:style-name="a1998" text:class-names="">JavaScript</text:span><text:span text:style-name="a1999" text:class-names=""/></text:p>
          </draw:text-box>
          <svg:title/>
          <svg:desc/>
        </draw:frame>
        <draw:frame draw:id="id870" presentation:style-name="a2009" draw:name="Content Placeholder 2" svg:x="1.24826in" svg:y="2.46007in" svg:width="10.83333in" svg:height="3.87327in" presentation:class="outline" presentation:placeholder="false">
          <draw:text-box>
            <text:list text:style-name="a2004">
              <text:list-item>
                <text:p text:style-name="a2003" text:class-names="" text:cond-style-name=""><text:span text:style-name="a2002" text:class-names="">Fortolket sprog</text:span></text:p>
              </text:list-item>
            </text:list>
            <text:list text:style-name="a2008">
              <text:list-item>
                <text:p text:style-name="a2007" text:class-names="" text:cond-style-name=""><text:span text:style-name="a2005" text:class-names="">levend</text:span><text:span text:style-name="a2006" text:class-names="">e</text:span></text:p>
              </text:list-item>
            </text:list>
          </draw:text-box>
          <svg:title/>
          <svg:desc/>
        </draw:frame>
      </draw:page>
      <draw:page draw:name="Slide5" draw:style-name="a2011" draw:master-page-name="Master1-Layout2-obj-Title-and-Content" presentation:presentation-page-layout-name="Master1-PPL2" draw:id="Slide-260">
        <draw:frame draw:id="id871" presentation:style-name="a2015" draw:name="Title 1" svg:x="1.24826in" svg:y="0.67642in" svg:width="10.83333in" svg:height="1.61698in" presentation:class="title" presentation:placeholder="false">
          <draw:text-box>
            <text:p text:style-name="a2014" text:class-names="" text:cond-style-name=""><text:span text:style-name="a2012" text:class-names="">jquery</text:span><text:span text:style-name="a2013" text:class-names=""/></text:p>
          </draw:text-box>
          <svg:title/>
          <svg:desc/>
        </draw:frame>
        <draw:frame draw:id="id872" presentation:style-name="a2027" draw:name="Content Placeholder 2" svg:x="1.24826in" svg:y="2.46007in" svg:width="10.83333in" svg:height="3.87327in" presentation:class="outline" presentation:placeholder="false">
          <draw:text-box>
            <text:list text:style-name="a2018">
              <text:list-item>
                <text:p text:style-name="a2017" text:class-names="" text:cond-style-name=""><text:span text:style-name="a2016" text:class-names="">A javascript library</text:span></text:p>
              </text:list-item>
            </text:list>
            <text:list text:style-name="a2022">
              <text:list-item>
                <text:p text:style-name="a2021" text:class-names="" text:cond-style-name=""><text:span text:style-name="a2019" text:class-names="">Event handling</text:span><text:span text:style-name="a2020" text:class-names=""/></text:p>
              </text:list-item>
            </text:list>
            <text:list text:style-name="a2026">
              <text:list-item>
                <text:p text:style-name="a2025" text:class-names="" text:cond-style-name=""><text:span text:style-name="a2023" text:class-names="">Used for API’s</text:span><text:span text:style-name="a2024" text:class-names=""/></text:p>
              </text:list-item>
            </text:list>
          </draw:text-box>
          <svg:title/>
          <svg:desc/>
        </draw:frame>
      </draw:page>
      <draw:page draw:name="Slide6" draw:style-name="a2029" draw:master-page-name="Master1-Layout2-obj-Title-and-Content" presentation:presentation-page-layout-name="Master1-PPL2" draw:id="Slide-261">
        <draw:frame draw:id="id873" presentation:style-name="a2033" draw:name="Title 1" svg:x="1.24826in" svg:y="0.67642in" svg:width="10.83333in" svg:height="1.61698in" presentation:class="title" presentation:placeholder="false">
          <draw:text-box>
            <text:p text:style-name="a2032" text:class-names="" text:cond-style-name=""><text:span text:style-name="a2030" text:class-names="">Html form validation</text:span><text:span text:style-name="a2031" text:class-names=""/></text:p>
          </draw:text-box>
          <svg:title/>
          <svg:desc/>
        </draw:frame>
        <draw:frame draw:id="id874" presentation:style-name="a2047" draw:name="Content Placeholder 2" svg:x="1.24826in" svg:y="2.46007in" svg:width="10.83333in" svg:height="3.87327in" presentation:class="outline" presentation:placeholder="false">
          <draw:text-box>
            <text:list text:style-name="a2036">
              <text:list-item>
                <text:p text:style-name="a2035" text:class-names="" text:cond-style-name=""><text:span text:style-name="a2034" text:class-names="">Intput type =<text:s text:c="1"/></text:span></text:p>
              </text:list-item>
            </text:list>
            <text:list text:style-name="a2039">
              <text:list-item>
                <text:p text:style-name="a2038" text:class-names="" text:cond-style-name=""><text:span text:style-name="a2037" text:class-names="">”text”</text:span></text:p>
              </text:list-item>
            </text:list>
            <text:list text:style-name="a2042">
              <text:list-item>
                <text:p text:style-name="a2041" text:class-names="" text:cond-style-name=""><text:span text:style-name="a2040" text:class-names="">”email”</text:span></text:p>
              </text:list-item>
            </text:list>
            <text:list text:style-name="a2046">
              <text:list-item>
                <text:p text:style-name="a2045" text:class-names="" text:cond-style-name=""><text:span text:style-name="a2043" text:class-names="">”number”</text:span><text:span text:style-name="a2044" text:class-names=""/></text:p>
              </text:list-item>
            </text:list>
          </draw:text-box>
          <svg:title/>
          <svg:desc/>
        </draw:frame>
      </draw:page>
      <draw:page draw:name="Slide7" draw:style-name="a2049" draw:master-page-name="Master1-Layout2-obj-Title-and-Content" presentation:presentation-page-layout-name="Master1-PPL2" draw:id="Slide-262">
        <draw:frame draw:id="id875" presentation:style-name="a2053" draw:name="Title 1" svg:x="1.24826in" svg:y="0.67642in" svg:width="10.83333in" svg:height="1.61698in" presentation:class="title" presentation:placeholder="false">
          <draw:text-box>
            <text:p text:style-name="a2052" text:class-names="" text:cond-style-name=""><text:span text:style-name="a2050" text:class-names="">Databinding thymeleaf</text:span><text:span text:style-name="a2051" text:class-names=""/></text:p>
          </draw:text-box>
          <svg:title/>
          <svg:desc/>
        </draw:frame>
        <draw:frame draw:id="id876" presentation:style-name="a2065" draw:name="Content Placeholder 2" svg:x="1.24826in" svg:y="2.46007in" svg:width="10.83333in" svg:height="3.87327in" presentation:class="outline" presentation:placeholder="false">
          <draw:text-box>
            <text:list text:style-name="a2056">
              <text:list-item>
                <text:p text:style-name="a2055" text:class-names="" text:cond-style-name=""><text:span text:style-name="a2054" text:class-names="">Binder model objekter fra back-end til front-end</text:span></text:p>
              </text:list-item>
            </text:list>
            <text:list text:style-name="a2064">
              <text:list-item>
                <text:p text:style-name="a2063" text:class-names="" text:cond-style-name=""><text:span text:style-name="a2057" text:class-names="">Kan ikke</text:span><text:span text:style-name="a2058" text:class-names=""><text:s text:c="1"/></text:span><text:span text:style-name="a2059" text:class-names="">yderligere</text:span><text:span text:style-name="a2060" text:class-names=""><text:s text:c="1"/></text:span><text:span text:style-name="a2061" text:class-names="">manipuleres</text:span><text:span text:style-name="a206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05208in" svg:y="1.22743in" svg:width="9.61458in" svg:height="2.61111in"/>
      <presentation:placeholder presentation:object="subtitle" svg:x="2.05208in" svg:y="3.93924in" svg:width="9.61458in" svg:height="1.81076in"/>
      <presentation:placeholder presentation:object="date-time" svg:x="7.74006in" svg:y="5.91667in" svg:width="3in" svg:height="0.39931in"/>
      <presentation:placeholder presentation:object="footer" svg:x="2.05208in" svg:y="5.91667in" svg:width="5.60464in" svg:height="0.39931in"/>
      <presentation:placeholder presentation:object="page-number" svg:x="10.82339in" svg:y="5.91667in" svg:width="0.84327in" svg:height="0.39931in"/>
    </style:presentation-page-layout>
    <style:presentation-page-layout style:name="Master1-PPL2" style:display-name="Title and Content">
      <presentation:placeholder presentation:object="title" svg:x="1.24826in" svg:y="0.67642in" svg:width="10.83333in" svg:height="1.61698in"/>
      <presentation:placeholder presentation:object="object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3" style:display-name="Section Header">
      <presentation:placeholder presentation:object="title" svg:x="1.24826in" svg:y="1.55208in" svg:width="10.83333in" svg:height="3.11979in"/>
      <presentation:placeholder presentation:object="outline" svg:x="1.24826in" svg:y="4.83854in" svg:width="10.83333in" svg:height="1.5034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4" style:display-name="Two Content">
      <presentation:placeholder presentation:object="title" svg:x="1.24826in" svg:y="0.67642in" svg:width="10.83333in" svg:height="1.61698in"/>
      <presentation:placeholder presentation:object="object" svg:x="1.24826in" svg:y="2.46007in" svg:width="5.33507in" svg:height="3.87327in"/>
      <presentation:placeholder presentation:object="object" svg:x="6.75in" svg:y="2.46007in" svg:width="5.331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5" style:display-name="Comparison">
      <presentation:placeholder presentation:object="title" svg:x="1.24826in" svg:y="0.67708in" svg:width="10.83333in" svg:height="1.61632in"/>
      <presentation:placeholder presentation:object="outline" svg:x="1.49827in" svg:y="2.46007in" svg:width="5.08506in" svg:height="0.90104in"/>
      <presentation:placeholder presentation:object="object" svg:x="1.24826in" svg:y="3.36111in" svg:width="5.33507in" svg:height="2.97222in"/>
      <presentation:placeholder presentation:object="outline" svg:x="7.00001in" svg:y="2.46007in" svg:width="5.08159in" svg:height="0.90104in"/>
      <presentation:placeholder presentation:object="object" svg:x="6.75in" svg:y="3.36111in" svg:width="5.33159in" svg:height="2.9722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6" style:display-name="Title Only">
      <presentation:placeholder presentation:object="title" svg:x="1.24826in" svg:y="0.67642in" svg:width="10.83333in" svg:height="1.61698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7" style:display-name="Blank"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8" style:display-name="Content with Caption">
      <presentation:placeholder presentation:object="title" svg:x="1.25405in" svg:y="0.66667in" svg:width="4.21701in" svg:height="1.7934in"/>
      <presentation:placeholder presentation:object="object" svg:x="5.63889in" svg:y="0.64815in" svg:width="6.4427in" svg:height="5.68519in"/>
      <presentation:placeholder presentation:object="outline" svg:x="1.25405in" svg:y="2.46007in" svg:width="4.21701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9" style:display-name="Picture with Caption">
      <presentation:placeholder presentation:object="title" svg:x="1.24826in" svg:y="0.66667in" svg:width="6.49006in" svg:height="1.7934in"/>
      <presentation:placeholder presentation:object="graphic" svg:x="8.07165in" svg:y="0.66667in" svg:width="4.00994in" svg:height="5.66667in"/>
      <presentation:placeholder presentation:object="outline" svg:x="1.24826in" svg:y="2.46007in" svg:width="6.4900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0" style:display-name="Panoramic Picture with Caption">
      <presentation:placeholder presentation:object="title" svg:x="1.24826in" svg:y="4.70764in" svg:width="10.84028in" svg:height="0.89606in"/>
      <presentation:placeholder presentation:object="graphic" svg:x="1.24826in" svg:y="0.6632in" svg:width="10.84028in" svg:height="3.60868in"/>
      <presentation:placeholder presentation:object="outline" svg:x="1.24821in" svg:y="5.6037in" svg:width="10.83865in" svg:height="0.74636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1" style:display-name="Title and Caption">
      <presentation:placeholder presentation:object="title" svg:x="1.24831in" svg:y="0.66667in" svg:width="10.83328in" svg:height="3.75in"/>
      <presentation:placeholder presentation:object="outline" svg:x="1.24826in" svg:y="4.83333in" svg:width="10.83165in" svg:height="1.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7361in" svg:height="3.00572in"/>
      <presentation:placeholder presentation:object="outline" svg:x="1.88172in" svg:y="3.68062in" svg:width="9.57163in" svg:height="0.60036in"/>
      <presentation:placeholder presentation:object="outline" svg:x="1.24826in" svg:y="4.71338in" svg:width="10.83334in" svg:height="1.62893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3" style:display-name="Name Card">
      <presentation:placeholder presentation:object="title" svg:x="1.24826in" svg:y="2.33382in" svg:width="10.83333in" svg:height="2.74698in"/>
      <presentation:placeholder presentation:object="outline" svg:x="1.24821in" svg:y="5.09367in" svg:width="10.8317in" svg:height="1.2474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4" style:display-name="3 Column">
      <presentation:placeholder presentation:object="title" svg:x="1.24826in" svg:y="0.66667in" svg:width="10.83333in" svg:height="2.08333in"/>
      <presentation:placeholder presentation:object="outline" svg:x="1.24826in" svg:y="2.92483in" svg:width="3.49617in" svg:height="0.75in"/>
      <presentation:placeholder presentation:object="outline" svg:x="1.23351in" svg:y="3.67483in" svg:width="3.50912in" svg:height="2.6585in"/>
      <presentation:placeholder presentation:object="outline" svg:x="4.93741in" svg:y="2.9283in" svg:width="3.48249in" svg:height="0.75in"/>
      <presentation:placeholder presentation:object="outline" svg:x="4.92587in" svg:y="3.6783in" svg:width="3.495in" svg:height="2.6585in"/>
      <presentation:placeholder presentation:object="outline" svg:x="8.58753in" svg:y="2.92483in" svg:width="3.49406in" svg:height="0.75in"/>
      <presentation:placeholder presentation:object="outline" svg:x="8.58753in" svg:y="3.67483in" svg:width="3.49406in" svg:height="2.658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5" style:display-name="3 Picture Column">
      <presentation:placeholder presentation:object="title" svg:x="1.24826in" svg:y="0.66667in" svg:width="10.83333in" svg:height="2.08333in"/>
      <presentation:placeholder presentation:object="outline" svg:x="1.24826in" svg:y="4.81692in" svg:width="3.49436in" svg:height="0.63021in"/>
      <presentation:placeholder presentation:object="graphic" svg:x="1.24826in" svg:y="2.91666in" svg:width="3.49436in" svg:height="1.66667in"/>
      <presentation:placeholder presentation:object="outline" svg:x="1.24826in" svg:y="5.44713in" svg:width="3.49436in" svg:height="0.8944in"/>
      <presentation:placeholder presentation:object="outline" svg:x="4.90929in" svg:y="4.81692in" svg:width="3.5in" svg:height="0.63021in"/>
      <presentation:placeholder presentation:object="graphic" svg:x="4.90929in" svg:y="2.91666in" svg:width="3.4984in" svg:height="1.66667in"/>
      <presentation:placeholder presentation:object="outline" svg:x="4.90769in" svg:y="5.44713in" svg:width="3.5in" svg:height="0.8862in"/>
      <presentation:placeholder presentation:object="outline" svg:x="8.58767in" svg:y="4.81692in" svg:width="3.48944in" svg:height="0.63021in"/>
      <presentation:placeholder presentation:object="graphic" svg:x="8.58753in" svg:y="2.91666in" svg:width="3.49406in" svg:height="1.66667in"/>
      <presentation:placeholder presentation:object="outline" svg:x="8.58753in" svg:y="5.44713in" svg:width="3.49406in" svg:height="0.886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6" style:display-name="Title and Vertical Text">
      <presentation:placeholder presentation:object="title" svg:x="1.24826in" svg:y="0.67642in" svg:width="10.83333in" svg:height="1.61698in"/>
      <presentation:placeholder presentation:object="outline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7" style:display-name="Vertical Title and Text">
      <presentation:placeholder presentation:object="title" svg:x="9.88889in" svg:y="0.66667in" svg:width="2.19271in" svg:height="5.66667in"/>
      <presentation:placeholder presentation:object="outline" svg:x="1.24826in" svg:y="0.66667in" svg:width="8.47396in" svg:height="5.6666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style style:family="graphic" style:name="Graphics"/>
    <style:default-style style:family="graphic">
      <style:graphic-properties draw:fill="solid" draw:fill-color="#4fd093" draw:opacity="100%" draw:stroke="solid" svg:stroke-width="0.01736in" svg:stroke-color="#38986b" svg:stroke-opacity="100%" svg:stroke-linecap="butt"/>
    </style:default-style>
    <draw:gradient draw:name="a1478" draw:style="linear" draw:angle="0" draw:start-color="#7c96a3" draw:end-color="#3b4c54" draw:start-intensity="100%" draw:end-intensity="100%"/>
    <draw:gradient draw:name="a714" draw:style="linear" draw:angle="0" draw:start-color="#7c96a3" draw:end-color="#3b4c54" draw:start-intensity="100%" draw:end-intensity="100%"/>
    <draw:gradient draw:name="a1210" draw:style="linear" draw:angle="0" draw:start-color="#7c96a3" draw:end-color="#3b4c54" draw:start-intensity="100%" draw:end-intensity="100%"/>
    <draw:gradient draw:name="a716" draw:style="linear" draw:angle="0" draw:start-color="#7c96a3" draw:end-color="#3b4c54" draw:start-intensity="100%" draw:end-intensity="100%"/>
    <draw:gradient draw:name="a160" draw:style="linear" draw:angle="0" draw:start-color="#7c96a3" draw:end-color="#3b4c54" draw:start-intensity="100%" draw:end-intensity="100%"/>
    <draw:gradient draw:name="a1212" draw:style="linear" draw:angle="0" draw:start-color="#7c96a3" draw:end-color="#3b4c54" draw:start-intensity="100%" draw:end-intensity="100%"/>
    <draw:gradient draw:name="a718" draw:style="linear" draw:angle="0" draw:start-color="#7c96a3" draw:end-color="#3b4c54" draw:start-intensity="100%" draw:end-intensity="100%"/>
    <draw:gradient draw:name="a162" draw:style="linear" draw:angle="0" draw:start-color="#7c96a3" draw:end-color="#3b4c54" draw:start-intensity="100%" draw:end-intensity="100%"/>
    <draw:gradient draw:name="a1756" draw:style="linear" draw:angle="0" draw:start-color="#7c96a3" draw:end-color="#3b4c54" draw:start-intensity="100%" draw:end-intensity="100%"/>
    <draw:gradient draw:name="a1214" draw:style="linear" draw:angle="0" draw:start-color="#7c96a3" draw:end-color="#3b4c54" draw:start-intensity="100%" draw:end-intensity="100%"/>
    <draw:gradient draw:name="a164" draw:style="linear" draw:angle="0" draw:start-color="#7c96a3" draw:end-color="#3b4c54" draw:start-intensity="100%" draw:end-intensity="100%"/>
    <draw:gradient draw:name="a1758" draw:style="linear" draw:angle="0" draw:start-color="#7c96a3" draw:end-color="#3b4c54" draw:start-intensity="100%" draw:end-intensity="100%"/>
    <draw:gradient draw:name="a1216" draw:style="linear" draw:angle="0" draw:start-color="#7c96a3" draw:end-color="#3b4c54" draw:start-intensity="100%" draw:end-intensity="100%"/>
    <draw:gradient draw:name="a166" draw:style="linear" draw:angle="0" draw:start-color="#7c96a3" draw:end-color="#3b4c54" draw:start-intensity="100%" draw:end-intensity="100%"/>
    <draw:gradient draw:name="a1218" draw:style="linear" draw:angle="0" draw:start-color="#7c96a3" draw:end-color="#3b4c54" draw:start-intensity="100%" draw:end-intensity="100%"/>
    <draw:gradient draw:name="a168" draw:style="linear" draw:angle="0" draw:start-color="#7c96a3" draw:end-color="#3b4c54" draw:start-intensity="100%" draw:end-intensity="100%"/>
    <draw:gradient draw:name="a981" draw:style="linear" draw:angle="0" draw:start-color="#7c96a3" draw:end-color="#3b4c54" draw:start-intensity="100%" draw:end-intensity="100%"/>
    <draw:gradient draw:name="a983" draw:style="linear" draw:angle="0" draw:start-color="#7c96a3" draw:end-color="#3b4c54" draw:start-intensity="100%" draw:end-intensity="100%"/>
    <draw:gradient draw:name="a985" draw:style="linear" draw:angle="0" draw:start-color="#7c96a3" draw:end-color="#3b4c54" draw:start-intensity="100%" draw:end-intensity="100%"/>
    <draw:gradient draw:name="a720" draw:style="linear" draw:angle="0" draw:start-color="#7c96a3" draw:end-color="#3b4c54" draw:start-intensity="100%" draw:end-intensity="100%"/>
    <draw:gradient draw:name="a722" draw:style="linear" draw:angle="0" draw:start-color="#7c96a3" draw:end-color="#3b4c54" draw:start-intensity="100%" draw:end-intensity="100%"/>
    <draw:gradient draw:name="a1760" draw:style="linear" draw:angle="0" draw:start-color="#7c96a3" draw:end-color="#3b4c54" draw:start-intensity="100%" draw:end-intensity="100%"/>
    <draw:gradient draw:name="a724" draw:style="linear" draw:angle="0" draw:start-color="#7c96a3" draw:end-color="#3b4c54" draw:start-intensity="100%" draw:end-intensity="100%"/>
    <draw:gradient draw:name="a1220" draw:style="linear" draw:angle="0" draw:start-color="#7c96a3" draw:end-color="#3b4c54" draw:start-intensity="100%" draw:end-intensity="100%"/>
    <draw:gradient draw:name="a1762" draw:style="linear" draw:angle="0" draw:start-color="#7c96a3" draw:end-color="#3b4c54" draw:start-intensity="100%" draw:end-intensity="100%"/>
    <draw:gradient draw:name="a726" draw:style="linear" draw:angle="0" draw:start-color="#7c96a3" draw:end-color="#3b4c54" draw:start-intensity="100%" draw:end-intensity="100%"/>
    <draw:gradient draw:name="a170" draw:style="linear" draw:angle="0" draw:start-color="#7c96a3" draw:end-color="#3b4c54" draw:start-intensity="100%" draw:end-intensity="100%"/>
    <draw:gradient draw:name="a1764" draw:style="linear" draw:angle="0" draw:start-color="#7c96a3" draw:end-color="#3b4c54" draw:start-intensity="100%" draw:end-intensity="100%"/>
    <draw:gradient draw:name="a1222" draw:style="linear" draw:angle="0" draw:start-color="#7c96a3" draw:end-color="#3b4c54" draw:start-intensity="100%" draw:end-intensity="100%"/>
    <draw:gradient draw:name="a728" draw:style="linear" draw:angle="0" draw:start-color="#7c96a3" draw:end-color="#3b4c54" draw:start-intensity="100%" draw:end-intensity="100%"/>
    <draw:gradient draw:name="a172" draw:style="linear" draw:angle="0" draw:start-color="#7c96a3" draw:end-color="#3b4c54" draw:start-intensity="100%" draw:end-intensity="100%"/>
    <draw:gradient draw:name="a1766" draw:style="linear" draw:angle="0" draw:start-color="#7c96a3" draw:end-color="#3b4c54" draw:start-intensity="100%" draw:end-intensity="100%"/>
    <draw:gradient draw:name="a1224" draw:style="linear" draw:angle="0" draw:start-color="#7c96a3" draw:end-color="#3b4c54" draw:start-intensity="100%" draw:end-intensity="100%"/>
    <draw:gradient draw:name="a174" draw:style="linear" draw:angle="0" draw:start-color="#7c96a3" draw:end-color="#3b4c54" draw:start-intensity="100%" draw:end-intensity="100%"/>
    <draw:gradient draw:name="a1768" draw:style="linear" draw:angle="0" draw:start-color="#7c96a3" draw:end-color="#3b4c54" draw:start-intensity="100%" draw:end-intensity="100%"/>
    <draw:gradient draw:name="a1226" draw:style="linear" draw:angle="0" draw:start-color="#7c96a3" draw:end-color="#3b4c54" draw:start-intensity="100%" draw:end-intensity="100%"/>
    <draw:gradient draw:name="a176" draw:style="linear" draw:angle="0" draw:start-color="#7c96a3" draw:end-color="#3b4c54" draw:start-intensity="100%" draw:end-intensity="100%"/>
    <draw:gradient draw:name="a1228" draw:style="linear" draw:angle="0" draw:start-color="#7c96a3" draw:end-color="#3b4c54" draw:start-intensity="100%" draw:end-intensity="100%"/>
    <draw:gradient draw:name="a178" draw:style="linear" draw:angle="0" draw:start-color="#7c96a3" draw:end-color="#3b4c54" draw:start-intensity="100%" draw:end-intensity="100%"/>
    <draw:gradient draw:name="a730" draw:style="linear" draw:angle="0" draw:start-color="#7c96a3" draw:end-color="#3b4c54" draw:start-intensity="100%" draw:end-intensity="100%"/>
    <draw:gradient draw:name="a732" draw:style="linear" draw:angle="0" draw:start-color="#7c96a3" draw:end-color="#3b4c54" draw:start-intensity="100%" draw:end-intensity="100%"/>
    <draw:gradient draw:name="a1770" draw:style="linear" draw:angle="0" draw:start-color="#7c96a3" draw:end-color="#3b4c54" draw:start-intensity="100%" draw:end-intensity="100%"/>
    <draw:gradient draw:name="a734" draw:style="linear" draw:angle="0" draw:start-color="#7c96a3" draw:end-color="#3b4c54" draw:start-intensity="100%" draw:end-intensity="100%"/>
    <draw:gradient draw:name="a1230" draw:style="linear" draw:angle="0" draw:start-color="#7c96a3" draw:end-color="#3b4c54" draw:start-intensity="100%" draw:end-intensity="100%"/>
    <draw:gradient draw:name="a1772" draw:style="linear" draw:angle="0" draw:start-color="#7c96a3" draw:end-color="#3b4c54" draw:start-intensity="100%" draw:end-intensity="100%"/>
    <draw:gradient draw:name="a736" draw:style="linear" draw:angle="0" draw:start-color="#7c96a3" draw:end-color="#3b4c54" draw:start-intensity="100%" draw:end-intensity="100%"/>
    <draw:gradient draw:name="a1774" draw:style="linear" draw:angle="0" draw:start-color="#7c96a3" draw:end-color="#3b4c54" draw:start-intensity="100%" draw:end-intensity="100%"/>
    <draw:gradient draw:name="a1232" draw:style="linear" draw:angle="0" draw:start-color="#7c96a3" draw:end-color="#3b4c54" draw:start-intensity="100%" draw:end-intensity="100%"/>
    <draw:gradient draw:name="a180" draw:style="linear" draw:angle="0" draw:start-color="#7c96a3" draw:end-color="#3b4c54" draw:start-intensity="100%" draw:end-intensity="100%"/>
    <draw:gradient draw:name="a738" draw:style="linear" draw:angle="0" draw:start-color="#7c96a3" draw:end-color="#3b4c54" draw:start-intensity="100%" draw:end-intensity="100%"/>
    <draw:gradient draw:name="a1776" draw:style="linear" draw:angle="0" draw:start-color="#7c96a3" draw:end-color="#3b4c54" draw:start-intensity="100%" draw:end-intensity="100%"/>
    <draw:gradient draw:name="a1234" draw:style="linear" draw:angle="0" draw:start-color="#7c96a3" draw:end-color="#3b4c54" draw:start-intensity="100%" draw:end-intensity="100%"/>
    <draw:gradient draw:name="a182" draw:style="linear" draw:angle="0" draw:start-color="#7c96a3" draw:end-color="#3b4c54" draw:start-intensity="100%" draw:end-intensity="100%"/>
    <draw:gradient draw:name="a1778" draw:style="linear" draw:angle="0" draw:start-color="#7c96a3" draw:end-color="#3b4c54" draw:start-intensity="100%" draw:end-intensity="100%"/>
    <draw:gradient draw:name="a1236" draw:style="linear" draw:angle="0" draw:start-color="#7c96a3" draw:end-color="#3b4c54" draw:start-intensity="100%" draw:end-intensity="100%"/>
    <draw:gradient draw:name="a184" draw:style="linear" draw:angle="0" draw:start-color="#7c96a3" draw:end-color="#3b4c54" draw:start-intensity="100%" draw:end-intensity="100%"/>
    <draw:gradient draw:name="a186" draw:style="linear" draw:angle="0" draw:start-color="#7c96a3" draw:end-color="#3b4c54" draw:start-intensity="100%" draw:end-intensity="100%"/>
    <draw:gradient draw:name="a1238" draw:style="linear" draw:angle="0" draw:start-color="#7c96a3" draw:end-color="#3b4c54" draw:start-intensity="100%" draw:end-intensity="100%"/>
    <draw:gradient draw:name="a188" draw:style="linear" draw:angle="0" draw:start-color="#7c96a3" draw:end-color="#3b4c54" draw:start-intensity="100%" draw:end-intensity="100%"/>
    <draw:gradient draw:name="a740" draw:style="linear" draw:angle="0" draw:start-color="#7c96a3" draw:end-color="#3b4c54" draw:start-intensity="100%" draw:end-intensity="100%"/>
    <draw:gradient draw:name="a742" draw:style="linear" draw:angle="0" draw:start-color="#7c96a3" draw:end-color="#3b4c54" draw:start-intensity="100%" draw:end-intensity="100%"/>
    <draw:gradient draw:name="a200" draw:style="linear" draw:angle="0" draw:start-color="#7c96a3" draw:end-color="#3b4c54" draw:start-intensity="100%" draw:end-intensity="100%"/>
    <draw:gradient draw:name="a1780" draw:style="linear" draw:angle="0" draw:start-color="#7c96a3" draw:end-color="#3b4c54" draw:start-intensity="100%" draw:end-intensity="100%"/>
    <draw:gradient draw:name="a744" draw:style="linear" draw:angle="0" draw:start-color="#7c96a3" draw:end-color="#3b4c54" draw:start-intensity="100%" draw:end-intensity="100%"/>
    <draw:gradient draw:name="a202" draw:style="linear" draw:angle="0" draw:start-color="#7c96a3" draw:end-color="#3b4c54" draw:start-intensity="100%" draw:end-intensity="100%"/>
    <draw:gradient draw:name="a1782" draw:style="linear" draw:angle="0" draw:start-color="#7c96a3" draw:end-color="#3b4c54" draw:start-intensity="100%" draw:end-intensity="100%"/>
    <draw:gradient draw:name="a1240" draw:style="linear" draw:angle="0" draw:start-color="#7c96a3" draw:end-color="#3b4c54" draw:start-intensity="100%" draw:end-intensity="100%"/>
    <draw:gradient draw:name="a746" draw:style="linear" draw:angle="0" draw:start-color="#7c96a3" draw:end-color="#3b4c54" draw:start-intensity="100%" draw:end-intensity="100%"/>
    <draw:gradient draw:name="a204" draw:style="linear" draw:angle="0" draw:start-color="#7c96a3" draw:end-color="#3b4c54" draw:start-intensity="100%" draw:end-intensity="100%"/>
    <draw:gradient draw:name="a1784" draw:style="linear" draw:angle="0" draw:start-color="#7c96a3" draw:end-color="#3b4c54" draw:start-intensity="100%" draw:end-intensity="100%"/>
    <draw:gradient draw:name="a1242" draw:style="linear" draw:angle="0" draw:start-color="#7c96a3" draw:end-color="#3b4c54" draw:start-intensity="100%" draw:end-intensity="100%"/>
    <draw:gradient draw:name="a190" draw:style="linear" draw:angle="0" draw:start-color="#7c96a3" draw:end-color="#3b4c54" draw:start-intensity="100%" draw:end-intensity="100%"/>
    <draw:gradient draw:name="a748" draw:style="linear" draw:angle="0" draw:start-color="#7c96a3" draw:end-color="#3b4c54" draw:start-intensity="100%" draw:end-intensity="100%"/>
    <draw:gradient draw:name="a206" draw:style="linear" draw:angle="0" draw:start-color="#7c96a3" draw:end-color="#3b4c54" draw:start-intensity="100%" draw:end-intensity="100%"/>
    <draw:gradient draw:name="a1786" draw:style="linear" draw:angle="0" draw:start-color="#7c96a3" draw:end-color="#3b4c54" draw:start-intensity="100%" draw:end-intensity="100%"/>
    <draw:gradient draw:name="a1244" draw:style="linear" draw:angle="0" draw:start-color="#7c96a3" draw:end-color="#3b4c54" draw:start-intensity="100%" draw:end-intensity="100%"/>
    <draw:gradient draw:name="a192" draw:style="linear" draw:angle="0" draw:start-color="#7c96a3" draw:end-color="#3b4c54" draw:start-intensity="100%" draw:end-intensity="100%"/>
    <draw:gradient draw:name="a208" draw:style="linear" draw:angle="0" draw:start-color="#7c96a3" draw:end-color="#3b4c54" draw:start-intensity="100%" draw:end-intensity="100%"/>
    <draw:gradient draw:name="a1788" draw:style="linear" draw:angle="0" draw:start-color="#7c96a3" draw:end-color="#3b4c54" draw:start-intensity="100%" draw:end-intensity="100%"/>
    <draw:gradient draw:name="a1246" draw:style="linear" draw:angle="0" draw:start-color="#7c96a3" draw:end-color="#3b4c54" draw:start-intensity="100%" draw:end-intensity="100%"/>
    <draw:gradient draw:name="a194" draw:style="linear" draw:angle="0" draw:start-color="#7c96a3" draw:end-color="#3b4c54" draw:start-intensity="100%" draw:end-intensity="100%"/>
    <draw:gradient draw:name="a196" draw:style="linear" draw:angle="0" draw:start-color="#7c96a3" draw:end-color="#3b4c54" draw:start-intensity="100%" draw:end-intensity="100%"/>
    <draw:gradient draw:name="a1248" draw:style="linear" draw:angle="0" draw:start-color="#7c96a3" draw:end-color="#3b4c54" draw:start-intensity="100%" draw:end-intensity="100%"/>
    <draw:gradient draw:name="a198" draw:style="linear" draw:angle="0" draw:start-color="#7c96a3" draw:end-color="#3b4c54" draw:start-intensity="100%" draw:end-intensity="100%"/>
    <draw:gradient draw:name="a1521" draw:style="linear" draw:angle="0" draw:start-color="#7c96a3" draw:end-color="#3b4c54" draw:start-intensity="100%" draw:end-intensity="100%"/>
    <draw:gradient draw:name="a1523" draw:style="linear" draw:angle="0" draw:start-color="#7c96a3" draw:end-color="#3b4c54" draw:start-intensity="100%" draw:end-intensity="100%"/>
    <draw:gradient draw:name="a1525" draw:style="linear" draw:angle="0" draw:start-color="#7c96a3" draw:end-color="#3b4c54" draw:start-intensity="100%" draw:end-intensity="100%"/>
    <draw:gradient draw:name="a1527" draw:style="linear" draw:angle="0" draw:start-color="#7c96a3" draw:end-color="#3b4c54" draw:start-intensity="100%" draw:end-intensity="100%"/>
    <draw:gradient draw:name="a1529" draw:style="linear" draw:angle="0" draw:start-color="#7c96a3" draw:end-color="#3b4c54" draw:start-intensity="100%" draw:end-intensity="100%"/>
    <draw:gradient draw:name="a1800" draw:style="linear" draw:angle="0" draw:start-color="#7c96a3" draw:end-color="#3b4c54" draw:start-intensity="100%" draw:end-intensity="100%"/>
    <draw:gradient draw:name="a750" draw:style="linear" draw:angle="0" draw:start-color="#7c96a3" draw:end-color="#3b4c54" draw:start-intensity="100%" draw:end-intensity="100%"/>
    <draw:gradient draw:name="a1802" draw:style="linear" draw:angle="0" draw:start-color="#7c96a3" draw:end-color="#3b4c54" draw:start-intensity="100%" draw:end-intensity="100%"/>
    <draw:gradient draw:name="a752" draw:style="linear" draw:angle="0" draw:start-color="#7c96a3" draw:end-color="#3b4c54" draw:start-intensity="100%" draw:end-intensity="100%"/>
    <draw:gradient draw:name="a210" draw:style="linear" draw:angle="0" draw:start-color="#7c96a3" draw:end-color="#3b4c54" draw:start-intensity="100%" draw:end-intensity="100%"/>
    <draw:gradient draw:name="a1804" draw:style="linear" draw:angle="0" draw:start-color="#7c96a3" draw:end-color="#3b4c54" draw:start-intensity="100%" draw:end-intensity="100%"/>
    <draw:gradient draw:name="a1790" draw:style="linear" draw:angle="0" draw:start-color="#7c96a3" draw:end-color="#3b4c54" draw:start-intensity="100%" draw:end-intensity="100%"/>
    <draw:gradient draw:name="a754" draw:style="linear" draw:angle="0" draw:start-color="#7c96a3" draw:end-color="#3b4c54" draw:start-intensity="100%" draw:end-intensity="100%"/>
    <draw:gradient draw:name="a212" draw:style="linear" draw:angle="0" draw:start-color="#7c96a3" draw:end-color="#3b4c54" draw:start-intensity="100%" draw:end-intensity="100%"/>
    <draw:gradient draw:name="a1806" draw:style="linear" draw:angle="0" draw:start-color="#7c96a3" draw:end-color="#3b4c54" draw:start-intensity="100%" draw:end-intensity="100%"/>
    <draw:gradient draw:name="a1792" draw:style="linear" draw:angle="0" draw:start-color="#7c96a3" draw:end-color="#3b4c54" draw:start-intensity="100%" draw:end-intensity="100%"/>
    <draw:gradient draw:name="a1250" draw:style="linear" draw:angle="0" draw:start-color="#7c96a3" draw:end-color="#3b4c54" draw:start-intensity="100%" draw:end-intensity="100%"/>
    <draw:gradient draw:name="a756" draw:style="linear" draw:angle="0" draw:start-color="#7c96a3" draw:end-color="#3b4c54" draw:start-intensity="100%" draw:end-intensity="100%"/>
    <draw:gradient draw:name="a1808" draw:style="linear" draw:angle="0" draw:start-color="#7c96a3" draw:end-color="#3b4c54" draw:start-intensity="100%" draw:end-intensity="100%"/>
    <draw:gradient draw:name="a214" draw:style="linear" draw:angle="0" draw:start-color="#7c96a3" draw:end-color="#3b4c54" draw:start-intensity="100%" draw:end-intensity="100%"/>
    <draw:gradient draw:name="a1794" draw:style="linear" draw:angle="0" draw:start-color="#7c96a3" draw:end-color="#3b4c54" draw:start-intensity="100%" draw:end-intensity="100%"/>
    <draw:gradient draw:name="a1252" draw:style="linear" draw:angle="0" draw:start-color="#7c96a3" draw:end-color="#3b4c54" draw:start-intensity="100%" draw:end-intensity="100%"/>
    <draw:gradient draw:name="a758" draw:style="linear" draw:angle="0" draw:start-color="#7c96a3" draw:end-color="#3b4c54" draw:start-intensity="100%" draw:end-intensity="100%"/>
    <draw:gradient draw:name="a216" draw:style="linear" draw:angle="0" draw:start-color="#7c96a3" draw:end-color="#3b4c54" draw:start-intensity="100%" draw:end-intensity="100%"/>
    <draw:gradient draw:name="a1796" draw:style="linear" draw:angle="0" draw:start-color="#7c96a3" draw:end-color="#3b4c54" draw:start-intensity="100%" draw:end-intensity="100%"/>
    <draw:gradient draw:name="a1254" draw:style="linear" draw:angle="0" draw:start-color="#7c96a3" draw:end-color="#3b4c54" draw:start-intensity="100%" draw:end-intensity="100%"/>
    <draw:gradient draw:name="a218" draw:style="linear" draw:angle="0" draw:start-color="#7c96a3" draw:end-color="#3b4c54" draw:start-intensity="100%" draw:end-intensity="100%"/>
    <draw:gradient draw:name="a1798" draw:style="linear" draw:angle="0" draw:start-color="#7c96a3" draw:end-color="#3b4c54" draw:start-intensity="100%" draw:end-intensity="100%"/>
    <draw:gradient draw:name="a1256" draw:style="linear" draw:angle="0" draw:start-color="#7c96a3" draw:end-color="#3b4c54" draw:start-intensity="100%" draw:end-intensity="100%"/>
    <draw:gradient draw:name="a1258" draw:style="linear" draw:angle="0" draw:start-color="#7c96a3" draw:end-color="#3b4c54" draw:start-intensity="100%" draw:end-intensity="100%"/>
    <draw:gradient draw:name="a1531" draw:style="linear" draw:angle="0" draw:start-color="#7c96a3" draw:end-color="#3b4c54" draw:start-intensity="100%" draw:end-intensity="100%"/>
    <draw:gradient draw:name="a1533" draw:style="linear" draw:angle="0" draw:start-color="#7c96a3" draw:end-color="#3b4c54" draw:start-intensity="100%" draw:end-intensity="100%"/>
    <draw:gradient draw:name="a1535" draw:style="linear" draw:angle="0" draw:start-color="#7c96a3" draw:end-color="#3b4c54" draw:start-intensity="100%" draw:end-intensity="100%"/>
    <draw:gradient draw:name="a1537" draw:style="linear" draw:angle="0" draw:start-color="#7c96a3" draw:end-color="#3b4c54" draw:start-intensity="100%" draw:end-intensity="100%"/>
    <draw:gradient draw:name="a1539" draw:style="linear" draw:angle="0" draw:start-color="#7c96a3" draw:end-color="#3b4c54" draw:start-intensity="100%" draw:end-intensity="100%"/>
    <draw:gradient draw:name="a1810" draw:style="linear" draw:angle="0" draw:start-color="#7c96a3" draw:end-color="#3b4c54" draw:start-intensity="100%" draw:end-intensity="100%"/>
    <draw:gradient draw:name="a760" draw:style="linear" draw:angle="0" draw:start-color="#7c96a3" draw:end-color="#3b4c54" draw:start-intensity="100%" draw:end-intensity="100%"/>
    <draw:gradient draw:name="a1812" draw:style="linear" draw:angle="0" draw:start-color="#7c96a3" draw:end-color="#3b4c54" draw:start-intensity="100%" draw:end-intensity="100%"/>
    <draw:gradient draw:name="a762" draw:style="linear" draw:angle="0" draw:start-color="#7c96a3" draw:end-color="#3b4c54" draw:start-intensity="100%" draw:end-intensity="100%"/>
    <draw:gradient draw:name="a1814" draw:style="linear" draw:angle="0" draw:start-color="#7c96a3" draw:end-color="#3b4c54" draw:start-intensity="100%" draw:end-intensity="100%"/>
    <draw:gradient draw:name="a220" draw:style="linear" draw:angle="0" draw:start-color="#7c96a3" draw:end-color="#3b4c54" draw:start-intensity="100%" draw:end-intensity="100%"/>
    <draw:gradient draw:name="a764" draw:style="linear" draw:angle="0" draw:start-color="#7c96a3" draw:end-color="#3b4c54" draw:start-intensity="100%" draw:end-intensity="100%"/>
    <draw:gradient draw:name="a1816" draw:style="linear" draw:angle="0" draw:start-color="#7c96a3" draw:end-color="#3b4c54" draw:start-intensity="100%" draw:end-intensity="100%"/>
    <draw:gradient draw:name="a222" draw:style="linear" draw:angle="0" draw:start-color="#7c96a3" draw:end-color="#3b4c54" draw:start-intensity="100%" draw:end-intensity="100%"/>
    <draw:gradient draw:name="a1260" draw:style="linear" draw:angle="0" draw:start-color="#7c96a3" draw:end-color="#3b4c54" draw:start-intensity="100%" draw:end-intensity="100%"/>
    <draw:gradient draw:name="a766" draw:style="linear" draw:angle="0" draw:start-color="#7c96a3" draw:end-color="#3b4c54" draw:start-intensity="100%" draw:end-intensity="100%"/>
    <draw:gradient draw:name="a1818" draw:style="linear" draw:angle="0" draw:start-color="#7c96a3" draw:end-color="#3b4c54" draw:start-intensity="100%" draw:end-intensity="100%"/>
    <draw:gradient draw:name="a224" draw:style="linear" draw:angle="0" draw:start-color="#7c96a3" draw:end-color="#3b4c54" draw:start-intensity="100%" draw:end-intensity="100%"/>
    <draw:gradient draw:name="a1262" draw:style="linear" draw:angle="0" draw:start-color="#7c96a3" draw:end-color="#3b4c54" draw:start-intensity="100%" draw:end-intensity="100%"/>
    <draw:gradient draw:name="a768" draw:style="linear" draw:angle="0" draw:start-color="#7c96a3" draw:end-color="#3b4c54" draw:start-intensity="100%" draw:end-intensity="100%"/>
    <draw:gradient draw:name="a226" draw:style="linear" draw:angle="0" draw:start-color="#7c96a3" draw:end-color="#3b4c54" draw:start-intensity="100%" draw:end-intensity="100%"/>
    <draw:gradient draw:name="a1264" draw:style="linear" draw:angle="0" draw:start-color="#7c96a3" draw:end-color="#3b4c54" draw:start-intensity="100%" draw:end-intensity="100%"/>
    <draw:gradient draw:name="a228" draw:style="linear" draw:angle="0" draw:start-color="#7c96a3" draw:end-color="#3b4c54" draw:start-intensity="100%" draw:end-intensity="100%"/>
    <draw:gradient draw:name="a1266" draw:style="linear" draw:angle="0" draw:start-color="#7c96a3" draw:end-color="#3b4c54" draw:start-intensity="100%" draw:end-intensity="100%"/>
    <draw:gradient draw:name="a1268" draw:style="linear" draw:angle="0" draw:start-color="#7c96a3" draw:end-color="#3b4c54" draw:start-intensity="100%" draw:end-intensity="100%"/>
    <draw:gradient draw:name="a500" draw:style="linear" draw:angle="0" draw:start-color="#7c96a3" draw:end-color="#3b4c54" draw:start-intensity="100%" draw:end-intensity="100%"/>
    <draw:gradient draw:name="a502" draw:style="linear" draw:angle="0" draw:start-color="#7c96a3" draw:end-color="#3b4c54" draw:start-intensity="100%" draw:end-intensity="100%"/>
    <draw:gradient draw:name="a504" draw:style="linear" draw:angle="0" draw:start-color="#7c96a3" draw:end-color="#3b4c54" draw:start-intensity="100%" draw:end-intensity="100%"/>
    <draw:gradient draw:name="a1541" draw:style="linear" draw:angle="0" draw:start-color="#7c96a3" draw:end-color="#3b4c54" draw:start-intensity="100%" draw:end-intensity="100%"/>
    <draw:gradient draw:name="a490" draw:style="linear" draw:angle="0" draw:start-color="#7c96a3" draw:end-color="#3b4c54" draw:start-intensity="100%" draw:end-intensity="100%"/>
    <draw:gradient draw:name="a506" draw:style="linear" draw:angle="0" draw:start-color="#7c96a3" draw:end-color="#3b4c54" draw:start-intensity="100%" draw:end-intensity="100%"/>
    <draw:gradient draw:name="a1543" draw:style="linear" draw:angle="0" draw:start-color="#7c96a3" draw:end-color="#3b4c54" draw:start-intensity="100%" draw:end-intensity="100%"/>
    <draw:gradient draw:name="a492" draw:style="linear" draw:angle="0" draw:start-color="#7c96a3" draw:end-color="#3b4c54" draw:start-intensity="100%" draw:end-intensity="100%"/>
    <draw:gradient draw:name="a508" draw:style="linear" draw:angle="0" draw:start-color="#7c96a3" draw:end-color="#3b4c54" draw:start-intensity="100%" draw:end-intensity="100%"/>
    <draw:gradient draw:name="a1545" draw:style="linear" draw:angle="0" draw:start-color="#7c96a3" draw:end-color="#3b4c54" draw:start-intensity="100%" draw:end-intensity="100%"/>
    <draw:gradient draw:name="a494" draw:style="linear" draw:angle="0" draw:start-color="#7c96a3" draw:end-color="#3b4c54" draw:start-intensity="100%" draw:end-intensity="100%"/>
    <draw:gradient draw:name="a1547" draw:style="linear" draw:angle="0" draw:start-color="#7c96a3" draw:end-color="#3b4c54" draw:start-intensity="100%" draw:end-intensity="100%"/>
    <draw:gradient draw:name="a496" draw:style="linear" draw:angle="0" draw:start-color="#7c96a3" draw:end-color="#3b4c54" draw:start-intensity="100%" draw:end-intensity="100%"/>
    <draw:gradient draw:name="a1549" draw:style="linear" draw:angle="0" draw:start-color="#7c96a3" draw:end-color="#3b4c54" draw:start-intensity="100%" draw:end-intensity="100%"/>
    <draw:gradient draw:name="a498" draw:style="linear" draw:angle="0" draw:start-color="#7c96a3" draw:end-color="#3b4c54" draw:start-intensity="100%" draw:end-intensity="100%"/>
    <draw:gradient draw:name="a1820" draw:style="linear" draw:angle="0" draw:start-color="#7c96a3" draw:end-color="#3b4c54" draw:start-intensity="100%" draw:end-intensity="100%"/>
    <draw:gradient draw:name="a770" draw:style="linear" draw:angle="0" draw:start-color="#7c96a3" draw:end-color="#3b4c54" draw:start-intensity="100%" draw:end-intensity="100%"/>
    <draw:gradient draw:name="a1822" draw:style="linear" draw:angle="0" draw:start-color="#7c96a3" draw:end-color="#3b4c54" draw:start-intensity="100%" draw:end-intensity="100%"/>
    <draw:gradient draw:name="a772" draw:style="linear" draw:angle="0" draw:start-color="#7c96a3" draw:end-color="#3b4c54" draw:start-intensity="100%" draw:end-intensity="100%"/>
    <draw:gradient draw:name="a1824" draw:style="linear" draw:angle="0" draw:start-color="#7c96a3" draw:end-color="#3b4c54" draw:start-intensity="100%" draw:end-intensity="100%"/>
    <draw:gradient draw:name="a230" draw:style="linear" draw:angle="0" draw:start-color="#7c96a3" draw:end-color="#3b4c54" draw:start-intensity="100%" draw:end-intensity="100%"/>
    <draw:gradient draw:name="a774" draw:style="linear" draw:angle="0" draw:start-color="#7c96a3" draw:end-color="#3b4c54" draw:start-intensity="100%" draw:end-intensity="100%"/>
    <draw:gradient draw:name="a1826" draw:style="linear" draw:angle="0" draw:start-color="#7c96a3" draw:end-color="#3b4c54" draw:start-intensity="100%" draw:end-intensity="100%"/>
    <draw:gradient draw:name="a232" draw:style="linear" draw:angle="0" draw:start-color="#7c96a3" draw:end-color="#3b4c54" draw:start-intensity="100%" draw:end-intensity="100%"/>
    <draw:gradient draw:name="a1270" draw:style="linear" draw:angle="0" draw:start-color="#7c96a3" draw:end-color="#3b4c54" draw:start-intensity="100%" draw:end-intensity="100%"/>
    <draw:gradient draw:name="a776" draw:style="linear" draw:angle="0" draw:start-color="#7c96a3" draw:end-color="#3b4c54" draw:start-intensity="100%" draw:end-intensity="100%"/>
    <draw:gradient draw:name="a1828" draw:style="linear" draw:angle="0" draw:start-color="#7c96a3" draw:end-color="#3b4c54" draw:start-intensity="100%" draw:end-intensity="100%"/>
    <draw:gradient draw:name="a234" draw:style="linear" draw:angle="0" draw:start-color="#7c96a3" draw:end-color="#3b4c54" draw:start-intensity="100%" draw:end-intensity="100%"/>
    <draw:gradient draw:name="a1272" draw:style="linear" draw:angle="0" draw:start-color="#7c96a3" draw:end-color="#3b4c54" draw:start-intensity="100%" draw:end-intensity="100%"/>
    <draw:gradient draw:name="a778" draw:style="linear" draw:angle="0" draw:start-color="#7c96a3" draw:end-color="#3b4c54" draw:start-intensity="100%" draw:end-intensity="100%"/>
    <draw:gradient draw:name="a1274" draw:style="linear" draw:angle="0" draw:start-color="#7c96a3" draw:end-color="#3b4c54" draw:start-intensity="100%" draw:end-intensity="100%"/>
    <draw:gradient draw:name="a1276" draw:style="linear" draw:angle="0" draw:start-color="#7c96a3" draw:end-color="#3b4c54" draw:start-intensity="100%" draw:end-intensity="100%"/>
    <draw:gradient draw:name="a1278" draw:style="linear" draw:angle="0" draw:start-color="#7c96a3" draw:end-color="#3b4c54" draw:start-intensity="100%" draw:end-intensity="100%"/>
    <draw:gradient draw:name="a510" draw:style="linear" draw:angle="0" draw:start-color="#7c96a3" draw:end-color="#3b4c54" draw:start-intensity="100%" draw:end-intensity="100%"/>
    <draw:gradient draw:name="a512" draw:style="linear" draw:angle="0" draw:start-color="#7c96a3" draw:end-color="#3b4c54" draw:start-intensity="100%" draw:end-intensity="100%"/>
    <draw:gradient draw:name="a514" draw:style="linear" draw:angle="0" draw:start-color="#7c96a3" draw:end-color="#3b4c54" draw:start-intensity="100%" draw:end-intensity="100%"/>
    <draw:gradient draw:name="a1551" draw:style="linear" draw:angle="0" draw:start-color="#7c96a3" draw:end-color="#3b4c54" draw:start-intensity="100%" draw:end-intensity="100%"/>
    <draw:gradient draw:name="a516" draw:style="linear" draw:angle="0" draw:start-color="#7c96a3" draw:end-color="#3b4c54" draw:start-intensity="100%" draw:end-intensity="100%"/>
    <draw:gradient draw:name="a1553" draw:style="linear" draw:angle="0" draw:start-color="#7c96a3" draw:end-color="#3b4c54" draw:start-intensity="100%" draw:end-intensity="100%"/>
    <draw:gradient draw:name="a1012" draw:style="linear" draw:angle="0" draw:start-color="#7c96a3" draw:end-color="#3b4c54" draw:start-intensity="100%" draw:end-intensity="100%"/>
    <draw:gradient draw:name="a518" draw:style="linear" draw:angle="0" draw:start-color="#7c96a3" draw:end-color="#3b4c54" draw:start-intensity="100%" draw:end-intensity="100%"/>
    <draw:gradient draw:name="a1555" draw:style="linear" draw:angle="0" draw:start-color="#7c96a3" draw:end-color="#3b4c54" draw:start-intensity="100%" draw:end-intensity="100%"/>
    <draw:gradient draw:name="a1014" draw:style="linear" draw:angle="0" draw:start-color="#7c96a3" draw:end-color="#3b4c54" draw:start-intensity="100%" draw:end-intensity="100%"/>
    <draw:gradient draw:name="a1557" draw:style="linear" draw:angle="0" draw:start-color="#7c96a3" draw:end-color="#3b4c54" draw:start-intensity="100%" draw:end-intensity="100%"/>
    <draw:gradient draw:name="a1016" draw:style="linear" draw:angle="0" draw:start-color="#7c96a3" draw:end-color="#3b4c54" draw:start-intensity="100%" draw:end-intensity="100%"/>
    <draw:gradient draw:name="a1559" draw:style="linear" draw:angle="0" draw:start-color="#7c96a3" draw:end-color="#3b4c54" draw:start-intensity="100%" draw:end-intensity="100%"/>
    <draw:gradient draw:name="a1018" draw:style="linear" draw:angle="0" draw:start-color="#7c96a3" draw:end-color="#3b4c54" draw:start-intensity="100%" draw:end-intensity="100%"/>
    <draw:gradient draw:name="a780" draw:style="linear" draw:angle="0" draw:start-color="#7c96a3" draw:end-color="#3b4c54" draw:start-intensity="100%" draw:end-intensity="100%"/>
    <draw:gradient draw:name="a782" draw:style="linear" draw:angle="0" draw:start-color="#7c96a3" draw:end-color="#3b4c54" draw:start-intensity="100%" draw:end-intensity="100%"/>
    <draw:gradient draw:name="a784" draw:style="linear" draw:angle="0" draw:start-color="#7c96a3" draw:end-color="#3b4c54" draw:start-intensity="100%" draw:end-intensity="100%"/>
    <draw:gradient draw:name="a786" draw:style="linear" draw:angle="0" draw:start-color="#7c96a3" draw:end-color="#3b4c54" draw:start-intensity="100%" draw:end-intensity="100%"/>
    <draw:gradient draw:name="a520" draw:style="linear" draw:angle="0" draw:start-color="#7c96a3" draw:end-color="#3b4c54" draw:start-intensity="100%" draw:end-intensity="100%"/>
    <draw:gradient draw:name="a522" draw:style="linear" draw:angle="0" draw:start-color="#7c96a3" draw:end-color="#3b4c54" draw:start-intensity="100%" draw:end-intensity="100%"/>
    <draw:gradient draw:name="a524" draw:style="linear" draw:angle="0" draw:start-color="#7c96a3" draw:end-color="#3b4c54" draw:start-intensity="100%" draw:end-intensity="100%"/>
    <draw:gradient draw:name="a1561" draw:style="linear" draw:angle="0" draw:start-color="#7c96a3" draw:end-color="#3b4c54" draw:start-intensity="100%" draw:end-intensity="100%"/>
    <draw:gradient draw:name="a1020" draw:style="linear" draw:angle="0" draw:start-color="#7c96a3" draw:end-color="#3b4c54" draw:start-intensity="100%" draw:end-intensity="100%"/>
    <draw:gradient draw:name="a526" draw:style="linear" draw:angle="0" draw:start-color="#7c96a3" draw:end-color="#3b4c54" draw:start-intensity="100%" draw:end-intensity="100%"/>
    <draw:gradient draw:name="a1563" draw:style="linear" draw:angle="0" draw:start-color="#7c96a3" draw:end-color="#3b4c54" draw:start-intensity="100%" draw:end-intensity="100%"/>
    <draw:gradient draw:name="a1022" draw:style="linear" draw:angle="0" draw:start-color="#7c96a3" draw:end-color="#3b4c54" draw:start-intensity="100%" draw:end-intensity="100%"/>
    <draw:gradient draw:name="a528" draw:style="linear" draw:angle="0" draw:start-color="#7c96a3" draw:end-color="#3b4c54" draw:start-intensity="100%" draw:end-intensity="100%"/>
    <draw:gradient draw:name="a1565" draw:style="linear" draw:angle="0" draw:start-color="#7c96a3" draw:end-color="#3b4c54" draw:start-intensity="100%" draw:end-intensity="100%"/>
    <draw:gradient draw:name="a1024" draw:style="linear" draw:angle="0" draw:start-color="#7c96a3" draw:end-color="#3b4c54" draw:start-intensity="100%" draw:end-intensity="100%"/>
    <draw:gradient draw:name="a1567" draw:style="linear" draw:angle="0" draw:start-color="#7c96a3" draw:end-color="#3b4c54" draw:start-intensity="100%" draw:end-intensity="100%"/>
    <draw:gradient draw:name="a1026" draw:style="linear" draw:angle="0" draw:start-color="#7c96a3" draw:end-color="#3b4c54" draw:start-intensity="100%" draw:end-intensity="100%"/>
    <draw:gradient draw:name="a1569" draw:style="linear" draw:angle="0" draw:start-color="#7c96a3" draw:end-color="#3b4c54" draw:start-intensity="100%" draw:end-intensity="100%"/>
    <draw:gradient draw:name="a1028" draw:style="linear" draw:angle="0" draw:start-color="#7c96a3" draw:end-color="#3b4c54" draw:start-intensity="100%" draw:end-intensity="100%"/>
    <draw:gradient draw:name="a801" draw:style="linear" draw:angle="0" draw:start-color="#7c96a3" draw:end-color="#3b4c54" draw:start-intensity="100%" draw:end-intensity="100%"/>
    <draw:gradient draw:name="a803" draw:style="linear" draw:angle="0" draw:start-color="#7c96a3" draw:end-color="#3b4c54" draw:start-intensity="100%" draw:end-intensity="100%"/>
    <draw:gradient draw:name="a805" draw:style="linear" draw:angle="0" draw:start-color="#7c96a3" draw:end-color="#3b4c54" draw:start-intensity="100%" draw:end-intensity="100%"/>
    <draw:gradient draw:name="a807" draw:style="linear" draw:angle="0" draw:start-color="#7c96a3" draw:end-color="#3b4c54" draw:start-intensity="100%" draw:end-intensity="100%"/>
    <draw:gradient draw:name="a809" draw:style="linear" draw:angle="0" draw:start-color="#7c96a3" draw:end-color="#3b4c54" draw:start-intensity="100%" draw:end-intensity="100%"/>
    <draw:gradient draw:name="a530" draw:style="linear" draw:angle="0" draw:start-color="#7c96a3" draw:end-color="#3b4c54" draw:start-intensity="100%" draw:end-intensity="100%"/>
    <draw:gradient draw:name="a532" draw:style="linear" draw:angle="0" draw:start-color="#7c96a3" draw:end-color="#3b4c54" draw:start-intensity="100%" draw:end-intensity="100%"/>
    <draw:gradient draw:name="a534" draw:style="linear" draw:angle="0" draw:start-color="#7c96a3" draw:end-color="#3b4c54" draw:start-intensity="100%" draw:end-intensity="100%"/>
    <draw:gradient draw:name="a1571" draw:style="linear" draw:angle="0" draw:start-color="#7c96a3" draw:end-color="#3b4c54" draw:start-intensity="100%" draw:end-intensity="100%"/>
    <draw:gradient draw:name="a1030" draw:style="linear" draw:angle="0" draw:start-color="#7c96a3" draw:end-color="#3b4c54" draw:start-intensity="100%" draw:end-intensity="100%"/>
    <draw:gradient draw:name="a536" draw:style="linear" draw:angle="0" draw:start-color="#7c96a3" draw:end-color="#3b4c54" draw:start-intensity="100%" draw:end-intensity="100%"/>
    <draw:gradient draw:name="a1573" draw:style="linear" draw:angle="0" draw:start-color="#7c96a3" draw:end-color="#3b4c54" draw:start-intensity="100%" draw:end-intensity="100%"/>
    <draw:gradient draw:name="a1032" draw:style="linear" draw:angle="0" draw:start-color="#7c96a3" draw:end-color="#3b4c54" draw:start-intensity="100%" draw:end-intensity="100%"/>
    <draw:gradient draw:name="a538" draw:style="linear" draw:angle="0" draw:start-color="#7c96a3" draw:end-color="#3b4c54" draw:start-intensity="100%" draw:end-intensity="100%"/>
    <draw:gradient draw:name="a1575" draw:style="linear" draw:angle="0" draw:start-color="#7c96a3" draw:end-color="#3b4c54" draw:start-intensity="100%" draw:end-intensity="100%"/>
    <draw:gradient draw:name="a1034" draw:style="linear" draw:angle="0" draw:start-color="#7c96a3" draw:end-color="#3b4c54" draw:start-intensity="100%" draw:end-intensity="100%"/>
    <draw:gradient draw:name="a1577" draw:style="linear" draw:angle="0" draw:start-color="#7c96a3" draw:end-color="#3b4c54" draw:start-intensity="100%" draw:end-intensity="100%"/>
    <draw:gradient draw:name="a1036" draw:style="linear" draw:angle="0" draw:start-color="#7c96a3" draw:end-color="#3b4c54" draw:start-intensity="100%" draw:end-intensity="100%"/>
    <draw:gradient draw:name="a1579" draw:style="linear" draw:angle="0" draw:start-color="#7c96a3" draw:end-color="#3b4c54" draw:start-intensity="100%" draw:end-intensity="100%"/>
    <draw:gradient draw:name="a1038" draw:style="linear" draw:angle="0" draw:start-color="#7c96a3" draw:end-color="#3b4c54" draw:start-intensity="100%" draw:end-intensity="100%"/>
    <draw:gradient draw:name="a811" draw:style="linear" draw:angle="0" draw:start-color="#7c96a3" draw:end-color="#3b4c54" draw:start-intensity="100%" draw:end-intensity="100%"/>
    <draw:gradient draw:name="a813" draw:style="linear" draw:angle="0" draw:start-color="#7c96a3" draw:end-color="#3b4c54" draw:start-intensity="100%" draw:end-intensity="100%"/>
    <draw:gradient draw:name="a815" draw:style="linear" draw:angle="0" draw:start-color="#7c96a3" draw:end-color="#3b4c54" draw:start-intensity="100%" draw:end-intensity="100%"/>
    <draw:gradient draw:name="a1311" draw:style="linear" draw:angle="0" draw:start-color="#7c96a3" draw:end-color="#3b4c54" draw:start-intensity="100%" draw:end-intensity="100%"/>
    <draw:gradient draw:name="a817" draw:style="linear" draw:angle="0" draw:start-color="#7c96a3" draw:end-color="#3b4c54" draw:start-intensity="100%" draw:end-intensity="100%"/>
    <draw:gradient draw:name="a1313" draw:style="linear" draw:angle="0" draw:start-color="#7c96a3" draw:end-color="#3b4c54" draw:start-intensity="100%" draw:end-intensity="100%"/>
    <draw:gradient draw:name="a819" draw:style="linear" draw:angle="0" draw:start-color="#7c96a3" draw:end-color="#3b4c54" draw:start-intensity="100%" draw:end-intensity="100%"/>
    <draw:gradient draw:name="a1315" draw:style="linear" draw:angle="0" draw:start-color="#7c96a3" draw:end-color="#3b4c54" draw:start-intensity="100%" draw:end-intensity="100%"/>
    <draw:gradient draw:name="a1317" draw:style="linear" draw:angle="0" draw:start-color="#7c96a3" draw:end-color="#3b4c54" draw:start-intensity="100%" draw:end-intensity="100%"/>
    <draw:gradient draw:name="a1319" draw:style="linear" draw:angle="0" draw:start-color="#7c96a3" draw:end-color="#3b4c54" draw:start-intensity="100%" draw:end-intensity="100%"/>
    <draw:gradient draw:name="a540" draw:style="linear" draw:angle="0" draw:start-color="#7c96a3" draw:end-color="#3b4c54" draw:start-intensity="100%" draw:end-intensity="100%"/>
    <draw:gradient draw:name="a542" draw:style="linear" draw:angle="0" draw:start-color="#7c96a3" draw:end-color="#3b4c54" draw:start-intensity="100%" draw:end-intensity="100%"/>
    <draw:gradient draw:name="a544" draw:style="linear" draw:angle="0" draw:start-color="#7c96a3" draw:end-color="#3b4c54" draw:start-intensity="100%" draw:end-intensity="100%"/>
    <draw:gradient draw:name="a1581" draw:style="linear" draw:angle="0" draw:start-color="#7c96a3" draw:end-color="#3b4c54" draw:start-intensity="100%" draw:end-intensity="100%"/>
    <draw:gradient draw:name="a1040" draw:style="linear" draw:angle="0" draw:start-color="#7c96a3" draw:end-color="#3b4c54" draw:start-intensity="100%" draw:end-intensity="100%"/>
    <draw:gradient draw:name="a546" draw:style="linear" draw:angle="0" draw:start-color="#7c96a3" draw:end-color="#3b4c54" draw:start-intensity="100%" draw:end-intensity="100%"/>
    <draw:gradient draw:name="a1583" draw:style="linear" draw:angle="0" draw:start-color="#7c96a3" draw:end-color="#3b4c54" draw:start-intensity="100%" draw:end-intensity="100%"/>
    <draw:gradient draw:name="a1042" draw:style="linear" draw:angle="0" draw:start-color="#7c96a3" draw:end-color="#3b4c54" draw:start-intensity="100%" draw:end-intensity="100%"/>
    <draw:gradient draw:name="a548" draw:style="linear" draw:angle="0" draw:start-color="#7c96a3" draw:end-color="#3b4c54" draw:start-intensity="100%" draw:end-intensity="100%"/>
    <draw:gradient draw:name="a1585" draw:style="linear" draw:angle="0" draw:start-color="#7c96a3" draw:end-color="#3b4c54" draw:start-intensity="100%" draw:end-intensity="100%"/>
    <draw:gradient draw:name="a1044" draw:style="linear" draw:angle="0" draw:start-color="#7c96a3" draw:end-color="#3b4c54" draw:start-intensity="100%" draw:end-intensity="100%"/>
    <draw:gradient draw:name="a1587" draw:style="linear" draw:angle="0" draw:start-color="#7c96a3" draw:end-color="#3b4c54" draw:start-intensity="100%" draw:end-intensity="100%"/>
    <draw:gradient draw:name="a1046" draw:style="linear" draw:angle="0" draw:start-color="#7c96a3" draw:end-color="#3b4c54" draw:start-intensity="100%" draw:end-intensity="100%"/>
    <draw:gradient draw:name="a1589" draw:style="linear" draw:angle="0" draw:start-color="#7c96a3" draw:end-color="#3b4c54" draw:start-intensity="100%" draw:end-intensity="100%"/>
    <draw:gradient draw:name="a1048" draw:style="linear" draw:angle="0" draw:start-color="#7c96a3" draw:end-color="#3b4c54" draw:start-intensity="100%" draw:end-intensity="100%"/>
    <draw:gradient draw:name="a821" draw:style="linear" draw:angle="0" draw:start-color="#7c96a3" draw:end-color="#3b4c54" draw:start-intensity="100%" draw:end-intensity="100%"/>
    <draw:gradient draw:name="a823" draw:style="linear" draw:angle="0" draw:start-color="#7c96a3" draw:end-color="#3b4c54" draw:start-intensity="100%" draw:end-intensity="100%"/>
    <draw:gradient draw:name="a825" draw:style="linear" draw:angle="0" draw:start-color="#7c96a3" draw:end-color="#3b4c54" draw:start-intensity="100%" draw:end-intensity="100%"/>
    <draw:gradient draw:name="a1321" draw:style="linear" draw:angle="0" draw:start-color="#7c96a3" draw:end-color="#3b4c54" draw:start-intensity="100%" draw:end-intensity="100%"/>
    <draw:gradient draw:name="a827" draw:style="linear" draw:angle="0" draw:start-color="#7c96a3" draw:end-color="#3b4c54" draw:start-intensity="100%" draw:end-intensity="100%"/>
    <draw:gradient draw:name="a1864" draw:style="linear" draw:angle="0" draw:start-color="#7c96a3" draw:end-color="#3b4c54" draw:start-intensity="100%" draw:end-intensity="100%"/>
    <draw:gradient draw:name="a270" draw:style="linear" draw:angle="0" draw:start-color="#7c96a3" draw:end-color="#3b4c54" draw:start-intensity="100%" draw:end-intensity="100%"/>
    <draw:gradient draw:name="a1323" draw:style="linear" draw:angle="0" draw:start-color="#7c96a3" draw:end-color="#3b4c54" draw:start-intensity="100%" draw:end-intensity="100%"/>
    <draw:gradient draw:name="a829" draw:style="linear" draw:angle="0" draw:start-color="#7c96a3" draw:end-color="#3b4c54" draw:start-intensity="100%" draw:end-intensity="100%"/>
    <draw:gradient draw:name="a1866" draw:style="linear" draw:angle="0" draw:start-color="#7c96a3" draw:end-color="#3b4c54" draw:start-intensity="100%" draw:end-intensity="100%"/>
    <draw:gradient draw:name="a272" draw:style="linear" draw:angle="0" draw:start-color="#7c96a3" draw:end-color="#3b4c54" draw:start-intensity="100%" draw:end-intensity="100%"/>
    <draw:gradient draw:name="a1325" draw:style="linear" draw:angle="0" draw:start-color="#7c96a3" draw:end-color="#3b4c54" draw:start-intensity="100%" draw:end-intensity="100%"/>
    <draw:gradient draw:name="a274" draw:style="linear" draw:angle="0" draw:start-color="#7c96a3" draw:end-color="#3b4c54" draw:start-intensity="100%" draw:end-intensity="100%"/>
    <draw:gradient draw:name="a1868" draw:style="linear" draw:angle="0" draw:start-color="#7c96a3" draw:end-color="#3b4c54" draw:start-intensity="100%" draw:end-intensity="100%"/>
    <draw:gradient draw:name="a1327" draw:style="linear" draw:angle="0" draw:start-color="#7c96a3" draw:end-color="#3b4c54" draw:start-intensity="100%" draw:end-intensity="100%"/>
    <draw:gradient draw:name="a276" draw:style="linear" draw:angle="0" draw:start-color="#7c96a3" draw:end-color="#3b4c54" draw:start-intensity="100%" draw:end-intensity="100%"/>
    <draw:gradient draw:name="a1329" draw:style="linear" draw:angle="0" draw:start-color="#7c96a3" draw:end-color="#3b4c54" draw:start-intensity="100%" draw:end-intensity="100%"/>
    <draw:gradient draw:name="a278" draw:style="linear" draw:angle="0" draw:start-color="#7c96a3" draw:end-color="#3b4c54" draw:start-intensity="100%" draw:end-intensity="100%"/>
    <draw:gradient draw:name="a550" draw:style="linear" draw:angle="0" draw:start-color="#7c96a3" draw:end-color="#3b4c54" draw:start-intensity="100%" draw:end-intensity="100%"/>
    <draw:gradient draw:name="a552" draw:style="linear" draw:angle="0" draw:start-color="#7c96a3" draw:end-color="#3b4c54" draw:start-intensity="100%" draw:end-intensity="100%"/>
    <draw:gradient draw:name="a554" draw:style="linear" draw:angle="0" draw:start-color="#7c96a3" draw:end-color="#3b4c54" draw:start-intensity="100%" draw:end-intensity="100%"/>
    <draw:gradient draw:name="a1591" draw:style="linear" draw:angle="0" draw:start-color="#7c96a3" draw:end-color="#3b4c54" draw:start-intensity="100%" draw:end-intensity="100%"/>
    <draw:gradient draw:name="a1050" draw:style="linear" draw:angle="0" draw:start-color="#7c96a3" draw:end-color="#3b4c54" draw:start-intensity="100%" draw:end-intensity="100%"/>
    <draw:gradient draw:name="a556" draw:style="linear" draw:angle="0" draw:start-color="#7c96a3" draw:end-color="#3b4c54" draw:start-intensity="100%" draw:end-intensity="100%"/>
    <draw:gradient draw:name="a1593" draw:style="linear" draw:angle="0" draw:start-color="#7c96a3" draw:end-color="#3b4c54" draw:start-intensity="100%" draw:end-intensity="100%"/>
    <draw:gradient draw:name="a1052" draw:style="linear" draw:angle="0" draw:start-color="#7c96a3" draw:end-color="#3b4c54" draw:start-intensity="100%" draw:end-intensity="100%"/>
    <draw:gradient draw:name="a558" draw:style="linear" draw:angle="0" draw:start-color="#7c96a3" draw:end-color="#3b4c54" draw:start-intensity="100%" draw:end-intensity="100%"/>
    <draw:gradient draw:name="a1054" draw:style="linear" draw:angle="0" draw:start-color="#7c96a3" draw:end-color="#3b4c54" draw:start-intensity="100%" draw:end-intensity="100%"/>
    <draw:gradient draw:name="a1056" draw:style="linear" draw:angle="0" draw:start-color="#7c96a3" draw:end-color="#3b4c54" draw:start-intensity="100%" draw:end-intensity="100%"/>
    <draw:gradient draw:name="a1058" draw:style="linear" draw:angle="0" draw:start-color="#7c96a3" draw:end-color="#3b4c54" draw:start-intensity="100%" draw:end-intensity="100%"/>
    <draw:gradient draw:name="a831" draw:style="linear" draw:angle="0" draw:start-color="#7c96a3" draw:end-color="#3b4c54" draw:start-intensity="100%" draw:end-intensity="100%"/>
    <draw:gradient draw:name="a833" draw:style="linear" draw:angle="0" draw:start-color="#7c96a3" draw:end-color="#3b4c54" draw:start-intensity="100%" draw:end-intensity="100%"/>
    <draw:gradient draw:name="a1870" draw:style="linear" draw:angle="0" draw:start-color="#7c96a3" draw:end-color="#3b4c54" draw:start-intensity="100%" draw:end-intensity="100%"/>
    <draw:gradient draw:name="a835" draw:style="linear" draw:angle="0" draw:start-color="#7c96a3" draw:end-color="#3b4c54" draw:start-intensity="100%" draw:end-intensity="100%"/>
    <draw:gradient draw:name="a1872" draw:style="linear" draw:angle="0" draw:start-color="#7c96a3" draw:end-color="#3b4c54" draw:start-intensity="100%" draw:end-intensity="100%"/>
    <draw:gradient draw:name="a1331" draw:style="linear" draw:angle="0" draw:start-color="#7c96a3" draw:end-color="#3b4c54" draw:start-intensity="100%" draw:end-intensity="100%"/>
    <draw:gradient draw:name="a837" draw:style="linear" draw:angle="0" draw:start-color="#7c96a3" draw:end-color="#3b4c54" draw:start-intensity="100%" draw:end-intensity="100%"/>
    <draw:gradient draw:name="a1874" draw:style="linear" draw:angle="0" draw:start-color="#7c96a3" draw:end-color="#3b4c54" draw:start-intensity="100%" draw:end-intensity="100%"/>
    <draw:gradient draw:name="a280" draw:style="linear" draw:angle="0" draw:start-color="#7c96a3" draw:end-color="#3b4c54" draw:start-intensity="100%" draw:end-intensity="100%"/>
    <draw:gradient draw:name="a1333" draw:style="linear" draw:angle="0" draw:start-color="#7c96a3" draw:end-color="#3b4c54" draw:start-intensity="100%" draw:end-intensity="100%"/>
    <draw:gradient draw:name="a839" draw:style="linear" draw:angle="0" draw:start-color="#7c96a3" draw:end-color="#3b4c54" draw:start-intensity="100%" draw:end-intensity="100%"/>
    <draw:gradient draw:name="a1876" draw:style="linear" draw:angle="0" draw:start-color="#7c96a3" draw:end-color="#3b4c54" draw:start-intensity="100%" draw:end-intensity="100%"/>
    <draw:gradient draw:name="a282" draw:style="linear" draw:angle="0" draw:start-color="#7c96a3" draw:end-color="#3b4c54" draw:start-intensity="100%" draw:end-intensity="100%"/>
    <draw:gradient draw:name="a1335" draw:style="linear" draw:angle="0" draw:start-color="#7c96a3" draw:end-color="#3b4c54" draw:start-intensity="100%" draw:end-intensity="100%"/>
    <draw:gradient draw:name="a284" draw:style="linear" draw:angle="0" draw:start-color="#7c96a3" draw:end-color="#3b4c54" draw:start-intensity="100%" draw:end-intensity="100%"/>
    <draw:gradient draw:name="a1878" draw:style="linear" draw:angle="0" draw:start-color="#7c96a3" draw:end-color="#3b4c54" draw:start-intensity="100%" draw:end-intensity="100%"/>
    <draw:gradient draw:name="a1337" draw:style="linear" draw:angle="0" draw:start-color="#7c96a3" draw:end-color="#3b4c54" draw:start-intensity="100%" draw:end-intensity="100%"/>
    <draw:gradient draw:name="a286" draw:style="linear" draw:angle="0" draw:start-color="#7c96a3" draw:end-color="#3b4c54" draw:start-intensity="100%" draw:end-intensity="100%"/>
    <draw:gradient draw:name="a1339" draw:style="linear" draw:angle="0" draw:start-color="#7c96a3" draw:end-color="#3b4c54" draw:start-intensity="100%" draw:end-intensity="100%"/>
    <draw:gradient draw:name="a288" draw:style="linear" draw:angle="0" draw:start-color="#7c96a3" draw:end-color="#3b4c54" draw:start-intensity="100%" draw:end-intensity="100%"/>
    <draw:gradient draw:name="a560" draw:style="linear" draw:angle="0" draw:start-color="#7c96a3" draw:end-color="#3b4c54" draw:start-intensity="100%" draw:end-intensity="100%"/>
    <draw:gradient draw:name="a562" draw:style="linear" draw:angle="0" draw:start-color="#7c96a3" draw:end-color="#3b4c54" draw:start-intensity="100%" draw:end-intensity="100%"/>
    <draw:gradient draw:name="a1060" draw:style="linear" draw:angle="0" draw:start-color="#7c96a3" draw:end-color="#3b4c54" draw:start-intensity="100%" draw:end-intensity="100%"/>
    <draw:gradient draw:name="a1062" draw:style="linear" draw:angle="0" draw:start-color="#7c96a3" draw:end-color="#3b4c54" draw:start-intensity="100%" draw:end-intensity="100%"/>
    <draw:gradient draw:name="a1064" draw:style="linear" draw:angle="0" draw:start-color="#7c96a3" draw:end-color="#3b4c54" draw:start-intensity="100%" draw:end-intensity="100%"/>
    <draw:gradient draw:name="a1066" draw:style="linear" draw:angle="0" draw:start-color="#7c96a3" draw:end-color="#3b4c54" draw:start-intensity="100%" draw:end-intensity="100%"/>
    <draw:gradient draw:name="a1068" draw:style="linear" draw:angle="0" draw:start-color="#7c96a3" draw:end-color="#3b4c54" draw:start-intensity="100%" draw:end-intensity="100%"/>
    <draw:gradient draw:name="a841" draw:style="linear" draw:angle="0" draw:start-color="#7c96a3" draw:end-color="#3b4c54" draw:start-intensity="100%" draw:end-intensity="100%"/>
    <draw:gradient draw:name="a300" draw:style="linear" draw:angle="0" draw:start-color="#7c96a3" draw:end-color="#3b4c54" draw:start-intensity="100%" draw:end-intensity="100%"/>
    <draw:gradient draw:name="a843" draw:style="linear" draw:angle="0" draw:start-color="#7c96a3" draw:end-color="#3b4c54" draw:start-intensity="100%" draw:end-intensity="100%"/>
    <draw:gradient draw:name="a1880" draw:style="linear" draw:angle="0" draw:start-color="#7c96a3" draw:end-color="#3b4c54" draw:start-intensity="100%" draw:end-intensity="100%"/>
    <draw:gradient draw:name="a302" draw:style="linear" draw:angle="0" draw:start-color="#7c96a3" draw:end-color="#3b4c54" draw:start-intensity="100%" draw:end-intensity="100%"/>
    <draw:gradient draw:name="a845" draw:style="linear" draw:angle="0" draw:start-color="#7c96a3" draw:end-color="#3b4c54" draw:start-intensity="100%" draw:end-intensity="100%"/>
    <draw:gradient draw:name="a1882" draw:style="linear" draw:angle="0" draw:start-color="#7c96a3" draw:end-color="#3b4c54" draw:start-intensity="100%" draw:end-intensity="100%"/>
    <draw:gradient draw:name="a304" draw:style="linear" draw:angle="0" draw:start-color="#7c96a3" draw:end-color="#3b4c54" draw:start-intensity="100%" draw:end-intensity="100%"/>
    <draw:gradient draw:name="a1341" draw:style="linear" draw:angle="0" draw:start-color="#7c96a3" draw:end-color="#3b4c54" draw:start-intensity="100%" draw:end-intensity="100%"/>
    <draw:gradient draw:name="a290" draw:style="linear" draw:angle="0" draw:start-color="#7c96a3" draw:end-color="#3b4c54" draw:start-intensity="100%" draw:end-intensity="100%"/>
    <draw:gradient draw:name="a1884" draw:style="linear" draw:angle="0" draw:start-color="#7c96a3" draw:end-color="#3b4c54" draw:start-intensity="100%" draw:end-intensity="100%"/>
    <draw:gradient draw:name="a847" draw:style="linear" draw:angle="0" draw:start-color="#7c96a3" draw:end-color="#3b4c54" draw:start-intensity="100%" draw:end-intensity="100%"/>
    <draw:gradient draw:name="a306" draw:style="linear" draw:angle="0" draw:start-color="#7c96a3" draw:end-color="#3b4c54" draw:start-intensity="100%" draw:end-intensity="100%"/>
    <draw:gradient draw:name="a1343" draw:style="linear" draw:angle="0" draw:start-color="#7c96a3" draw:end-color="#3b4c54" draw:start-intensity="100%" draw:end-intensity="100%"/>
    <draw:gradient draw:name="a292" draw:style="linear" draw:angle="0" draw:start-color="#7c96a3" draw:end-color="#3b4c54" draw:start-intensity="100%" draw:end-intensity="100%"/>
    <draw:gradient draw:name="a1886" draw:style="linear" draw:angle="0" draw:start-color="#7c96a3" draw:end-color="#3b4c54" draw:start-intensity="100%" draw:end-intensity="100%"/>
    <draw:gradient draw:name="a849" draw:style="linear" draw:angle="0" draw:start-color="#7c96a3" draw:end-color="#3b4c54" draw:start-intensity="100%" draw:end-intensity="100%"/>
    <draw:gradient draw:name="a308" draw:style="linear" draw:angle="0" draw:start-color="#7c96a3" draw:end-color="#3b4c54" draw:start-intensity="100%" draw:end-intensity="100%"/>
    <draw:gradient draw:name="a1345" draw:style="linear" draw:angle="0" draw:start-color="#7c96a3" draw:end-color="#3b4c54" draw:start-intensity="100%" draw:end-intensity="100%"/>
    <draw:gradient draw:name="a294" draw:style="linear" draw:angle="0" draw:start-color="#7c96a3" draw:end-color="#3b4c54" draw:start-intensity="100%" draw:end-intensity="100%"/>
    <draw:gradient draw:name="a1888" draw:style="linear" draw:angle="0" draw:start-color="#7c96a3" draw:end-color="#3b4c54" draw:start-intensity="100%" draw:end-intensity="100%"/>
    <draw:gradient draw:name="a1347" draw:style="linear" draw:angle="0" draw:start-color="#7c96a3" draw:end-color="#3b4c54" draw:start-intensity="100%" draw:end-intensity="100%"/>
    <draw:gradient draw:name="a296" draw:style="linear" draw:angle="0" draw:start-color="#7c96a3" draw:end-color="#3b4c54" draw:start-intensity="100%" draw:end-intensity="100%"/>
    <draw:gradient draw:name="a1349" draw:style="linear" draw:angle="0" draw:start-color="#7c96a3" draw:end-color="#3b4c54" draw:start-intensity="100%" draw:end-intensity="100%"/>
    <draw:gradient draw:name="a298" draw:style="linear" draw:angle="0" draw:start-color="#7c96a3" draw:end-color="#3b4c54" draw:start-intensity="100%" draw:end-intensity="100%"/>
    <draw:gradient draw:name="a1070" draw:style="linear" draw:angle="0" draw:start-color="#7c96a3" draw:end-color="#3b4c54" draw:start-intensity="100%" draw:end-intensity="100%"/>
    <draw:gradient draw:name="a1072" draw:style="linear" draw:angle="0" draw:start-color="#7c96a3" draw:end-color="#3b4c54" draw:start-intensity="100%" draw:end-intensity="100%"/>
    <draw:gradient draw:name="a1074" draw:style="linear" draw:angle="0" draw:start-color="#7c96a3" draw:end-color="#3b4c54" draw:start-intensity="100%" draw:end-intensity="100%"/>
    <draw:gradient draw:name="a1076" draw:style="linear" draw:angle="0" draw:start-color="#7c96a3" draw:end-color="#3b4c54" draw:start-intensity="100%" draw:end-intensity="100%"/>
    <draw:gradient draw:name="a1900" draw:style="linear" draw:angle="0" draw:start-color="#7c96a3" draw:end-color="#3b4c54" draw:start-intensity="100%" draw:end-intensity="100%"/>
    <draw:gradient draw:name="a1078" draw:style="linear" draw:angle="0" draw:start-color="#7c96a3" draw:end-color="#3b4c54" draw:start-intensity="100%" draw:end-intensity="100%"/>
    <draw:gradient draw:name="a1902" draw:style="linear" draw:angle="0" draw:start-color="#7c96a3" draw:end-color="#3b4c54" draw:start-intensity="100%" draw:end-intensity="100%"/>
    <draw:gradient draw:name="a851" draw:style="linear" draw:angle="0" draw:start-color="#7c96a3" draw:end-color="#3b4c54" draw:start-intensity="100%" draw:end-intensity="100%"/>
    <draw:gradient draw:name="a310" draw:style="linear" draw:angle="0" draw:start-color="#7c96a3" draw:end-color="#3b4c54" draw:start-intensity="100%" draw:end-intensity="100%"/>
    <draw:gradient draw:name="a1904" draw:style="linear" draw:angle="0" draw:start-color="#7c96a3" draw:end-color="#3b4c54" draw:start-intensity="100%" draw:end-intensity="100%"/>
    <draw:gradient draw:name="a853" draw:style="linear" draw:angle="0" draw:start-color="#7c96a3" draw:end-color="#3b4c54" draw:start-intensity="100%" draw:end-intensity="100%"/>
    <draw:gradient draw:name="a1890" draw:style="linear" draw:angle="0" draw:start-color="#7c96a3" draw:end-color="#3b4c54" draw:start-intensity="100%" draw:end-intensity="100%"/>
    <draw:gradient draw:name="a312" draw:style="linear" draw:angle="0" draw:start-color="#7c96a3" draw:end-color="#3b4c54" draw:start-intensity="100%" draw:end-intensity="100%"/>
    <draw:gradient draw:name="a1906" draw:style="linear" draw:angle="0" draw:start-color="#7c96a3" draw:end-color="#3b4c54" draw:start-intensity="100%" draw:end-intensity="100%"/>
    <draw:gradient draw:name="a855" draw:style="linear" draw:angle="0" draw:start-color="#7c96a3" draw:end-color="#3b4c54" draw:start-intensity="100%" draw:end-intensity="100%"/>
    <draw:gradient draw:name="a1892" draw:style="linear" draw:angle="0" draw:start-color="#7c96a3" draw:end-color="#3b4c54" draw:start-intensity="100%" draw:end-intensity="100%"/>
    <draw:gradient draw:name="a314" draw:style="linear" draw:angle="0" draw:start-color="#7c96a3" draw:end-color="#3b4c54" draw:start-intensity="100%" draw:end-intensity="100%"/>
    <draw:gradient draw:name="a1908" draw:style="linear" draw:angle="0" draw:start-color="#7c96a3" draw:end-color="#3b4c54" draw:start-intensity="100%" draw:end-intensity="100%"/>
    <draw:gradient draw:name="a1351" draw:style="linear" draw:angle="0" draw:start-color="#7c96a3" draw:end-color="#3b4c54" draw:start-intensity="100%" draw:end-intensity="100%"/>
    <draw:gradient draw:name="a857" draw:style="linear" draw:angle="0" draw:start-color="#7c96a3" draw:end-color="#3b4c54" draw:start-intensity="100%" draw:end-intensity="100%"/>
    <draw:gradient draw:name="a1894" draw:style="linear" draw:angle="0" draw:start-color="#7c96a3" draw:end-color="#3b4c54" draw:start-intensity="100%" draw:end-intensity="100%"/>
    <draw:gradient draw:name="a316" draw:style="linear" draw:angle="0" draw:start-color="#7c96a3" draw:end-color="#3b4c54" draw:start-intensity="100%" draw:end-intensity="100%"/>
    <draw:gradient draw:name="a1353" draw:style="linear" draw:angle="0" draw:start-color="#7c96a3" draw:end-color="#3b4c54" draw:start-intensity="100%" draw:end-intensity="100%"/>
    <draw:gradient draw:name="a859" draw:style="linear" draw:angle="0" draw:start-color="#7c96a3" draw:end-color="#3b4c54" draw:start-intensity="100%" draw:end-intensity="100%"/>
    <draw:gradient draw:name="a1896" draw:style="linear" draw:angle="0" draw:start-color="#7c96a3" draw:end-color="#3b4c54" draw:start-intensity="100%" draw:end-intensity="100%"/>
    <draw:gradient draw:name="a318" draw:style="linear" draw:angle="0" draw:start-color="#7c96a3" draw:end-color="#3b4c54" draw:start-intensity="100%" draw:end-intensity="100%"/>
    <draw:gradient draw:name="a1355" draw:style="linear" draw:angle="0" draw:start-color="#7c96a3" draw:end-color="#3b4c54" draw:start-intensity="100%" draw:end-intensity="100%"/>
    <draw:gradient draw:name="a1898" draw:style="linear" draw:angle="0" draw:start-color="#7c96a3" draw:end-color="#3b4c54" draw:start-intensity="100%" draw:end-intensity="100%"/>
    <draw:gradient draw:name="a1357" draw:style="linear" draw:angle="0" draw:start-color="#7c96a3" draw:end-color="#3b4c54" draw:start-intensity="100%" draw:end-intensity="100%"/>
    <draw:gradient draw:name="a1359" draw:style="linear" draw:angle="0" draw:start-color="#7c96a3" draw:end-color="#3b4c54" draw:start-intensity="100%" draw:end-intensity="100%"/>
    <draw:gradient draw:name="a1080" draw:style="linear" draw:angle="0" draw:start-color="#7c96a3" draw:end-color="#3b4c54" draw:start-intensity="100%" draw:end-intensity="100%"/>
    <draw:gradient draw:name="a1082" draw:style="linear" draw:angle="0" draw:start-color="#7c96a3" draw:end-color="#3b4c54" draw:start-intensity="100%" draw:end-intensity="100%"/>
    <draw:gradient draw:name="a1084" draw:style="linear" draw:angle="0" draw:start-color="#7c96a3" draw:end-color="#3b4c54" draw:start-intensity="100%" draw:end-intensity="100%"/>
    <draw:gradient draw:name="a1910" draw:style="linear" draw:angle="0" draw:start-color="#7c96a3" draw:end-color="#3b4c54" draw:start-intensity="100%" draw:end-intensity="100%"/>
    <draw:gradient draw:name="a1912" draw:style="linear" draw:angle="0" draw:start-color="#7c96a3" draw:end-color="#3b4c54" draw:start-intensity="100%" draw:end-intensity="100%"/>
    <draw:gradient draw:name="a861" draw:style="linear" draw:angle="0" draw:start-color="#7c96a3" draw:end-color="#3b4c54" draw:start-intensity="100%" draw:end-intensity="100%"/>
    <draw:gradient draw:name="a320" draw:style="linear" draw:angle="0" draw:start-color="#7c96a3" draw:end-color="#3b4c54" draw:start-intensity="100%" draw:end-intensity="100%"/>
    <draw:gradient draw:name="a1914" draw:style="linear" draw:angle="0" draw:start-color="#7c96a3" draw:end-color="#3b4c54" draw:start-intensity="100%" draw:end-intensity="100%"/>
    <draw:gradient draw:name="a863" draw:style="linear" draw:angle="0" draw:start-color="#7c96a3" draw:end-color="#3b4c54" draw:start-intensity="100%" draw:end-intensity="100%"/>
    <draw:gradient draw:name="a322" draw:style="linear" draw:angle="0" draw:start-color="#7c96a3" draw:end-color="#3b4c54" draw:start-intensity="100%" draw:end-intensity="100%"/>
    <draw:gradient draw:name="a1916" draw:style="linear" draw:angle="0" draw:start-color="#7c96a3" draw:end-color="#3b4c54" draw:start-intensity="100%" draw:end-intensity="100%"/>
    <draw:gradient draw:name="a865" draw:style="linear" draw:angle="0" draw:start-color="#7c96a3" draw:end-color="#3b4c54" draw:start-intensity="100%" draw:end-intensity="100%"/>
    <draw:gradient draw:name="a324" draw:style="linear" draw:angle="0" draw:start-color="#7c96a3" draw:end-color="#3b4c54" draw:start-intensity="100%" draw:end-intensity="100%"/>
    <draw:gradient draw:name="a1918" draw:style="linear" draw:angle="0" draw:start-color="#7c96a3" draw:end-color="#3b4c54" draw:start-intensity="100%" draw:end-intensity="100%"/>
    <draw:gradient draw:name="a1361" draw:style="linear" draw:angle="0" draw:start-color="#7c96a3" draw:end-color="#3b4c54" draw:start-intensity="100%" draw:end-intensity="100%"/>
    <draw:gradient draw:name="a867" draw:style="linear" draw:angle="0" draw:start-color="#7c96a3" draw:end-color="#3b4c54" draw:start-intensity="100%" draw:end-intensity="100%"/>
    <draw:gradient draw:name="a326" draw:style="linear" draw:angle="0" draw:start-color="#7c96a3" draw:end-color="#3b4c54" draw:start-intensity="100%" draw:end-intensity="100%"/>
    <draw:gradient draw:name="a1363" draw:style="linear" draw:angle="0" draw:start-color="#7c96a3" draw:end-color="#3b4c54" draw:start-intensity="100%" draw:end-intensity="100%"/>
    <draw:gradient draw:name="a869" draw:style="linear" draw:angle="0" draw:start-color="#7c96a3" draw:end-color="#3b4c54" draw:start-intensity="100%" draw:end-intensity="100%"/>
    <draw:gradient draw:name="a328" draw:style="linear" draw:angle="0" draw:start-color="#7c96a3" draw:end-color="#3b4c54" draw:start-intensity="100%" draw:end-intensity="100%"/>
    <draw:gradient draw:name="a1365" draw:style="linear" draw:angle="0" draw:start-color="#7c96a3" draw:end-color="#3b4c54" draw:start-intensity="100%" draw:end-intensity="100%"/>
    <draw:gradient draw:name="a1367" draw:style="linear" draw:angle="0" draw:start-color="#7c96a3" draw:end-color="#3b4c54" draw:start-intensity="100%" draw:end-intensity="100%"/>
    <draw:gradient draw:name="a1369" draw:style="linear" draw:angle="0" draw:start-color="#7c96a3" draw:end-color="#3b4c54" draw:start-intensity="100%" draw:end-intensity="100%"/>
    <draw:gradient draw:name="a1648" draw:style="linear" draw:angle="0" draw:start-color="#7c96a3" draw:end-color="#3b4c54" draw:start-intensity="100%" draw:end-intensity="100%"/>
    <draw:gradient draw:name="a1920" draw:style="linear" draw:angle="0" draw:start-color="#7c96a3" draw:end-color="#3b4c54" draw:start-intensity="100%" draw:end-intensity="100%"/>
    <draw:gradient draw:name="a1922" draw:style="linear" draw:angle="0" draw:start-color="#7c96a3" draw:end-color="#3b4c54" draw:start-intensity="100%" draw:end-intensity="100%"/>
    <draw:gradient draw:name="a871" draw:style="linear" draw:angle="0" draw:start-color="#7c96a3" draw:end-color="#3b4c54" draw:start-intensity="100%" draw:end-intensity="100%"/>
    <draw:gradient draw:name="a330" draw:style="linear" draw:angle="0" draw:start-color="#7c96a3" draw:end-color="#3b4c54" draw:start-intensity="100%" draw:end-intensity="100%"/>
    <draw:gradient draw:name="a1924" draw:style="linear" draw:angle="0" draw:start-color="#7c96a3" draw:end-color="#3b4c54" draw:start-intensity="100%" draw:end-intensity="100%"/>
    <draw:gradient draw:name="a873" draw:style="linear" draw:angle="0" draw:start-color="#7c96a3" draw:end-color="#3b4c54" draw:start-intensity="100%" draw:end-intensity="100%"/>
    <draw:gradient draw:name="a332" draw:style="linear" draw:angle="0" draw:start-color="#7c96a3" draw:end-color="#3b4c54" draw:start-intensity="100%" draw:end-intensity="100%"/>
    <draw:gradient draw:name="a1926" draw:style="linear" draw:angle="0" draw:start-color="#7c96a3" draw:end-color="#3b4c54" draw:start-intensity="100%" draw:end-intensity="100%"/>
    <draw:gradient draw:name="a334" draw:style="linear" draw:angle="0" draw:start-color="#7c96a3" draw:end-color="#3b4c54" draw:start-intensity="100%" draw:end-intensity="100%"/>
    <draw:gradient draw:name="a1928" draw:style="linear" draw:angle="0" draw:start-color="#7c96a3" draw:end-color="#3b4c54" draw:start-intensity="100%" draw:end-intensity="100%"/>
    <draw:gradient draw:name="a1371" draw:style="linear" draw:angle="0" draw:start-color="#7c96a3" draw:end-color="#3b4c54" draw:start-intensity="100%" draw:end-intensity="100%"/>
    <draw:gradient draw:name="a336" draw:style="linear" draw:angle="0" draw:start-color="#7c96a3" draw:end-color="#3b4c54" draw:start-intensity="100%" draw:end-intensity="100%"/>
    <draw:gradient draw:name="a1373" draw:style="linear" draw:angle="0" draw:start-color="#7c96a3" draw:end-color="#3b4c54" draw:start-intensity="100%" draw:end-intensity="100%"/>
    <draw:gradient draw:name="a338" draw:style="linear" draw:angle="0" draw:start-color="#7c96a3" draw:end-color="#3b4c54" draw:start-intensity="100%" draw:end-intensity="100%"/>
    <draw:gradient draw:name="a1375" draw:style="linear" draw:angle="0" draw:start-color="#7c96a3" draw:end-color="#3b4c54" draw:start-intensity="100%" draw:end-intensity="100%"/>
    <draw:gradient draw:name="a1377" draw:style="linear" draw:angle="0" draw:start-color="#7c96a3" draw:end-color="#3b4c54" draw:start-intensity="100%" draw:end-intensity="100%"/>
    <draw:gradient draw:name="a1379" draw:style="linear" draw:angle="0" draw:start-color="#7c96a3" draw:end-color="#3b4c54" draw:start-intensity="100%" draw:end-intensity="100%"/>
    <draw:gradient draw:name="a1650" draw:style="linear" draw:angle="0" draw:start-color="#7c96a3" draw:end-color="#3b4c54" draw:start-intensity="100%" draw:end-intensity="100%"/>
    <draw:gradient draw:name="a1652" draw:style="linear" draw:angle="0" draw:start-color="#7c96a3" draw:end-color="#3b4c54" draw:start-intensity="100%" draw:end-intensity="100%"/>
    <draw:gradient draw:name="a1111" draw:style="linear" draw:angle="0" draw:start-color="#7c96a3" draw:end-color="#3b4c54" draw:start-intensity="100%" draw:end-intensity="100%"/>
    <draw:gradient draw:name="a1654" draw:style="linear" draw:angle="0" draw:start-color="#7c96a3" draw:end-color="#3b4c54" draw:start-intensity="100%" draw:end-intensity="100%"/>
    <draw:gradient draw:name="a1113" draw:style="linear" draw:angle="0" draw:start-color="#7c96a3" draw:end-color="#3b4c54" draw:start-intensity="100%" draw:end-intensity="100%"/>
    <draw:gradient draw:name="a1656" draw:style="linear" draw:angle="0" draw:start-color="#7c96a3" draw:end-color="#3b4c54" draw:start-intensity="100%" draw:end-intensity="100%"/>
    <draw:gradient draw:name="a1115" draw:style="linear" draw:angle="0" draw:start-color="#7c96a3" draw:end-color="#3b4c54" draw:start-intensity="100%" draw:end-intensity="100%"/>
    <draw:gradient draw:name="a1658" draw:style="linear" draw:angle="0" draw:start-color="#7c96a3" draw:end-color="#3b4c54" draw:start-intensity="100%" draw:end-intensity="100%"/>
    <draw:gradient draw:name="a1117" draw:style="linear" draw:angle="0" draw:start-color="#7c96a3" draw:end-color="#3b4c54" draw:start-intensity="100%" draw:end-intensity="100%"/>
    <draw:gradient draw:name="a1119" draw:style="linear" draw:angle="0" draw:start-color="#7c96a3" draw:end-color="#3b4c54" draw:start-intensity="100%" draw:end-intensity="100%"/>
    <draw:gradient draw:name="a1930" draw:style="linear" draw:angle="0" draw:start-color="#7c96a3" draw:end-color="#3b4c54" draw:start-intensity="100%" draw:end-intensity="100%"/>
    <draw:gradient draw:name="a1932" draw:style="linear" draw:angle="0" draw:start-color="#7c96a3" draw:end-color="#3b4c54" draw:start-intensity="100%" draw:end-intensity="100%"/>
    <draw:gradient draw:name="a340" draw:style="linear" draw:angle="0" draw:start-color="#7c96a3" draw:end-color="#3b4c54" draw:start-intensity="100%" draw:end-intensity="100%"/>
    <draw:gradient draw:name="a1934" draw:style="linear" draw:angle="0" draw:start-color="#7c96a3" draw:end-color="#3b4c54" draw:start-intensity="100%" draw:end-intensity="100%"/>
    <draw:gradient draw:name="a342" draw:style="linear" draw:angle="0" draw:start-color="#7c96a3" draw:end-color="#3b4c54" draw:start-intensity="100%" draw:end-intensity="100%"/>
    <draw:gradient draw:name="a1936" draw:style="linear" draw:angle="0" draw:start-color="#7c96a3" draw:end-color="#3b4c54" draw:start-intensity="100%" draw:end-intensity="100%"/>
    <draw:gradient draw:name="a1381" draw:style="linear" draw:angle="0" draw:start-color="#7c96a3" draw:end-color="#3b4c54" draw:start-intensity="100%" draw:end-intensity="100%"/>
    <draw:gradient draw:name="a1383" draw:style="linear" draw:angle="0" draw:start-color="#7c96a3" draw:end-color="#3b4c54" draw:start-intensity="100%" draw:end-intensity="100%"/>
    <draw:gradient draw:name="a623" draw:style="linear" draw:angle="0" draw:start-color="#7c96a3" draw:end-color="#3b4c54" draw:start-intensity="100%" draw:end-intensity="100%"/>
    <draw:gradient draw:name="a1660" draw:style="linear" draw:angle="0" draw:start-color="#7c96a3" draw:end-color="#3b4c54" draw:start-intensity="100%" draw:end-intensity="100%"/>
    <draw:gradient draw:name="a625" draw:style="linear" draw:angle="0" draw:start-color="#7c96a3" draw:end-color="#3b4c54" draw:start-intensity="100%" draw:end-intensity="100%"/>
    <draw:gradient draw:name="a1662" draw:style="linear" draw:angle="0" draw:start-color="#7c96a3" draw:end-color="#3b4c54" draw:start-intensity="100%" draw:end-intensity="100%"/>
    <draw:gradient draw:name="a1121" draw:style="linear" draw:angle="0" draw:start-color="#7c96a3" draw:end-color="#3b4c54" draw:start-intensity="100%" draw:end-intensity="100%"/>
    <draw:gradient draw:name="a627" draw:style="linear" draw:angle="0" draw:start-color="#7c96a3" draw:end-color="#3b4c54" draw:start-intensity="100%" draw:end-intensity="100%"/>
    <draw:gradient draw:name="a1664" draw:style="linear" draw:angle="0" draw:start-color="#7c96a3" draw:end-color="#3b4c54" draw:start-intensity="100%" draw:end-intensity="100%"/>
    <draw:gradient draw:name="a1123" draw:style="linear" draw:angle="0" draw:start-color="#7c96a3" draw:end-color="#3b4c54" draw:start-intensity="100%" draw:end-intensity="100%"/>
    <draw:gradient draw:name="a629" draw:style="linear" draw:angle="0" draw:start-color="#7c96a3" draw:end-color="#3b4c54" draw:start-intensity="100%" draw:end-intensity="100%"/>
    <draw:gradient draw:name="a1666" draw:style="linear" draw:angle="0" draw:start-color="#7c96a3" draw:end-color="#3b4c54" draw:start-intensity="100%" draw:end-intensity="100%"/>
    <draw:gradient draw:name="a1125" draw:style="linear" draw:angle="0" draw:start-color="#7c96a3" draw:end-color="#3b4c54" draw:start-intensity="100%" draw:end-intensity="100%"/>
    <draw:gradient draw:name="a1668" draw:style="linear" draw:angle="0" draw:start-color="#7c96a3" draw:end-color="#3b4c54" draw:start-intensity="100%" draw:end-intensity="100%"/>
    <draw:gradient draw:name="a1127" draw:style="linear" draw:angle="0" draw:start-color="#7c96a3" draw:end-color="#3b4c54" draw:start-intensity="100%" draw:end-intensity="100%"/>
    <draw:gradient draw:name="a1129" draw:style="linear" draw:angle="0" draw:start-color="#7c96a3" draw:end-color="#3b4c54" draw:start-intensity="100%" draw:end-intensity="100%"/>
    <draw:gradient draw:name="a1406" draw:style="linear" draw:angle="0" draw:start-color="#7c96a3" draw:end-color="#3b4c54" draw:start-intensity="100%" draw:end-intensity="100%"/>
    <draw:gradient draw:name="a1408" draw:style="linear" draw:angle="0" draw:start-color="#7c96a3" draw:end-color="#3b4c54" draw:start-intensity="100%" draw:end-intensity="100%"/>
    <draw:gradient draw:name="a33" draw:style="linear" draw:angle="0" draw:start-color="#7c96a3" draw:end-color="#3b4c54" draw:start-intensity="100%" draw:end-intensity="100%"/>
    <draw:gradient draw:name="a35" draw:style="linear" draw:angle="0" draw:start-color="#7c96a3" draw:end-color="#3b4c54" draw:start-intensity="100%" draw:end-intensity="100%"/>
    <draw:gradient draw:name="a37" draw:style="linear" draw:angle="0" draw:start-color="#7c96a3" draw:end-color="#3b4c54" draw:start-intensity="100%" draw:end-intensity="100%"/>
    <draw:gradient draw:name="a631" draw:style="linear" draw:angle="0" draw:start-color="#7c96a3" draw:end-color="#3b4c54" draw:start-intensity="100%" draw:end-intensity="100%"/>
    <draw:gradient draw:name="a39" draw:style="linear" draw:angle="0" draw:start-color="#7c96a3" draw:end-color="#3b4c54" draw:start-intensity="100%" draw:end-intensity="100%"/>
    <draw:gradient draw:name="a633" draw:style="linear" draw:angle="0" draw:start-color="#7c96a3" draw:end-color="#3b4c54" draw:start-intensity="100%" draw:end-intensity="100%"/>
    <draw:gradient draw:name="a1670" draw:style="linear" draw:angle="0" draw:start-color="#7c96a3" draw:end-color="#3b4c54" draw:start-intensity="100%" draw:end-intensity="100%"/>
    <draw:gradient draw:name="a635" draw:style="linear" draw:angle="0" draw:start-color="#7c96a3" draw:end-color="#3b4c54" draw:start-intensity="100%" draw:end-intensity="100%"/>
    <draw:gradient draw:name="a1672" draw:style="linear" draw:angle="0" draw:start-color="#7c96a3" draw:end-color="#3b4c54" draw:start-intensity="100%" draw:end-intensity="100%"/>
    <draw:gradient draw:name="a1131" draw:style="linear" draw:angle="0" draw:start-color="#7c96a3" draw:end-color="#3b4c54" draw:start-intensity="100%" draw:end-intensity="100%"/>
    <draw:gradient draw:name="a637" draw:style="linear" draw:angle="0" draw:start-color="#7c96a3" draw:end-color="#3b4c54" draw:start-intensity="100%" draw:end-intensity="100%"/>
    <draw:gradient draw:name="a1674" draw:style="linear" draw:angle="0" draw:start-color="#7c96a3" draw:end-color="#3b4c54" draw:start-intensity="100%" draw:end-intensity="100%"/>
    <draw:gradient draw:name="a1133" draw:style="linear" draw:angle="0" draw:start-color="#7c96a3" draw:end-color="#3b4c54" draw:start-intensity="100%" draw:end-intensity="100%"/>
    <draw:gradient draw:name="a639" draw:style="linear" draw:angle="0" draw:start-color="#7c96a3" draw:end-color="#3b4c54" draw:start-intensity="100%" draw:end-intensity="100%"/>
    <draw:gradient draw:name="a1676" draw:style="linear" draw:angle="0" draw:start-color="#7c96a3" draw:end-color="#3b4c54" draw:start-intensity="100%" draw:end-intensity="100%"/>
    <draw:gradient draw:name="a1135" draw:style="linear" draw:angle="0" draw:start-color="#7c96a3" draw:end-color="#3b4c54" draw:start-intensity="100%" draw:end-intensity="100%"/>
    <draw:gradient draw:name="a1678" draw:style="linear" draw:angle="0" draw:start-color="#7c96a3" draw:end-color="#3b4c54" draw:start-intensity="100%" draw:end-intensity="100%"/>
    <draw:gradient draw:name="a1137" draw:style="linear" draw:angle="0" draw:start-color="#7c96a3" draw:end-color="#3b4c54" draw:start-intensity="100%" draw:end-intensity="100%"/>
    <draw:gradient draw:name="a1139" draw:style="linear" draw:angle="0" draw:start-color="#7c96a3" draw:end-color="#3b4c54" draw:start-intensity="100%" draw:end-intensity="100%"/>
    <draw:gradient draw:name="a913" draw:style="linear" draw:angle="0" draw:start-color="#7c96a3" draw:end-color="#3b4c54" draw:start-intensity="100%" draw:end-intensity="100%"/>
    <draw:gradient draw:name="a1410" draw:style="linear" draw:angle="0" draw:start-color="#7c96a3" draw:end-color="#3b4c54" draw:start-intensity="100%" draw:end-intensity="100%"/>
    <draw:gradient draw:name="a915" draw:style="linear" draw:angle="0" draw:start-color="#7c96a3" draw:end-color="#3b4c54" draw:start-intensity="100%" draw:end-intensity="100%"/>
    <draw:gradient draw:name="a1412" draw:style="linear" draw:angle="0" draw:start-color="#7c96a3" draw:end-color="#3b4c54" draw:start-intensity="100%" draw:end-intensity="100%"/>
    <draw:gradient draw:name="a917" draw:style="linear" draw:angle="0" draw:start-color="#7c96a3" draw:end-color="#3b4c54" draw:start-intensity="100%" draw:end-intensity="100%"/>
    <draw:gradient draw:name="a1414" draw:style="linear" draw:angle="0" draw:start-color="#7c96a3" draw:end-color="#3b4c54" draw:start-intensity="100%" draw:end-intensity="100%"/>
    <draw:gradient draw:name="a919" draw:style="linear" draw:angle="0" draw:start-color="#7c96a3" draw:end-color="#3b4c54" draw:start-intensity="100%" draw:end-intensity="100%"/>
    <draw:gradient draw:name="a1416" draw:style="linear" draw:angle="0" draw:start-color="#7c96a3" draw:end-color="#3b4c54" draw:start-intensity="100%" draw:end-intensity="100%"/>
    <draw:gradient draw:name="a365" draw:style="linear" draw:angle="0" draw:start-color="#7c96a3" draw:end-color="#3b4c54" draw:start-intensity="100%" draw:end-intensity="100%"/>
    <draw:gradient draw:name="a1418" draw:style="linear" draw:angle="0" draw:start-color="#7c96a3" draw:end-color="#3b4c54" draw:start-intensity="100%" draw:end-intensity="100%"/>
    <draw:gradient draw:name="a41" draw:style="linear" draw:angle="0" draw:start-color="#7c96a3" draw:end-color="#3b4c54" draw:start-intensity="100%" draw:end-intensity="100%"/>
    <draw:gradient draw:name="a367" draw:style="linear" draw:angle="0" draw:start-color="#7c96a3" draw:end-color="#3b4c54" draw:start-intensity="100%" draw:end-intensity="100%"/>
    <draw:gradient draw:name="a43" draw:style="linear" draw:angle="0" draw:start-color="#7c96a3" draw:end-color="#3b4c54" draw:start-intensity="100%" draw:end-intensity="100%"/>
    <draw:gradient draw:name="a369" draw:style="linear" draw:angle="0" draw:start-color="#7c96a3" draw:end-color="#3b4c54" draw:start-intensity="100%" draw:end-intensity="100%"/>
    <draw:gradient draw:name="a45" draw:style="linear" draw:angle="0" draw:start-color="#7c96a3" draw:end-color="#3b4c54" draw:start-intensity="100%" draw:end-intensity="100%"/>
    <draw:gradient draw:name="a47" draw:style="linear" draw:angle="0" draw:start-color="#7c96a3" draw:end-color="#3b4c54" draw:start-intensity="100%" draw:end-intensity="100%"/>
    <draw:gradient draw:name="a641" draw:style="linear" draw:angle="0" draw:start-color="#7c96a3" draw:end-color="#3b4c54" draw:start-intensity="100%" draw:end-intensity="100%"/>
    <draw:gradient draw:name="a49" draw:style="linear" draw:angle="0" draw:start-color="#7c96a3" draw:end-color="#3b4c54" draw:start-intensity="100%" draw:end-intensity="100%"/>
    <draw:gradient draw:name="a643" draw:style="linear" draw:angle="0" draw:start-color="#7c96a3" draw:end-color="#3b4c54" draw:start-intensity="100%" draw:end-intensity="100%"/>
    <draw:gradient draw:name="a101" draw:style="linear" draw:angle="0" draw:start-color="#7c96a3" draw:end-color="#3b4c54" draw:start-intensity="100%" draw:end-intensity="100%"/>
    <draw:gradient draw:name="a1680" draw:style="linear" draw:angle="0" draw:start-color="#7c96a3" draw:end-color="#3b4c54" draw:start-intensity="100%" draw:end-intensity="100%"/>
    <draw:gradient draw:name="a645" draw:style="linear" draw:angle="0" draw:start-color="#7c96a3" draw:end-color="#3b4c54" draw:start-intensity="100%" draw:end-intensity="100%"/>
    <draw:gradient draw:name="a103" draw:style="linear" draw:angle="0" draw:start-color="#7c96a3" draw:end-color="#3b4c54" draw:start-intensity="100%" draw:end-intensity="100%"/>
    <draw:gradient draw:name="a1682" draw:style="linear" draw:angle="0" draw:start-color="#7c96a3" draw:end-color="#3b4c54" draw:start-intensity="100%" draw:end-intensity="100%"/>
    <draw:gradient draw:name="a1141" draw:style="linear" draw:angle="0" draw:start-color="#7c96a3" draw:end-color="#3b4c54" draw:start-intensity="100%" draw:end-intensity="100%"/>
    <draw:gradient draw:name="a647" draw:style="linear" draw:angle="0" draw:start-color="#7c96a3" draw:end-color="#3b4c54" draw:start-intensity="100%" draw:end-intensity="100%"/>
    <draw:gradient draw:name="a105" draw:style="linear" draw:angle="0" draw:start-color="#7c96a3" draw:end-color="#3b4c54" draw:start-intensity="100%" draw:end-intensity="100%"/>
    <draw:gradient draw:name="a1684" draw:style="linear" draw:angle="0" draw:start-color="#7c96a3" draw:end-color="#3b4c54" draw:start-intensity="100%" draw:end-intensity="100%"/>
    <draw:gradient draw:name="a1143" draw:style="linear" draw:angle="0" draw:start-color="#7c96a3" draw:end-color="#3b4c54" draw:start-intensity="100%" draw:end-intensity="100%"/>
    <draw:gradient draw:name="a649" draw:style="linear" draw:angle="0" draw:start-color="#7c96a3" draw:end-color="#3b4c54" draw:start-intensity="100%" draw:end-intensity="100%"/>
    <draw:gradient draw:name="a1686" draw:style="linear" draw:angle="0" draw:start-color="#7c96a3" draw:end-color="#3b4c54" draw:start-intensity="100%" draw:end-intensity="100%"/>
    <draw:gradient draw:name="a1145" draw:style="linear" draw:angle="0" draw:start-color="#7c96a3" draw:end-color="#3b4c54" draw:start-intensity="100%" draw:end-intensity="100%"/>
    <draw:gradient draw:name="a1688" draw:style="linear" draw:angle="0" draw:start-color="#7c96a3" draw:end-color="#3b4c54" draw:start-intensity="100%" draw:end-intensity="100%"/>
    <draw:gradient draw:name="a1147" draw:style="linear" draw:angle="0" draw:start-color="#7c96a3" draw:end-color="#3b4c54" draw:start-intensity="100%" draw:end-intensity="100%"/>
    <draw:gradient draw:name="a921" draw:style="linear" draw:angle="0" draw:start-color="#7c96a3" draw:end-color="#3b4c54" draw:start-intensity="100%" draw:end-intensity="100%"/>
    <draw:gradient draw:name="a1149" draw:style="linear" draw:angle="0" draw:start-color="#7c96a3" draw:end-color="#3b4c54" draw:start-intensity="100%" draw:end-intensity="100%"/>
    <draw:gradient draw:name="a923" draw:style="linear" draw:angle="0" draw:start-color="#7c96a3" draw:end-color="#3b4c54" draw:start-intensity="100%" draw:end-intensity="100%"/>
    <draw:gradient draw:name="a1420" draw:style="linear" draw:angle="0" draw:start-color="#7c96a3" draw:end-color="#3b4c54" draw:start-intensity="100%" draw:end-intensity="100%"/>
    <draw:gradient draw:name="a925" draw:style="linear" draw:angle="0" draw:start-color="#7c96a3" draw:end-color="#3b4c54" draw:start-intensity="100%" draw:end-intensity="100%"/>
    <draw:gradient draw:name="a1422" draw:style="linear" draw:angle="0" draw:start-color="#7c96a3" draw:end-color="#3b4c54" draw:start-intensity="100%" draw:end-intensity="100%"/>
    <draw:gradient draw:name="a927" draw:style="linear" draw:angle="0" draw:start-color="#7c96a3" draw:end-color="#3b4c54" draw:start-intensity="100%" draw:end-intensity="100%"/>
    <draw:gradient draw:name="a371" draw:style="linear" draw:angle="0" draw:start-color="#7c96a3" draw:end-color="#3b4c54" draw:start-intensity="100%" draw:end-intensity="100%"/>
    <draw:gradient draw:name="a1424" draw:style="linear" draw:angle="0" draw:start-color="#7c96a3" draw:end-color="#3b4c54" draw:start-intensity="100%" draw:end-intensity="100%"/>
    <draw:gradient draw:name="a929" draw:style="linear" draw:angle="0" draw:start-color="#7c96a3" draw:end-color="#3b4c54" draw:start-intensity="100%" draw:end-intensity="100%"/>
    <draw:gradient draw:name="a373" draw:style="linear" draw:angle="0" draw:start-color="#7c96a3" draw:end-color="#3b4c54" draw:start-intensity="100%" draw:end-intensity="100%"/>
    <draw:gradient draw:name="a1426" draw:style="linear" draw:angle="0" draw:start-color="#7c96a3" draw:end-color="#3b4c54" draw:start-intensity="100%" draw:end-intensity="100%"/>
    <draw:gradient draw:name="a375" draw:style="linear" draw:angle="0" draw:start-color="#7c96a3" draw:end-color="#3b4c54" draw:start-intensity="100%" draw:end-intensity="100%"/>
    <draw:gradient draw:name="a1428" draw:style="linear" draw:angle="0" draw:start-color="#7c96a3" draw:end-color="#3b4c54" draw:start-intensity="100%" draw:end-intensity="100%"/>
    <draw:gradient draw:name="a51" draw:style="linear" draw:angle="0" draw:start-color="#7c96a3" draw:end-color="#3b4c54" draw:start-intensity="100%" draw:end-intensity="100%"/>
    <draw:gradient draw:name="a377" draw:style="linear" draw:angle="0" draw:start-color="#7c96a3" draw:end-color="#3b4c54" draw:start-intensity="100%" draw:end-intensity="100%"/>
    <draw:gradient draw:name="a53" draw:style="linear" draw:angle="0" draw:start-color="#7c96a3" draw:end-color="#3b4c54" draw:start-intensity="100%" draw:end-intensity="100%"/>
    <draw:gradient draw:name="a379" draw:style="linear" draw:angle="0" draw:start-color="#7c96a3" draw:end-color="#3b4c54" draw:start-intensity="100%" draw:end-intensity="100%"/>
    <draw:gradient draw:name="a55" draw:style="linear" draw:angle="0" draw:start-color="#7c96a3" draw:end-color="#3b4c54" draw:start-intensity="100%" draw:end-intensity="100%"/>
    <draw:gradient draw:name="a1700" draw:style="linear" draw:angle="0" draw:start-color="#7c96a3" draw:end-color="#3b4c54" draw:start-intensity="100%" draw:end-intensity="100%"/>
    <draw:gradient draw:name="a57" draw:style="linear" draw:angle="0" draw:start-color="#7c96a3" draw:end-color="#3b4c54" draw:start-intensity="100%" draw:end-intensity="100%"/>
    <draw:gradient draw:name="a1702" draw:style="linear" draw:angle="0" draw:start-color="#7c96a3" draw:end-color="#3b4c54" draw:start-intensity="100%" draw:end-intensity="100%"/>
    <draw:gradient draw:name="a651" draw:style="linear" draw:angle="0" draw:start-color="#7c96a3" draw:end-color="#3b4c54" draw:start-intensity="100%" draw:end-intensity="100%"/>
    <draw:gradient draw:name="a59" draw:style="linear" draw:angle="0" draw:start-color="#7c96a3" draw:end-color="#3b4c54" draw:start-intensity="100%" draw:end-intensity="100%"/>
    <draw:gradient draw:name="a1704" draw:style="linear" draw:angle="0" draw:start-color="#7c96a3" draw:end-color="#3b4c54" draw:start-intensity="100%" draw:end-intensity="100%"/>
    <draw:gradient draw:name="a653" draw:style="linear" draw:angle="0" draw:start-color="#7c96a3" draw:end-color="#3b4c54" draw:start-intensity="100%" draw:end-intensity="100%"/>
    <draw:gradient draw:name="a1690" draw:style="linear" draw:angle="0" draw:start-color="#7c96a3" draw:end-color="#3b4c54" draw:start-intensity="100%" draw:end-intensity="100%"/>
    <draw:gradient draw:name="a1706" draw:style="linear" draw:angle="0" draw:start-color="#7c96a3" draw:end-color="#3b4c54" draw:start-intensity="100%" draw:end-intensity="100%"/>
    <draw:gradient draw:name="a655" draw:style="linear" draw:angle="0" draw:start-color="#7c96a3" draw:end-color="#3b4c54" draw:start-intensity="100%" draw:end-intensity="100%"/>
    <draw:gradient draw:name="a1692" draw:style="linear" draw:angle="0" draw:start-color="#7c96a3" draw:end-color="#3b4c54" draw:start-intensity="100%" draw:end-intensity="100%"/>
    <draw:gradient draw:name="a1708" draw:style="linear" draw:angle="0" draw:start-color="#7c96a3" draw:end-color="#3b4c54" draw:start-intensity="100%" draw:end-intensity="100%"/>
    <draw:gradient draw:name="a1151" draw:style="linear" draw:angle="0" draw:start-color="#7c96a3" draw:end-color="#3b4c54" draw:start-intensity="100%" draw:end-intensity="100%"/>
    <draw:gradient draw:name="a657" draw:style="linear" draw:angle="0" draw:start-color="#7c96a3" draw:end-color="#3b4c54" draw:start-intensity="100%" draw:end-intensity="100%"/>
    <draw:gradient draw:name="a1694" draw:style="linear" draw:angle="0" draw:start-color="#7c96a3" draw:end-color="#3b4c54" draw:start-intensity="100%" draw:end-intensity="100%"/>
    <draw:gradient draw:name="a1153" draw:style="linear" draw:angle="0" draw:start-color="#7c96a3" draw:end-color="#3b4c54" draw:start-intensity="100%" draw:end-intensity="100%"/>
    <draw:gradient draw:name="a659" draw:style="linear" draw:angle="0" draw:start-color="#7c96a3" draw:end-color="#3b4c54" draw:start-intensity="100%" draw:end-intensity="100%"/>
    <draw:gradient draw:name="a1696" draw:style="linear" draw:angle="0" draw:start-color="#7c96a3" draw:end-color="#3b4c54" draw:start-intensity="100%" draw:end-intensity="100%"/>
    <draw:gradient draw:name="a1155" draw:style="linear" draw:angle="0" draw:start-color="#7c96a3" draw:end-color="#3b4c54" draw:start-intensity="100%" draw:end-intensity="100%"/>
    <draw:gradient draw:name="a1698" draw:style="linear" draw:angle="0" draw:start-color="#7c96a3" draw:end-color="#3b4c54" draw:start-intensity="100%" draw:end-intensity="100%"/>
    <draw:gradient draw:name="a1157" draw:style="linear" draw:angle="0" draw:start-color="#7c96a3" draw:end-color="#3b4c54" draw:start-intensity="100%" draw:end-intensity="100%"/>
    <draw:gradient draw:name="a931" draw:style="linear" draw:angle="0" draw:start-color="#7c96a3" draw:end-color="#3b4c54" draw:start-intensity="100%" draw:end-intensity="100%"/>
    <draw:gradient draw:name="a1159" draw:style="linear" draw:angle="0" draw:start-color="#7c96a3" draw:end-color="#3b4c54" draw:start-intensity="100%" draw:end-intensity="100%"/>
    <draw:gradient draw:name="a933" draw:style="linear" draw:angle="0" draw:start-color="#7c96a3" draw:end-color="#3b4c54" draw:start-intensity="100%" draw:end-intensity="100%"/>
    <draw:gradient draw:name="a1430" draw:style="linear" draw:angle="0" draw:start-color="#7c96a3" draw:end-color="#3b4c54" draw:start-intensity="100%" draw:end-intensity="100%"/>
    <draw:gradient draw:name="a935" draw:style="linear" draw:angle="0" draw:start-color="#7c96a3" draw:end-color="#3b4c54" draw:start-intensity="100%" draw:end-intensity="100%"/>
    <draw:gradient draw:name="a1432" draw:style="linear" draw:angle="0" draw:start-color="#7c96a3" draw:end-color="#3b4c54" draw:start-intensity="100%" draw:end-intensity="100%"/>
    <draw:gradient draw:name="a937" draw:style="linear" draw:angle="0" draw:start-color="#7c96a3" draw:end-color="#3b4c54" draw:start-intensity="100%" draw:end-intensity="100%"/>
    <draw:gradient draw:name="a381" draw:style="linear" draw:angle="0" draw:start-color="#7c96a3" draw:end-color="#3b4c54" draw:start-intensity="100%" draw:end-intensity="100%"/>
    <draw:gradient draw:name="a1434" draw:style="linear" draw:angle="0" draw:start-color="#7c96a3" draw:end-color="#3b4c54" draw:start-intensity="100%" draw:end-intensity="100%"/>
    <draw:gradient draw:name="a939" draw:style="linear" draw:angle="0" draw:start-color="#7c96a3" draw:end-color="#3b4c54" draw:start-intensity="100%" draw:end-intensity="100%"/>
    <draw:gradient draw:name="a383" draw:style="linear" draw:angle="0" draw:start-color="#7c96a3" draw:end-color="#3b4c54" draw:start-intensity="100%" draw:end-intensity="100%"/>
    <draw:gradient draw:name="a1436" draw:style="linear" draw:angle="0" draw:start-color="#7c96a3" draw:end-color="#3b4c54" draw:start-intensity="100%" draw:end-intensity="100%"/>
    <draw:gradient draw:name="a385" draw:style="linear" draw:angle="0" draw:start-color="#7c96a3" draw:end-color="#3b4c54" draw:start-intensity="100%" draw:end-intensity="100%"/>
    <draw:gradient draw:name="a1438" draw:style="linear" draw:angle="0" draw:start-color="#7c96a3" draw:end-color="#3b4c54" draw:start-intensity="100%" draw:end-intensity="100%"/>
    <draw:gradient draw:name="a61" draw:style="linear" draw:angle="0" draw:start-color="#7c96a3" draw:end-color="#3b4c54" draw:start-intensity="100%" draw:end-intensity="100%"/>
    <draw:gradient draw:name="a387" draw:style="linear" draw:angle="0" draw:start-color="#7c96a3" draw:end-color="#3b4c54" draw:start-intensity="100%" draw:end-intensity="100%"/>
    <draw:gradient draw:name="a63" draw:style="linear" draw:angle="0" draw:start-color="#7c96a3" draw:end-color="#3b4c54" draw:start-intensity="100%" draw:end-intensity="100%"/>
    <draw:gradient draw:name="a389" draw:style="linear" draw:angle="0" draw:start-color="#7c96a3" draw:end-color="#3b4c54" draw:start-intensity="100%" draw:end-intensity="100%"/>
    <draw:gradient draw:name="a65" draw:style="linear" draw:angle="0" draw:start-color="#7c96a3" draw:end-color="#3b4c54" draw:start-intensity="100%" draw:end-intensity="100%"/>
    <draw:gradient draw:name="a1710" draw:style="linear" draw:angle="0" draw:start-color="#7c96a3" draw:end-color="#3b4c54" draw:start-intensity="100%" draw:end-intensity="100%"/>
    <draw:gradient draw:name="a67" draw:style="linear" draw:angle="0" draw:start-color="#7c96a3" draw:end-color="#3b4c54" draw:start-intensity="100%" draw:end-intensity="100%"/>
    <draw:gradient draw:name="a1712" draw:style="linear" draw:angle="0" draw:start-color="#7c96a3" draw:end-color="#3b4c54" draw:start-intensity="100%" draw:end-intensity="100%"/>
    <draw:gradient draw:name="a661" draw:style="linear" draw:angle="0" draw:start-color="#7c96a3" draw:end-color="#3b4c54" draw:start-intensity="100%" draw:end-intensity="100%"/>
    <draw:gradient draw:name="a69" draw:style="linear" draw:angle="0" draw:start-color="#7c96a3" draw:end-color="#3b4c54" draw:start-intensity="100%" draw:end-intensity="100%"/>
    <draw:gradient draw:name="a1714" draw:style="linear" draw:angle="0" draw:start-color="#7c96a3" draw:end-color="#3b4c54" draw:start-intensity="100%" draw:end-intensity="100%"/>
    <draw:gradient draw:name="a663" draw:style="linear" draw:angle="0" draw:start-color="#7c96a3" draw:end-color="#3b4c54" draw:start-intensity="100%" draw:end-intensity="100%"/>
    <draw:gradient draw:name="a1716" draw:style="linear" draw:angle="0" draw:start-color="#7c96a3" draw:end-color="#3b4c54" draw:start-intensity="100%" draw:end-intensity="100%"/>
    <draw:gradient draw:name="a665" draw:style="linear" draw:angle="0" draw:start-color="#7c96a3" draw:end-color="#3b4c54" draw:start-intensity="100%" draw:end-intensity="100%"/>
    <draw:gradient draw:name="a1718" draw:style="linear" draw:angle="0" draw:start-color="#7c96a3" draw:end-color="#3b4c54" draw:start-intensity="100%" draw:end-intensity="100%"/>
    <draw:gradient draw:name="a1161" draw:style="linear" draw:angle="0" draw:start-color="#7c96a3" draw:end-color="#3b4c54" draw:start-intensity="100%" draw:end-intensity="100%"/>
    <draw:gradient draw:name="a667" draw:style="linear" draw:angle="0" draw:start-color="#7c96a3" draw:end-color="#3b4c54" draw:start-intensity="100%" draw:end-intensity="100%"/>
    <draw:gradient draw:name="a1163" draw:style="linear" draw:angle="0" draw:start-color="#7c96a3" draw:end-color="#3b4c54" draw:start-intensity="100%" draw:end-intensity="100%"/>
    <draw:gradient draw:name="a669" draw:style="linear" draw:angle="0" draw:start-color="#7c96a3" draw:end-color="#3b4c54" draw:start-intensity="100%" draw:end-intensity="100%"/>
    <draw:gradient draw:name="a128" draw:style="linear" draw:angle="0" draw:start-color="#7c96a3" draw:end-color="#3b4c54" draw:start-intensity="100%" draw:end-intensity="100%"/>
    <draw:gradient draw:name="a1165" draw:style="linear" draw:angle="0" draw:start-color="#7c96a3" draw:end-color="#3b4c54" draw:start-intensity="100%" draw:end-intensity="100%"/>
    <draw:gradient draw:name="a1167" draw:style="linear" draw:angle="0" draw:start-color="#7c96a3" draw:end-color="#3b4c54" draw:start-intensity="100%" draw:end-intensity="100%"/>
    <draw:gradient draw:name="a941" draw:style="linear" draw:angle="0" draw:start-color="#7c96a3" draw:end-color="#3b4c54" draw:start-intensity="100%" draw:end-intensity="100%"/>
    <draw:gradient draw:name="a1169" draw:style="linear" draw:angle="0" draw:start-color="#7c96a3" draw:end-color="#3b4c54" draw:start-intensity="100%" draw:end-intensity="100%"/>
    <draw:gradient draw:name="a401" draw:style="linear" draw:angle="0" draw:start-color="#7c96a3" draw:end-color="#3b4c54" draw:start-intensity="100%" draw:end-intensity="100%"/>
    <draw:gradient draw:name="a943" draw:style="linear" draw:angle="0" draw:start-color="#7c96a3" draw:end-color="#3b4c54" draw:start-intensity="100%" draw:end-intensity="100%"/>
    <draw:gradient draw:name="a403" draw:style="linear" draw:angle="0" draw:start-color="#7c96a3" draw:end-color="#3b4c54" draw:start-intensity="100%" draw:end-intensity="100%"/>
    <draw:gradient draw:name="a945" draw:style="linear" draw:angle="0" draw:start-color="#7c96a3" draw:end-color="#3b4c54" draw:start-intensity="100%" draw:end-intensity="100%"/>
    <draw:gradient draw:name="a1440" draw:style="linear" draw:angle="0" draw:start-color="#7c96a3" draw:end-color="#3b4c54" draw:start-intensity="100%" draw:end-intensity="100%"/>
    <draw:gradient draw:name="a405" draw:style="linear" draw:angle="0" draw:start-color="#7c96a3" draw:end-color="#3b4c54" draw:start-intensity="100%" draw:end-intensity="100%"/>
    <draw:gradient draw:name="a947" draw:style="linear" draw:angle="0" draw:start-color="#7c96a3" draw:end-color="#3b4c54" draw:start-intensity="100%" draw:end-intensity="100%"/>
    <draw:gradient draw:name="a1442" draw:style="linear" draw:angle="0" draw:start-color="#7c96a3" draw:end-color="#3b4c54" draw:start-intensity="100%" draw:end-intensity="100%"/>
    <draw:gradient draw:name="a391" draw:style="linear" draw:angle="0" draw:start-color="#7c96a3" draw:end-color="#3b4c54" draw:start-intensity="100%" draw:end-intensity="100%"/>
    <draw:gradient draw:name="a407" draw:style="linear" draw:angle="0" draw:start-color="#7c96a3" draw:end-color="#3b4c54" draw:start-intensity="100%" draw:end-intensity="100%"/>
    <draw:gradient draw:name="a949" draw:style="linear" draw:angle="0" draw:start-color="#7c96a3" draw:end-color="#3b4c54" draw:start-intensity="100%" draw:end-intensity="100%"/>
    <draw:gradient draw:name="a1444" draw:style="linear" draw:angle="0" draw:start-color="#7c96a3" draw:end-color="#3b4c54" draw:start-intensity="100%" draw:end-intensity="100%"/>
    <draw:gradient draw:name="a393" draw:style="linear" draw:angle="0" draw:start-color="#7c96a3" draw:end-color="#3b4c54" draw:start-intensity="100%" draw:end-intensity="100%"/>
    <draw:gradient draw:name="a409" draw:style="linear" draw:angle="0" draw:start-color="#7c96a3" draw:end-color="#3b4c54" draw:start-intensity="100%" draw:end-intensity="100%"/>
    <draw:gradient draw:name="a1446" draw:style="linear" draw:angle="0" draw:start-color="#7c96a3" draw:end-color="#3b4c54" draw:start-intensity="100%" draw:end-intensity="100%"/>
    <draw:gradient draw:name="a395" draw:style="linear" draw:angle="0" draw:start-color="#7c96a3" draw:end-color="#3b4c54" draw:start-intensity="100%" draw:end-intensity="100%"/>
    <draw:gradient draw:name="a1448" draw:style="linear" draw:angle="0" draw:start-color="#7c96a3" draw:end-color="#3b4c54" draw:start-intensity="100%" draw:end-intensity="100%"/>
    <draw:gradient draw:name="a71" draw:style="linear" draw:angle="0" draw:start-color="#7c96a3" draw:end-color="#3b4c54" draw:start-intensity="100%" draw:end-intensity="100%"/>
    <draw:gradient draw:name="a397" draw:style="linear" draw:angle="0" draw:start-color="#7c96a3" draw:end-color="#3b4c54" draw:start-intensity="100%" draw:end-intensity="100%"/>
    <draw:gradient draw:name="a73" draw:style="linear" draw:angle="0" draw:start-color="#7c96a3" draw:end-color="#3b4c54" draw:start-intensity="100%" draw:end-intensity="100%"/>
    <draw:gradient draw:name="a399" draw:style="linear" draw:angle="0" draw:start-color="#7c96a3" draw:end-color="#3b4c54" draw:start-intensity="100%" draw:end-intensity="100%"/>
    <draw:gradient draw:name="a75" draw:style="linear" draw:angle="0" draw:start-color="#7c96a3" draw:end-color="#3b4c54" draw:start-intensity="100%" draw:end-intensity="100%"/>
    <draw:gradient draw:name="a1720" draw:style="linear" draw:angle="0" draw:start-color="#7c96a3" draw:end-color="#3b4c54" draw:start-intensity="100%" draw:end-intensity="100%"/>
    <draw:gradient draw:name="a77" draw:style="linear" draw:angle="0" draw:start-color="#7c96a3" draw:end-color="#3b4c54" draw:start-intensity="100%" draw:end-intensity="100%"/>
    <draw:gradient draw:name="a671" draw:style="linear" draw:angle="0" draw:start-color="#7c96a3" draw:end-color="#3b4c54" draw:start-intensity="100%" draw:end-intensity="100%"/>
    <draw:gradient draw:name="a79" draw:style="linear" draw:angle="0" draw:start-color="#7c96a3" draw:end-color="#3b4c54" draw:start-intensity="100%" draw:end-intensity="100%"/>
    <draw:gradient draw:name="a130" draw:style="linear" draw:angle="0" draw:start-color="#7c96a3" draw:end-color="#3b4c54" draw:start-intensity="100%" draw:end-intensity="100%"/>
    <draw:gradient draw:name="a673" draw:style="linear" draw:angle="0" draw:start-color="#7c96a3" draw:end-color="#3b4c54" draw:start-intensity="100%" draw:end-intensity="100%"/>
    <draw:gradient draw:name="a132" draw:style="linear" draw:angle="0" draw:start-color="#7c96a3" draw:end-color="#3b4c54" draw:start-intensity="100%" draw:end-intensity="100%"/>
    <draw:gradient draw:name="a675" draw:style="linear" draw:angle="0" draw:start-color="#7c96a3" draw:end-color="#3b4c54" draw:start-intensity="100%" draw:end-intensity="100%"/>
    <draw:gradient draw:name="a134" draw:style="linear" draw:angle="0" draw:start-color="#7c96a3" draw:end-color="#3b4c54" draw:start-intensity="100%" draw:end-intensity="100%"/>
    <draw:gradient draw:name="a1171" draw:style="linear" draw:angle="0" draw:start-color="#7c96a3" draw:end-color="#3b4c54" draw:start-intensity="100%" draw:end-intensity="100%"/>
    <draw:gradient draw:name="a677" draw:style="linear" draw:angle="0" draw:start-color="#7c96a3" draw:end-color="#3b4c54" draw:start-intensity="100%" draw:end-intensity="100%"/>
    <draw:gradient draw:name="a136" draw:style="linear" draw:angle="0" draw:start-color="#7c96a3" draw:end-color="#3b4c54" draw:start-intensity="100%" draw:end-intensity="100%"/>
    <draw:gradient draw:name="a1173" draw:style="linear" draw:angle="0" draw:start-color="#7c96a3" draw:end-color="#3b4c54" draw:start-intensity="100%" draw:end-intensity="100%"/>
    <draw:gradient draw:name="a679" draw:style="linear" draw:angle="0" draw:start-color="#7c96a3" draw:end-color="#3b4c54" draw:start-intensity="100%" draw:end-intensity="100%"/>
    <draw:gradient draw:name="a138" draw:style="linear" draw:angle="0" draw:start-color="#7c96a3" draw:end-color="#3b4c54" draw:start-intensity="100%" draw:end-intensity="100%"/>
    <draw:gradient draw:name="a1175" draw:style="linear" draw:angle="0" draw:start-color="#7c96a3" draw:end-color="#3b4c54" draw:start-intensity="100%" draw:end-intensity="100%"/>
    <draw:gradient draw:name="a1177" draw:style="linear" draw:angle="0" draw:start-color="#7c96a3" draw:end-color="#3b4c54" draw:start-intensity="100%" draw:end-intensity="100%"/>
    <draw:gradient draw:name="a951" draw:style="linear" draw:angle="0" draw:start-color="#7c96a3" draw:end-color="#3b4c54" draw:start-intensity="100%" draw:end-intensity="100%"/>
    <draw:gradient draw:name="a1179" draw:style="linear" draw:angle="0" draw:start-color="#7c96a3" draw:end-color="#3b4c54" draw:start-intensity="100%" draw:end-intensity="100%"/>
    <draw:gradient draw:name="a411" draw:style="linear" draw:angle="0" draw:start-color="#7c96a3" draw:end-color="#3b4c54" draw:start-intensity="100%" draw:end-intensity="100%"/>
    <draw:gradient draw:name="a953" draw:style="linear" draw:angle="0" draw:start-color="#7c96a3" draw:end-color="#3b4c54" draw:start-intensity="100%" draw:end-intensity="100%"/>
    <draw:gradient draw:name="a413" draw:style="linear" draw:angle="0" draw:start-color="#7c96a3" draw:end-color="#3b4c54" draw:start-intensity="100%" draw:end-intensity="100%"/>
    <draw:gradient draw:name="a955" draw:style="linear" draw:angle="0" draw:start-color="#7c96a3" draw:end-color="#3b4c54" draw:start-intensity="100%" draw:end-intensity="100%"/>
    <draw:gradient draw:name="a1450" draw:style="linear" draw:angle="0" draw:start-color="#7c96a3" draw:end-color="#3b4c54" draw:start-intensity="100%" draw:end-intensity="100%"/>
    <draw:gradient draw:name="a415" draw:style="linear" draw:angle="0" draw:start-color="#7c96a3" draw:end-color="#3b4c54" draw:start-intensity="100%" draw:end-intensity="100%"/>
    <draw:gradient draw:name="a957" draw:style="linear" draw:angle="0" draw:start-color="#7c96a3" draw:end-color="#3b4c54" draw:start-intensity="100%" draw:end-intensity="100%"/>
    <draw:gradient draw:name="a1452" draw:style="linear" draw:angle="0" draw:start-color="#7c96a3" draw:end-color="#3b4c54" draw:start-intensity="100%" draw:end-intensity="100%"/>
    <draw:gradient draw:name="a417" draw:style="linear" draw:angle="0" draw:start-color="#7c96a3" draw:end-color="#3b4c54" draw:start-intensity="100%" draw:end-intensity="100%"/>
    <draw:gradient draw:name="a959" draw:style="linear" draw:angle="0" draw:start-color="#7c96a3" draw:end-color="#3b4c54" draw:start-intensity="100%" draw:end-intensity="100%"/>
    <draw:gradient draw:name="a1454" draw:style="linear" draw:angle="0" draw:start-color="#7c96a3" draw:end-color="#3b4c54" draw:start-intensity="100%" draw:end-intensity="100%"/>
    <draw:gradient draw:name="a419" draw:style="linear" draw:angle="0" draw:start-color="#7c96a3" draw:end-color="#3b4c54" draw:start-intensity="100%" draw:end-intensity="100%"/>
    <draw:gradient draw:name="a1456" draw:style="linear" draw:angle="0" draw:start-color="#7c96a3" draw:end-color="#3b4c54" draw:start-intensity="100%" draw:end-intensity="100%"/>
    <draw:gradient draw:name="a1458" draw:style="linear" draw:angle="0" draw:start-color="#7c96a3" draw:end-color="#3b4c54" draw:start-intensity="100%" draw:end-intensity="100%"/>
    <draw:gradient draw:name="a81" draw:style="linear" draw:angle="0" draw:start-color="#7c96a3" draw:end-color="#3b4c54" draw:start-intensity="100%" draw:end-intensity="100%"/>
    <draw:gradient draw:name="a83" draw:style="linear" draw:angle="0" draw:start-color="#7c96a3" draw:end-color="#3b4c54" draw:start-intensity="100%" draw:end-intensity="100%"/>
    <draw:gradient draw:name="a85" draw:style="linear" draw:angle="0" draw:start-color="#7c96a3" draw:end-color="#3b4c54" draw:start-intensity="100%" draw:end-intensity="100%"/>
    <draw:gradient draw:name="a87" draw:style="linear" draw:angle="0" draw:start-color="#7c96a3" draw:end-color="#3b4c54" draw:start-intensity="100%" draw:end-intensity="100%"/>
    <draw:gradient draw:name="a681" draw:style="linear" draw:angle="0" draw:start-color="#7c96a3" draw:end-color="#3b4c54" draw:start-intensity="100%" draw:end-intensity="100%"/>
    <draw:gradient draw:name="a89" draw:style="linear" draw:angle="0" draw:start-color="#7c96a3" draw:end-color="#3b4c54" draw:start-intensity="100%" draw:end-intensity="100%"/>
    <draw:gradient draw:name="a140" draw:style="linear" draw:angle="0" draw:start-color="#7c96a3" draw:end-color="#3b4c54" draw:start-intensity="100%" draw:end-intensity="100%"/>
    <draw:gradient draw:name="a683" draw:style="linear" draw:angle="0" draw:start-color="#7c96a3" draw:end-color="#3b4c54" draw:start-intensity="100%" draw:end-intensity="100%"/>
    <draw:gradient draw:name="a142" draw:style="linear" draw:angle="0" draw:start-color="#7c96a3" draw:end-color="#3b4c54" draw:start-intensity="100%" draw:end-intensity="100%"/>
    <draw:gradient draw:name="a685" draw:style="linear" draw:angle="0" draw:start-color="#7c96a3" draw:end-color="#3b4c54" draw:start-intensity="100%" draw:end-intensity="100%"/>
    <draw:gradient draw:name="a144" draw:style="linear" draw:angle="0" draw:start-color="#7c96a3" draw:end-color="#3b4c54" draw:start-intensity="100%" draw:end-intensity="100%"/>
    <draw:gradient draw:name="a1181" draw:style="linear" draw:angle="0" draw:start-color="#7c96a3" draw:end-color="#3b4c54" draw:start-intensity="100%" draw:end-intensity="100%"/>
    <draw:gradient draw:name="a687" draw:style="linear" draw:angle="0" draw:start-color="#7c96a3" draw:end-color="#3b4c54" draw:start-intensity="100%" draw:end-intensity="100%"/>
    <draw:gradient draw:name="a146" draw:style="linear" draw:angle="0" draw:start-color="#7c96a3" draw:end-color="#3b4c54" draw:start-intensity="100%" draw:end-intensity="100%"/>
    <draw:gradient draw:name="a1183" draw:style="linear" draw:angle="0" draw:start-color="#7c96a3" draw:end-color="#3b4c54" draw:start-intensity="100%" draw:end-intensity="100%"/>
    <draw:gradient draw:name="a689" draw:style="linear" draw:angle="0" draw:start-color="#7c96a3" draw:end-color="#3b4c54" draw:start-intensity="100%" draw:end-intensity="100%"/>
    <draw:gradient draw:name="a148" draw:style="linear" draw:angle="0" draw:start-color="#7c96a3" draw:end-color="#3b4c54" draw:start-intensity="100%" draw:end-intensity="100%"/>
    <draw:gradient draw:name="a961" draw:style="linear" draw:angle="0" draw:start-color="#7c96a3" draw:end-color="#3b4c54" draw:start-intensity="100%" draw:end-intensity="100%"/>
    <draw:gradient draw:name="a421" draw:style="linear" draw:angle="0" draw:start-color="#7c96a3" draw:end-color="#3b4c54" draw:start-intensity="100%" draw:end-intensity="100%"/>
    <draw:gradient draw:name="a963" draw:style="linear" draw:angle="0" draw:start-color="#7c96a3" draw:end-color="#3b4c54" draw:start-intensity="100%" draw:end-intensity="100%"/>
    <draw:gradient draw:name="a423" draw:style="linear" draw:angle="0" draw:start-color="#7c96a3" draw:end-color="#3b4c54" draw:start-intensity="100%" draw:end-intensity="100%"/>
    <draw:gradient draw:name="a965" draw:style="linear" draw:angle="0" draw:start-color="#7c96a3" draw:end-color="#3b4c54" draw:start-intensity="100%" draw:end-intensity="100%"/>
    <draw:gradient draw:name="a1460" draw:style="linear" draw:angle="0" draw:start-color="#7c96a3" draw:end-color="#3b4c54" draw:start-intensity="100%" draw:end-intensity="100%"/>
    <draw:gradient draw:name="a425" draw:style="linear" draw:angle="0" draw:start-color="#7c96a3" draw:end-color="#3b4c54" draw:start-intensity="100%" draw:end-intensity="100%"/>
    <draw:gradient draw:name="a967" draw:style="linear" draw:angle="0" draw:start-color="#7c96a3" draw:end-color="#3b4c54" draw:start-intensity="100%" draw:end-intensity="100%"/>
    <draw:gradient draw:name="a1462" draw:style="linear" draw:angle="0" draw:start-color="#7c96a3" draw:end-color="#3b4c54" draw:start-intensity="100%" draw:end-intensity="100%"/>
    <draw:gradient draw:name="a427" draw:style="linear" draw:angle="0" draw:start-color="#7c96a3" draw:end-color="#3b4c54" draw:start-intensity="100%" draw:end-intensity="100%"/>
    <draw:gradient draw:name="a969" draw:style="linear" draw:angle="0" draw:start-color="#7c96a3" draw:end-color="#3b4c54" draw:start-intensity="100%" draw:end-intensity="100%"/>
    <draw:gradient draw:name="a1464" draw:style="linear" draw:angle="0" draw:start-color="#7c96a3" draw:end-color="#3b4c54" draw:start-intensity="100%" draw:end-intensity="100%"/>
    <draw:gradient draw:name="a429" draw:style="linear" draw:angle="0" draw:start-color="#7c96a3" draw:end-color="#3b4c54" draw:start-intensity="100%" draw:end-intensity="100%"/>
    <draw:gradient draw:name="a1466" draw:style="linear" draw:angle="0" draw:start-color="#7c96a3" draw:end-color="#3b4c54" draw:start-intensity="100%" draw:end-intensity="100%"/>
    <draw:gradient draw:name="a1468" draw:style="linear" draw:angle="0" draw:start-color="#7c96a3" draw:end-color="#3b4c54" draw:start-intensity="100%" draw:end-intensity="100%"/>
    <draw:gradient draw:name="a91" draw:style="linear" draw:angle="0" draw:start-color="#7c96a3" draw:end-color="#3b4c54" draw:start-intensity="100%" draw:end-intensity="100%"/>
    <draw:gradient draw:name="a93" draw:style="linear" draw:angle="0" draw:start-color="#7c96a3" draw:end-color="#3b4c54" draw:start-intensity="100%" draw:end-intensity="100%"/>
    <draw:gradient draw:name="a95" draw:style="linear" draw:angle="0" draw:start-color="#7c96a3" draw:end-color="#3b4c54" draw:start-intensity="100%" draw:end-intensity="100%"/>
    <draw:gradient draw:name="a97" draw:style="linear" draw:angle="0" draw:start-color="#7c96a3" draw:end-color="#3b4c54" draw:start-intensity="100%" draw:end-intensity="100%"/>
    <draw:gradient draw:name="a691" draw:style="linear" draw:angle="0" draw:start-color="#7c96a3" draw:end-color="#3b4c54" draw:start-intensity="100%" draw:end-intensity="100%"/>
    <draw:gradient draw:name="a99" draw:style="linear" draw:angle="0" draw:start-color="#7c96a3" draw:end-color="#3b4c54" draw:start-intensity="100%" draw:end-intensity="100%"/>
    <draw:gradient draw:name="a150" draw:style="linear" draw:angle="0" draw:start-color="#7c96a3" draw:end-color="#3b4c54" draw:start-intensity="100%" draw:end-intensity="100%"/>
    <draw:gradient draw:name="a693" draw:style="linear" draw:angle="0" draw:start-color="#7c96a3" draw:end-color="#3b4c54" draw:start-intensity="100%" draw:end-intensity="100%"/>
    <draw:gradient draw:name="a152" draw:style="linear" draw:angle="0" draw:start-color="#7c96a3" draw:end-color="#3b4c54" draw:start-intensity="100%" draw:end-intensity="100%"/>
    <draw:gradient draw:name="a695" draw:style="linear" draw:angle="0" draw:start-color="#7c96a3" draw:end-color="#3b4c54" draw:start-intensity="100%" draw:end-intensity="100%"/>
    <draw:gradient draw:name="a1206" draw:style="linear" draw:angle="0" draw:start-color="#7c96a3" draw:end-color="#3b4c54" draw:start-intensity="100%" draw:end-intensity="100%"/>
    <draw:gradient draw:name="a154" draw:style="linear" draw:angle="0" draw:start-color="#7c96a3" draw:end-color="#3b4c54" draw:start-intensity="100%" draw:end-intensity="100%"/>
    <draw:gradient draw:name="a1208" draw:style="linear" draw:angle="0" draw:start-color="#7c96a3" draw:end-color="#3b4c54" draw:start-intensity="100%" draw:end-intensity="100%"/>
    <draw:gradient draw:name="a156" draw:style="linear" draw:angle="0" draw:start-color="#7c96a3" draw:end-color="#3b4c54" draw:start-intensity="100%" draw:end-intensity="100%"/>
    <draw:gradient draw:name="a158" draw:style="linear" draw:angle="0" draw:start-color="#7c96a3" draw:end-color="#3b4c54" draw:start-intensity="100%" draw:end-intensity="100%"/>
    <draw:gradient draw:name="a971" draw:style="linear" draw:angle="0" draw:start-color="#7c96a3" draw:end-color="#3b4c54" draw:start-intensity="100%" draw:end-intensity="100%"/>
    <draw:gradient draw:name="a431" draw:style="linear" draw:angle="0" draw:start-color="#7c96a3" draw:end-color="#3b4c54" draw:start-intensity="100%" draw:end-intensity="100%"/>
    <draw:gradient draw:name="a973" draw:style="linear" draw:angle="0" draw:start-color="#7c96a3" draw:end-color="#3b4c54" draw:start-intensity="100%" draw:end-intensity="100%"/>
    <draw:gradient draw:name="a433" draw:style="linear" draw:angle="0" draw:start-color="#7c96a3" draw:end-color="#3b4c54" draw:start-intensity="100%" draw:end-intensity="100%"/>
    <draw:gradient draw:name="a975" draw:style="linear" draw:angle="0" draw:start-color="#7c96a3" draw:end-color="#3b4c54" draw:start-intensity="100%" draw:end-intensity="100%"/>
    <draw:gradient draw:name="a1470" draw:style="linear" draw:angle="0" draw:start-color="#7c96a3" draw:end-color="#3b4c54" draw:start-intensity="100%" draw:end-intensity="100%"/>
    <draw:gradient draw:name="a435" draw:style="linear" draw:angle="0" draw:start-color="#7c96a3" draw:end-color="#3b4c54" draw:start-intensity="100%" draw:end-intensity="100%"/>
    <draw:gradient draw:name="a977" draw:style="linear" draw:angle="0" draw:start-color="#7c96a3" draw:end-color="#3b4c54" draw:start-intensity="100%" draw:end-intensity="100%"/>
    <draw:gradient draw:name="a1472" draw:style="linear" draw:angle="0" draw:start-color="#7c96a3" draw:end-color="#3b4c54" draw:start-intensity="100%" draw:end-intensity="100%"/>
    <draw:gradient draw:name="a437" draw:style="linear" draw:angle="0" draw:start-color="#7c96a3" draw:end-color="#3b4c54" draw:start-intensity="100%" draw:end-intensity="100%"/>
    <draw:gradient draw:name="a979" draw:style="linear" draw:angle="0" draw:start-color="#7c96a3" draw:end-color="#3b4c54" draw:start-intensity="100%" draw:end-intensity="100%"/>
    <draw:gradient draw:name="a1474" draw:style="linear" draw:angle="0" draw:start-color="#7c96a3" draw:end-color="#3b4c54" draw:start-intensity="100%" draw:end-intensity="100%"/>
    <draw:gradient draw:name="a1476" draw:style="linear" draw:angle="0" draw:start-color="#7c96a3" draw:end-color="#3b4c54" draw:start-intensity="100%" draw:end-intensity="100%"/>
    <draw:fill-image draw:name="a987" xlink:href="media/image1.png" xlink:show="embed" xlink:actuate="onLoad"/>
    <draw:fill-image draw:name="a1722" xlink:href="media/image1.png" xlink:show="embed" xlink:actuate="onLoad"/>
    <draw:fill-image draw:name="a564" xlink:href="media/image1.png" xlink:show="embed" xlink:actuate="onLoad"/>
    <draw:fill-image draw:name="a1830" xlink:href="media/image1.png" xlink:show="embed" xlink:actuate="onLoad"/>
    <draw:fill-image draw:name="a1996" xlink:href="media/image1.png" xlink:show="embed" xlink:actuate="onLoad"/>
    <draw:fill-image draw:name="a2048" xlink:href="media/image1.png" xlink:show="embed" xlink:actuate="onLoad"/>
    <draw:fill-image draw:name="a107" xlink:href="media/image1.png" xlink:show="embed" xlink:actuate="onLoad"/>
    <draw:fill-image draw:name="a1945" xlink:href="media/image1.png" xlink:show="embed" xlink:actuate="onLoad"/>
    <draw:fill-image draw:name="a788" xlink:href="media/image1.png" xlink:show="embed" xlink:actuate="onLoad"/>
    <draw:fill-image draw:name="a1385" xlink:href="media/image1.png" xlink:show="embed" xlink:actuate="onLoad"/>
    <draw:fill-image draw:name="a1086" xlink:href="media/image1.png" xlink:show="embed" xlink:actuate="onLoad"/>
    <draw:fill-image draw:name="a1970" xlink:href="media/image1.png" xlink:show="embed" xlink:actuate="onLoad"/>
    <draw:fill-image draw:name="a0" xlink:href="media/image1.png" xlink:show="embed" xlink:actuate="onLoad"/>
    <draw:fill-image draw:name="a439" xlink:href="media/image1.png" xlink:show="embed" xlink:actuate="onLoad"/>
    <draw:fill-image draw:name="a1938" xlink:href="media/image1.png" xlink:show="embed" xlink:actuate="onLoad"/>
    <draw:fill-image draw:name="a1480" xlink:href="media/image1.png" xlink:show="embed" xlink:actuate="onLoad"/>
    <draw:fill-image draw:name="a2028" xlink:href="media/image1.png" xlink:show="embed" xlink:actuate="onLoad"/>
    <draw:fill-image draw:name="a2010" xlink:href="media/image1.png" xlink:show="embed" xlink:actuate="onLoad"/>
    <draw:fill-image draw:name="a1185" xlink:href="media/image1.png" xlink:show="embed" xlink:actuate="onLoad"/>
    <draw:fill-image draw:name="a697" xlink:href="media/image1.png" xlink:show="embed" xlink:actuate="onLoad"/>
    <draw:fill-image draw:name="a1595" xlink:href="media/image1.png" xlink:show="embed" xlink:actuate="onLoad"/>
    <draw:fill-image draw:name="a875" xlink:href="media/image1.png" xlink:show="embed" xlink:actuate="onLoad"/>
    <draw:fill-image draw:name="a236" xlink:href="media/image1.png" xlink:show="embed" xlink:actuate="onLoad"/>
    <draw:fill-image draw:name="a344" xlink:href="media/image1.png" xlink:show="embed" xlink:actuate="onLoad"/>
    <draw:fill-image draw:name="a1280" xlink:href="media/image1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366">
      <style:graphic-properties draw:fill="gradient" draw:fill-gradient-name="a365" draw:stroke="none"/>
    </style:style>
    <style:style style:family="graphic" style:name="a1338">
      <style:graphic-properties draw:fill="gradient" draw:fill-gradient-name="a1337" draw:stroke="none"/>
    </style:style>
    <style:style style:family="graphic" style:name="a368">
      <style:graphic-properties draw:fill="gradient" draw:fill-gradient-name="a367" draw:stroke="non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draw:fill="gradient" draw:fill-gradient-name="a869" draw:stroke="none"/>
    </style:style>
    <style:style style:family="paragraph" style:name="a184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draw:fill="gradient" draw:fill-gradient-name="a871" draw:stroke="none"/>
    </style:style>
    <style:style style:family="text" style:name="a1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draw:fill="gradient" draw:fill-gradient-name="a873" draw:stroke="none"/>
    </style:style>
    <style:style style:family="text" style:name="a1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bitmap" draw:fill-image-name="a8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4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 style:parent-style-name="Graphics">
      <style:graphic-properties draw:fill="none" fo:clip="rect(0in, 0in, 0in, 0in)" draw:stroke="none" draw:image-opacity="30%"/>
    </style:style>
    <style:style style:family="text" style:name="a8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>
      <style:graphic-properties draw:fill="gradient" draw:fill-gradient-name="a1339" draw:stroke="none"/>
    </style:style>
    <style:style style:family="graphic" style:name="a370">
      <style:graphic-properties draw:fill="gradient" draw:fill-gradient-name="a369" draw:stroke="none"/>
    </style:style>
    <style:style style:family="graphic" style:name="a1342">
      <style:graphic-properties draw:fill="gradient" draw:fill-gradient-name="a1341" draw:stroke="none"/>
    </style:style>
    <style:style style:family="graphic" style:name="a372">
      <style:graphic-properties draw:fill="gradient" draw:fill-gradient-name="a371" draw:stroke="none"/>
    </style:style>
    <style:style style:family="graphic" style:name="a1344">
      <style:graphic-properties draw:fill="gradient" draw:fill-gradient-name="a1343" draw:stroke="none"/>
    </style:style>
    <style:style style:family="graphic" style:name="a374">
      <style:graphic-properties draw:fill="gradient" draw:fill-gradient-name="a373" draw:stroke="none"/>
    </style:style>
    <style:style style:family="graphic" style:name="a1346">
      <style:graphic-properties draw:fill="gradient" draw:fill-gradient-name="a1345" draw:stroke="none"/>
    </style:style>
    <style:style style:family="graphic" style:name="a376">
      <style:graphic-properties draw:fill="gradient" draw:fill-gradient-name="a375" draw:stroke="none"/>
    </style:style>
    <style:style style:family="graphic" style:name="a1348">
      <style:graphic-properties draw:fill="gradient" draw:fill-gradient-name="a1347" draw:stroke="none"/>
    </style:style>
    <style:style style:family="graphic" style:name="a378">
      <style:graphic-properties draw:fill="gradient" draw:fill-gradient-name="a377" draw:stroke="none"/>
    </style:style>
    <style:style style:family="text" style:name="a1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draw:fill="gradient" draw:fill-gradient-name="a1349" draw:stroke="none"/>
    </style:style>
    <style:style style:family="graphic" style:name="a380">
      <style:graphic-properties draw:fill="gradient" draw:fill-gradient-name="a379" draw:stroke="none"/>
    </style:style>
    <style:style style:family="paragraph" style:name="a7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draw:fill="gradient" draw:fill-gradient-name="a1351" draw:stroke="none"/>
    </style:style>
    <style:style style:family="graphic" style:name="a382">
      <style:graphic-properties draw:fill="gradient" draw:fill-gradient-name="a381" draw:stroke="none"/>
    </style:style>
    <style:style style:family="graphic" style:name="a1354">
      <style:graphic-properties draw:fill="gradient" draw:fill-gradient-name="a1353" draw:stroke="solid" svg:stroke-width="0.00002in" svg:stroke-color="#ffffff" svg:stroke-opacity="100%" draw:stroke-linejoin="miter" svg:stroke-linecap="butt"/>
    </style:style>
    <style:style style:family="graphic" style:name="a384">
      <style:graphic-properties draw:fill="gradient" draw:fill-gradient-name="a383" draw:stroke="none"/>
    </style:style>
    <style:style style:family="graphic" style:name="a1356">
      <style:graphic-properties draw:fill="gradient" draw:fill-gradient-name="a1355" draw:stroke="none"/>
    </style:style>
    <style:style style:family="graphic" style:name="a386">
      <style:graphic-properties draw:fill="gradient" draw:fill-gradient-name="a385" draw:stroke="none"/>
    </style:style>
    <style:style style:family="graphic" style:name="a1358">
      <style:graphic-properties draw:fill="gradient" draw:fill-gradient-name="a1357" draw:stroke="none"/>
    </style:style>
    <style:style style:family="graphic" style:name="a388">
      <style:graphic-properties draw:fill="gradient" draw:fill-gradient-name="a387" draw:stroke="none"/>
    </style:style>
    <style:style style:family="presentation" style:name="a1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5">
      <style:graphic-properties draw:fill="gradient" draw:fill-gradient-name="a1864" draw:stroke="non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">
      <style:graphic-properties draw:fill="gradient" draw:fill-gradient-name="a200" draw:stroke="none"/>
    </style:style>
    <style:style style:family="paragraph" style:name="a89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7">
      <style:graphic-properties draw:fill="gradient" draw:fill-gradient-name="a1866" draw:stroke="none"/>
    </style:style>
    <style:style style:family="graphic" style:name="a203">
      <style:graphic-properties draw:fill="gradient" draw:fill-gradient-name="a202" draw:stroke="non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69">
      <style:graphic-properties draw:fill="gradient" draw:fill-gradient-name="a1868" draw:stroke="non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draw:fill="gradient" draw:fill-gradient-name="a204" draw:stroke="none"/>
    </style:style>
    <style:style style:family="graphic" style:name="a207">
      <style:graphic-properties draw:fill="gradient" draw:fill-gradient-name="a206" draw:stroke="none"/>
    </style:style>
    <style:style style:family="graphic" style:name="a209">
      <style:graphic-properties draw:fill="gradient" draw:fill-gradient-name="a208" draw:stroke="non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5">
      <style:graphic-properties draw:fill="gradient" draw:fill-gradient-name="a714" draw:stroke="none"/>
    </style:style>
    <style:style style:family="graphic" style:name="a717">
      <style:graphic-properties draw:fill="gradient" draw:fill-gradient-name="a716" draw:stroke="none"/>
    </style:style>
    <style:style style:family="graphic" style:name="a1360">
      <style:graphic-properties draw:fill="gradient" draw:fill-gradient-name="a1359" draw:stroke="none"/>
    </style:style>
    <style:style style:family="graphic" style:name="a390">
      <style:graphic-properties draw:fill="gradient" draw:fill-gradient-name="a389" draw:stroke="none"/>
    </style:style>
    <style:style style:family="graphic" style:name="a719">
      <style:graphic-properties draw:fill="gradient" draw:fill-gradient-name="a718" draw:stroke="none"/>
    </style:style>
    <style:style style:family="graphic" style:name="a1362">
      <style:graphic-properties draw:fill="gradient" draw:fill-gradient-name="a1361" draw:stroke="none"/>
    </style:style>
    <style:style style:family="graphic" style:name="a392">
      <style:graphic-properties draw:fill="gradient" draw:fill-gradient-name="a391" draw:stroke="none"/>
    </style:style>
    <style:style style:family="graphic" style:name="a1364">
      <style:graphic-properties draw:fill="gradient" draw:fill-gradient-name="a1363" draw:stroke="none"/>
    </style:style>
    <style:style style:family="graphic" style:name="a394">
      <style:graphic-properties draw:fill="gradient" draw:fill-gradient-name="a393" draw:stroke="none"/>
    </style:style>
    <style:style style:family="graphic" style:name="a1366">
      <style:graphic-properties draw:fill="gradient" draw:fill-gradient-name="a1365" draw:stroke="none"/>
    </style:style>
    <style:style style:family="graphic" style:name="a396">
      <style:graphic-properties draw:fill="gradient" draw:fill-gradient-name="a395" draw:stroke="none"/>
    </style:style>
    <style:style style:family="graphic" style:name="a1368">
      <style:graphic-properties draw:fill="gradient" draw:fill-gradient-name="a1367" draw:stroke="none"/>
    </style:style>
    <style:style style:family="graphic" style:name="a398">
      <style:graphic-properties draw:fill="gradient" draw:fill-gradient-name="a397" draw:stroke="none"/>
    </style:style>
    <style:style style:family="graphic" style:name="a1871">
      <style:graphic-properties draw:fill="gradient" draw:fill-gradient-name="a1870" draw:stroke="none"/>
    </style:style>
    <style:style style:family="graphic" style:name="a1873">
      <style:graphic-properties draw:fill="gradient" draw:fill-gradient-name="a1872" draw:stroke="none"/>
    </style:style>
    <style:style style:family="graphic" style:name="a1875">
      <style:graphic-properties draw:fill="gradient" draw:fill-gradient-name="a1874" draw:stroke="none"/>
    </style:style>
    <style:style style:family="graphic" style:name="a211">
      <style:graphic-properties draw:fill="gradient" draw:fill-gradient-name="a210" draw:stroke="none"/>
    </style:style>
    <style:style style:family="graphic" style:name="a1877">
      <style:graphic-properties draw:fill="gradient" draw:fill-gradient-name="a1876" draw:stroke="none"/>
    </style:style>
    <style:style style:family="graphic" style:name="a213">
      <style:graphic-properties draw:fill="gradient" draw:fill-gradient-name="a212" draw:stroke="none"/>
    </style:style>
    <style:style style:family="graphic" style:name="a1879">
      <style:graphic-properties draw:fill="gradient" draw:fill-gradient-name="a1878" draw:stroke="none"/>
    </style:style>
    <style:style style:family="graphic" style:name="a215">
      <style:graphic-properties draw:fill="gradient" draw:fill-gradient-name="a214" draw:stroke="none"/>
    </style:style>
    <style:style style:family="graphic" style:name="a217">
      <style:graphic-properties draw:fill="gradient" draw:fill-gradient-name="a216" draw:stroke="none"/>
    </style:style>
    <style:style style:family="graphic" style:name="a219">
      <style:graphic-properties draw:fill="gradient" draw:fill-gradient-name="a218" draw:stroke="none"/>
    </style:style>
    <style:style style:family="graphic" style:name="a721">
      <style:graphic-properties draw:fill="gradient" draw:fill-gradient-name="a720" draw:stroke="none"/>
    </style:style>
    <style:style style:family="graphic" style:name="a723">
      <style:graphic-properties draw:fill="gradient" draw:fill-gradient-name="a722" draw:stroke="none"/>
    </style:style>
    <style:style style:family="graphic" style:name="a725">
      <style:graphic-properties draw:fill="gradient" draw:fill-gradient-name="a724" draw:stroke="none"/>
    </style:style>
    <style:style style:family="graphic" style:name="a727">
      <style:graphic-properties draw:fill="gradient" draw:fill-gradient-name="a726" draw:stroke="none"/>
    </style:style>
    <style:style style:family="graphic" style:name="a1370">
      <style:graphic-properties draw:fill="gradient" draw:fill-gradient-name="a1369" draw:stroke="none"/>
    </style:style>
    <style:style style:family="graphic" style:name="a729">
      <style:graphic-properties draw:fill="gradient" draw:fill-gradient-name="a728" draw:stroke="none"/>
    </style:style>
    <style:style style:family="graphic" style:name="a1372">
      <style:graphic-properties draw:fill="gradient" draw:fill-gradient-name="a1371" draw:stroke="none"/>
    </style:style>
    <style:style style:family="graphic" style:name="a1374">
      <style:graphic-properties draw:fill="gradient" draw:fill-gradient-name="a1373" draw:stroke="none"/>
    </style:style>
    <style:style style:family="graphic" style:name="a1376">
      <style:graphic-properties draw:fill="gradient" draw:fill-gradient-name="a1375" draw:stroke="none"/>
    </style:style>
    <style:style style:family="graphic" style:name="a1378">
      <style:graphic-properties draw:fill="gradient" draw:fill-gradient-name="a1377" draw:stroke="none"/>
    </style:style>
    <style:style style:family="graphic" style:name="a1881">
      <style:graphic-properties draw:fill="gradient" draw:fill-gradient-name="a1880" draw:stroke="none"/>
    </style:style>
    <style:style style:family="graphic" style:name="a1883">
      <style:graphic-properties draw:fill="gradient" draw:fill-gradient-name="a1882" draw:stroke="none"/>
    </style:style>
    <style:style style:family="graphic" style:name="a1885">
      <style:graphic-properties draw:fill="gradient" draw:fill-gradient-name="a1884" draw:stroke="none"/>
    </style:style>
    <style:style style:family="graphic" style:name="a221">
      <style:graphic-properties draw:fill="gradient" draw:fill-gradient-name="a220" draw:stroke="none"/>
    </style:style>
    <style:style style:family="graphic" style:name="a1887">
      <style:graphic-properties draw:fill="gradient" draw:fill-gradient-name="a1886" draw:stroke="none"/>
    </style:style>
    <style:style style:family="graphic" style:name="a223">
      <style:graphic-properties draw:fill="gradient" draw:fill-gradient-name="a222" draw:stroke="none"/>
    </style:style>
    <style:style style:family="graphic" style:name="a1889">
      <style:graphic-properties draw:fill="gradient" draw:fill-gradient-name="a1888" draw:stroke="none"/>
    </style:style>
    <style:style style:family="graphic" style:name="a225">
      <style:graphic-properties draw:fill="gradient" draw:fill-gradient-name="a224" draw:stroke="none"/>
    </style:style>
    <style:style style:family="graphic" style:name="a227">
      <style:graphic-properties draw:fill="gradient" draw:fill-gradient-name="a226" draw:stroke="none"/>
    </style:style>
    <style:style style:family="graphic" style:name="a229">
      <style:graphic-properties draw:fill="gradient" draw:fill-gradient-name="a228" draw:stroke="none"/>
    </style:style>
    <style:style style:family="graphic" style:name="a1701">
      <style:graphic-properties draw:fill="gradient" draw:fill-gradient-name="a1700" draw:stroke="none"/>
    </style:style>
    <style:style style:family="graphic" style:name="a731">
      <style:graphic-properties draw:fill="gradient" draw:fill-gradient-name="a730" draw:stroke="none"/>
    </style:style>
    <style:style style:family="graphic" style:name="a1703">
      <style:graphic-properties draw:fill="gradient" draw:fill-gradient-name="a1702" draw:stroke="none"/>
    </style:style>
    <style:style style:family="graphic" style:name="a733">
      <style:graphic-properties draw:fill="gradient" draw:fill-gradient-name="a732" draw:stroke="none"/>
    </style:style>
    <style:style style:family="graphic" style:name="a1705">
      <style:graphic-properties draw:fill="gradient" draw:fill-gradient-name="a1704" draw:stroke="none"/>
    </style:style>
    <style:style style:family="graphic" style:name="a735">
      <style:graphic-properties draw:fill="gradient" draw:fill-gradient-name="a734" draw:stroke="none"/>
    </style:style>
    <style:style style:family="graphic" style:name="a1707">
      <style:graphic-properties draw:fill="gradient" draw:fill-gradient-name="a1706" draw:stroke="none"/>
    </style:style>
    <style:style style:family="graphic" style:name="a737">
      <style:graphic-properties draw:fill="gradient" draw:fill-gradient-name="a736" draw:stroke="none"/>
    </style:style>
    <style:style style:family="graphic" style:name="a1380">
      <style:graphic-properties draw:fill="gradient" draw:fill-gradient-name="a1379" draw:stroke="none"/>
    </style:style>
    <style:style style:family="graphic" style:name="a1709">
      <style:graphic-properties draw:fill="gradient" draw:fill-gradient-name="a1708" draw:stroke="none"/>
    </style:style>
    <style:style style:family="graphic" style:name="a739">
      <style:graphic-properties draw:fill="gradient" draw:fill-gradient-name="a738" draw:stroke="none"/>
    </style:style>
    <style:style style:family="graphic" style:name="a1382">
      <style:graphic-properties draw:fill="gradient" draw:fill-gradient-name="a1381" draw:stroke="none"/>
    </style:style>
    <style:style style:family="graphic" style:name="a1384">
      <style:graphic-properties draw:fill="gradient" draw:fill-gradient-name="a1383" draw:stroke="none"/>
    </style:style>
    <style:style style:family="drawing-page" style:name="a1386">
      <style:drawing-page-properties draw:fill="bitmap" draw:fill-image-name="a13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87" style:parent-style-name="Graphics">
      <style:graphic-properties draw:fill="none" fo:clip="rect(0in, 0in, 0in, 0in)" draw:stroke="none" draw:image-opacity="30%"/>
    </style:style>
    <style:style style:family="text" style:name="a13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1">
      <style:graphic-properties draw:fill="gradient" draw:fill-gradient-name="a1890" draw:stroke="none"/>
    </style:style>
    <style:style style:family="graphic" style:name="a1893">
      <style:graphic-properties draw:fill="gradient" draw:fill-gradient-name="a1892" draw:stroke="none"/>
    </style:style>
    <style:style style:family="text" style:name="a12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5">
      <style:graphic-properties draw:fill="gradient" draw:fill-gradient-name="a1894" draw:stroke="none"/>
    </style:style>
    <style:style style:family="graphic" style:name="a231">
      <style:graphic-properties draw:fill="gradient" draw:fill-gradient-name="a230" draw:stroke="none"/>
    </style:style>
    <style:style style:family="presentation" style:name="a1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7">
      <style:graphic-properties draw:fill="gradient" draw:fill-gradient-name="a1896" draw:stroke="none"/>
    </style:style>
    <style:style style:family="graphic" style:name="a233">
      <style:graphic-properties draw:fill="gradient" draw:fill-gradient-name="a232" draw:stroke="none"/>
    </style:style>
    <style:style style:family="paragraph" style:name="a1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99">
      <style:graphic-properties draw:fill="gradient" draw:fill-gradient-name="a1898" draw:stroke="none"/>
    </style:style>
    <style:style style:family="graphic" style:name="a235">
      <style:graphic-properties draw:fill="gradient" draw:fill-gradient-name="a234" draw:stroke="none"/>
    </style:style>
    <style:style style:family="graphic" style:name="a1207">
      <style:graphic-properties draw:fill="gradient" draw:fill-gradient-name="a1206" draw:stroke="none"/>
    </style:style>
    <style:style style:family="drawing-page" style:name="a237">
      <style:drawing-page-properties draw:fill="bitmap" draw:fill-image-name="a2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8" style:parent-style-name="Graphics">
      <style:graphic-properties draw:fill="none" fo:clip="rect(0in, 0in, 0in, 0in)" draw:stroke="none" draw:image-opacity="30%"/>
    </style:style>
    <style:style style:family="graphic" style:name="a1209">
      <style:graphic-properties draw:fill="gradient" draw:fill-gradient-name="a1208" draw:stroke="none"/>
    </style:style>
    <style:style style:family="text" style:name="a2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1">
      <style:graphic-properties draw:fill="gradient" draw:fill-gradient-name="a1710" draw:stroke="none"/>
    </style:style>
    <style:style style:family="graphic" style:name="a741">
      <style:graphic-properties draw:fill="gradient" draw:fill-gradient-name="a740" draw:stroke="none"/>
    </style:style>
    <style:style style:family="graphic" style:name="a1713">
      <style:graphic-properties draw:fill="gradient" draw:fill-gradient-name="a1712" draw:stroke="none"/>
    </style:style>
    <style:style style:family="graphic" style:name="a743">
      <style:graphic-properties draw:fill="gradient" draw:fill-gradient-name="a742" draw:stroke="none"/>
    </style:style>
    <style:style style:family="graphic" style:name="a1715">
      <style:graphic-properties draw:fill="gradient" draw:fill-gradient-name="a1714" draw:stroke="none"/>
    </style:style>
    <style:style style:family="graphic" style:name="a745">
      <style:graphic-properties draw:fill="gradient" draw:fill-gradient-name="a744" draw:stroke="none"/>
    </style:style>
    <style:style style:family="graphic" style:name="a1717">
      <style:graphic-properties draw:fill="gradient" draw:fill-gradient-name="a1716" draw:stroke="none"/>
    </style:style>
    <style:style style:family="graphic" style:name="a747">
      <style:graphic-properties draw:fill="gradient" draw:fill-gradient-name="a746" draw:stroke="none"/>
    </style:style>
    <style:style style:family="paragraph" style:name="a1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9">
      <style:graphic-properties draw:fill="gradient" draw:fill-gradient-name="a1718" draw:stroke="none"/>
    </style:style>
    <style:style style:family="graphic" style:name="a749">
      <style:graphic-properties draw:fill="gradient" draw:fill-gradient-name="a748" draw:stroke="none"/>
    </style:style>
    <style:style style:family="presentation" style:name="a1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1">
      <style:graphic-properties draw:fill="gradient" draw:fill-gradient-name="a1210" draw:stroke="none"/>
    </style:style>
    <style:style style:family="paragraph" style:name="a2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3">
      <style:graphic-properties draw:fill="gradient" draw:fill-gradient-name="a1212" draw:stroke="non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draw:fill="gradient" draw:fill-gradient-name="a1214" draw:stroke="non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7">
      <style:graphic-properties draw:fill="gradient" draw:fill-gradient-name="a1216" draw:stroke="none"/>
    </style:style>
    <style:style style:family="paragraph" style:name="a24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draw:fill="gradient" draw:fill-gradient-name="a1218" draw:stroke="non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1">
      <style:graphic-properties draw:fill="gradient" draw:fill-gradient-name="a1720" draw:stroke="none"/>
    </style:style>
    <style:style style:family="graphic" style:name="a751">
      <style:graphic-properties draw:fill="gradient" draw:fill-gradient-name="a750" draw:stroke="none"/>
    </style:style>
    <style:style style:family="drawing-page" style:name="a1723">
      <style:drawing-page-properties draw:fill="bitmap" draw:fill-image-name="a17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3">
      <style:graphic-properties draw:fill="gradient" draw:fill-gradient-name="a752" draw:stroke="none"/>
    </style:style>
    <style:style style:family="graphic" style:name="a1724" style:parent-style-name="Graphics">
      <style:graphic-properties draw:fill="none" fo:clip="rect(0in, 0in, 0in, 0in)" draw:stroke="none" draw:image-opacity="30%"/>
    </style:style>
    <style:style style:family="text" style:name="a17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>
      <style:graphic-properties draw:fill="gradient" draw:fill-gradient-name="a754" draw:stroke="none"/>
    </style:style>
    <style:style style:family="text" style:name="a17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draw:fill="gradient" draw:fill-gradient-name="a756" draw:stroke="solid" svg:stroke-width="0.00002in" svg:stroke-color="#ffffff" svg:stroke-opacity="100%" draw:stroke-linejoin="miter" svg:stroke-linecap="butt"/>
    </style:style>
    <style:style style:family="presentation" style:name="a1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>
      <style:graphic-properties draw:fill="gradient" draw:fill-gradient-name="a758" draw:stroke="none"/>
    </style:style>
    <style:style style:family="paragraph" style:name="a25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draw:fill="gradient" draw:fill-gradient-name="a1220" draw:stroke="non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3">
      <style:graphic-properties draw:fill="gradient" draw:fill-gradient-name="a1222" draw:stroke="none"/>
    </style:style>
    <style:style style:family="paragraph" style:name="a25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draw:fill="gradient" draw:fill-gradient-name="a1224" draw:stroke="non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7">
      <style:graphic-properties draw:fill="gradient" draw:fill-gradient-name="a1226" draw:stroke="none"/>
    </style:style>
    <style:style style:family="paragraph" style:name="a25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draw:fill="gradient" draw:fill-gradient-name="a1228" draw:stroke="non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draw:fill="gradient" draw:fill-gradient-name="a760" draw:stroke="none"/>
    </style:style>
    <style:style style:family="text" style:name="a1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draw:fill="gradient" draw:fill-gradient-name="a762" draw:stroke="none"/>
    </style:style>
    <style:style style:family="text" style:name="a1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draw:fill="gradient" draw:fill-gradient-name="a764" draw:stroke="none"/>
    </style:style>
    <style:style style:family="text" style:name="a1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7">
      <style:graphic-properties draw:fill="gradient" draw:fill-gradient-name="a766" draw:stroke="none"/>
    </style:style>
    <style:style style:family="paragraph" style:name="a173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draw:fill="gradient" draw:fill-gradient-name="a768" draw:stroke="non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>
      <style:graphic-properties draw:fill="gradient" draw:fill-gradient-name="a1230" draw:stroke="non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draw:fill="gradient" draw:fill-gradient-name="a1232" draw:stroke="non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5">
      <style:graphic-properties draw:fill="gradient" draw:fill-gradient-name="a1234" draw:stroke="non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7">
      <style:graphic-properties draw:fill="gradient" draw:fill-gradient-name="a1236" draw:stroke="non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draw:fill="gradient" draw:fill-gradient-name="a1238" draw:stroke="non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draw:fill="gradient" draw:fill-gradient-name="a770" draw:stroke="none"/>
    </style:style>
    <style:style style:family="text" style:name="a1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draw:fill="gradient" draw:fill-gradient-name="a772" draw:stroke="none"/>
    </style:style>
    <style:style style:family="presentation" style:name="a17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775">
      <style:graphic-properties draw:fill="gradient" draw:fill-gradient-name="a774" draw:stroke="none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gradient" draw:fill-gradient-name="a776" draw:stroke="none"/>
    </style:style>
    <style:style style:family="paragraph" style:name="a17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9">
      <style:graphic-properties draw:fill="gradient" draw:fill-gradient-name="a778" draw:stroke="none"/>
    </style:style>
    <style:style style:family="graphic" style:name="a1241">
      <style:graphic-properties draw:fill="gradient" draw:fill-gradient-name="a1240" draw:stroke="none"/>
    </style:style>
    <style:style style:family="graphic" style:name="a271">
      <style:graphic-properties draw:fill="gradient" draw:fill-gradient-name="a270" draw:stroke="none"/>
    </style:style>
    <style:style style:family="graphic" style:name="a1243">
      <style:graphic-properties draw:fill="gradient" draw:fill-gradient-name="a1242" draw:stroke="none"/>
    </style:style>
    <style:style style:family="graphic" style:name="a273">
      <style:graphic-properties draw:fill="gradient" draw:fill-gradient-name="a272" draw:stroke="none"/>
    </style:style>
    <style:style style:family="graphic" style:name="a1245">
      <style:graphic-properties draw:fill="gradient" draw:fill-gradient-name="a1244" draw:stroke="none"/>
    </style:style>
    <style:style style:family="graphic" style:name="a275">
      <style:graphic-properties draw:fill="gradient" draw:fill-gradient-name="a274" draw:stroke="none"/>
    </style:style>
    <style:style style:family="graphic" style:name="a1247">
      <style:graphic-properties draw:fill="gradient" draw:fill-gradient-name="a1246" draw:stroke="none"/>
    </style:style>
    <style:style style:family="graphic" style:name="a277">
      <style:graphic-properties draw:fill="gradient" draw:fill-gradient-name="a276" draw:stroke="none"/>
    </style:style>
    <style:style style:family="graphic" style:name="a1249">
      <style:graphic-properties draw:fill="gradient" draw:fill-gradient-name="a1248" draw:stroke="solid" svg:stroke-width="0.00002in" svg:stroke-color="#ffffff" svg:stroke-opacity="100%" draw:stroke-linejoin="miter" svg:stroke-linecap="butt"/>
    </style:style>
    <style:style style:family="graphic" style:name="a279">
      <style:graphic-properties draw:fill="gradient" draw:fill-gradient-name="a278" draw:stroke="none"/>
    </style:style>
    <style:style style:family="text" style:name="a17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draw:fill="gradient" draw:fill-gradient-name="a780" draw:stroke="none"/>
    </style:style>
    <style:style style:family="presentation" style:name="a1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3">
      <style:graphic-properties draw:fill="gradient" draw:fill-gradient-name="a782" draw:stroke="none"/>
    </style:style>
    <style:style style:family="paragraph" style:name="a17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5">
      <style:graphic-properties draw:fill="gradient" draw:fill-gradient-name="a784" draw:stroke="none"/>
    </style:style>
    <style:style style:family="graphic" style:name="a1757">
      <style:graphic-properties draw:fill="gradient" draw:fill-gradient-name="a1756" draw:stroke="none"/>
    </style:style>
    <style:style style:family="graphic" style:name="a787">
      <style:graphic-properties draw:fill="gradient" draw:fill-gradient-name="a786" draw:stroke="none"/>
    </style:style>
    <style:style style:family="graphic" style:name="a1759">
      <style:graphic-properties draw:fill="gradient" draw:fill-gradient-name="a1758" draw:stroke="none"/>
    </style:style>
    <style:style style:family="drawing-page" style:name="a789">
      <style:drawing-page-properties draw:fill="bitmap" draw:fill-image-name="a7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1">
      <style:graphic-properties draw:fill="gradient" draw:fill-gradient-name="a1250" draw:stroke="none"/>
    </style:style>
    <style:style style:family="graphic" style:name="a281">
      <style:graphic-properties draw:fill="gradient" draw:fill-gradient-name="a280" draw:stroke="none"/>
    </style:style>
    <style:style style:family="graphic" style:name="a1253">
      <style:graphic-properties draw:fill="gradient" draw:fill-gradient-name="a1252" draw:stroke="none"/>
    </style:style>
    <style:style style:family="graphic" style:name="a283">
      <style:graphic-properties draw:fill="gradient" draw:fill-gradient-name="a282" draw:stroke="none"/>
    </style:style>
    <style:style style:family="graphic" style:name="a1255">
      <style:graphic-properties draw:fill="gradient" draw:fill-gradient-name="a1254" draw:stroke="none"/>
    </style:style>
    <style:style style:family="graphic" style:name="a285">
      <style:graphic-properties draw:fill="gradient" draw:fill-gradient-name="a284" draw:stroke="none"/>
    </style:style>
    <style:style style:family="graphic" style:name="a1257">
      <style:graphic-properties draw:fill="gradient" draw:fill-gradient-name="a1256" draw:stroke="none"/>
    </style:style>
    <style:style style:family="graphic" style:name="a287">
      <style:graphic-properties draw:fill="gradient" draw:fill-gradient-name="a286" draw:stroke="none"/>
    </style:style>
    <style:style style:family="graphic" style:name="a1259">
      <style:graphic-properties draw:fill="gradient" draw:fill-gradient-name="a1258" draw:stroke="none"/>
    </style:style>
    <style:style style:family="graphic" style:name="a289">
      <style:graphic-properties draw:fill="gradient" draw:fill-gradient-name="a288" draw:stroke="none"/>
    </style:style>
    <style:style style:family="graphic" style:name="a790" style:parent-style-name="Graphics">
      <style:graphic-properties draw:fill="none" fo:clip="rect(0in, 0in, 0in, 0in)" draw:stroke="none" draw:image-opacity="30%"/>
    </style:style>
    <style:style style:family="graphic" style:name="a1761">
      <style:graphic-properties draw:fill="gradient" draw:fill-gradient-name="a1760" draw:stroke="non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3">
      <style:graphic-properties draw:fill="gradient" draw:fill-gradient-name="a1762" draw:stroke="none"/>
    </style:style>
    <style:style style:family="paragraph" style:name="a7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5">
      <style:graphic-properties draw:fill="gradient" draw:fill-gradient-name="a1764" draw:stroke="none"/>
    </style:style>
    <style:style style:family="graphic" style:name="a100">
      <style:graphic-properties draw:fill="gradient" draw:fill-gradient-name="a99" draw:stroke="none"/>
    </style:style>
    <style:style style:family="text" style:name="a7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7">
      <style:graphic-properties draw:fill="gradient" draw:fill-gradient-name="a1766" draw:stroke="none"/>
    </style:style>
    <style:style style:family="graphic" style:name="a102">
      <style:graphic-properties draw:fill="gradient" draw:fill-gradient-name="a101" draw:stroke="non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9">
      <style:graphic-properties draw:fill="gradient" draw:fill-gradient-name="a1768" draw:stroke="none"/>
    </style:style>
    <style:style style:family="graphic" style:name="a104">
      <style:graphic-properties draw:fill="gradient" draw:fill-gradient-name="a103" draw:stroke="none"/>
    </style:style>
    <style:style style:family="paragraph" style:name="a7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draw:fill="gradient" draw:fill-gradient-name="a105" draw:stroke="none"/>
    </style:style>
    <style:style style:family="drawing-page" style:name="a108">
      <style:drawing-page-properties draw:fill="bitmap" draw:fill-image-name="a107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09" style:parent-style-name="Graphics">
      <style:graphic-properties draw:fill="none" fo:clip="rect(0in, 0in, 0in, 0in)" draw:stroke="none" draw:image-opacity="30%"/>
    </style:style>
    <style:style style:family="paragraph" style:name="a61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1">
      <style:graphic-properties draw:fill="gradient" draw:fill-gradient-name="a1260" draw:stroke="none"/>
    </style:style>
    <style:style style:family="graphic" style:name="a291">
      <style:graphic-properties draw:fill="gradient" draw:fill-gradient-name="a290" draw:stroke="none"/>
    </style:style>
    <style:style style:family="graphic" style:name="a1263">
      <style:graphic-properties draw:fill="gradient" draw:fill-gradient-name="a1262" draw:stroke="none"/>
    </style:style>
    <style:style style:family="graphic" style:name="a293">
      <style:graphic-properties draw:fill="gradient" draw:fill-gradient-name="a292" draw:stroke="none"/>
    </style:style>
    <style:style style:family="graphic" style:name="a1265">
      <style:graphic-properties draw:fill="gradient" draw:fill-gradient-name="a1264" draw:stroke="none"/>
    </style:style>
    <style:style style:family="graphic" style:name="a295">
      <style:graphic-properties draw:fill="gradient" draw:fill-gradient-name="a294" draw:stroke="none"/>
    </style:style>
    <style:style style:family="graphic" style:name="a1267">
      <style:graphic-properties draw:fill="gradient" draw:fill-gradient-name="a1266" draw:stroke="none"/>
    </style:style>
    <style:style style:family="graphic" style:name="a297">
      <style:graphic-properties draw:fill="gradient" draw:fill-gradient-name="a296" draw:stroke="none"/>
    </style:style>
    <style:style style:family="graphic" style:name="a1269">
      <style:graphic-properties draw:fill="gradient" draw:fill-gradient-name="a1268" draw:stroke="none"/>
    </style:style>
    <style:style style:family="graphic" style:name="a299">
      <style:graphic-properties draw:fill="gradient" draw:fill-gradient-name="a298" draw:stroke="none"/>
    </style:style>
    <style:style style:family="graphic" style:name="a1771">
      <style:graphic-properties draw:fill="gradient" draw:fill-gradient-name="a1770" draw:stroke="none"/>
    </style:style>
    <style:style style:family="graphic" style:name="a1773">
      <style:graphic-properties draw:fill="gradient" draw:fill-gradient-name="a1772" draw:stroke="none"/>
    </style:style>
    <style:style style:family="text" style:name="a1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5">
      <style:graphic-properties draw:fill="gradient" draw:fill-gradient-name="a1774" draw:stroke="none"/>
    </style:style>
    <style:style style:family="text" style:name="a1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7">
      <style:graphic-properties draw:fill="gradient" draw:fill-gradient-name="a1776" draw:stroke="non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9">
      <style:graphic-properties draw:fill="gradient" draw:fill-gradient-name="a1778" draw:stroke="none"/>
    </style:style>
    <style:style style:family="text" style:name="a115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4">
      <style:graphic-properties draw:fill="gradient" draw:fill-gradient-name="a623" draw:stroke="none"/>
    </style:style>
    <style:style style:family="graphic" style:name="a626">
      <style:graphic-properties draw:fill="gradient" draw:fill-gradient-name="a625" draw:stroke="none"/>
    </style:style>
    <style:style style:family="graphic" style:name="a628">
      <style:graphic-properties draw:fill="gradient" draw:fill-gradient-name="a627" draw:stroke="none"/>
    </style:style>
    <style:style style:family="graphic" style:name="a1271">
      <style:graphic-properties draw:fill="gradient" draw:fill-gradient-name="a1270" draw:stroke="none"/>
    </style:style>
    <style:style style:family="graphic" style:name="a1273">
      <style:graphic-properties draw:fill="gradient" draw:fill-gradient-name="a1272" draw:stroke="none"/>
    </style:style>
    <style:style style:family="graphic" style:name="a1275">
      <style:graphic-properties draw:fill="gradient" draw:fill-gradient-name="a1274" draw:stroke="none"/>
    </style:style>
    <style:style style:family="graphic" style:name="a1277">
      <style:graphic-properties draw:fill="gradient" draw:fill-gradient-name="a1276" draw:stroke="none"/>
    </style:style>
    <style:style style:family="graphic" style:name="a1279">
      <style:graphic-properties draw:fill="gradient" draw:fill-gradient-name="a1278" draw:stroke="none"/>
    </style:style>
    <style:style style:family="graphic" style:name="a1781">
      <style:graphic-properties draw:fill="gradient" draw:fill-gradient-name="a1780" draw:stroke="none"/>
    </style:style>
    <style:style style:family="graphic" style:name="a1783">
      <style:graphic-properties draw:fill="gradient" draw:fill-gradient-name="a1782" draw:stroke="none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5">
      <style:graphic-properties draw:fill="gradient" draw:fill-gradient-name="a1784" draw:stroke="non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7">
      <style:graphic-properties draw:fill="gradient" draw:fill-gradient-name="a1786" draw:stroke="none"/>
    </style:style>
    <style:style style:family="paragraph" style:name="a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9">
      <style:graphic-properties draw:fill="gradient" draw:fill-gradient-name="a1788" draw:stroke="non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gradient" draw:fill-gradient-name="a128" draw:stroke="none"/>
    </style:style>
    <style:style style:family="graphic" style:name="a630">
      <style:graphic-properties draw:fill="gradient" draw:fill-gradient-name="a629" draw:stroke="none"/>
    </style:style>
    <style:style style:family="presentation" style:name="a1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draw:fill="gradient" draw:fill-gradient-name="a631" draw:stroke="none"/>
    </style:style>
    <style:style style:family="paragraph" style:name="a16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draw:fill="gradient" draw:fill-gradient-name="a633" draw:stroke="none"/>
    </style:style>
    <style:style style:family="presentation" style:name="a1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6">
      <style:graphic-properties draw:fill="gradient" draw:fill-gradient-name="a635" draw:stroke="non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draw:fill="gradient" draw:fill-gradient-name="a637" draw:stroke="none"/>
    </style:style>
    <style:style style:family="presentation" style:name="a160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drawing-page" style:name="a1281">
      <style:drawing-page-properties draw:fill="bitmap" draw:fill-image-name="a12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2" style:parent-style-name="Graphics">
      <style:graphic-properties draw:fill="none" fo:clip="rect(0in, 0in, 0in, 0in)" draw:stroke="none" draw:image-opacity="30%"/>
    </style:style>
    <style:style style:family="text" style:name="a12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1">
      <style:graphic-properties draw:fill="gradient" draw:fill-gradient-name="a1790" draw:stroke="none"/>
    </style:style>
    <style:style style:family="graphic" style:name="a1793">
      <style:graphic-properties draw:fill="gradient" draw:fill-gradient-name="a1792" draw:stroke="non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5">
      <style:graphic-properties draw:fill="gradient" draw:fill-gradient-name="a1794" draw:stroke="none"/>
    </style:style>
    <style:style style:family="graphic" style:name="a131">
      <style:graphic-properties draw:fill="gradient" draw:fill-gradient-name="a130" draw:stroke="none"/>
    </style:style>
    <style:style style:family="paragraph" style:name="a1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7">
      <style:graphic-properties draw:fill="gradient" draw:fill-gradient-name="a1796" draw:stroke="none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">
      <style:graphic-properties draw:fill="gradient" draw:fill-gradient-name="a132" draw:stroke="none"/>
    </style:style>
    <style:style style:family="text" style:name="a11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9">
      <style:graphic-properties draw:fill="gradient" draw:fill-gradient-name="a1798" draw:stroke="solid" svg:stroke-width="0.00002in" svg:stroke-color="#ffffff" svg:stroke-opacity="100%" draw:stroke-linejoin="miter" svg:stroke-linecap="butt"/>
    </style:style>
    <style:style style:family="paragraph" style:name="a1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draw:fill="gradient" draw:fill-gradient-name="a134" draw:stroke="none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">
      <style:graphic-properties draw:fill="gradient" draw:fill-gradient-name="a136" draw:stroke="none"/>
    </style:style>
    <style:style style:family="paragraph" style:name="a11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draw:fill="gradient" draw:fill-gradient-name="a138" draw:stroke="none"/>
    </style:style>
    <style:style style:family="graphic" style:name="a640">
      <style:graphic-properties draw:fill="gradient" draw:fill-gradient-name="a639" draw:stroke="none"/>
    </style:style>
    <style:style style:family="paragraph" style:name="a161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gradient" draw:fill-gradient-name="a641" draw:stroke="none"/>
    </style:style>
    <style:style style:family="presentation" style:name="a1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>
      <style:graphic-properties draw:fill="gradient" draw:fill-gradient-name="a643" draw:stroke="none"/>
    </style:style>
    <style:style style:family="paragraph" style:name="a16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draw:fill="gradient" draw:fill-gradient-name="a645" draw:stroke="none"/>
    </style:style>
    <style:style style:family="presentation" style:name="a1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draw:fill="gradient" draw:fill-gradient-name="a647" draw:stroke="none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2">
      <style:graphic-properties draw:fill="gradient" draw:fill-gradient-name="a1111" draw:stroke="none"/>
    </style:style>
    <style:style style:family="graphic" style:name="a141">
      <style:graphic-properties draw:fill="gradient" draw:fill-gradient-name="a140" draw:stroke="none"/>
    </style:style>
    <style:style style:family="graphic" style:name="a1114">
      <style:graphic-properties draw:fill="gradient" draw:fill-gradient-name="a1113" draw:stroke="none"/>
    </style:style>
    <style:style style:family="graphic" style:name="a143">
      <style:graphic-properties draw:fill="gradient" draw:fill-gradient-name="a142" draw:stroke="none"/>
    </style:style>
    <style:style style:family="graphic" style:name="a1116">
      <style:graphic-properties draw:fill="gradient" draw:fill-gradient-name="a1115" draw:stroke="none"/>
    </style:style>
    <style:style style:family="graphic" style:name="a145">
      <style:graphic-properties draw:fill="gradient" draw:fill-gradient-name="a144" draw:stroke="none"/>
    </style:style>
    <style:style style:family="graphic" style:name="a1118">
      <style:graphic-properties draw:fill="gradient" draw:fill-gradient-name="a1117" draw:stroke="none"/>
    </style:style>
    <style:style style:family="graphic" style:name="a147">
      <style:graphic-properties draw:fill="gradient" draw:fill-gradient-name="a146" draw:stroke="none"/>
    </style:style>
    <style:style style:family="paragraph" style:name="a162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draw:fill="gradient" draw:fill-gradient-name="a148" draw:stroke="none"/>
    </style:style>
    <style:style style:family="graphic" style:name="a650">
      <style:graphic-properties draw:fill="gradient" draw:fill-gradient-name="a649" draw:stroke="none"/>
    </style:style>
    <style:style style:family="presentation" style:name="a162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draw:fill="gradient" draw:fill-gradient-name="a651" draw:stroke="none"/>
    </style:style>
    <style:style style:family="paragraph" style:name="a162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draw:fill="gradient" draw:fill-gradient-name="a653" draw:stroke="none"/>
    </style:style>
    <style:style style:family="presentation" style:name="a1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6">
      <style:graphic-properties draw:fill="gradient" draw:fill-gradient-name="a655" draw:stroke="none"/>
    </style:style>
    <style:style style:family="paragraph" style:name="a16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draw:fill="gradient" draw:fill-gradient-name="a657" draw:stroke="none"/>
    </style:style>
    <style:style style:family="presentation" style:name="a1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20">
      <style:graphic-properties draw:fill="gradient" draw:fill-gradient-name="a1119" draw:stroke="none"/>
    </style:style>
    <style:style style:family="graphic" style:name="a2" style:parent-style-name="Graphics">
      <style:graphic-properties draw:fill="none" fo:clip="rect(0in, 0in, 0in, 0in)" draw:stroke="none" draw:image-opacity="30%"/>
    </style:style>
    <style:style style:family="graphic" style:name="a151">
      <style:graphic-properties draw:fill="gradient" draw:fill-gradient-name="a150" draw:stroke="none"/>
    </style:style>
    <style:style style:family="graphic" style:name="a1122">
      <style:graphic-properties draw:fill="gradient" draw:fill-gradient-name="a1121" draw:stroke="non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draw:fill="gradient" draw:fill-gradient-name="a152" draw:stroke="none"/>
    </style:style>
    <style:style style:family="graphic" style:name="a1124">
      <style:graphic-properties draw:fill="gradient" draw:fill-gradient-name="a1123" draw:stroke="non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draw:fill="gradient" draw:fill-gradient-name="a154" draw:stroke="none"/>
    </style:style>
    <style:style style:family="graphic" style:name="a1126">
      <style:graphic-properties draw:fill="gradient" draw:fill-gradient-name="a1125" draw:stroke="non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draw:fill="gradient" draw:fill-gradient-name="a156" draw:stroke="none"/>
    </style:style>
    <style:style style:family="graphic" style:name="a1128">
      <style:graphic-properties draw:fill="gradient" draw:fill-gradient-name="a1127" draw:stroke="non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>
      <style:graphic-properties draw:fill="gradient" draw:fill-gradient-name="a158" draw:stroke="none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draw:fill="gradient" draw:fill-gradient-name="a659" draw:stroke="none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draw:fill="gradient" draw:fill-gradient-name="a661" draw:stroke="none"/>
    </style:style>
    <style:style style:family="presentation" style:name="a163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4">
      <style:graphic-properties draw:fill="gradient" draw:fill-gradient-name="a663" draw:stroke="none"/>
    </style:style>
    <style:style style:family="paragraph" style:name="a163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draw:fill="gradient" draw:fill-gradient-name="a665" draw:stroke="solid" svg:stroke-width="0.00002in" svg:stroke-color="#ffffff" svg:stroke-opacity="100%" draw:stroke-linejoin="miter" svg:stroke-linecap="butt"/>
    </style:style>
    <style:style style:family="presentation" style:name="a1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draw:fill="gradient" draw:fill-gradient-name="a667" draw:stroke="none"/>
    </style:style>
    <style:style style:family="graphic" style:name="a1130">
      <style:graphic-properties draw:fill="gradient" draw:fill-gradient-name="a1129" draw:stroke="none"/>
    </style:style>
    <style:style style:family="graphic" style:name="a161">
      <style:graphic-properties draw:fill="gradient" draw:fill-gradient-name="a160" draw:stroke="none"/>
    </style:style>
    <style:style style:family="graphic" style:name="a1132">
      <style:graphic-properties draw:fill="gradient" draw:fill-gradient-name="a1131" draw:stroke="none"/>
    </style:style>
    <style:style style:family="graphic" style:name="a163">
      <style:graphic-properties draw:fill="gradient" draw:fill-gradient-name="a162" draw:stroke="none"/>
    </style:style>
    <style:style style:family="graphic" style:name="a1134">
      <style:graphic-properties draw:fill="gradient" draw:fill-gradient-name="a1133" draw:stroke="none"/>
    </style:style>
    <style:style style:family="graphic" style:name="a165">
      <style:graphic-properties draw:fill="gradient" draw:fill-gradient-name="a164" draw:stroke="none"/>
    </style:style>
    <style:style style:family="graphic" style:name="a1136">
      <style:graphic-properties draw:fill="gradient" draw:fill-gradient-name="a1135" draw:stroke="none"/>
    </style:style>
    <style:style style:family="graphic" style:name="a167">
      <style:graphic-properties draw:fill="gradient" draw:fill-gradient-name="a166" draw:stroke="none"/>
    </style:style>
    <style:style style:family="graphic" style:name="a1138">
      <style:graphic-properties draw:fill="gradient" draw:fill-gradient-name="a1137" draw:stroke="none"/>
    </style:style>
    <style:style style:family="graphic" style:name="a169">
      <style:graphic-properties draw:fill="gradient" draw:fill-gradient-name="a168" draw:stroke="none"/>
    </style:style>
    <style:style style:family="paragraph" style:name="a16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draw:fill="gradient" draw:fill-gradient-name="a669" draw:stroke="none"/>
    </style:style>
    <style:style style:family="presentation" style:name="a1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>
      <style:graphic-properties draw:fill="gradient" draw:fill-gradient-name="a671" draw:stroke="none"/>
    </style:style>
    <style:style style:family="paragraph" style:name="a1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gradient" draw:fill-gradient-name="a673" draw:stroke="none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draw:fill="gradient" draw:fill-gradient-name="a675" draw:stroke="none"/>
    </style:style>
    <style:style style:family="presentation" style:name="a1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8">
      <style:graphic-properties draw:fill="gradient" draw:fill-gradient-name="a677" draw:stroke="none"/>
    </style:style>
    <style:style style:family="graphic" style:name="a1649">
      <style:graphic-properties draw:fill="gradient" draw:fill-gradient-name="a1648" draw:stroke="none"/>
    </style:style>
    <style:style style:family="graphic" style:name="a1140">
      <style:graphic-properties draw:fill="gradient" draw:fill-gradient-name="a1139" draw:stroke="none"/>
    </style:style>
    <style:style style:family="graphic" style:name="a171">
      <style:graphic-properties draw:fill="gradient" draw:fill-gradient-name="a170" draw:stroke="none"/>
    </style:style>
    <style:style style:family="graphic" style:name="a1142">
      <style:graphic-properties draw:fill="gradient" draw:fill-gradient-name="a1141" draw:stroke="none"/>
    </style:style>
    <style:style style:family="graphic" style:name="a173">
      <style:graphic-properties draw:fill="gradient" draw:fill-gradient-name="a172" draw:stroke="none"/>
    </style:style>
    <style:style style:family="graphic" style:name="a1144">
      <style:graphic-properties draw:fill="gradient" draw:fill-gradient-name="a1143" draw:stroke="none"/>
    </style:style>
    <style:style style:family="graphic" style:name="a175">
      <style:graphic-properties draw:fill="gradient" draw:fill-gradient-name="a174" draw:stroke="none"/>
    </style:style>
    <style:style style:family="graphic" style:name="a1146">
      <style:graphic-properties draw:fill="gradient" draw:fill-gradient-name="a1145" draw:stroke="none"/>
    </style:style>
    <style:style style:family="graphic" style:name="a177">
      <style:graphic-properties draw:fill="gradient" draw:fill-gradient-name="a176" draw:stroke="none"/>
    </style:style>
    <style:style style:family="graphic" style:name="a1148">
      <style:graphic-properties draw:fill="gradient" draw:fill-gradient-name="a1147" draw:stroke="none"/>
    </style:style>
    <style:style style:family="graphic" style:name="a179">
      <style:graphic-properties draw:fill="gradient" draw:fill-gradient-name="a178" draw:stroke="none"/>
    </style:style>
    <style:style style:family="graphic" style:name="a680">
      <style:graphic-properties draw:fill="gradient" draw:fill-gradient-name="a679" draw:stroke="none"/>
    </style:style>
    <style:style style:family="graphic" style:name="a1651">
      <style:graphic-properties draw:fill="gradient" draw:fill-gradient-name="a1650" draw:stroke="none"/>
    </style:style>
    <style:style style:family="graphic" style:name="a682">
      <style:graphic-properties draw:fill="gradient" draw:fill-gradient-name="a681" draw:stroke="none"/>
    </style:style>
    <style:style style:family="graphic" style:name="a1653">
      <style:graphic-properties draw:fill="gradient" draw:fill-gradient-name="a1652" draw:stroke="none"/>
    </style:style>
    <style:style style:family="graphic" style:name="a684">
      <style:graphic-properties draw:fill="gradient" draw:fill-gradient-name="a683" draw:stroke="none"/>
    </style:style>
    <style:style style:family="graphic" style:name="a1655">
      <style:graphic-properties draw:fill="gradient" draw:fill-gradient-name="a1654" draw:stroke="none"/>
    </style:style>
    <style:style style:family="graphic" style:name="a686">
      <style:graphic-properties draw:fill="gradient" draw:fill-gradient-name="a685" draw:stroke="none"/>
    </style:style>
    <style:style style:family="graphic" style:name="a1657">
      <style:graphic-properties draw:fill="gradient" draw:fill-gradient-name="a1656" draw:stroke="none"/>
    </style:style>
    <style:style style:family="graphic" style:name="a688">
      <style:graphic-properties draw:fill="gradient" draw:fill-gradient-name="a687" draw:stroke="none"/>
    </style:style>
    <style:style style:family="graphic" style:name="a1659">
      <style:graphic-properties draw:fill="gradient" draw:fill-gradient-name="a1658" draw:stroke="none"/>
    </style:style>
    <style:style style:family="graphic" style:name="a501">
      <style:graphic-properties draw:fill="gradient" draw:fill-gradient-name="a500" draw:stroke="none"/>
    </style:style>
    <style:style style:family="graphic" style:name="a503">
      <style:graphic-properties draw:fill="gradient" draw:fill-gradient-name="a502" draw:stroke="none"/>
    </style:style>
    <style:style style:family="graphic" style:name="a505">
      <style:graphic-properties draw:fill="gradient" draw:fill-gradient-name="a504" draw:stroke="none"/>
    </style:style>
    <style:style style:family="graphic" style:name="a507">
      <style:graphic-properties draw:fill="gradient" draw:fill-gradient-name="a506" draw:stroke="none"/>
    </style:style>
    <style:style style:family="graphic" style:name="a1150">
      <style:graphic-properties draw:fill="gradient" draw:fill-gradient-name="a1149" draw:stroke="none"/>
    </style:style>
    <style:style style:family="graphic" style:name="a509">
      <style:graphic-properties draw:fill="gradient" draw:fill-gradient-name="a508" draw:stroke="none"/>
    </style:style>
    <style:style style:family="graphic" style:name="a181">
      <style:graphic-properties draw:fill="gradient" draw:fill-gradient-name="a180" draw:stroke="none"/>
    </style:style>
    <style:style style:family="graphic" style:name="a1152">
      <style:graphic-properties draw:fill="gradient" draw:fill-gradient-name="a1151" draw:stroke="none"/>
    </style:style>
    <style:style style:family="graphic" style:name="a183">
      <style:graphic-properties draw:fill="gradient" draw:fill-gradient-name="a182" draw:stroke="none"/>
    </style:style>
    <style:style style:family="graphic" style:name="a1154">
      <style:graphic-properties draw:fill="gradient" draw:fill-gradient-name="a1153" draw:stroke="solid" svg:stroke-width="0.00002in" svg:stroke-color="#ffffff" svg:stroke-opacity="100%" draw:stroke-linejoin="miter" svg:stroke-linecap="butt"/>
    </style:style>
    <style:style style:family="graphic" style:name="a185">
      <style:graphic-properties draw:fill="gradient" draw:fill-gradient-name="a184" draw:stroke="none"/>
    </style:style>
    <style:style style:family="graphic" style:name="a1156">
      <style:graphic-properties draw:fill="gradient" draw:fill-gradient-name="a1155" draw:stroke="none"/>
    </style:style>
    <style:style style:family="graphic" style:name="a187">
      <style:graphic-properties draw:fill="gradient" draw:fill-gradient-name="a186" draw:stroke="none"/>
    </style:style>
    <style:style style:family="graphic" style:name="a1158">
      <style:graphic-properties draw:fill="gradient" draw:fill-gradient-name="a1157" draw:stroke="none"/>
    </style:style>
    <style:style style:family="graphic" style:name="a189">
      <style:graphic-properties draw:fill="gradient" draw:fill-gradient-name="a188" draw:stroke="none"/>
    </style:style>
    <style:style style:family="graphic" style:name="a1661">
      <style:graphic-properties draw:fill="gradient" draw:fill-gradient-name="a1660" draw:stroke="none"/>
    </style:style>
    <style:style style:family="graphic" style:name="a690">
      <style:graphic-properties draw:fill="gradient" draw:fill-gradient-name="a689" draw:stroke="none"/>
    </style:style>
    <style:style style:family="graphic" style:name="a1663">
      <style:graphic-properties draw:fill="gradient" draw:fill-gradient-name="a1662" draw:stroke="none"/>
    </style:style>
    <style:style style:family="graphic" style:name="a692">
      <style:graphic-properties draw:fill="gradient" draw:fill-gradient-name="a691" draw:stroke="none"/>
    </style:style>
    <style:style style:family="graphic" style:name="a1665">
      <style:graphic-properties draw:fill="gradient" draw:fill-gradient-name="a1664" draw:stroke="none"/>
    </style:style>
    <style:style style:family="graphic" style:name="a694">
      <style:graphic-properties draw:fill="gradient" draw:fill-gradient-name="a693" draw:stroke="none"/>
    </style:style>
    <style:style style:family="graphic" style:name="a1667">
      <style:graphic-properties draw:fill="gradient" draw:fill-gradient-name="a1666" draw:stroke="none"/>
    </style:style>
    <style:style style:family="graphic" style:name="a696">
      <style:graphic-properties draw:fill="gradient" draw:fill-gradient-name="a695" draw:stroke="none"/>
    </style:style>
    <style:style style:family="graphic" style:name="a1669">
      <style:graphic-properties draw:fill="gradient" draw:fill-gradient-name="a1668" draw:stroke="none"/>
    </style:style>
    <style:style style:family="drawing-page" style:name="a698">
      <style:drawing-page-properties draw:fill="bitmap" draw:fill-image-name="a6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9" style:parent-style-name="Graphics">
      <style:graphic-properties draw:fill="none" fo:clip="rect(0in, 0in, 0in, 0in)" draw:stroke="none" draw:image-opacity="30%"/>
    </style:style>
    <style:style style:family="graphic" style:name="a511">
      <style:graphic-properties draw:fill="gradient" draw:fill-gradient-name="a510" draw:stroke="none"/>
    </style:style>
    <style:style style:family="graphic" style:name="a513">
      <style:graphic-properties draw:fill="gradient" draw:fill-gradient-name="a512" draw:stroke="none"/>
    </style:style>
    <style:style style:family="graphic" style:name="a515">
      <style:graphic-properties draw:fill="gradient" draw:fill-gradient-name="a514" draw:stroke="none"/>
    </style:style>
    <style:style style:family="graphic" style:name="a517">
      <style:graphic-properties draw:fill="gradient" draw:fill-gradient-name="a516" draw:stroke="none"/>
    </style:style>
    <style:style style:family="graphic" style:name="a1160">
      <style:graphic-properties draw:fill="gradient" draw:fill-gradient-name="a1159" draw:stroke="none"/>
    </style:style>
    <style:style style:family="graphic" style:name="a519">
      <style:graphic-properties draw:fill="gradient" draw:fill-gradient-name="a518" draw:stroke="none"/>
    </style:style>
    <style:style style:family="graphic" style:name="a191">
      <style:graphic-properties draw:fill="gradient" draw:fill-gradient-name="a190" draw:stroke="none"/>
    </style:style>
    <style:style style:family="graphic" style:name="a1162">
      <style:graphic-properties draw:fill="gradient" draw:fill-gradient-name="a1161" draw:stroke="none"/>
    </style:style>
    <style:style style:family="graphic" style:name="a193">
      <style:graphic-properties draw:fill="gradient" draw:fill-gradient-name="a192" draw:stroke="none"/>
    </style:style>
    <style:style style:family="graphic" style:name="a1164">
      <style:graphic-properties draw:fill="gradient" draw:fill-gradient-name="a1163" draw:stroke="none"/>
    </style:style>
    <style:style style:family="graphic" style:name="a195">
      <style:graphic-properties draw:fill="gradient" draw:fill-gradient-name="a194" draw:stroke="none"/>
    </style:style>
    <style:style style:family="graphic" style:name="a1166">
      <style:graphic-properties draw:fill="gradient" draw:fill-gradient-name="a1165" draw:stroke="none"/>
    </style:style>
    <style:style style:family="graphic" style:name="a197">
      <style:graphic-properties draw:fill="gradient" draw:fill-gradient-name="a196" draw:stroke="none"/>
    </style:style>
    <style:style style:family="graphic" style:name="a1168">
      <style:graphic-properties draw:fill="gradient" draw:fill-gradient-name="a1167" draw:stroke="none"/>
    </style:style>
    <style:style style:family="graphic" style:name="a199">
      <style:graphic-properties draw:fill="gradient" draw:fill-gradient-name="a198" draw:stroke="none"/>
    </style:style>
    <style:style style:family="graphic" style:name="a1671">
      <style:graphic-properties draw:fill="gradient" draw:fill-gradient-name="a1670" draw:stroke="none"/>
    </style:style>
    <style:style style:family="graphic" style:name="a1673">
      <style:graphic-properties draw:fill="gradient" draw:fill-gradient-name="a1672" draw:stroke="none"/>
    </style:style>
    <style:style style:family="graphic" style:name="a1675">
      <style:graphic-properties draw:fill="gradient" draw:fill-gradient-name="a1674" draw:stroke="none"/>
    </style:style>
    <style:style style:family="graphic" style:name="a1677">
      <style:graphic-properties draw:fill="gradient" draw:fill-gradient-name="a1676" draw:stroke="none"/>
    </style:style>
    <style:style style:family="graphic" style:name="a1679">
      <style:graphic-properties draw:fill="gradient" draw:fill-gradient-name="a1678" draw:stroke="non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draw:fill="gradient" draw:fill-gradient-name="a520" draw:stroke="non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draw:fill="gradient" draw:fill-gradient-name="a522" draw:stroke="non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draw:fill="gradient" draw:fill-gradient-name="a524" draw:stroke="non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draw:fill="gradient" draw:fill-gradient-name="a526" draw:stroke="non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draw:fill="gradient" draw:fill-gradient-name="a1169" draw:stroke="none"/>
    </style:style>
    <style:style style:family="graphic" style:name="a529">
      <style:graphic-properties draw:fill="gradient" draw:fill-gradient-name="a528" draw:stroke="none"/>
    </style:style>
    <style:style style:family="graphic" style:name="a1172">
      <style:graphic-properties draw:fill="gradient" draw:fill-gradient-name="a1171" draw:stroke="none"/>
    </style:style>
    <style:style style:family="graphic" style:name="a1174">
      <style:graphic-properties draw:fill="gradient" draw:fill-gradient-name="a1173" draw:stroke="none"/>
    </style:style>
    <style:style style:family="graphic" style:name="a1176">
      <style:graphic-properties draw:fill="gradient" draw:fill-gradient-name="a1175" draw:stroke="none"/>
    </style:style>
    <style:style style:family="graphic" style:name="a1178">
      <style:graphic-properties draw:fill="gradient" draw:fill-gradient-name="a1177" draw:stroke="none"/>
    </style:style>
    <style:style style:family="graphic" style:name="a1681">
      <style:graphic-properties draw:fill="gradient" draw:fill-gradient-name="a1680" draw:stroke="none"/>
    </style:style>
    <style:style style:family="graphic" style:name="a1683">
      <style:graphic-properties draw:fill="gradient" draw:fill-gradient-name="a1682" draw:stroke="none"/>
    </style:style>
    <style:style style:family="graphic" style:name="a1685">
      <style:graphic-properties draw:fill="gradient" draw:fill-gradient-name="a1684" draw:stroke="none"/>
    </style:style>
    <style:style style:family="graphic" style:name="a1687">
      <style:graphic-properties draw:fill="gradient" draw:fill-gradient-name="a1686" draw:stroke="none"/>
    </style:style>
    <style:style style:family="graphic" style:name="a1689">
      <style:graphic-properties draw:fill="gradient" draw:fill-gradient-name="a1688" draw:stroke="none"/>
    </style:style>
    <style:style style:family="paragraph" style:name="a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draw:fill="gradient" draw:fill-gradient-name="a530" draw:stroke="none"/>
    </style:style>
    <style:style style:family="presentation" style:name="a1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>
      <style:graphic-properties draw:fill="gradient" draw:fill-gradient-name="a532" draw:stroke="solid" svg:stroke-width="0.00002in" svg:stroke-color="#ffffff" svg:stroke-opacity="100%" draw:stroke-linejoin="miter" svg:stroke-linecap="butt"/>
    </style:style>
    <style:style style:family="paragraph" style:name="a15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draw:fill="gradient" draw:fill-gradient-name="a534" draw:stroke="none"/>
    </style:style>
    <style:style style:family="presentation" style:name="a1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7">
      <style:graphic-properties draw:fill="gradient" draw:fill-gradient-name="a536" draw:stroke="none"/>
    </style:style>
    <style:style style:family="paragraph" style:name="a15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0">
      <style:graphic-properties draw:fill="gradient" draw:fill-gradient-name="a1179" draw:stroke="none"/>
    </style:style>
    <style:style style:family="graphic" style:name="a539">
      <style:graphic-properties draw:fill="gradient" draw:fill-gradient-name="a538" draw:stroke="none"/>
    </style:style>
    <style:style style:family="graphic" style:name="a1182">
      <style:graphic-properties draw:fill="gradient" draw:fill-gradient-name="a1181" draw:stroke="none"/>
    </style:style>
    <style:style style:family="graphic" style:name="a1184">
      <style:graphic-properties draw:fill="gradient" draw:fill-gradient-name="a1183" draw:stroke="none"/>
    </style:style>
    <style:style style:family="drawing-page" style:name="a1186">
      <style:drawing-page-properties draw:fill="bitmap" draw:fill-image-name="a11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7" style:parent-style-name="Graphics">
      <style:graphic-properties draw:fill="none" fo:clip="rect(0in, 0in, 0in, 0in)" draw:stroke="none" draw:image-opacity="30%"/>
    </style:style>
    <style:style style:family="text" style:name="a11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1">
      <style:graphic-properties draw:fill="gradient" draw:fill-gradient-name="a1690" draw:stroke="solid" svg:stroke-width="0.00002in" svg:stroke-color="#ffffff" svg:stroke-opacity="100%" draw:stroke-linejoin="miter" svg:stroke-linecap="butt"/>
    </style:style>
    <style:style style:family="graphic" style:name="a1693">
      <style:graphic-properties draw:fill="gradient" draw:fill-gradient-name="a1692" draw:stroke="none"/>
    </style:style>
    <style:style style:family="graphic" style:name="a1695">
      <style:graphic-properties draw:fill="gradient" draw:fill-gradient-name="a1694" draw:stroke="non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7">
      <style:graphic-properties draw:fill="gradient" draw:fill-gradient-name="a1696" draw:stroke="none"/>
    </style:style>
    <style:style style:family="paragraph" style:name="a10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9">
      <style:graphic-properties draw:fill="gradient" draw:fill-gradient-name="a1698" draw:stroke="none"/>
    </style:style>
    <style:style style:family="presentation" style:name="a10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draw:fill="gradient" draw:fill-gradient-name="a540" draw:stroke="non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draw:fill="gradient" draw:fill-gradient-name="a542" draw:stroke="none"/>
    </style:style>
    <style:style style:family="presentation" style:name="a1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gradient" draw:fill-gradient-name="a33" draw:stroke="none"/>
    </style:style>
    <style:style style:family="text" style:name="a15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5">
      <style:graphic-properties draw:fill="gradient" draw:fill-gradient-name="a544" draw:stroke="none"/>
    </style:style>
    <style:style style:family="paragraph" style:name="a1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gradient" draw:fill-gradient-name="a35" draw:stroke="none"/>
    </style:style>
    <style:style style:family="presentation" style:name="a1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7">
      <style:graphic-properties draw:fill="gradient" draw:fill-gradient-name="a546" draw:stroke="non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draw:fill="gradient" draw:fill-gradient-name="a37" draw:stroke="none"/>
    </style:style>
    <style:style style:family="paragraph" style:name="a1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draw:fill="gradient" draw:fill-gradient-name="a548" draw:stroke="none"/>
    </style:style>
    <style:style style:family="presentation" style:name="a1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3">
      <style:graphic-properties draw:fill="gradient" draw:fill-gradient-name="a1012" draw:stroke="none"/>
    </style:style>
    <style:style style:family="graphic" style:name="a1015">
      <style:graphic-properties draw:fill="gradient" draw:fill-gradient-name="a1014" draw:stroke="none"/>
    </style:style>
    <style:style style:family="graphic" style:name="a1017">
      <style:graphic-properties draw:fill="gradient" draw:fill-gradient-name="a1016" draw:stroke="none"/>
    </style:style>
    <style:style style:family="graphic" style:name="a1019">
      <style:graphic-properties draw:fill="gradient" draw:fill-gradient-name="a1018" draw:stroke="none"/>
    </style:style>
    <style:style style:family="graphic" style:name="a40">
      <style:graphic-properties draw:fill="gradient" draw:fill-gradient-name="a39" draw:stroke="none"/>
    </style:style>
    <style:style style:family="presentation" style:name="a1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1">
      <style:graphic-properties draw:fill="gradient" draw:fill-gradient-name="a550" draw:stroke="none"/>
    </style:style>
    <style:style style:family="graphic" style:name="a1522">
      <style:graphic-properties draw:fill="gradient" draw:fill-gradient-name="a1521" draw:stroke="none"/>
    </style:style>
    <style:style style:family="graphic" style:name="a42">
      <style:graphic-properties draw:fill="gradient" draw:fill-gradient-name="a41" draw:stroke="none"/>
    </style:style>
    <style:style style:family="graphic" style:name="a553">
      <style:graphic-properties draw:fill="gradient" draw:fill-gradient-name="a552" draw:stroke="none"/>
    </style:style>
    <style:style style:family="graphic" style:name="a1524">
      <style:graphic-properties draw:fill="gradient" draw:fill-gradient-name="a1523" draw:stroke="none"/>
    </style:style>
    <style:style style:family="graphic" style:name="a44">
      <style:graphic-properties draw:fill="gradient" draw:fill-gradient-name="a43" draw:stroke="none"/>
    </style:style>
    <style:style style:family="graphic" style:name="a555">
      <style:graphic-properties draw:fill="gradient" draw:fill-gradient-name="a554" draw:stroke="none"/>
    </style:style>
    <style:style style:family="graphic" style:name="a1526">
      <style:graphic-properties draw:fill="gradient" draw:fill-gradient-name="a1525" draw:stroke="none"/>
    </style:style>
    <style:style style:family="graphic" style:name="a46">
      <style:graphic-properties draw:fill="gradient" draw:fill-gradient-name="a45" draw:stroke="none"/>
    </style:style>
    <style:style style:family="graphic" style:name="a557">
      <style:graphic-properties draw:fill="gradient" draw:fill-gradient-name="a556" draw:stroke="none"/>
    </style:style>
    <style:style style:family="graphic" style:name="a1528">
      <style:graphic-properties draw:fill="gradient" draw:fill-gradient-name="a1527" draw:stroke="none"/>
    </style:style>
    <style:style style:family="graphic" style:name="a48">
      <style:graphic-properties draw:fill="gradient" draw:fill-gradient-name="a47" draw:stroke="none"/>
    </style:style>
    <style:style style:family="graphic" style:name="a559">
      <style:graphic-properties draw:fill="gradient" draw:fill-gradient-name="a558" draw:stroke="none"/>
    </style:style>
    <style:style style:family="graphic" style:name="a1021">
      <style:graphic-properties draw:fill="gradient" draw:fill-gradient-name="a1020" draw:stroke="none"/>
    </style:style>
    <style:style style:family="graphic" style:name="a1023">
      <style:graphic-properties draw:fill="gradient" draw:fill-gradient-name="a1022" draw:stroke="none"/>
    </style:style>
    <style:style style:family="graphic" style:name="a1025">
      <style:graphic-properties draw:fill="gradient" draw:fill-gradient-name="a1024" draw:stroke="none"/>
    </style:style>
    <style:style style:family="graphic" style:name="a1027">
      <style:graphic-properties draw:fill="gradient" draw:fill-gradient-name="a1026" draw:stroke="none"/>
    </style:style>
    <style:style style:family="graphic" style:name="a1029">
      <style:graphic-properties draw:fill="gradient" draw:fill-gradient-name="a1028" draw:stroke="none"/>
    </style:style>
    <style:style style:family="graphic" style:name="a50">
      <style:graphic-properties draw:fill="gradient" draw:fill-gradient-name="a49" draw:stroke="none"/>
    </style:style>
    <style:style style:family="graphic" style:name="a1530">
      <style:graphic-properties draw:fill="gradient" draw:fill-gradient-name="a1529" draw:stroke="none"/>
    </style:style>
    <style:style style:family="graphic" style:name="a561">
      <style:graphic-properties draw:fill="gradient" draw:fill-gradient-name="a560" draw:stroke="none"/>
    </style:style>
    <style:style style:family="graphic" style:name="a1532">
      <style:graphic-properties draw:fill="gradient" draw:fill-gradient-name="a1531" draw:stroke="none"/>
    </style:style>
    <style:style style:family="graphic" style:name="a52">
      <style:graphic-properties draw:fill="gradient" draw:fill-gradient-name="a51" draw:stroke="none"/>
    </style:style>
    <style:style style:family="graphic" style:name="a563">
      <style:graphic-properties draw:fill="gradient" draw:fill-gradient-name="a562" draw:stroke="none"/>
    </style:style>
    <style:style style:family="graphic" style:name="a1534">
      <style:graphic-properties draw:fill="gradient" draw:fill-gradient-name="a1533" draw:stroke="none"/>
    </style:style>
    <style:style style:family="graphic" style:name="a54">
      <style:graphic-properties draw:fill="gradient" draw:fill-gradient-name="a53" draw:stroke="none"/>
    </style:style>
    <style:style style:family="drawing-page" style:name="a565">
      <style:drawing-page-properties draw:fill="bitmap" draw:fill-image-name="a5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36">
      <style:graphic-properties draw:fill="gradient" draw:fill-gradient-name="a1535" draw:stroke="none"/>
    </style:style>
    <style:style style:family="graphic" style:name="a56">
      <style:graphic-properties draw:fill="gradient" draw:fill-gradient-name="a55" draw:stroke="none"/>
    </style:style>
    <style:style style:family="graphic" style:name="a566" style:parent-style-name="Graphics">
      <style:graphic-properties draw:fill="none" fo:clip="rect(0in, 0in, 0in, 0in)" draw:stroke="none" draw:image-opacity="30%"/>
    </style:style>
    <style:style style:family="text" style:name="a5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8">
      <style:graphic-properties draw:fill="gradient" draw:fill-gradient-name="a1537" draw:stroke="none"/>
    </style:style>
    <style:style style:family="graphic" style:name="a58">
      <style:graphic-properties draw:fill="gradient" draw:fill-gradient-name="a57" draw:stroke="none"/>
    </style:style>
    <style:style style:family="text" style:name="a5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draw:fill="gradient" draw:fill-gradient-name="a1030" draw:stroke="none"/>
    </style:style>
    <style:style style:family="graphic" style:name="a1033">
      <style:graphic-properties draw:fill="gradient" draw:fill-gradient-name="a1032" draw:stroke="none"/>
    </style:style>
    <style:style style:family="graphic" style:name="a1035">
      <style:graphic-properties draw:fill="gradient" draw:fill-gradient-name="a1034" draw:stroke="none"/>
    </style:style>
    <style:style style:family="graphic" style:name="a1037">
      <style:graphic-properties draw:fill="gradient" draw:fill-gradient-name="a1036" draw:stroke="none"/>
    </style:style>
    <style:style style:family="graphic" style:name="a1039">
      <style:graphic-properties draw:fill="gradient" draw:fill-gradient-name="a1038" draw:stroke="none"/>
    </style:style>
    <style:style style:family="graphic" style:name="a60">
      <style:graphic-properties draw:fill="gradient" draw:fill-gradient-name="a59" draw:stroke="none"/>
    </style:style>
    <style:style style:family="graphic" style:name="a1540">
      <style:graphic-properties draw:fill="gradient" draw:fill-gradient-name="a1539" draw:stroke="non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2">
      <style:graphic-properties draw:fill="gradient" draw:fill-gradient-name="a1541" draw:stroke="none"/>
    </style:style>
    <style:style style:family="graphic" style:name="a62">
      <style:graphic-properties draw:fill="gradient" draw:fill-gradient-name="a61" draw:stroke="none"/>
    </style:style>
    <style:style style:family="paragraph" style:name="a5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gradient" draw:fill-gradient-name="a63" draw:stroke="none"/>
    </style:style>
    <style:style style:family="graphic" style:name="a1544">
      <style:graphic-properties draw:fill="gradient" draw:fill-gradient-name="a1543" draw:stroke="non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6">
      <style:graphic-properties draw:fill="gradient" draw:fill-gradient-name="a1545" draw:stroke="none"/>
    </style:style>
    <style:style style:family="graphic" style:name="a66">
      <style:graphic-properties draw:fill="gradient" draw:fill-gradient-name="a65" draw:stroke="none"/>
    </style:style>
    <style:style style:family="paragraph" style:name="a5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draw:fill="gradient" draw:fill-gradient-name="a67" draw:stroke="none"/>
    </style:style>
    <style:style style:family="graphic" style:name="a1548">
      <style:graphic-properties draw:fill="gradient" draw:fill-gradient-name="a1547" draw:stroke="non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draw:fill="gradient" draw:fill-gradient-name="a1040" draw:stroke="none"/>
    </style:style>
    <style:style style:family="paragraph" style:name="a9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draw:fill="gradient" draw:fill-gradient-name="a1042" draw:stroke="non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5">
      <style:graphic-properties draw:fill="gradient" draw:fill-gradient-name="a1044" draw:stroke="none"/>
    </style:style>
    <style:style style:family="paragraph" style:name="a9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draw:fill="gradient" draw:fill-gradient-name="a1046" draw:stroke="none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draw:fill="gradient" draw:fill-gradient-name="a1048" draw:stroke="none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0">
      <style:graphic-properties draw:fill="gradient" draw:fill-gradient-name="a1549" draw:stroke="none"/>
    </style:style>
    <style:style style:family="graphic" style:name="a70">
      <style:graphic-properties draw:fill="gradient" draw:fill-gradient-name="a69" draw:stroke="none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2">
      <style:graphic-properties draw:fill="gradient" draw:fill-gradient-name="a1551" draw:stroke="none"/>
    </style:style>
    <style:style style:family="graphic" style:name="a72">
      <style:graphic-properties draw:fill="gradient" draw:fill-gradient-name="a71" draw:stroke="none"/>
    </style:style>
    <style:style style:family="paragraph" style:name="a58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draw:fill="gradient" draw:fill-gradient-name="a73" draw:stroke="none"/>
    </style:style>
    <style:style style:family="graphic" style:name="a1554">
      <style:graphic-properties draw:fill="gradient" draw:fill-gradient-name="a1553" draw:stroke="non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6">
      <style:graphic-properties draw:fill="gradient" draw:fill-gradient-name="a1555" draw:stroke="none"/>
    </style:style>
    <style:style style:family="graphic" style:name="a76">
      <style:graphic-properties draw:fill="gradient" draw:fill-gradient-name="a75" draw:stroke="solid" svg:stroke-width="0.00002in" svg:stroke-color="#ffffff" svg:stroke-opacity="100%" draw:stroke-linejoin="miter" svg:stroke-linecap="butt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8">
      <style:graphic-properties draw:fill="gradient" draw:fill-gradient-name="a1557" draw:stroke="none"/>
    </style:style>
    <style:style style:family="graphic" style:name="a78">
      <style:graphic-properties draw:fill="gradient" draw:fill-gradient-name="a77" draw:stroke="non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draw:fill="gradient" draw:fill-gradient-name="a399" draw:stroke="none"/>
    </style:style>
    <style:style style:family="graphic" style:name="a402">
      <style:graphic-properties draw:fill="gradient" draw:fill-gradient-name="a401" draw:stroke="none"/>
    </style:style>
    <style:style style:family="graphic" style:name="a404">
      <style:graphic-properties draw:fill="gradient" draw:fill-gradient-name="a403" draw:stroke="none"/>
    </style:style>
    <style:style style:family="graphic" style:name="a406">
      <style:graphic-properties draw:fill="gradient" draw:fill-gradient-name="a405" draw:stroke="none"/>
    </style:style>
    <style:style style:family="graphic" style:name="a408">
      <style:graphic-properties draw:fill="gradient" draw:fill-gradient-name="a407" draw:stroke="solid" svg:stroke-width="0.00002in" svg:stroke-color="#ffffff" svg:stroke-opacity="100%" draw:stroke-linejoin="miter" svg:stroke-linecap="butt"/>
    </style:style>
    <style:style style:family="graphic" style:name="a1051">
      <style:graphic-properties draw:fill="gradient" draw:fill-gradient-name="a1050" draw:stroke="non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draw:fill="gradient" draw:fill-gradient-name="a1052" draw:stroke="none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5">
      <style:graphic-properties draw:fill="gradient" draw:fill-gradient-name="a1054" draw:stroke="solid" svg:stroke-width="0.00002in" svg:stroke-color="#ffffff" svg:stroke-opacity="100%" draw:stroke-linejoin="miter" svg:stroke-linecap="butt"/>
    </style:style>
    <style:style style:family="graphic" style:name="a914">
      <style:graphic-properties draw:fill="gradient" draw:fill-gradient-name="a913" draw:stroke="none"/>
    </style:style>
    <style:style style:family="graphic" style:name="a1057">
      <style:graphic-properties draw:fill="gradient" draw:fill-gradient-name="a1056" draw:stroke="none"/>
    </style:style>
    <style:style style:family="graphic" style:name="a916">
      <style:graphic-properties draw:fill="gradient" draw:fill-gradient-name="a915" draw:stroke="none"/>
    </style:style>
    <style:style style:family="graphic" style:name="a1059">
      <style:graphic-properties draw:fill="gradient" draw:fill-gradient-name="a1058" draw:stroke="none"/>
    </style:style>
    <style:style style:family="graphic" style:name="a918">
      <style:graphic-properties draw:fill="gradient" draw:fill-gradient-name="a917" draw:stroke="none"/>
    </style:style>
    <style:style style:family="graphic" style:name="a1560">
      <style:graphic-properties draw:fill="gradient" draw:fill-gradient-name="a1559" draw:stroke="none"/>
    </style:style>
    <style:style style:family="graphic" style:name="a80">
      <style:graphic-properties draw:fill="gradient" draw:fill-gradient-name="a79" draw:stroke="non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2">
      <style:graphic-properties draw:fill="gradient" draw:fill-gradient-name="a1561" draw:stroke="none"/>
    </style:style>
    <style:style style:family="graphic" style:name="a82">
      <style:graphic-properties draw:fill="gradient" draw:fill-gradient-name="a81" draw:stroke="none"/>
    </style:style>
    <style:style style:family="text" style:name="a5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draw:fill="gradient" draw:fill-gradient-name="a1563" draw:stroke="solid" svg:stroke-width="0.00002in" svg:stroke-color="#ffffff" svg:stroke-opacity="100%" draw:stroke-linejoin="miter" svg:stroke-linecap="butt"/>
    </style:style>
    <style:style style:family="graphic" style:name="a84">
      <style:graphic-properties draw:fill="gradient" draw:fill-gradient-name="a83" draw:stroke="non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6">
      <style:graphic-properties draw:fill="gradient" draw:fill-gradient-name="a1565" draw:stroke="none"/>
    </style:style>
    <style:style style:family="graphic" style:name="a86">
      <style:graphic-properties draw:fill="gradient" draw:fill-gradient-name="a85" draw:stroke="non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8">
      <style:graphic-properties draw:fill="gradient" draw:fill-gradient-name="a1567" draw:stroke="none"/>
    </style:style>
    <style:style style:family="graphic" style:name="a88">
      <style:graphic-properties draw:fill="gradient" draw:fill-gradient-name="a87" draw:stroke="non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draw:fill="gradient" draw:fill-gradient-name="a409" draw:stroke="none"/>
    </style:style>
    <style:style style:family="graphic" style:name="a412">
      <style:graphic-properties draw:fill="gradient" draw:fill-gradient-name="a411" draw:stroke="none"/>
    </style:style>
    <style:style style:family="graphic" style:name="a414">
      <style:graphic-properties draw:fill="gradient" draw:fill-gradient-name="a413" draw:stroke="none"/>
    </style:style>
    <style:style style:family="graphic" style:name="a416">
      <style:graphic-properties draw:fill="gradient" draw:fill-gradient-name="a415" draw:stroke="none"/>
    </style:style>
    <style:style style:family="graphic" style:name="a418">
      <style:graphic-properties draw:fill="gradient" draw:fill-gradient-name="a417" draw:stroke="none"/>
    </style:style>
    <style:style style:family="graphic" style:name="a1061">
      <style:graphic-properties draw:fill="gradient" draw:fill-gradient-name="a1060" draw:stroke="none"/>
    </style:style>
    <style:style style:family="graphic" style:name="a920">
      <style:graphic-properties draw:fill="gradient" draw:fill-gradient-name="a919" draw:stroke="none"/>
    </style:style>
    <style:style style:family="graphic" style:name="a1063">
      <style:graphic-properties draw:fill="gradient" draw:fill-gradient-name="a1062" draw:stroke="none"/>
    </style:style>
    <style:style style:family="graphic" style:name="a922">
      <style:graphic-properties draw:fill="gradient" draw:fill-gradient-name="a921" draw:stroke="none"/>
    </style:style>
    <style:style style:family="graphic" style:name="a1065">
      <style:graphic-properties draw:fill="gradient" draw:fill-gradient-name="a1064" draw:stroke="none"/>
    </style:style>
    <style:style style:family="graphic" style:name="a924">
      <style:graphic-properties draw:fill="gradient" draw:fill-gradient-name="a923" draw:stroke="none"/>
    </style:style>
    <style:style style:family="graphic" style:name="a1067">
      <style:graphic-properties draw:fill="gradient" draw:fill-gradient-name="a1066" draw:stroke="none"/>
    </style:style>
    <style:style style:family="graphic" style:name="a926">
      <style:graphic-properties draw:fill="gradient" draw:fill-gradient-name="a925" draw:stroke="none"/>
    </style:style>
    <style:style style:family="graphic" style:name="a1069">
      <style:graphic-properties draw:fill="gradient" draw:fill-gradient-name="a1068" draw:stroke="none"/>
    </style:style>
    <style:style style:family="graphic" style:name="a928">
      <style:graphic-properties draw:fill="gradient" draw:fill-gradient-name="a927" draw:stroke="none"/>
    </style:style>
    <style:style style:family="graphic" style:name="a1570">
      <style:graphic-properties draw:fill="gradient" draw:fill-gradient-name="a1569" draw:stroke="none"/>
    </style:style>
    <style:style style:family="graphic" style:name="a90">
      <style:graphic-properties draw:fill="gradient" draw:fill-gradient-name="a89" draw:stroke="none"/>
    </style:style>
    <style:style style:family="graphic" style:name="a92">
      <style:graphic-properties draw:fill="gradient" draw:fill-gradient-name="a91" draw:stroke="none"/>
    </style:style>
    <style:style style:family="graphic" style:name="a1572">
      <style:graphic-properties draw:fill="gradient" draw:fill-gradient-name="a1571" draw:stroke="none"/>
    </style:style>
    <style:style style:family="graphic" style:name="a94">
      <style:graphic-properties draw:fill="gradient" draw:fill-gradient-name="a93" draw:stroke="none"/>
    </style:style>
    <style:style style:family="graphic" style:name="a1574">
      <style:graphic-properties draw:fill="gradient" draw:fill-gradient-name="a1573" draw:stroke="none"/>
    </style:style>
    <style:style style:family="graphic" style:name="a96">
      <style:graphic-properties draw:fill="gradient" draw:fill-gradient-name="a95" draw:stroke="none"/>
    </style:style>
    <style:style style:family="graphic" style:name="a1576">
      <style:graphic-properties draw:fill="gradient" draw:fill-gradient-name="a1575" draw:stroke="none"/>
    </style:style>
    <style:style style:family="graphic" style:name="a98">
      <style:graphic-properties draw:fill="gradient" draw:fill-gradient-name="a97" draw:stroke="none"/>
    </style:style>
    <style:style style:family="graphic" style:name="a1578">
      <style:graphic-properties draw:fill="gradient" draw:fill-gradient-name="a1577" draw:stroke="none"/>
    </style:style>
    <style:style style:family="graphic" style:name="a420">
      <style:graphic-properties draw:fill="gradient" draw:fill-gradient-name="a419" draw:stroke="none"/>
    </style:style>
    <style:style style:family="graphic" style:name="a422">
      <style:graphic-properties draw:fill="gradient" draw:fill-gradient-name="a421" draw:stroke="none"/>
    </style:style>
    <style:style style:family="graphic" style:name="a424">
      <style:graphic-properties draw:fill="gradient" draw:fill-gradient-name="a423" draw:stroke="none"/>
    </style:style>
    <style:style style:family="graphic" style:name="a426">
      <style:graphic-properties draw:fill="gradient" draw:fill-gradient-name="a425" draw:stroke="none"/>
    </style:style>
    <style:style style:family="graphic" style:name="a428">
      <style:graphic-properties draw:fill="gradient" draw:fill-gradient-name="a427" draw:stroke="none"/>
    </style:style>
    <style:style style:family="graphic" style:name="a1071">
      <style:graphic-properties draw:fill="gradient" draw:fill-gradient-name="a1070" draw:stroke="none"/>
    </style:style>
    <style:style style:family="graphic" style:name="a930">
      <style:graphic-properties draw:fill="gradient" draw:fill-gradient-name="a929" draw:stroke="none"/>
    </style:style>
    <style:style style:family="graphic" style:name="a1901">
      <style:graphic-properties draw:fill="gradient" draw:fill-gradient-name="a1900" draw:stroke="none"/>
    </style:style>
    <style:style style:family="graphic" style:name="a1073">
      <style:graphic-properties draw:fill="gradient" draw:fill-gradient-name="a1072" draw:stroke="none"/>
    </style:style>
    <style:style style:family="graphic" style:name="a932">
      <style:graphic-properties draw:fill="gradient" draw:fill-gradient-name="a931" draw:stroke="none"/>
    </style:style>
    <style:style style:family="graphic" style:name="a1903">
      <style:graphic-properties draw:fill="gradient" draw:fill-gradient-name="a1902" draw:stroke="none"/>
    </style:style>
    <style:style style:family="graphic" style:name="a1075">
      <style:graphic-properties draw:fill="gradient" draw:fill-gradient-name="a1074" draw:stroke="none"/>
    </style:style>
    <style:style style:family="graphic" style:name="a934">
      <style:graphic-properties draw:fill="gradient" draw:fill-gradient-name="a933" draw:stroke="none"/>
    </style:style>
    <style:style style:family="graphic" style:name="a1905">
      <style:graphic-properties draw:fill="gradient" draw:fill-gradient-name="a1904" draw:stroke="none"/>
    </style:style>
    <style:style style:family="graphic" style:name="a1077">
      <style:graphic-properties draw:fill="gradient" draw:fill-gradient-name="a1076" draw:stroke="none"/>
    </style:style>
    <style:style style:family="graphic" style:name="a936">
      <style:graphic-properties draw:fill="gradient" draw:fill-gradient-name="a935" draw:stroke="none"/>
    </style:style>
    <style:style style:family="graphic" style:name="a1907">
      <style:graphic-properties draw:fill="gradient" draw:fill-gradient-name="a1906" draw:stroke="solid" svg:stroke-width="0.00002in" svg:stroke-color="#ffffff" svg:stroke-opacity="100%" draw:stroke-linejoin="miter" svg:stroke-linecap="butt"/>
    </style:style>
    <style:style style:family="graphic" style:name="a1079">
      <style:graphic-properties draw:fill="gradient" draw:fill-gradient-name="a1078" draw:stroke="none"/>
    </style:style>
    <style:style style:family="graphic" style:name="a1580">
      <style:graphic-properties draw:fill="gradient" draw:fill-gradient-name="a1579" draw:stroke="none"/>
    </style:style>
    <style:style style:family="graphic" style:name="a1909">
      <style:graphic-properties draw:fill="gradient" draw:fill-gradient-name="a1908" draw:stroke="none"/>
    </style:style>
    <style:style style:family="graphic" style:name="a938">
      <style:graphic-properties draw:fill="gradient" draw:fill-gradient-name="a937" draw:stroke="none"/>
    </style:style>
    <style:style style:family="graphic" style:name="a1582">
      <style:graphic-properties draw:fill="gradient" draw:fill-gradient-name="a1581" draw:stroke="none"/>
    </style:style>
    <style:style style:family="graphic" style:name="a1584">
      <style:graphic-properties draw:fill="gradient" draw:fill-gradient-name="a1583" draw:stroke="none"/>
    </style:style>
    <style:style style:family="graphic" style:name="a1586">
      <style:graphic-properties draw:fill="gradient" draw:fill-gradient-name="a1585" draw:stroke="none"/>
    </style:style>
    <style:style style:family="graphic" style:name="a1588">
      <style:graphic-properties draw:fill="gradient" draw:fill-gradient-name="a1587" draw:stroke="none"/>
    </style:style>
    <style:style style:family="text" style:name="a14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draw:fill="gradient" draw:fill-gradient-name="a429" draw:stroke="none"/>
    </style:style>
    <style:style style:family="paragraph" style:name="a1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2">
      <style:graphic-properties draw:fill="gradient" draw:fill-gradient-name="a431" draw:stroke="non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draw:fill="gradient" draw:fill-gradient-name="a433" draw:stroke="none"/>
    </style:style>
    <style:style style:family="presentation" style:name="a1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6">
      <style:graphic-properties draw:fill="gradient" draw:fill-gradient-name="a435" draw:stroke="none"/>
    </style:style>
    <style:style style:family="graphic" style:name="a1407">
      <style:graphic-properties draw:fill="gradient" draw:fill-gradient-name="a1406" draw:stroke="none"/>
    </style:style>
    <style:style style:family="graphic" style:name="a438">
      <style:graphic-properties draw:fill="gradient" draw:fill-gradient-name="a437" draw:stroke="none"/>
    </style:style>
    <style:style style:family="graphic" style:name="a1409">
      <style:graphic-properties draw:fill="gradient" draw:fill-gradient-name="a1408" draw:stroke="none"/>
    </style:style>
    <style:style style:family="graphic" style:name="a1081">
      <style:graphic-properties draw:fill="gradient" draw:fill-gradient-name="a1080" draw:stroke="none"/>
    </style:style>
    <style:style style:family="graphic" style:name="a940">
      <style:graphic-properties draw:fill="gradient" draw:fill-gradient-name="a939" draw:stroke="none"/>
    </style:style>
    <style:style style:family="graphic" style:name="a1911">
      <style:graphic-properties draw:fill="gradient" draw:fill-gradient-name="a1910" draw:stroke="none"/>
    </style:style>
    <style:style style:family="graphic" style:name="a1083">
      <style:graphic-properties draw:fill="gradient" draw:fill-gradient-name="a1082" draw:stroke="none"/>
    </style:style>
    <style:style style:family="graphic" style:name="a942">
      <style:graphic-properties draw:fill="gradient" draw:fill-gradient-name="a941" draw:stroke="none"/>
    </style:style>
    <style:style style:family="graphic" style:name="a1913">
      <style:graphic-properties draw:fill="gradient" draw:fill-gradient-name="a1912" draw:stroke="none"/>
    </style:style>
    <style:style style:family="graphic" style:name="a1085">
      <style:graphic-properties draw:fill="gradient" draw:fill-gradient-name="a1084" draw:stroke="none"/>
    </style:style>
    <style:style style:family="graphic" style:name="a944">
      <style:graphic-properties draw:fill="gradient" draw:fill-gradient-name="a943" draw:stroke="none"/>
    </style:style>
    <style:style style:family="graphic" style:name="a1915">
      <style:graphic-properties draw:fill="gradient" draw:fill-gradient-name="a1914" draw:stroke="none"/>
    </style:style>
    <style:style style:family="drawing-page" style:name="a1087">
      <style:drawing-page-properties draw:fill="bitmap" draw:fill-image-name="a10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6">
      <style:graphic-properties draw:fill="gradient" draw:fill-gradient-name="a945" draw:stroke="none"/>
    </style:style>
    <style:style style:family="graphic" style:name="a1917">
      <style:graphic-properties draw:fill="gradient" draw:fill-gradient-name="a1916" draw:stroke="none"/>
    </style:style>
    <style:style style:family="graphic" style:name="a1088" style:parent-style-name="Graphics">
      <style:graphic-properties draw:fill="none" fo:clip="rect(0in, 0in, 0in, 0in)" draw:stroke="none" draw:image-opacity="30%"/>
    </style:style>
    <style:style style:family="text" style:name="a10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0">
      <style:graphic-properties draw:fill="gradient" draw:fill-gradient-name="a1589" draw:stroke="none"/>
    </style:style>
    <style:style style:family="graphic" style:name="a1919">
      <style:graphic-properties draw:fill="gradient" draw:fill-gradient-name="a1918" draw:stroke="none"/>
    </style:style>
    <style:style style:family="graphic" style:name="a948">
      <style:graphic-properties draw:fill="gradient" draw:fill-gradient-name="a947" draw:stroke="none"/>
    </style:style>
    <style:style style:family="graphic" style:name="a1592">
      <style:graphic-properties draw:fill="gradient" draw:fill-gradient-name="a1591" draw:stroke="none"/>
    </style:style>
    <style:style style:family="graphic" style:name="a1594">
      <style:graphic-properties draw:fill="gradient" draw:fill-gradient-name="a1593" draw:stroke="none"/>
    </style:style>
    <style:style style:family="drawing-page" style:name="a1596">
      <style:drawing-page-properties draw:fill="bitmap" draw:fill-image-name="a15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97" style:parent-style-name="Graphics">
      <style:graphic-properties draw:fill="none" fo:clip="rect(0in, 0in, 0in, 0in)" draw:stroke="none" draw:image-opacity="30%"/>
    </style:style>
    <style:style style:family="text" style:name="a15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bitmap" draw:fill-image-name="a4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1">
      <style:graphic-properties draw:fill="gradient" draw:fill-gradient-name="a1410" draw:stroke="none"/>
    </style:style>
    <style:style style:family="graphic" style:name="a441" style:parent-style-name="Graphics">
      <style:graphic-properties draw:fill="none" fo:clip="rect(0in, 0in, 0in, 0in)" draw:stroke="none" draw:image-opacity="30%"/>
    </style:style>
    <style:style style:family="text" style:name="a4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3">
      <style:graphic-properties draw:fill="gradient" draw:fill-gradient-name="a1412" draw:stroke="none"/>
    </style:style>
    <style:style style:family="text" style:name="a4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draw:fill="gradient" draw:fill-gradient-name="a1414" draw:stroke="non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7">
      <style:graphic-properties draw:fill="gradient" draw:fill-gradient-name="a1416" draw:stroke="none"/>
    </style:style>
    <style:style style:family="paragraph" style:name="a44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9">
      <style:graphic-properties draw:fill="gradient" draw:fill-gradient-name="a1418" draw:stroke="non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draw:fill="gradient" draw:fill-gradient-name="a949" draw:stroke="none"/>
    </style:style>
    <style:style style:family="graphic" style:name="a1921">
      <style:graphic-properties draw:fill="gradient" draw:fill-gradient-name="a1920" draw:stroke="none"/>
    </style:style>
    <style:style style:family="presentation" style:name="a10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2">
      <style:graphic-properties draw:fill="gradient" draw:fill-gradient-name="a951" draw:stroke="none"/>
    </style:style>
    <style:style style:family="graphic" style:name="a1923">
      <style:graphic-properties draw:fill="gradient" draw:fill-gradient-name="a1922" draw:stroke="non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draw:fill="gradient" draw:fill-gradient-name="a953" draw:stroke="none"/>
    </style:style>
    <style:style style:family="graphic" style:name="a1925">
      <style:graphic-properties draw:fill="gradient" draw:fill-gradient-name="a1924" draw:stroke="non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6">
      <style:graphic-properties draw:fill="gradient" draw:fill-gradient-name="a955" draw:stroke="solid" svg:stroke-width="0.00002in" svg:stroke-color="#ffffff" svg:stroke-opacity="100%" draw:stroke-linejoin="miter" svg:stroke-linecap="butt"/>
    </style:style>
    <style:style style:family="graphic" style:name="a1927">
      <style:graphic-properties draw:fill="gradient" draw:fill-gradient-name="a1926" draw:stroke="none"/>
    </style:style>
    <style:style style:family="paragraph" style:name="a109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draw:fill="gradient" draw:fill-gradient-name="a957" draw:stroke="none"/>
    </style:style>
    <style:style style:family="graphic" style:name="a1929">
      <style:graphic-properties draw:fill="gradient" draw:fill-gradient-name="a1928" draw:stroke="none"/>
    </style:style>
    <style:style style:family="paragraph" style:name="a45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>
      <style:graphic-properties draw:fill="gradient" draw:fill-gradient-name="a1420" draw:stroke="non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3">
      <style:graphic-properties draw:fill="gradient" draw:fill-gradient-name="a1422" draw:stroke="none"/>
    </style:style>
    <style:style style:family="paragraph" style:name="a45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draw:fill="gradient" draw:fill-gradient-name="a1424" draw:stroke="non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draw:fill="gradient" draw:fill-gradient-name="a1426" draw:stroke="non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9">
      <style:graphic-properties draw:fill="gradient" draw:fill-gradient-name="a1428" draw:stroke="non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draw:fill="gradient" draw:fill-gradient-name="a959" draw:stroke="none"/>
    </style:style>
    <style:style style:family="graphic" style:name="a1931">
      <style:graphic-properties draw:fill="gradient" draw:fill-gradient-name="a1930" draw:stroke="none"/>
    </style:style>
    <style:style style:family="graphic" style:name="a962">
      <style:graphic-properties draw:fill="gradient" draw:fill-gradient-name="a961" draw:stroke="none"/>
    </style:style>
    <style:style style:family="graphic" style:name="a1933">
      <style:graphic-properties draw:fill="gradient" draw:fill-gradient-name="a1932" draw:stroke="none"/>
    </style:style>
    <style:style style:family="graphic" style:name="a964">
      <style:graphic-properties draw:fill="gradient" draw:fill-gradient-name="a963" draw:stroke="none"/>
    </style:style>
    <style:style style:family="graphic" style:name="a1935">
      <style:graphic-properties draw:fill="gradient" draw:fill-gradient-name="a1934" draw:stroke="none"/>
    </style:style>
    <style:style style:family="graphic" style:name="a966">
      <style:graphic-properties draw:fill="gradient" draw:fill-gradient-name="a965" draw:stroke="none"/>
    </style:style>
    <style:style style:family="graphic" style:name="a1937">
      <style:graphic-properties draw:fill="gradient" draw:fill-gradient-name="a1936" draw:stroke="none"/>
    </style:style>
    <style:style style:family="graphic" style:name="a968">
      <style:graphic-properties draw:fill="gradient" draw:fill-gradient-name="a967" draw:stroke="none"/>
    </style:style>
    <style:style style:family="paragraph" style:name="a46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>
      <style:graphic-properties draw:fill="gradient" draw:fill-gradient-name="a1430" draw:stroke="non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33">
      <style:graphic-properties draw:fill="gradient" draw:fill-gradient-name="a1432" draw:stroke="non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draw:fill="gradient" draw:fill-gradient-name="a1434" draw:stroke="non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7">
      <style:graphic-properties draw:fill="gradient" draw:fill-gradient-name="a1436" draw:stroke="none"/>
    </style:style>
    <style:style style:family="paragraph" style:name="a46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draw:fill="gradient" draw:fill-gradient-name="a1438" draw:stroke="non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draw:fill="gradient" draw:fill-gradient-name="a969" draw:stroke="none"/>
    </style:style>
    <style:style style:family="graphic" style:name="a972">
      <style:graphic-properties draw:fill="gradient" draw:fill-gradient-name="a971" draw:stroke="none"/>
    </style:style>
    <style:style style:family="graphic" style:name="a974">
      <style:graphic-properties draw:fill="gradient" draw:fill-gradient-name="a973" draw:stroke="none"/>
    </style:style>
    <style:style style:family="graphic" style:name="a976">
      <style:graphic-properties draw:fill="gradient" draw:fill-gradient-name="a975" draw:stroke="none"/>
    </style:style>
    <style:style style:family="graphic" style:name="a978">
      <style:graphic-properties draw:fill="gradient" draw:fill-gradient-name="a977" draw:stroke="none"/>
    </style:style>
    <style:style style:family="paragraph" style:name="a47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1">
      <style:graphic-properties draw:fill="gradient" draw:fill-gradient-name="a1440" draw:stroke="non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3">
      <style:graphic-properties draw:fill="gradient" draw:fill-gradient-name="a1442" draw:stroke="none"/>
    </style:style>
    <style:style style:family="paragraph" style:name="a47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draw:fill="gradient" draw:fill-gradient-name="a1444" draw:stroke="non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7">
      <style:graphic-properties draw:fill="gradient" draw:fill-gradient-name="a1446" draw:stroke="none"/>
    </style:style>
    <style:style style:family="paragraph" style:name="a47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draw:fill="gradient" draw:fill-gradient-name="a1448" draw:stroke="solid" svg:stroke-width="0.00002in" svg:stroke-color="#ffffff" svg:stroke-opacity="100%" draw:stroke-linejoin="miter" svg:stroke-linecap="butt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0">
      <style:graphic-properties draw:fill="gradient" draw:fill-gradient-name="a979" draw:stroke="none"/>
    </style:style>
    <style:style style:family="graphic" style:name="a982">
      <style:graphic-properties draw:fill="gradient" draw:fill-gradient-name="a981" draw:stroke="none"/>
    </style:style>
    <style:style style:family="graphic" style:name="a984">
      <style:graphic-properties draw:fill="gradient" draw:fill-gradient-name="a983" draw:stroke="none"/>
    </style:style>
    <style:style style:family="graphic" style:name="a986">
      <style:graphic-properties draw:fill="gradient" draw:fill-gradient-name="a985" draw:stroke="none"/>
    </style:style>
    <style:style style:family="drawing-page" style:name="a988">
      <style:drawing-page-properties draw:fill="bitmap" draw:fill-image-name="a9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9" style:parent-style-name="Graphics">
      <style:graphic-properties draw:fill="none" fo:clip="rect(0in, 0in, 0in, 0in)" draw:stroke="none" draw:image-opacity="30%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2">
      <style:graphic-properties draw:fill="gradient" draw:fill-gradient-name="a801" draw:stroke="none"/>
    </style:style>
    <style:style style:family="graphic" style:name="a804">
      <style:graphic-properties draw:fill="gradient" draw:fill-gradient-name="a803" draw:stroke="none"/>
    </style:style>
    <style:style style:family="graphic" style:name="a806">
      <style:graphic-properties draw:fill="gradient" draw:fill-gradient-name="a805" draw:stroke="none"/>
    </style:style>
    <style:style style:family="graphic" style:name="a808">
      <style:graphic-properties draw:fill="gradient" draw:fill-gradient-name="a807" draw:stroke="non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1">
      <style:graphic-properties draw:fill="gradient" draw:fill-gradient-name="a1450" draw:stroke="non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draw:fill="gradient" draw:fill-gradient-name="a1452" draw:stroke="non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5">
      <style:graphic-properties draw:fill="gradient" draw:fill-gradient-name="a1454" draw:stroke="none"/>
    </style:style>
    <style:style style:family="paragraph" style:name="a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7">
      <style:graphic-properties draw:fill="gradient" draw:fill-gradient-name="a1456" draw:stroke="non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draw:fill="gradient" draw:fill-gradient-name="a1458" draw:stroke="non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1">
      <style:graphic-properties draw:fill="gradient" draw:fill-gradient-name="a300" draw:stroke="none"/>
    </style:style>
    <style:style style:family="paragraph" style:name="a99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draw:fill="gradient" draw:fill-gradient-name="a302" draw:stroke="non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5">
      <style:graphic-properties draw:fill="gradient" draw:fill-gradient-name="a304" draw:stroke="none"/>
    </style:style>
    <style:style style:family="paragraph" style:name="a99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draw:fill="gradient" draw:fill-gradient-name="a306" draw:stroke="none"/>
    </style:style>
    <style:style style:family="graphic" style:name="a309">
      <style:graphic-properties draw:fill="gradient" draw:fill-gradient-name="a308" draw:stroke="none"/>
    </style:style>
    <style:style style:family="graphic" style:name="a810">
      <style:graphic-properties draw:fill="gradient" draw:fill-gradient-name="a809" draw:stroke="none"/>
    </style:style>
    <style:style style:family="graphic" style:name="a812">
      <style:graphic-properties draw:fill="gradient" draw:fill-gradient-name="a811" draw:stroke="none"/>
    </style:style>
    <style:style style:family="graphic" style:name="a814">
      <style:graphic-properties draw:fill="gradient" draw:fill-gradient-name="a813" draw:stroke="none"/>
    </style:style>
    <style:style style:family="graphic" style:name="a816">
      <style:graphic-properties draw:fill="gradient" draw:fill-gradient-name="a815" draw:stroke="none"/>
    </style:style>
    <style:style style:family="graphic" style:name="a818">
      <style:graphic-properties draw:fill="gradient" draw:fill-gradient-name="a817" draw:stroke="none"/>
    </style:style>
    <style:style style:family="graphic" style:name="a1461">
      <style:graphic-properties draw:fill="gradient" draw:fill-gradient-name="a1460" draw:stroke="none"/>
    </style:style>
    <style:style style:family="graphic" style:name="a491">
      <style:graphic-properties draw:fill="gradient" draw:fill-gradient-name="a490" draw:stroke="none"/>
    </style:style>
    <style:style style:family="graphic" style:name="a1463">
      <style:graphic-properties draw:fill="gradient" draw:fill-gradient-name="a1462" draw:stroke="none"/>
    </style:style>
    <style:style style:family="graphic" style:name="a493">
      <style:graphic-properties draw:fill="gradient" draw:fill-gradient-name="a492" draw:stroke="none"/>
    </style:style>
    <style:style style:family="graphic" style:name="a1465">
      <style:graphic-properties draw:fill="gradient" draw:fill-gradient-name="a1464" draw:stroke="none"/>
    </style:style>
    <style:style style:family="graphic" style:name="a495">
      <style:graphic-properties draw:fill="gradient" draw:fill-gradient-name="a494" draw:stroke="none"/>
    </style:style>
    <style:style style:family="graphic" style:name="a1467">
      <style:graphic-properties draw:fill="gradient" draw:fill-gradient-name="a1466" draw:stroke="none"/>
    </style:style>
    <style:style style:family="graphic" style:name="a497">
      <style:graphic-properties draw:fill="gradient" draw:fill-gradient-name="a496" draw:stroke="none"/>
    </style:style>
    <style:style style:family="graphic" style:name="a1469">
      <style:graphic-properties draw:fill="gradient" draw:fill-gradient-name="a1468" draw:stroke="none"/>
    </style:style>
    <style:style style:family="graphic" style:name="a499">
      <style:graphic-properties draw:fill="gradient" draw:fill-gradient-name="a498" draw:stroke="none"/>
    </style:style>
    <style:style style:family="graphic" style:name="a311">
      <style:graphic-properties draw:fill="gradient" draw:fill-gradient-name="a310" draw:stroke="none"/>
    </style:style>
    <style:style style:family="graphic" style:name="a313">
      <style:graphic-properties draw:fill="gradient" draw:fill-gradient-name="a312" draw:stroke="solid" svg:stroke-width="0.00002in" svg:stroke-color="#ffffff" svg:stroke-opacity="100%" draw:stroke-linejoin="miter" svg:stroke-linecap="butt"/>
    </style:style>
    <style:style style:family="graphic" style:name="a315">
      <style:graphic-properties draw:fill="gradient" draw:fill-gradient-name="a314" draw:stroke="none"/>
    </style:style>
    <style:style style:family="graphic" style:name="a317">
      <style:graphic-properties draw:fill="gradient" draw:fill-gradient-name="a316" draw:stroke="none"/>
    </style:style>
    <style:style style:family="graphic" style:name="a319">
      <style:graphic-properties draw:fill="gradient" draw:fill-gradient-name="a318" draw:stroke="none"/>
    </style:style>
    <style:style style:family="graphic" style:name="a820">
      <style:graphic-properties draw:fill="gradient" draw:fill-gradient-name="a819" draw:stroke="none"/>
    </style:style>
    <style:style style:family="graphic" style:name="a822">
      <style:graphic-properties draw:fill="gradient" draw:fill-gradient-name="a821" draw:stroke="none"/>
    </style:style>
    <style:style style:family="graphic" style:name="a824">
      <style:graphic-properties draw:fill="gradient" draw:fill-gradient-name="a823" draw:stroke="none"/>
    </style:style>
    <style:style style:family="graphic" style:name="a826">
      <style:graphic-properties draw:fill="gradient" draw:fill-gradient-name="a825" draw:stroke="none"/>
    </style:style>
    <style:style style:family="graphic" style:name="a828">
      <style:graphic-properties draw:fill="gradient" draw:fill-gradient-name="a827" draw:stroke="none"/>
    </style:style>
    <style:style style:family="graphic" style:name="a1471">
      <style:graphic-properties draw:fill="gradient" draw:fill-gradient-name="a1470" draw:stroke="none"/>
    </style:style>
    <style:style style:family="graphic" style:name="a1473">
      <style:graphic-properties draw:fill="gradient" draw:fill-gradient-name="a1472" draw:stroke="none"/>
    </style:style>
    <style:style style:family="graphic" style:name="a1475">
      <style:graphic-properties draw:fill="gradient" draw:fill-gradient-name="a1474" draw:stroke="none"/>
    </style:style>
    <style:style style:family="graphic" style:name="a1477">
      <style:graphic-properties draw:fill="gradient" draw:fill-gradient-name="a1476" draw:stroke="none"/>
    </style:style>
    <style:style style:family="graphic" style:name="a1479">
      <style:graphic-properties draw:fill="gradient" draw:fill-gradient-name="a1478" draw:stroke="none"/>
    </style:style>
    <style:style style:family="graphic" style:name="a321">
      <style:graphic-properties draw:fill="gradient" draw:fill-gradient-name="a320" draw:stroke="none"/>
    </style:style>
    <style:style style:family="graphic" style:name="a323">
      <style:graphic-properties draw:fill="gradient" draw:fill-gradient-name="a322" draw:stroke="none"/>
    </style:style>
    <style:style style:family="graphic" style:name="a325">
      <style:graphic-properties draw:fill="gradient" draw:fill-gradient-name="a324" draw:stroke="none"/>
    </style:style>
    <style:style style:family="graphic" style:name="a327">
      <style:graphic-properties draw:fill="gradient" draw:fill-gradient-name="a326" draw:stroke="none"/>
    </style:style>
    <style:style style:family="graphic" style:name="a329">
      <style:graphic-properties draw:fill="gradient" draw:fill-gradient-name="a328" draw:stroke="none"/>
    </style:style>
    <style:style style:family="graphic" style:name="a830">
      <style:graphic-properties draw:fill="gradient" draw:fill-gradient-name="a829" draw:stroke="none"/>
    </style:style>
    <style:style style:family="graphic" style:name="a1801">
      <style:graphic-properties draw:fill="gradient" draw:fill-gradient-name="a1800" draw:stroke="none"/>
    </style:style>
    <style:style style:family="graphic" style:name="a832">
      <style:graphic-properties draw:fill="gradient" draw:fill-gradient-name="a831" draw:stroke="none"/>
    </style:style>
    <style:style style:family="graphic" style:name="a1803">
      <style:graphic-properties draw:fill="gradient" draw:fill-gradient-name="a1802" draw:stroke="none"/>
    </style:style>
    <style:style style:family="graphic" style:name="a834">
      <style:graphic-properties draw:fill="gradient" draw:fill-gradient-name="a833" draw:stroke="none"/>
    </style:style>
    <style:style style:family="graphic" style:name="a1805">
      <style:graphic-properties draw:fill="gradient" draw:fill-gradient-name="a1804" draw:stroke="none"/>
    </style:style>
    <style:style style:family="graphic" style:name="a836">
      <style:graphic-properties draw:fill="gradient" draw:fill-gradient-name="a835" draw:stroke="none"/>
    </style:style>
    <style:style style:family="graphic" style:name="a1807">
      <style:graphic-properties draw:fill="gradient" draw:fill-gradient-name="a1806" draw:stroke="none"/>
    </style:style>
    <style:style style:family="graphic" style:name="a838">
      <style:graphic-properties draw:fill="gradient" draw:fill-gradient-name="a837" draw:stroke="none"/>
    </style:style>
    <style:style style:family="graphic" style:name="a1809">
      <style:graphic-properties draw:fill="gradient" draw:fill-gradient-name="a1808" draw:stroke="none"/>
    </style:style>
    <style:style style:family="drawing-page" style:name="a1481">
      <style:drawing-page-properties draw:fill="bitmap" draw:fill-image-name="a14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2" style:parent-style-name="Graphics">
      <style:graphic-properties draw:fill="none" fo:clip="rect(0in, 0in, 0in, 0in)" draw:stroke="none" draw:image-opacity="30%"/>
    </style:style>
    <style:style style:family="text" style:name="a14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1">
      <style:graphic-properties draw:fill="gradient" draw:fill-gradient-name="a330" draw:stroke="non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draw:fill="gradient" draw:fill-gradient-name="a332" draw:stroke="none"/>
    </style:style>
    <style:style style:family="presentation" style:name="a1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5">
      <style:graphic-properties draw:fill="gradient" draw:fill-gradient-name="a334" draw:stroke="none"/>
    </style:style>
    <style:style style:family="paragraph" style:name="a1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7">
      <style:graphic-properties draw:fill="gradient" draw:fill-gradient-name="a336" draw:stroke="none"/>
    </style:style>
    <style:style style:family="text" style:name="a13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gradient" draw:fill-gradient-name="a338" draw:stroke="none"/>
    </style:style>
    <style:style style:family="graphic" style:name="a840">
      <style:graphic-properties draw:fill="gradient" draw:fill-gradient-name="a839" draw:stroke="none"/>
    </style:style>
    <style:style style:family="graphic" style:name="a1811">
      <style:graphic-properties draw:fill="gradient" draw:fill-gradient-name="a1810" draw:stroke="none"/>
    </style:style>
    <style:style style:family="graphic" style:name="a842">
      <style:graphic-properties draw:fill="gradient" draw:fill-gradient-name="a841" draw:stroke="none"/>
    </style:style>
    <style:style style:family="graphic" style:name="a1813">
      <style:graphic-properties draw:fill="gradient" draw:fill-gradient-name="a1812" draw:stroke="none"/>
    </style:style>
    <style:style style:family="graphic" style:name="a844">
      <style:graphic-properties draw:fill="gradient" draw:fill-gradient-name="a843" draw:stroke="solid" svg:stroke-width="0.00002in" svg:stroke-color="#ffffff" svg:stroke-opacity="100%" draw:stroke-linejoin="miter" svg:stroke-linecap="butt"/>
    </style:style>
    <style:style style:family="graphic" style:name="a1815">
      <style:graphic-properties draw:fill="gradient" draw:fill-gradient-name="a1814" draw:stroke="none"/>
    </style:style>
    <style:style style:family="graphic" style:name="a846">
      <style:graphic-properties draw:fill="gradient" draw:fill-gradient-name="a845" draw:stroke="none"/>
    </style:style>
    <style:style style:family="graphic" style:name="a1817">
      <style:graphic-properties draw:fill="gradient" draw:fill-gradient-name="a1816" draw:stroke="none"/>
    </style:style>
    <style:style style:family="graphic" style:name="a848">
      <style:graphic-properties draw:fill="gradient" draw:fill-gradient-name="a847" draw:stroke="none"/>
    </style:style>
    <style:style style:family="graphic" style:name="a1819">
      <style:graphic-properties draw:fill="gradient" draw:fill-gradient-name="a1818" draw:stroke="none"/>
    </style:style>
    <style:style style:family="presentation" style:name="a1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1">
      <style:graphic-properties draw:fill="gradient" draw:fill-gradient-name="a340" draw:stroke="none"/>
    </style:style>
    <style:style style:family="graphic" style:name="a1312">
      <style:graphic-properties draw:fill="gradient" draw:fill-gradient-name="a1311" draw:stroke="none"/>
    </style:style>
    <style:style style:family="graphic" style:name="a343">
      <style:graphic-properties draw:fill="gradient" draw:fill-gradient-name="a342" draw:stroke="none"/>
    </style:style>
    <style:style style:family="graphic" style:name="a1314">
      <style:graphic-properties draw:fill="gradient" draw:fill-gradient-name="a1313" draw:stroke="none"/>
    </style:style>
    <style:style style:family="drawing-page" style:name="a345">
      <style:drawing-page-properties draw:fill="bitmap" draw:fill-image-name="a3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6">
      <style:graphic-properties draw:fill="gradient" draw:fill-gradient-name="a1315" draw:stroke="none"/>
    </style:style>
    <style:style style:family="graphic" style:name="a346" style:parent-style-name="Graphics">
      <style:graphic-properties draw:fill="none" fo:clip="rect(0in, 0in, 0in, 0in)" draw:stroke="none" draw:image-opacity="30%"/>
    </style:style>
    <style:style style:family="text" style:name="a3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8">
      <style:graphic-properties draw:fill="gradient" draw:fill-gradient-name="a1317" draw:stroke="none"/>
    </style:style>
    <style:style style:family="text" style:name="a3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draw:fill="gradient" draw:fill-gradient-name="a849" draw:stroke="none"/>
    </style:style>
    <style:style style:family="graphic" style:name="a1821">
      <style:graphic-properties draw:fill="gradient" draw:fill-gradient-name="a1820" draw:stroke="none"/>
    </style:style>
    <style:style style:family="graphic" style:name="a852">
      <style:graphic-properties draw:fill="gradient" draw:fill-gradient-name="a851" draw:stroke="none"/>
    </style:style>
    <style:style style:family="graphic" style:name="a1823">
      <style:graphic-properties draw:fill="gradient" draw:fill-gradient-name="a1822" draw:stroke="none"/>
    </style:style>
    <style:style style:family="graphic" style:name="a854">
      <style:graphic-properties draw:fill="gradient" draw:fill-gradient-name="a853" draw:stroke="none"/>
    </style:style>
    <style:style style:family="graphic" style:name="a1825">
      <style:graphic-properties draw:fill="gradient" draw:fill-gradient-name="a1824" draw:stroke="none"/>
    </style:style>
    <style:style style:family="graphic" style:name="a856">
      <style:graphic-properties draw:fill="gradient" draw:fill-gradient-name="a855" draw:stroke="none"/>
    </style:style>
    <style:style style:family="graphic" style:name="a1827">
      <style:graphic-properties draw:fill="gradient" draw:fill-gradient-name="a1826" draw:stroke="none"/>
    </style:style>
    <style:style style:family="graphic" style:name="a858">
      <style:graphic-properties draw:fill="gradient" draw:fill-gradient-name="a857" draw:stroke="none"/>
    </style:style>
    <style:style style:family="graphic" style:name="a1829">
      <style:graphic-properties draw:fill="gradient" draw:fill-gradient-name="a1828" draw:stroke="none"/>
    </style:style>
    <style:style style:family="graphic" style:name="a1320">
      <style:graphic-properties draw:fill="gradient" draw:fill-gradient-name="a1319" draw:stroke="none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2">
      <style:graphic-properties draw:fill="gradient" draw:fill-gradient-name="a1321" draw:stroke="none"/>
    </style:style>
    <style:style style:family="paragraph" style:name="a35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draw:fill="gradient" draw:fill-gradient-name="a1323" draw:stroke="non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6">
      <style:graphic-properties draw:fill="gradient" draw:fill-gradient-name="a1325" draw:stroke="non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draw:fill="gradient" draw:fill-gradient-name="a1327" draw:stroke="non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draw:fill="gradient" draw:fill-gradient-name="a859" draw:stroke="none"/>
    </style:style>
    <style:style style:family="drawing-page" style:name="a1831">
      <style:drawing-page-properties draw:fill="bitmap" draw:fill-image-name="a18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32" style:parent-style-name="Graphics">
      <style:graphic-properties draw:fill="none" fo:clip="rect(0in, 0in, 0in, 0in)" draw:stroke="none" draw:image-opacity="30%"/>
    </style:style>
    <style:style style:family="graphic" style:name="a862">
      <style:graphic-properties draw:fill="gradient" draw:fill-gradient-name="a861" draw:stroke="none"/>
    </style:style>
    <style:style style:family="text" style:name="a18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>
      <style:graphic-properties draw:fill="gradient" draw:fill-gradient-name="a863" draw:stroke="none"/>
    </style:style>
    <style:style style:family="paragraph" style:name="a18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866">
      <style:graphic-properties draw:fill="gradient" draw:fill-gradient-name="a865" draw:stroke="none"/>
    </style:style>
    <style:style style:family="text" style:name="a1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draw:fill="gradient" draw:fill-gradient-name="a867" draw:stroke="none"/>
    </style:style>
    <style:style style:family="graphic" style:name="a1330">
      <style:graphic-properties draw:fill="gradient" draw:fill-gradient-name="a1329" draw:stroke="none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2">
      <style:graphic-properties draw:fill="gradient" draw:fill-gradient-name="a1331" draw:stroke="non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draw:fill="gradient" draw:fill-gradient-name="a1333" draw:stroke="non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6">
      <style:graphic-properties draw:fill="gradient" draw:fill-gradient-name="a1335" draw:stroke="none"/>
    </style: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ircuit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1">
        <svg:title/>
        <svg:desc/>
        <draw:g draw:name="Group 8" draw:id="id7">
          <svg:title/>
          <svg:desc/>
          <draw:custom-shape svg:x="0.125in" svg:y="0.00521in" svg:width="0.02604in" svg:height="2.38542in" draw:id="id19" draw:style-name="a5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0" draw:style-name="a5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1" draw:style-name="a5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" draw:style-name="a6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3" draw:style-name="a6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4" draw:style-name="a6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5" draw:style-name="a6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6" draw:style-name="a6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" draw:style-name="a7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" draw:style-name="a7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9" draw:style-name="a7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0" draw:style-name="a7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1" draw:style-name="a7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" draw:style-name="a8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" draw:style-name="a8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4" draw:style-name="a8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5" draw:style-name="a8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6" draw:style-name="a8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" draw:style-name="a9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" draw:style-name="a9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9" draw:style-name="a9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0" draw:style-name="a9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1" draw:style-name="a9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" draw:style-name="a10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" draw:style-name="a10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4" draw:style-name="a10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5" draw:style-name="a10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">
          <svg:title/>
          <svg:desc/>
          <draw:custom-shape svg:x="12.55903in" svg:y="0in" svg:width="0.4566in" svg:height="0.56076in" draw:id="id9" draw:style-name="a3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0" draw:style-name="a3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" draw:style-name="a3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" draw:style-name="a4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3" draw:style-name="a4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4" draw:style-name="a4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5" draw:style-name="a4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" draw:style-name="a4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" draw:style-name="a5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8" draw:style-name="a5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" presentation:style-name="a5" draw:name="Title Placeholder 1" svg:x="1.24826in" svg:y="0.67642in" svg:width="10.83333in" svg:height="1.61698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3" presentation:style-name="a22" draw:name="Text Placeholder 2" svg:x="1.24826in" svg:y="2.46007in" svg:width="10.83333in" svg:height="3.8732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6" draw:name="Date Placeholder 3" svg:x="8.15499in" svg:y="6.43403in" svg:width="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1/2000</text:date></text:span></text:p>
        </draw:text-box>
        <svg:title/>
        <svg:desc/>
      </draw:frame>
      <draw:frame draw:id="id5" presentation:style-name="a29" draw:name="Footer Placeholder 4" svg:x="1.24826in" svg:y="6.43403in" svg:width="6.82339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6" presentation:style-name="a32" draw:name="Slide Number Placeholder 5" svg:x="11.23832in" svg:y="6.43403in" svg:width="0.84327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108">
      <draw:frame draw:id="id46" draw:style-name="a109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0" draw:id="id47">
        <svg:title/>
        <svg:desc/>
        <draw:custom-shape svg:x="1.32292in" svg:y="0.00521in" svg:width="0.02604in" svg:height="2.38542in" draw:id="id53" draw:style-name="a129" draw:name="Rectangl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438in" svg:y="2.38021in" svg:width="0.20833in" svg:height="0.20833in" draw:id="id54" draw:style-name="a131" draw:name="Freeform 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917in" svg:y="4.39757in" svg:width="0.20833in" svg:height="0.2066in" draw:id="id55" draw:style-name="a133" draw:name="Freeform 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45313in" svg:y="0.01042in" svg:width="0.03125in" svg:height="4.90104in" draw:id="id56" draw:style-name="a13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458in" svg:y="4.90104in" svg:width="0.20833in" svg:height="0.20833in" draw:id="id57" draw:style-name="a137" draw:name="Freeform 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0833in" svg:y="0.01042in" svg:width="0.16667in" svg:height="0.99306in" draw:id="id58" draw:style-name="a139" draw:name="Freeform 10">
          <svg:title/>
          <svg:desc/>
          <draw:enhanced-geometry xmlns:dr3d="urn:oasis:names:tc:opendocument:xmlns:dr3d:1.0" draw:type="non-primitive" svg:viewBox="0 0 96 572" draw:enhanced-path="M 15 572 L 0 566 81 380 81 0 96 0 96 383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1146in" svg:y="0.01563in" svg:width="0.41146in" svg:height="1.97049in" draw:id="id59" draw:style-name="a141" draw:name="Freeform 11">
          <svg:title/>
          <svg:desc/>
          <draw:enhanced-geometry xmlns:dr3d="urn:oasis:names:tc:opendocument:xmlns:dr3d:1.0" draw:type="non-primitive" svg:viewBox="0 0 237 1135" draw:enhanced-path="M 222 1135 L 0 620 0 0 18 0 18 617 237 1129 222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7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5in" svg:y="1.97049in" svg:width="0.20833in" svg:height="0.2066in" draw:id="id60" draw:style-name="a143" draw:name="Freeform 1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1042in" svg:y="0.01042in" svg:width="0.40625in" svg:height="1.55903in" draw:id="id61" draw:style-name="a145" draw:name="Freeform 13">
          <svg:title/>
          <svg:desc/>
          <draw:enhanced-geometry xmlns:dr3d="urn:oasis:names:tc:opendocument:xmlns:dr3d:1.0" draw:type="non-primitive" svg:viewBox="0 0 234 898" draw:enhanced-path="M 219 898 L 0 383 0 0 15 0 15 380 234 892 219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9688in" svg:y="0in" svg:width="0.16667in" svg:height="0.99826in" draw:id="id62" draw:style-name="a147" draw:name="Freeform 14">
          <svg:title/>
          <svg:desc/>
          <draw:enhanced-geometry xmlns:dr3d="urn:oasis:names:tc:opendocument:xmlns:dr3d:1.0" draw:type="non-primitive" svg:viewBox="0 0 96 575" draw:enhanced-path="M 96 575 L 78 575 78 192 0 6 15 0 96 189 96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1.55382in" svg:width="0.20833in" svg:height="0.20833in" draw:id="id63" draw:style-name="a149" draw:name="Freeform 15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0.98785in" svg:width="0.20833in" svg:height="0.20833in" draw:id="id64" draw:style-name="a151" draw:name="Freeform 1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0625in" svg:y="0.00521in" svg:width="0.45833in" svg:height="0.57118in" draw:id="id65" draw:style-name="a153" draw:name="Freeform 17">
          <svg:title/>
          <svg:desc/>
          <draw:enhanced-geometry xmlns:dr3d="urn:oasis:names:tc:opendocument:xmlns:dr3d:1.0" draw:type="non-primitive" svg:viewBox="0 0 264 329" draw:enhanced-path="M 252 329 L 45 120 0 6 15 0 60 111 264 317 252 32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1771in" svg:y="0.53472in" svg:width="0.17708in" svg:height="0.16146in" draw:id="id66" draw:style-name="a155" draw:name="Freeform 18">
          <svg:title/>
          <svg:desc/>
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4167in" svg:y="0.00521in" svg:width="0.16667in" svg:height="0.99306in" draw:id="id67" draw:style-name="a157" draw:name="Freeform 19">
          <svg:title/>
          <svg:desc/>
          <draw:enhanced-geometry xmlns:dr3d="urn:oasis:names:tc:opendocument:xmlns:dr3d:1.0" draw:type="non-primitive" svg:viewBox="0 0 96 572" draw:enhanced-path="M 15 572 L 0 572 0 189 81 0 96 6 15 192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4792in" svg:y="0.98785in" svg:width="0.20833in" svg:height="0.20833in" draw:id="id68" draw:style-name="a159" draw:name="Freeform 2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2 4 20 4 29 11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396in" svg:y="1.69965in" svg:width="0.20833in" svg:height="0.20833in" draw:id="id69" draw:style-name="a161" draw:name="Freeform 21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0729in" svg:y="6.14931in" svg:width="0.36979in" svg:height="1.32986in" draw:id="id70" draw:style-name="a163" draw:name="Freeform 22">
          <svg:title/>
          <svg:desc/>
          <draw:enhanced-geometry xmlns:dr3d="urn:oasis:names:tc:opendocument:xmlns:dr3d:1.0" draw:type="non-primitive" svg:viewBox="0 0 213 766" draw:enhanced-path="M 213 766 L 195 766 195 464 0 6 12 0 213 461 213 76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"/>
            <draw:equation draw:name="f7" draw:formula="?f4 / 7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833in" svg:y="5.99306in" svg:width="0.17188in" svg:height="0.17188in" draw:id="id71" draw:style-name="a165" draw:name="Freeform 23">
          <svg:title/>
          <svg:desc/>
          <draw:enhanced-geometry xmlns:dr3d="urn:oasis:names:tc:opendocument:xmlns:dr3d:1.0" draw:type="non-primitive" svg:viewBox="0 0 33 33" draw:enhanced-path="M 17 33 C 8 33 0 26 0 17 0 8 8 0 17 0 26 0 33 8 33 17 33 26 26 33 17 33 Z M 17 4 C 10 4 4 10 4 17 4 24 10 29 17 29 23 29 29 24 29 17 29 10 23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0.98785in" svg:width="0.20833in" svg:height="0.20833in" draw:id="id72" draw:style-name="a167" draw:name="Freeform 2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2 4 20 4 29 12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4.26215in" svg:width="0.14583in" svg:height="0.29167in" draw:id="id73" draw:style-name="a169" draw:name="Freeform 25">
          <svg:title/>
          <svg:desc/>
          <draw:enhanced-geometry xmlns:dr3d="urn:oasis:names:tc:opendocument:xmlns:dr3d:1.0" draw:type="non-primitive" svg:viewBox="0 0 84 168" draw:enhanced-path="M 69 168 L 0 6 12 0 84 162 69 16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6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4.53819in" svg:width="0.20833in" svg:height="0.2066in" draw:id="id74" draw:style-name="a171" draw:name="Freeform 2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1.79861in" svg:width="0.14583in" svg:height="0.29514in" draw:id="id75" draw:style-name="a173" draw:name="Freeform 27">
          <svg:title/>
          <svg:desc/>
          <draw:enhanced-geometry xmlns:dr3d="urn:oasis:names:tc:opendocument:xmlns:dr3d:1.0" draw:type="non-primitive" svg:viewBox="0 0 84 170" draw:enhanced-path="M 12 170 L 0 164 69 0 84 6 12 17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7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1.6059in" svg:width="0.20833in" svg:height="0.20833in" draw:id="id76" draw:style-name="a175" draw:name="Freeform 28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6042in" svg:y="0.00521in" svg:width="0.33854in" svg:height="1.70486in" draw:id="id77" draw:style-name="a177" draw:name="Freeform 29">
          <svg:title/>
          <svg:desc/>
          <draw:enhanced-geometry xmlns:dr3d="urn:oasis:names:tc:opendocument:xmlns:dr3d:1.0" draw:type="non-primitive" svg:viewBox="0 0 195 982" draw:enhanced-path="M 195 982 L 177 982 177 805 0 629 0 0 18 0 18 623 195 796 195 98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5"/>
            <draw:equation draw:name="f7" draw:formula="?f4 / 98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625in" svg:y="5.33854in" svg:width="0.20833in" svg:height="0.2066in" draw:id="id78" draw:style-name="a179" draw:name="Freeform 3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5104in" svg:y="5.53472in" svg:width="0.33333in" svg:height="1.94444in" draw:id="id79" draw:style-name="a181" draw:name="Freeform 31">
          <svg:title/>
          <svg:desc/>
          <draw:enhanced-geometry xmlns:dr3d="urn:oasis:names:tc:opendocument:xmlns:dr3d:1.0" draw:type="non-primitive" svg:viewBox="0 0 192 1120" draw:enhanced-path="M 192 1120 L 177 1120 177 360 0 183 0 0 15 0 15 177 192 354 192 11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2"/>
            <draw:equation draw:name="f7" draw:formula="?f4 / 11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1458in" svg:y="7.03299in" svg:width="0.20833in" svg:height="0.2066in" draw:id="id80" draw:style-name="a183" draw:name="Freeform 3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313in" svg:y="7.22917in" svg:width="0.02604in" svg:height="0.26563in" draw:id="id81" draw:style-name="a185" draw:name="Rectangle 3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7.03299in" svg:width="0.20833in" svg:height="0.2066in" draw:id="id82" draw:style-name="a187" draw:name="Freeform 3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53819in" svg:width="0.20833in" svg:height="0.50521in" draw:id="id83" draw:style-name="a189" draw:name="Freeform 35">
          <svg:title/>
          <svg:desc/>
          <draw:enhanced-geometry xmlns:dr3d="urn:oasis:names:tc:opendocument:xmlns:dr3d:1.0" draw:type="non-primitive" svg:viewBox="0 0 120 291" draw:enhanced-path="M 120 291 L 105 291 105 114 0 9 12 0 120 108 120 29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0"/>
            <draw:equation draw:name="f7" draw:formula="?f4 / 29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10938in" svg:y="1.97049in" svg:width="0.23438in" svg:height="0.82639in" draw:id="id84" draw:style-name="a191" draw:name="Freeform 36">
          <svg:title/>
          <svg:desc/>
          <draw:enhanced-geometry xmlns:dr3d="urn:oasis:names:tc:opendocument:xmlns:dr3d:1.0" draw:type="non-primitive" svg:viewBox="0 0 135 476" draw:enhanced-path="M 12 476 L 0 476 0 128 126 0 135 9 12 131 12 47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5"/>
            <draw:equation draw:name="f7" draw:formula="?f4 / 47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2604in" svg:y="2.78646in" svg:width="0.18229in" svg:height="0.17535in" draw:id="id85" draw:style-name="a193" draw:name="Freeform 37">
          <svg:title/>
          <svg:desc/>
          <draw:enhanced-geometry xmlns:dr3d="urn:oasis:names:tc:opendocument:xmlns:dr3d:1.0" draw:type="non-primitive" svg:viewBox="0 0 35 34" draw:enhanced-path="M 18 34 C 8 34 0 26 0 17 0 7 8 0 18 0 27 0 35 7 35 17 35 26 27 34 18 34 Z M 18 4 C 10 4 4 10 4 17 4 24 10 30 18 30 25 30 31 24 31 17 31 10 25 4 18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"/>
            <draw:equation draw:name="f7" draw:formula="?f4 / 3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104in" svg:y="0.00521in" svg:width="0.69792in" svg:height="4.40278in" draw:id="id86" draw:style-name="a195" draw:name="Freeform 38">
          <svg:title/>
          <svg:desc/>
          <draw:enhanced-geometry xmlns:dr3d="urn:oasis:names:tc:opendocument:xmlns:dr3d:1.0" draw:type="non-primitive" svg:viewBox="0 0 402 2536" draw:enhanced-path="M 402 2536 L 387 2536 387 2311 0 1925 0 0 15 0 15 1916 402 2302 402 253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2"/>
            <draw:equation draw:name="f7" draw:formula="?f4 / 2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3854in" svg:y="1.51215in" svg:width="0.15625in" svg:height="0.52083in" draw:id="id87" draw:style-name="a197" draw:name="Freeform 39">
          <svg:title/>
          <svg:desc/>
          <draw:enhanced-geometry xmlns:dr3d="urn:oasis:names:tc:opendocument:xmlns:dr3d:1.0" draw:type="non-primitive" svg:viewBox="0 0 90 300" draw:enhanced-path="M 90 300 L 78 300 78 84 0 9 9 0 90 81 90 3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30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2188in" svg:y="2.02257in" svg:width="0.11979in" svg:height="0.11806in" draw:id="id88" draw:style-name="a199" draw:name="Freeform 40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30729in" svg:y="3.73785in" svg:width="0.15625in" svg:height="0.5191in" draw:id="id89" draw:style-name="a201" draw:name="Freeform 41">
          <svg:title/>
          <svg:desc/>
          <draw:enhanced-geometry xmlns:dr3d="urn:oasis:names:tc:opendocument:xmlns:dr3d:1.0" draw:type="non-primitive" svg:viewBox="0 0 90 299" draw:enhanced-path="M 12 299 L 0 299 0 80 81 0 90 8 12 83 12 29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29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6042in" svg:y="4.24653in" svg:width="0.11979in" svg:height="0.11979in" draw:id="id90" draw:style-name="a203" draw:name="Freeform 42">
          <svg:title/>
          <svg:desc/>
          <draw:enhanced-geometry xmlns:dr3d="urn:oasis:names:tc:opendocument:xmlns:dr3d:1.0" draw:type="non-primitive" svg:viewBox="0 0 23 23" draw:enhanced-path="M 11 23 C 5 23 0 18 0 12 0 5 5 0 11 0 17 0 23 5 23 12 23 18 17 23 11 23 Z M 11 4 C 7 4 4 8 4 12 4 16 7 19 11 19 15 19 19 16 19 12 19 8 15 4 11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2.36979in" svg:width="0.125in" svg:height="0.49479in" draw:id="id91" draw:style-name="a205" draw:name="Freeform 43">
          <svg:title/>
          <svg:desc/>
          <draw:enhanced-geometry xmlns:dr3d="urn:oasis:names:tc:opendocument:xmlns:dr3d:1.0" draw:type="non-primitive" svg:viewBox="0 0 72 285" draw:enhanced-path="M 6 285 L 0 276 60 216 60 0 72 0 72 222 6 28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5729in" svg:y="2.26042in" svg:width="0.11979in" svg:height="0.11979in" draw:id="id92" draw:style-name="a207" draw:name="Freeform 44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4375in" svg:y="5.09896in" svg:width="0.02604in" svg:height="2.38542in" draw:id="id93" draw:style-name="a209" draw:name="Rectangle 4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4271in" svg:y="5.51389in" svg:width="0.40625in" svg:height="1.97049in" draw:id="id94" draw:style-name="a211" draw:name="Freeform 46">
          <svg:title/>
          <svg:desc/>
          <draw:enhanced-geometry xmlns:dr3d="urn:oasis:names:tc:opendocument:xmlns:dr3d:1.0" draw:type="non-primitive" svg:viewBox="0 0 234 1135" draw:enhanced-path="M 15 1135 L 0 1135 0 515 0 512 219 0 234 6 15 518 15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5521in" svg:y="4.90104in" svg:width="0.20833in" svg:height="0.20833in" draw:id="id95" draw:style-name="a213" draw:name="Freeform 4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9583in" svg:y="4.3559in" svg:width="0.38021in" svg:height="3.12847in" draw:id="id96" draw:style-name="a215" draw:name="Freeform 48">
          <svg:title/>
          <svg:desc/>
          <draw:enhanced-geometry xmlns:dr3d="urn:oasis:names:tc:opendocument:xmlns:dr3d:1.0" draw:type="non-primitive" svg:viewBox="0 0 219 1802" draw:enhanced-path="M 219 1802 L 201 1802 201 1185 0 3 15 0 219 1185 219 180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9"/>
            <draw:equation draw:name="f7" draw:formula="?f4 / 18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9688in" svg:y="4.16319in" svg:width="0.20833in" svg:height="0.20833in" draw:id="id97" draw:style-name="a217" draw:name="Freeform 4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7604in" svg:y="5.32292in" svg:width="0.20833in" svg:height="0.2066in" draw:id="id98" draw:style-name="a219" draw:name="Freeform 5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3646in" svg:y="5.93056in" svg:width="0.40625in" svg:height="1.55903in" draw:id="id99" draw:style-name="a221" draw:name="Freeform 51">
          <svg:title/>
          <svg:desc/>
          <draw:enhanced-geometry xmlns:dr3d="urn:oasis:names:tc:opendocument:xmlns:dr3d:1.0" draw:type="non-primitive" svg:viewBox="0 0 234 898" draw:enhanced-path="M 18 898 L 0 898 0 515 0 512 222 0 234 6 18 518 18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2292in" svg:y="6.50174in" svg:width="0.16667in" svg:height="0.99826in" draw:id="id100" draw:style-name="a223" draw:name="Freeform 52">
          <svg:title/>
          <svg:desc/>
          <draw:enhanced-geometry xmlns:dr3d="urn:oasis:names:tc:opendocument:xmlns:dr3d:1.0" draw:type="non-primitive" svg:viewBox="0 0 96 575" draw:enhanced-path="M 15 575 L 0 569 81 383 81 0 96 0 96 386 15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5.73785in" svg:width="0.20833in" svg:height="0.20833in" draw:id="id101" draw:style-name="a225" draw:name="Freeform 53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6.30382in" svg:width="0.20833in" svg:height="0.20833in" draw:id="id102" draw:style-name="a227" draw:name="Freeform 54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3229in" svg:y="6.92361in" svg:width="0.45833in" svg:height="0.57639in" draw:id="id103" draw:style-name="a229" draw:name="Freeform 55">
          <svg:title/>
          <svg:desc/>
          <draw:enhanced-geometry xmlns:dr3d="urn:oasis:names:tc:opendocument:xmlns:dr3d:1.0" draw:type="non-primitive" svg:viewBox="0 0 264 332" draw:enhanced-path="M 12 332 L 0 326 45 206 255 0 264 12 60 215 12 3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4896in" svg:y="6.80382in" svg:width="0.17188in" svg:height="0.16146in" draw:id="id104" draw:style-name="a231" draw:name="Freeform 56">
          <svg:title/>
          <svg:desc/>
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5208in" svg:y="0.01042in" svg:width="0.25521in" svg:height="5.5816in" draw:id="id105" draw:style-name="a233" draw:name="Freeform 57">
          <svg:title/>
          <svg:desc/>
          <draw:enhanced-geometry xmlns:dr3d="urn:oasis:names:tc:opendocument:xmlns:dr3d:1.0" draw:type="non-primitive" svg:viewBox="0 0 147 3215" draw:enhanced-path="M 132 3215 L 129 2754 0 1901 0 0 15 0 15 1898 144 2754 147 3215 132 321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7"/>
            <draw:equation draw:name="f7" draw:formula="?f4 / 321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9271in" svg:y="5.5816in" svg:width="0.20313in" svg:height="0.20313in" draw:id="id106" draw:style-name="a235" draw:name="Freeform 58">
          <svg:title/>
          <svg:desc/>
          <draw:enhanced-geometry xmlns:dr3d="urn:oasis:names:tc:opendocument:xmlns:dr3d:1.0" draw:type="non-primitive" svg:viewBox="0 0 39 39" draw:enhanced-path="M 20 39 C 9 39 0 30 0 19 0 9 9 0 20 0 30 0 39 9 39 19 39 30 30 39 20 39 Z M 20 4 C 11 4 4 11 4 19 4 28 11 35 20 35 28 35 35 28 35 19 35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8" presentation:style-name="a113" draw:name="Title 1" svg:x="2.05208in" svg:y="1.22743in" svg:width="9.61458in" svg:height="2.61111in" presentation:class="title" presentation:placeholder="false">
        <draw:text-box>
          <text:p text:style-name="a112" text:class-names="" text:cond-style-name=""><text:span text:style-name="a110" text:class-names="">Click to edit Master title style</text:span><text:span text:style-name="a111" text:class-names=""/></text:p>
        </draw:text-box>
        <svg:title/>
        <svg:desc/>
      </draw:frame>
      <draw:frame draw:id="id49" presentation:style-name="a117" draw:name="Subtitle 2" svg:x="2.05208in" svg:y="3.93924in" svg:width="9.61458in" svg:height="1.81076in" presentation:class="subtitle" presentation:placeholder="false">
        <draw:text-box>
          <text:p text:style-name="a116" text:class-names="" text:cond-style-name=""><text:span text:style-name="a114" text:class-names="">Click to edit Master subtitle style</text:span><text:span text:style-name="a115" text:class-names=""/></text:p>
        </draw:text-box>
        <svg:title/>
        <svg:desc/>
      </draw:frame>
      <draw:frame draw:id="id50" presentation:style-name="a121" draw:name="Date Placeholder 3" svg:x="7.74006in" svg:y="5.91667in" svg:width="3in" svg:height="0.39931in" presentation:class="date-time" presentation:placeholder="false">
        <draw:text-box>
          <text:p text:style-name="a120" text:class-names="" text:cond-style-name=""><text:span text:style-name="a118" text:class-names=""><text:date text:fixed="false" style:data-style-name="a119">1/1/2000</text:date></text:span></text:p>
        </draw:text-box>
        <svg:title/>
        <svg:desc/>
      </draw:frame>
      <draw:frame draw:id="id51" presentation:style-name="a124" draw:name="Footer Placeholder 4" svg:x="2.05208in" svg:y="5.91667in" svg:width="5.60464in" svg:height="0.39931in" presentation:class="footer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52" presentation:style-name="a127" draw:name="Slide Number Placeholder 5" svg:x="10.82339in" svg:y="5.91667in" svg:width="0.84327in" svg:height="0.39931in" presentation:class="page-number" presentation:placeholder="false">
        <draw:text-box>
          <text:p text:style-name="a126" text:class-names="" text:cond-style-name=""><text:span text:style-name="a12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237">
      <draw:frame draw:id="id107" draw:layer="Master1-bg" draw:style-name="a238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108">
        <svg:title/>
        <svg:desc/>
        <draw:g draw:name="Group 8" draw:id="id114">
          <svg:title/>
          <svg:desc/>
          <draw:custom-shape svg:x="0.125in" svg:y="0.00521in" svg:width="0.02604in" svg:height="2.38542in" draw:id="id126" draw:layer="Master1-bg" draw:style-name="a29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27" draw:layer="Master1-bg" draw:style-name="a29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28" draw:layer="Master1-bg" draw:style-name="a29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29" draw:layer="Master1-bg" draw:style-name="a29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30" draw:layer="Master1-bg" draw:style-name="a29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31" draw:layer="Master1-bg" draw:style-name="a30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32" draw:layer="Master1-bg" draw:style-name="a30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33" draw:layer="Master1-bg" draw:style-name="a30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34" draw:layer="Master1-bg" draw:style-name="a30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35" draw:layer="Master1-bg" draw:style-name="a30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36" draw:layer="Master1-bg" draw:style-name="a31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37" draw:layer="Master1-bg" draw:style-name="a31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38" draw:layer="Master1-bg" draw:style-name="a31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39" draw:layer="Master1-bg" draw:style-name="a31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40" draw:layer="Master1-bg" draw:style-name="a31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41" draw:layer="Master1-bg" draw:style-name="a32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42" draw:layer="Master1-bg" draw:style-name="a32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43" draw:layer="Master1-bg" draw:style-name="a32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44" draw:layer="Master1-bg" draw:style-name="a32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45" draw:layer="Master1-bg" draw:style-name="a32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46" draw:layer="Master1-bg" draw:style-name="a33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47" draw:layer="Master1-bg" draw:style-name="a33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48" draw:layer="Master1-bg" draw:style-name="a33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49" draw:layer="Master1-bg" draw:style-name="a33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50" draw:layer="Master1-bg" draw:style-name="a33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51" draw:layer="Master1-bg" draw:style-name="a34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52" draw:layer="Master1-bg" draw:style-name="a34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15">
          <svg:title/>
          <svg:desc/>
          <draw:custom-shape svg:x="12.55903in" svg:y="0in" svg:width="0.4566in" svg:height="0.56076in" draw:id="id116" draw:layer="Master1-bg" draw:style-name="a27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17" draw:layer="Master1-bg" draw:style-name="a27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8" draw:layer="Master1-bg" draw:style-name="a27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19" draw:layer="Master1-bg" draw:style-name="a27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20" draw:layer="Master1-bg" draw:style-name="a27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21" draw:layer="Master1-bg" draw:style-name="a28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22" draw:layer="Master1-bg" draw:style-name="a28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23" draw:layer="Master1-bg" draw:style-name="a28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24" draw:layer="Master1-bg" draw:style-name="a28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25" draw:layer="Master1-bg" draw:style-name="a28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09" presentation:style-name="a242" draw:name="Title 1" svg:x="1.24826in" svg:y="0.67642in" svg:width="10.83333in" svg:height="1.61698in" presentation:class="title" presentation:placeholder="false">
        <draw:text-box>
          <text:p text:style-name="a241" text:class-names="" text:cond-style-name=""><text:span text:style-name="a239" text:class-names="">Click to edit Master title style</text:span><text:span text:style-name="a240" text:class-names=""/></text:p>
        </draw:text-box>
        <svg:title/>
        <svg:desc/>
      </draw:frame>
      <draw:frame draw:id="id110" presentation:style-name="a259" draw:name="Content Placeholder 2" svg:x="1.24826in" svg:y="2.46007in" svg:width="10.83333in" svg:height="3.87327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Click to edit Master text styles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Second level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hird level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5" text:class-names="">Fifth level</text:span><text:span text:style-name="a2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263" draw:name="Date Placeholder 3" svg:x="8.15499in" svg:y="6.43403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/1/2000</text:date></text:span></text:p>
        </draw:text-box>
        <svg:title/>
        <svg:desc/>
      </draw:frame>
      <draw:frame draw:id="id112" presentation:style-name="a266" draw:name="Footer Placeholder 4" svg:x="1.24826in" svg:y="6.43403in" svg:width="6.82339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113" presentation:style-name="a269" draw:name="Slide Number Placeholder 5" svg:x="11.23832in" svg:y="6.43403in" svg:width="0.84327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345">
      <draw:frame draw:id="id153" draw:layer="Master1-bg" draw:style-name="a346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154">
        <svg:title/>
        <svg:desc/>
        <draw:g draw:name="Group 8" draw:id="id160">
          <svg:title/>
          <svg:desc/>
          <draw:custom-shape svg:x="0.125in" svg:y="0.00521in" svg:width="0.02604in" svg:height="2.38542in" draw:id="id172" draw:layer="Master1-bg" draw:style-name="a386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73" draw:layer="Master1-bg" draw:style-name="a388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74" draw:layer="Master1-bg" draw:style-name="a390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75" draw:layer="Master1-bg" draw:style-name="a392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76" draw:layer="Master1-bg" draw:style-name="a394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77" draw:layer="Master1-bg" draw:style-name="a396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78" draw:layer="Master1-bg" draw:style-name="a398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79" draw:layer="Master1-bg" draw:style-name="a400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80" draw:layer="Master1-bg" draw:style-name="a402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81" draw:layer="Master1-bg" draw:style-name="a404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82" draw:layer="Master1-bg" draw:style-name="a406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83" draw:layer="Master1-bg" draw:style-name="a408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84" draw:layer="Master1-bg" draw:style-name="a410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85" draw:layer="Master1-bg" draw:style-name="a412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86" draw:layer="Master1-bg" draw:style-name="a414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87" draw:layer="Master1-bg" draw:style-name="a416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88" draw:layer="Master1-bg" draw:style-name="a418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89" draw:layer="Master1-bg" draw:style-name="a420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90" draw:layer="Master1-bg" draw:style-name="a422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91" draw:layer="Master1-bg" draw:style-name="a424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92" draw:layer="Master1-bg" draw:style-name="a426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93" draw:layer="Master1-bg" draw:style-name="a428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94" draw:layer="Master1-bg" draw:style-name="a430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95" draw:layer="Master1-bg" draw:style-name="a432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96" draw:layer="Master1-bg" draw:style-name="a434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97" draw:layer="Master1-bg" draw:style-name="a436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98" draw:layer="Master1-bg" draw:style-name="a438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61">
          <svg:title/>
          <svg:desc/>
          <draw:custom-shape svg:x="12.55903in" svg:y="0in" svg:width="0.4566in" svg:height="0.56076in" draw:id="id162" draw:layer="Master1-bg" draw:style-name="a366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63" draw:layer="Master1-bg" draw:style-name="a368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64" draw:layer="Master1-bg" draw:style-name="a370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65" draw:layer="Master1-bg" draw:style-name="a372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66" draw:layer="Master1-bg" draw:style-name="a374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67" draw:layer="Master1-bg" draw:style-name="a376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68" draw:layer="Master1-bg" draw:style-name="a378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9" draw:layer="Master1-bg" draw:style-name="a380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0" draw:layer="Master1-bg" draw:style-name="a382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71" draw:layer="Master1-bg" draw:style-name="a384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55" presentation:style-name="a350" draw:name="Title 1" svg:x="1.24826in" svg:y="1.55208in" svg:width="10.83333in" svg:height="3.1197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156" presentation:style-name="a354" draw:name="Text Placeholder 2" svg:x="1.24826in" svg:y="4.83854in" svg:width="10.83333in" svg:height="1.50347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</draw:text-box>
        <svg:title/>
        <svg:desc/>
      </draw:frame>
      <draw:frame draw:id="id157" presentation:style-name="a358" draw:name="Date Placeholder 3" svg:x="8.15499in" svg:y="6.43403in" svg:width="3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1/1/2000</text:date></text:span></text:p>
        </draw:text-box>
        <svg:title/>
        <svg:desc/>
      </draw:frame>
      <draw:frame draw:id="id158" presentation:style-name="a361" draw:name="Footer Placeholder 4" svg:x="1.24826in" svg:y="6.43403in" svg:width="6.82339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159" presentation:style-name="a364" draw:name="Slide Number Placeholder 5" svg:x="11.23832in" svg:y="6.43403in" svg:width="0.84327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440">
      <draw:frame draw:id="id199" draw:layer="Master1-bg" draw:style-name="a441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200">
        <svg:title/>
        <svg:desc/>
        <draw:g draw:name="Group 9" draw:id="id207">
          <svg:title/>
          <svg:desc/>
          <draw:custom-shape svg:x="0.125in" svg:y="0.00521in" svg:width="0.02604in" svg:height="2.38542in" draw:id="id219" draw:layer="Master1-bg" draw:style-name="a51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20" draw:layer="Master1-bg" draw:style-name="a51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21" draw:layer="Master1-bg" draw:style-name="a51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2" draw:layer="Master1-bg" draw:style-name="a51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23" draw:layer="Master1-bg" draw:style-name="a51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24" draw:layer="Master1-bg" draw:style-name="a52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25" draw:layer="Master1-bg" draw:style-name="a52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26" draw:layer="Master1-bg" draw:style-name="a52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27" draw:layer="Master1-bg" draw:style-name="a52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28" draw:layer="Master1-bg" draw:style-name="a52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29" draw:layer="Master1-bg" draw:style-name="a53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30" draw:layer="Master1-bg" draw:style-name="a53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31" draw:layer="Master1-bg" draw:style-name="a53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32" draw:layer="Master1-bg" draw:style-name="a53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33" draw:layer="Master1-bg" draw:style-name="a53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34" draw:layer="Master1-bg" draw:style-name="a54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35" draw:layer="Master1-bg" draw:style-name="a54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36" draw:layer="Master1-bg" draw:style-name="a54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37" draw:layer="Master1-bg" draw:style-name="a54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38" draw:layer="Master1-bg" draw:style-name="a54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39" draw:layer="Master1-bg" draw:style-name="a55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40" draw:layer="Master1-bg" draw:style-name="a55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41" draw:layer="Master1-bg" draw:style-name="a55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42" draw:layer="Master1-bg" draw:style-name="a55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43" draw:layer="Master1-bg" draw:style-name="a55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44" draw:layer="Master1-bg" draw:style-name="a56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45" draw:layer="Master1-bg" draw:style-name="a56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208">
          <svg:title/>
          <svg:desc/>
          <draw:custom-shape svg:x="12.55903in" svg:y="0in" svg:width="0.4566in" svg:height="0.56076in" draw:id="id209" draw:layer="Master1-bg" draw:style-name="a49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10" draw:layer="Master1-bg" draw:style-name="a49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11" draw:layer="Master1-bg" draw:style-name="a49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12" draw:layer="Master1-bg" draw:style-name="a49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13" draw:layer="Master1-bg" draw:style-name="a49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14" draw:layer="Master1-bg" draw:style-name="a50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15" draw:layer="Master1-bg" draw:style-name="a50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16" draw:layer="Master1-bg" draw:style-name="a50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17" draw:layer="Master1-bg" draw:style-name="a50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18" draw:layer="Master1-bg" draw:style-name="a50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01" presentation:style-name="a445" draw:name="Title 1" svg:x="1.24826in" svg:y="0.67642in" svg:width="10.83333in" svg:height="1.61698in" presentation:class="title" presentation:placeholder="false">
        <draw:text-box>
          <text:p text:style-name="a444" text:class-names="" text:cond-style-name=""><text:span text:style-name="a442" text:class-names="">Click to edit Master title style</text:span><text:span text:style-name="a443" text:class-names=""/></text:p>
        </draw:text-box>
        <svg:title/>
        <svg:desc/>
      </draw:frame>
      <draw:frame draw:id="id202" presentation:style-name="a462" draw:name="Content Placeholder 2" svg:x="1.24826in" svg:y="2.46007in" svg:width="5.33507in" svg:height="3.87327in" presentation:class="object" presentation:placeholder="false">
        <draw:text-box>
          <text:list text:style-name="a448">
            <text:list-item>
              <text:p text:style-name="a447" text:class-names="" text:cond-style-name=""><text:span text:style-name="a446" text:class-names="">Click to edit Master text styles</text:span></text:p>
            </text:list-item>
          </text:list>
          <text:list text:style-name="a451">
            <text:list-item>
              <text:list text:style-name="a451">
                <text:list-item>
                  <text:p text:style-name="a450" text:class-names="" text:cond-style-name=""><text:span text:style-name="a449" text:class-names="">Second level</text:span></text:p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p text:style-name="a453" text:class-names="" text:cond-style-name=""><text:span text:style-name="a452" text:class-names="">Third level</text:span></text:p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p text:style-name="a456" text:class-names="" text:cond-style-name=""><text:span text:style-name="a4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list text:style-name="a461">
                            <text:list-item>
                              <text:p text:style-name="a460" text:class-names="" text:cond-style-name=""><text:span text:style-name="a458" text:class-names="">Fifth level</text:span><text:span text:style-name="a4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3" presentation:style-name="a479" draw:name="Content Placeholder 3" svg:x="6.75in" svg:y="2.46007in" svg:width="5.3316in" svg:height="3.87327in" presentation:class="object" presentation:placeholder="false">
        <draw:text-box>
          <text:list text:style-name="a465">
            <text:list-item>
              <text:p text:style-name="a464" text:class-names="" text:cond-style-name=""><text:span text:style-name="a463" text:class-names="">Click to edit Master text styles</text:span></text:p>
            </text:list-item>
          </text:list>
          <text:list text:style-name="a468">
            <text:list-item>
              <text:list text:style-name="a468">
                <text:list-item>
                  <text:p text:style-name="a467" text:class-names="" text:cond-style-name=""><text:span text:style-name="a466" text:class-names="">Second level</text:span></text:p>
                </text:list-item>
              </text:list>
            </text:list-item>
          </text:list>
          <text:list text:style-name="a471">
            <text:list-item>
              <text:list text:style-name="a471">
                <text:list-item>
                  <text:list text:style-name="a471">
                    <text:list-item>
                      <text:p text:style-name="a470" text:class-names="" text:cond-style-name=""><text:span text:style-name="a469" text:class-names="">Third level</text:span></text:p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p text:style-name="a473" text:class-names="" text:cond-style-name=""><text:span text:style-name="a4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5" text:class-names="">Fifth level</text:span><text:span text:style-name="a4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4" presentation:style-name="a483" draw:name="Date Placeholder 4" svg:x="8.15499in" svg:y="6.43403in" svg:width="3in" svg:height="0.39931in" presentation:class="date-time" presentation:placeholder="false">
        <draw:text-box>
          <text:p text:style-name="a482" text:class-names="" text:cond-style-name=""><text:span text:style-name="a480" text:class-names=""><text:date text:fixed="false" style:data-style-name="a481">1/1/2000</text:date></text:span></text:p>
        </draw:text-box>
        <svg:title/>
        <svg:desc/>
      </draw:frame>
      <draw:frame draw:id="id205" presentation:style-name="a486" draw:name="Footer Placeholder 5" svg:x="1.24826in" svg:y="6.43403in" svg:width="6.82339in" svg:height="0.39931in" presentation:class="footer" presentation:placeholder="false">
        <draw:text-box>
          <text:p text:style-name="a485" text:class-names="" text:cond-style-name=""><text:span text:style-name="a484" text:class-names=""/></text:p>
        </draw:text-box>
        <svg:title/>
        <svg:desc/>
      </draw:frame>
      <draw:frame draw:id="id206" presentation:style-name="a489" draw:name="Slide Number Placeholder 6" svg:x="11.23832in" svg:y="6.43403in" svg:width="0.84327in" svg:height="0.39931in" presentation:class="page-number" presentation:placeholder="false">
        <draw:text-box>
          <text:p text:style-name="a488" text:class-names="" text:cond-style-name=""><text:span text:style-name="a48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565">
      <draw:frame draw:id="id246" draw:layer="Master1-bg" draw:style-name="a566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0" draw:id="id247">
        <svg:title/>
        <svg:desc/>
        <draw:g draw:name="Group 11" draw:id="id256">
          <svg:title/>
          <svg:desc/>
          <draw:custom-shape svg:x="0.125in" svg:y="0.00521in" svg:width="0.02604in" svg:height="2.38542in" draw:id="id268" draw:layer="Master1-bg" draw:style-name="a64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69" draw:layer="Master1-bg" draw:style-name="a64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70" draw:layer="Master1-bg" draw:style-name="a64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71" draw:layer="Master1-bg" draw:style-name="a65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72" draw:layer="Master1-bg" draw:style-name="a65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73" draw:layer="Master1-bg" draw:style-name="a65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74" draw:layer="Master1-bg" draw:style-name="a65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75" draw:layer="Master1-bg" draw:style-name="a65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6" draw:layer="Master1-bg" draw:style-name="a66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77" draw:layer="Master1-bg" draw:style-name="a66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78" draw:layer="Master1-bg" draw:style-name="a66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79" draw:layer="Master1-bg" draw:style-name="a66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80" draw:layer="Master1-bg" draw:style-name="a66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81" draw:layer="Master1-bg" draw:style-name="a67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82" draw:layer="Master1-bg" draw:style-name="a67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83" draw:layer="Master1-bg" draw:style-name="a67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84" draw:layer="Master1-bg" draw:style-name="a67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85" draw:layer="Master1-bg" draw:style-name="a67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86" draw:layer="Master1-bg" draw:style-name="a68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87" draw:layer="Master1-bg" draw:style-name="a68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88" draw:layer="Master1-bg" draw:style-name="a68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89" draw:layer="Master1-bg" draw:style-name="a68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90" draw:layer="Master1-bg" draw:style-name="a68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91" draw:layer="Master1-bg" draw:style-name="a69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92" draw:layer="Master1-bg" draw:style-name="a69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93" draw:layer="Master1-bg" draw:style-name="a69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94" draw:layer="Master1-bg" draw:style-name="a69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2" draw:id="id257">
          <svg:title/>
          <svg:desc/>
          <draw:custom-shape svg:x="12.55903in" svg:y="0in" svg:width="0.4566in" svg:height="0.56076in" draw:id="id258" draw:layer="Master1-bg" draw:style-name="a62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59" draw:layer="Master1-bg" draw:style-name="a62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60" draw:layer="Master1-bg" draw:style-name="a62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61" draw:layer="Master1-bg" draw:style-name="a63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62" draw:layer="Master1-bg" draw:style-name="a63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63" draw:layer="Master1-bg" draw:style-name="a63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64" draw:layer="Master1-bg" draw:style-name="a63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65" draw:layer="Master1-bg" draw:style-name="a63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66" draw:layer="Master1-bg" draw:style-name="a64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67" draw:layer="Master1-bg" draw:style-name="a64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48" presentation:style-name="a570" draw:name="Title 1" svg:x="1.24826in" svg:y="0.67708in" svg:width="10.83333in" svg:height="1.61632in" presentation:class="title" presentation:placeholder="false">
        <draw:text-box>
          <text:p text:style-name="a569" text:class-names="" text:cond-style-name=""><text:span text:style-name="a567" text:class-names="">Click to edit Master title style</text:span><text:span text:style-name="a568" text:class-names=""/></text:p>
        </draw:text-box>
        <svg:title/>
        <svg:desc/>
      </draw:frame>
      <draw:frame draw:id="id249" presentation:style-name="a574" draw:name="Text Placeholder 2" svg:x="1.49827in" svg:y="2.46007in" svg:width="5.08506in" svg:height="0.90104in" presentation:class="outline" presentation:placeholder="false">
        <draw:text-box>
          <text:list text:style-name="a573">
            <text:list-item>
              <text:p text:style-name="a572" text:class-names="" text:cond-style-name=""><text:span text:style-name="a571" text:class-names="">Click to edit Master text styles</text:span></text:p>
            </text:list-item>
          </text:list>
        </draw:text-box>
        <svg:title/>
        <svg:desc/>
      </draw:frame>
      <draw:frame draw:id="id250" presentation:style-name="a591" draw:name="Content Placeholder 3" svg:x="1.24826in" svg:y="3.36111in" svg:width="5.33507in" svg:height="2.97222in" presentation:class="object" presentation:placeholder="false">
        <draw:text-box>
          <text:list text:style-name="a577">
            <text:list-item>
              <text:p text:style-name="a576" text:class-names="" text:cond-style-name=""><text:span text:style-name="a575" text:class-names="">Click to edit Master text styles</text:span></text:p>
            </text:list-item>
          </text:list>
          <text:list text:style-name="a580">
            <text:list-item>
              <text:list text:style-name="a580">
                <text:list-item>
                  <text:p text:style-name="a579" text:class-names="" text:cond-style-name=""><text:span text:style-name="a578" text:class-names="">Second level</text:span></text:p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p text:style-name="a582" text:class-names="" text:cond-style-name=""><text:span text:style-name="a581" text:class-names="">Third level</text:span></text:p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p text:style-name="a585" text:class-names="" text:cond-style-name=""><text:span text:style-name="a5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list text:style-name="a590">
                            <text:list-item>
                              <text:p text:style-name="a589" text:class-names="" text:cond-style-name=""><text:span text:style-name="a587" text:class-names="">Fifth level</text:span><text:span text:style-name="a5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1" presentation:style-name="a595" draw:name="Text Placeholder 4" svg:x="7.00001in" svg:y="2.46007in" svg:width="5.08159in" svg:height="0.90104in" presentation:class="outline" presentation:placeholder="false">
        <draw:text-box>
          <text:list text:style-name="a594">
            <text:list-item>
              <text:p text:style-name="a593" text:class-names="" text:cond-style-name=""><text:span text:style-name="a592" text:class-names="">Click to edit Master text styles</text:span></text:p>
            </text:list-item>
          </text:list>
        </draw:text-box>
        <svg:title/>
        <svg:desc/>
      </draw:frame>
      <draw:frame draw:id="id252" presentation:style-name="a612" draw:name="Content Placeholder 5" svg:x="6.75in" svg:y="3.36111in" svg:width="5.33159in" svg:height="2.97222in" presentation:class="object" presentation:placeholder="false">
        <draw:text-box>
          <text:list text:style-name="a598">
            <text:list-item>
              <text:p text:style-name="a597" text:class-names="" text:cond-style-name=""><text:span text:style-name="a596" text:class-names="">Click to edit Master text styles</text:span></text:p>
            </text:list-item>
          </text:list>
          <text:list text:style-name="a601">
            <text:list-item>
              <text:list text:style-name="a601">
                <text:list-item>
                  <text:p text:style-name="a600" text:class-names="" text:cond-style-name=""><text:span text:style-name="a599" text:class-names="">Second level</text:span></text:p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p text:style-name="a603" text:class-names="" text:cond-style-name=""><text:span text:style-name="a602" text:class-names="">Third level</text:span></text:p>
                    </text:list-item>
                  </text:list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list text:style-name="a607">
                        <text:list-item>
                          <text:p text:style-name="a606" text:class-names="" text:cond-style-name=""><text:span text:style-name="a6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1">
            <text:list-item>
              <text:list text:style-name="a611">
                <text:list-item>
                  <text:list text:style-name="a611">
                    <text:list-item>
                      <text:list text:style-name="a611">
                        <text:list-item>
                          <text:list text:style-name="a611">
                            <text:list-item>
                              <text:p text:style-name="a610" text:class-names="" text:cond-style-name=""><text:span text:style-name="a608" text:class-names="">Fifth level</text:span><text:span text:style-name="a6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616" draw:name="Date Placeholder 6" svg:x="8.15499in" svg:y="6.43403in" svg:width="3in" svg:height="0.39931in" presentation:class="date-time" presentation:placeholder="false">
        <draw:text-box>
          <text:p text:style-name="a615" text:class-names="" text:cond-style-name=""><text:span text:style-name="a613" text:class-names=""><text:date text:fixed="false" style:data-style-name="a614">1/1/2000</text:date></text:span></text:p>
        </draw:text-box>
        <svg:title/>
        <svg:desc/>
      </draw:frame>
      <draw:frame draw:id="id254" presentation:style-name="a619" draw:name="Footer Placeholder 7" svg:x="1.24826in" svg:y="6.43403in" svg:width="6.82339in" svg:height="0.39931in" presentation:class="footer" presentation:placeholder="false">
        <draw:text-box>
          <text:p text:style-name="a618" text:class-names="" text:cond-style-name=""><text:span text:style-name="a617" text:class-names=""/></text:p>
        </draw:text-box>
        <svg:title/>
        <svg:desc/>
      </draw:frame>
      <draw:frame draw:id="id255" presentation:style-name="a622" draw:name="Slide Number Placeholder 8" svg:x="11.23832in" svg:y="6.43403in" svg:width="0.84327in" svg:height="0.39931in" presentation:class="page-number" presentation:placeholder="false">
        <draw:text-box>
          <text:p text:style-name="a621" text:class-names="" text:cond-style-name=""><text:span text:style-name="a62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698">
      <draw:frame draw:id="id295" draw:layer="Master1-bg" draw:style-name="a699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6" draw:id="id296">
        <svg:title/>
        <svg:desc/>
        <draw:g draw:name="Group 7" draw:id="id301">
          <svg:title/>
          <svg:desc/>
          <draw:custom-shape svg:x="0.125in" svg:y="0.00521in" svg:width="0.02604in" svg:height="2.38542in" draw:id="id313" draw:layer="Master1-bg" draw:style-name="a73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14" draw:layer="Master1-bg" draw:style-name="a73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15" draw:layer="Master1-bg" draw:style-name="a73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16" draw:layer="Master1-bg" draw:style-name="a74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17" draw:layer="Master1-bg" draw:style-name="a74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18" draw:layer="Master1-bg" draw:style-name="a74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19" draw:layer="Master1-bg" draw:style-name="a74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20" draw:layer="Master1-bg" draw:style-name="a74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21" draw:layer="Master1-bg" draw:style-name="a75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22" draw:layer="Master1-bg" draw:style-name="a75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23" draw:layer="Master1-bg" draw:style-name="a75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24" draw:layer="Master1-bg" draw:style-name="a75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25" draw:layer="Master1-bg" draw:style-name="a75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6" draw:layer="Master1-bg" draw:style-name="a76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27" draw:layer="Master1-bg" draw:style-name="a76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28" draw:layer="Master1-bg" draw:style-name="a76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29" draw:layer="Master1-bg" draw:style-name="a76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30" draw:layer="Master1-bg" draw:style-name="a76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31" draw:layer="Master1-bg" draw:style-name="a77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32" draw:layer="Master1-bg" draw:style-name="a77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33" draw:layer="Master1-bg" draw:style-name="a77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34" draw:layer="Master1-bg" draw:style-name="a77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35" draw:layer="Master1-bg" draw:style-name="a77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36" draw:layer="Master1-bg" draw:style-name="a78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37" draw:layer="Master1-bg" draw:style-name="a78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38" draw:layer="Master1-bg" draw:style-name="a78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39" draw:layer="Master1-bg" draw:style-name="a78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8" draw:id="id302">
          <svg:title/>
          <svg:desc/>
          <draw:custom-shape svg:x="12.55903in" svg:y="0in" svg:width="0.4566in" svg:height="0.56076in" draw:id="id303" draw:layer="Master1-bg" draw:style-name="a71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04" draw:layer="Master1-bg" draw:style-name="a71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05" draw:layer="Master1-bg" draw:style-name="a71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06" draw:layer="Master1-bg" draw:style-name="a72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07" draw:layer="Master1-bg" draw:style-name="a72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08" draw:layer="Master1-bg" draw:style-name="a72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09" draw:layer="Master1-bg" draw:style-name="a72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10" draw:layer="Master1-bg" draw:style-name="a72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11" draw:layer="Master1-bg" draw:style-name="a73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12" draw:layer="Master1-bg" draw:style-name="a73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97" presentation:style-name="a703" draw:name="Title 1" svg:x="1.24826in" svg:y="0.67642in" svg:width="10.83333in" svg:height="1.61698in" presentation:class="title" presentation:placeholder="false">
        <draw:text-box>
          <text:p text:style-name="a702" text:class-names="" text:cond-style-name=""><text:span text:style-name="a700" text:class-names="">Click to edit Master title style</text:span><text:span text:style-name="a701" text:class-names=""/></text:p>
        </draw:text-box>
        <svg:title/>
        <svg:desc/>
      </draw:frame>
      <draw:frame draw:id="id298" presentation:style-name="a707" draw:name="Date Placeholder 2" svg:x="8.15499in" svg:y="6.43403in" svg:width="3in" svg:height="0.39931in" presentation:class="date-time" presentation:placeholder="false">
        <draw:text-box>
          <text:p text:style-name="a706" text:class-names="" text:cond-style-name=""><text:span text:style-name="a704" text:class-names=""><text:date text:fixed="false" style:data-style-name="a705">1/1/2000</text:date></text:span></text:p>
        </draw:text-box>
        <svg:title/>
        <svg:desc/>
      </draw:frame>
      <draw:frame draw:id="id299" presentation:style-name="a710" draw:name="Footer Placeholder 3" svg:x="1.24826in" svg:y="6.43403in" svg:width="6.82339in" svg:height="0.39931in" presentation:class="footer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300" presentation:style-name="a713" draw:name="Slide Number Placeholder 4" svg:x="11.23832in" svg:y="6.43403in" svg:width="0.84327in" svg:height="0.39931in" presentation:class="page-number" presentation:placeholder="false">
        <draw:text-box>
          <text:p text:style-name="a712" text:class-names="" text:cond-style-name=""><text:span text:style-name="a71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789">
      <draw:frame draw:id="id340" draw:layer="Master1-bg" draw:style-name="a790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5" draw:id="id341">
        <svg:title/>
        <svg:desc/>
        <draw:g draw:name="Group 6" draw:id="id345">
          <svg:title/>
          <svg:desc/>
          <draw:custom-shape svg:x="0.125in" svg:y="0.00521in" svg:width="0.02604in" svg:height="2.38542in" draw:id="id357" draw:layer="Master1-bg" draw:style-name="a82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58" draw:layer="Master1-bg" draw:style-name="a82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59" draw:layer="Master1-bg" draw:style-name="a82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60" draw:layer="Master1-bg" draw:style-name="a82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61" draw:layer="Master1-bg" draw:style-name="a83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62" draw:layer="Master1-bg" draw:style-name="a83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63" draw:layer="Master1-bg" draw:style-name="a83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64" draw:layer="Master1-bg" draw:style-name="a83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65" draw:layer="Master1-bg" draw:style-name="a83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66" draw:layer="Master1-bg" draw:style-name="a84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67" draw:layer="Master1-bg" draw:style-name="a84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68" draw:layer="Master1-bg" draw:style-name="a84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69" draw:layer="Master1-bg" draw:style-name="a84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70" draw:layer="Master1-bg" draw:style-name="a84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71" draw:layer="Master1-bg" draw:style-name="a85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72" draw:layer="Master1-bg" draw:style-name="a85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73" draw:layer="Master1-bg" draw:style-name="a85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74" draw:layer="Master1-bg" draw:style-name="a85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5" draw:layer="Master1-bg" draw:style-name="a85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76" draw:layer="Master1-bg" draw:style-name="a86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77" draw:layer="Master1-bg" draw:style-name="a86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78" draw:layer="Master1-bg" draw:style-name="a86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79" draw:layer="Master1-bg" draw:style-name="a86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80" draw:layer="Master1-bg" draw:style-name="a86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81" draw:layer="Master1-bg" draw:style-name="a87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82" draw:layer="Master1-bg" draw:style-name="a87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83" draw:layer="Master1-bg" draw:style-name="a87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7" draw:id="id346">
          <svg:title/>
          <svg:desc/>
          <draw:custom-shape svg:x="12.55903in" svg:y="0in" svg:width="0.4566in" svg:height="0.56076in" draw:id="id347" draw:layer="Master1-bg" draw:style-name="a80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48" draw:layer="Master1-bg" draw:style-name="a80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49" draw:layer="Master1-bg" draw:style-name="a80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50" draw:layer="Master1-bg" draw:style-name="a80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51" draw:layer="Master1-bg" draw:style-name="a81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52" draw:layer="Master1-bg" draw:style-name="a81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53" draw:layer="Master1-bg" draw:style-name="a81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54" draw:layer="Master1-bg" draw:style-name="a81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55" draw:layer="Master1-bg" draw:style-name="a81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56" draw:layer="Master1-bg" draw:style-name="a82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42" presentation:style-name="a794" draw:name="Date Placeholder 1" svg:x="8.15499in" svg:y="6.43403in" svg:width="3in" svg:height="0.39931in" presentation:class="date-time" presentation:placeholder="false">
        <draw:text-box>
          <text:p text:style-name="a793" text:class-names="" text:cond-style-name=""><text:span text:style-name="a791" text:class-names=""><text:date text:fixed="false" style:data-style-name="a792">1/1/2000</text:date></text:span></text:p>
        </draw:text-box>
        <svg:title/>
        <svg:desc/>
      </draw:frame>
      <draw:frame draw:id="id343" presentation:style-name="a797" draw:name="Footer Placeholder 2" svg:x="1.24826in" svg:y="6.43403in" svg:width="6.82339in" svg:height="0.39931in" presentation:class="footer" presentation:placeholder="false">
        <draw:text-box>
          <text:p text:style-name="a796" text:class-names="" text:cond-style-name=""><text:span text:style-name="a795" text:class-names=""/></text:p>
        </draw:text-box>
        <svg:title/>
        <svg:desc/>
      </draw:frame>
      <draw:frame draw:id="id344" presentation:style-name="a800" draw:name="Slide Number Placeholder 3" svg:x="11.23832in" svg:y="6.43403in" svg:width="0.84327in" svg:height="0.39931in" presentation:class="page-number" presentation:placeholder="false">
        <draw:text-box>
          <text:p text:style-name="a799" text:class-names="" text:cond-style-name=""><text:span text:style-name="a79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876">
      <draw:frame draw:id="id384" draw:layer="Master1-bg" draw:style-name="a877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385">
        <svg:title/>
        <svg:desc/>
        <draw:g draw:name="Group 9" draw:id="id392">
          <svg:title/>
          <svg:desc/>
          <draw:custom-shape svg:x="0.125in" svg:y="0.00521in" svg:width="0.02604in" svg:height="2.38542in" draw:id="id404" draw:layer="Master1-bg" draw:style-name="a93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05" draw:layer="Master1-bg" draw:style-name="a93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06" draw:layer="Master1-bg" draw:style-name="a93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07" draw:layer="Master1-bg" draw:style-name="a94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08" draw:layer="Master1-bg" draw:style-name="a94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09" draw:layer="Master1-bg" draw:style-name="a94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10" draw:layer="Master1-bg" draw:style-name="a94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11" draw:layer="Master1-bg" draw:style-name="a94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12" draw:layer="Master1-bg" draw:style-name="a95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13" draw:layer="Master1-bg" draw:style-name="a95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14" draw:layer="Master1-bg" draw:style-name="a95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15" draw:layer="Master1-bg" draw:style-name="a95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16" draw:layer="Master1-bg" draw:style-name="a95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17" draw:layer="Master1-bg" draw:style-name="a96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18" draw:layer="Master1-bg" draw:style-name="a96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19" draw:layer="Master1-bg" draw:style-name="a96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20" draw:layer="Master1-bg" draw:style-name="a96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21" draw:layer="Master1-bg" draw:style-name="a96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22" draw:layer="Master1-bg" draw:style-name="a97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23" draw:layer="Master1-bg" draw:style-name="a97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24" draw:layer="Master1-bg" draw:style-name="a97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25" draw:layer="Master1-bg" draw:style-name="a97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26" draw:layer="Master1-bg" draw:style-name="a97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7" draw:layer="Master1-bg" draw:style-name="a98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28" draw:layer="Master1-bg" draw:style-name="a98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29" draw:layer="Master1-bg" draw:style-name="a98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30" draw:layer="Master1-bg" draw:style-name="a98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393">
          <svg:title/>
          <svg:desc/>
          <draw:custom-shape svg:x="12.55903in" svg:y="0in" svg:width="0.4566in" svg:height="0.56076in" draw:id="id394" draw:layer="Master1-bg" draw:style-name="a91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95" draw:layer="Master1-bg" draw:style-name="a91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96" draw:layer="Master1-bg" draw:style-name="a91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97" draw:layer="Master1-bg" draw:style-name="a92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98" draw:layer="Master1-bg" draw:style-name="a92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99" draw:layer="Master1-bg" draw:style-name="a92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00" draw:layer="Master1-bg" draw:style-name="a92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01" draw:layer="Master1-bg" draw:style-name="a92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02" draw:layer="Master1-bg" draw:style-name="a93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03" draw:layer="Master1-bg" draw:style-name="a93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86" presentation:style-name="a881" draw:name="Title 1" svg:x="1.25405in" svg:y="0.66667in" svg:width="4.21701in" svg:height="1.7934in" presentation:class="title" presentation:placeholder="false">
        <draw:text-box>
          <text:p text:style-name="a880" text:class-names="" text:cond-style-name=""><text:span text:style-name="a878" text:class-names="">Click to edit Master title style</text:span><text:span text:style-name="a879" text:class-names=""/></text:p>
        </draw:text-box>
        <svg:title/>
        <svg:desc/>
      </draw:frame>
      <draw:frame draw:id="id387" presentation:style-name="a898" draw:name="Content Placeholder 2" svg:x="5.63889in" svg:y="0.64815in" svg:width="6.4427in" svg:height="5.68519in" presentation:class="object" presentation:placeholder="false">
        <draw:text-box>
          <text:list text:style-name="a884">
            <text:list-item>
              <text:p text:style-name="a883" text:class-names="" text:cond-style-name=""><text:span text:style-name="a882" text:class-names="">Click to edit Master text styles</text:span></text:p>
            </text:list-item>
          </text:list>
          <text:list text:style-name="a887">
            <text:list-item>
              <text:list text:style-name="a887">
                <text:list-item>
                  <text:p text:style-name="a886" text:class-names="" text:cond-style-name=""><text:span text:style-name="a885" text:class-names="">Second level</text:span></text:p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p text:style-name="a889" text:class-names="" text:cond-style-name=""><text:span text:style-name="a888" text:class-names="">Third level</text:span></text:p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p text:style-name="a892" text:class-names="" text:cond-style-name=""><text:span text:style-name="a8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list text:style-name="a897">
                            <text:list-item>
                              <text:p text:style-name="a896" text:class-names="" text:cond-style-name=""><text:span text:style-name="a894" text:class-names="">Fifth level</text:span><text:span text:style-name="a8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8" presentation:style-name="a902" draw:name="Text Placeholder 3" svg:x="1.25405in" svg:y="2.46007in" svg:width="4.21701in" svg:height="3.87327in" presentation:class="outline" presentation:placeholder="false">
        <draw:text-box>
          <text:list text:style-name="a901">
            <text:list-item>
              <text:p text:style-name="a900" text:class-names="" text:cond-style-name=""><text:span text:style-name="a899" text:class-names="">Click to edit Master text styles</text:span></text:p>
            </text:list-item>
          </text:list>
        </draw:text-box>
        <svg:title/>
        <svg:desc/>
      </draw:frame>
      <draw:frame draw:id="id389" presentation:style-name="a906" draw:name="Date Placeholder 4" svg:x="8.15499in" svg:y="6.43403in" svg:width="3in" svg:height="0.39931in" presentation:class="date-time" presentation:placeholder="false">
        <draw:text-box>
          <text:p text:style-name="a905" text:class-names="" text:cond-style-name=""><text:span text:style-name="a903" text:class-names=""><text:date text:fixed="false" style:data-style-name="a904">1/1/2000</text:date></text:span></text:p>
        </draw:text-box>
        <svg:title/>
        <svg:desc/>
      </draw:frame>
      <draw:frame draw:id="id390" presentation:style-name="a909" draw:name="Footer Placeholder 5" svg:x="1.24826in" svg:y="6.43403in" svg:width="6.82339in" svg:height="0.39931in" presentation:class="footer" presentation:placeholder="false">
        <draw:text-box>
          <text:p text:style-name="a908" text:class-names="" text:cond-style-name=""><text:span text:style-name="a907" text:class-names=""/></text:p>
        </draw:text-box>
        <svg:title/>
        <svg:desc/>
      </draw:frame>
      <draw:frame draw:id="id391" presentation:style-name="a912" draw:name="Slide Number Placeholder 6" svg:x="11.23832in" svg:y="6.43403in" svg:width="0.84327in" svg:height="0.39931in" presentation:class="page-number" presentation:placeholder="false">
        <draw:text-box>
          <text:p text:style-name="a911" text:class-names="" text:cond-style-name=""><text:span text:style-name="a91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988">
      <draw:frame draw:id="id431" draw:layer="Master1-bg" draw:style-name="a989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432">
        <svg:title/>
        <svg:desc/>
        <draw:g draw:name="Group 9" draw:id="id439">
          <svg:title/>
          <svg:desc/>
          <draw:custom-shape svg:x="0.125in" svg:y="0.00521in" svg:width="0.02604in" svg:height="2.38542in" draw:id="id451" draw:layer="Master1-bg" draw:style-name="a103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52" draw:layer="Master1-bg" draw:style-name="a103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53" draw:layer="Master1-bg" draw:style-name="a103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54" draw:layer="Master1-bg" draw:style-name="a103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55" draw:layer="Master1-bg" draw:style-name="a104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56" draw:layer="Master1-bg" draw:style-name="a104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57" draw:layer="Master1-bg" draw:style-name="a104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58" draw:layer="Master1-bg" draw:style-name="a104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59" draw:layer="Master1-bg" draw:style-name="a104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60" draw:layer="Master1-bg" draw:style-name="a105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61" draw:layer="Master1-bg" draw:style-name="a105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62" draw:layer="Master1-bg" draw:style-name="a105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63" draw:layer="Master1-bg" draw:style-name="a105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64" draw:layer="Master1-bg" draw:style-name="a105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65" draw:layer="Master1-bg" draw:style-name="a106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66" draw:layer="Master1-bg" draw:style-name="a106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67" draw:layer="Master1-bg" draw:style-name="a106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68" draw:layer="Master1-bg" draw:style-name="a106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69" draw:layer="Master1-bg" draw:style-name="a106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70" draw:layer="Master1-bg" draw:style-name="a107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71" draw:layer="Master1-bg" draw:style-name="a107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72" draw:layer="Master1-bg" draw:style-name="a107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73" draw:layer="Master1-bg" draw:style-name="a107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74" draw:layer="Master1-bg" draw:style-name="a107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75" draw:layer="Master1-bg" draw:style-name="a108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76" draw:layer="Master1-bg" draw:style-name="a108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77" draw:layer="Master1-bg" draw:style-name="a108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440">
          <svg:title/>
          <svg:desc/>
          <draw:custom-shape svg:x="12.55903in" svg:y="0in" svg:width="0.4566in" svg:height="0.56076in" draw:id="id441" draw:layer="Master1-bg" draw:style-name="a101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42" draw:layer="Master1-bg" draw:style-name="a101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43" draw:layer="Master1-bg" draw:style-name="a101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44" draw:layer="Master1-bg" draw:style-name="a101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45" draw:layer="Master1-bg" draw:style-name="a102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46" draw:layer="Master1-bg" draw:style-name="a102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47" draw:layer="Master1-bg" draw:style-name="a102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48" draw:layer="Master1-bg" draw:style-name="a102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49" draw:layer="Master1-bg" draw:style-name="a102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50" draw:layer="Master1-bg" draw:style-name="a103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33" presentation:style-name="a993" draw:name="Title 1" svg:x="1.24826in" svg:y="0.66667in" svg:width="6.49006in" svg:height="1.7934in" presentation:class="title" presentation:placeholder="false">
        <draw:text-box>
          <text:p text:style-name="a992" text:class-names="" text:cond-style-name=""><text:span text:style-name="a990" text:class-names="">Click to edit Master title style</text:span><text:span text:style-name="a991" text:class-names=""/></text:p>
        </draw:text-box>
        <svg:title/>
        <svg:desc/>
      </draw:frame>
      <draw:frame draw:id="id434" presentation:style-name="a997" draw:name="Picture Placeholder 2" svg:x="8.07165in" svg:y="0.66667in" svg:width="4.00994in" svg:height="5.66667in" presentation:class="graphic" presentation:placeholder="false">
        <draw:text-box>
          <text:p text:style-name="a996" text:class-names="" text:cond-style-name=""><text:span text:style-name="a994" text:class-names="">Click icon to add picture</text:span><text:span text:style-name="a995" text:class-names=""/></text:p>
        </draw:text-box>
        <svg:title/>
        <svg:desc/>
      </draw:frame>
      <draw:frame draw:id="id435" presentation:style-name="a1001" draw:name="Text Placeholder 3" svg:x="1.24826in" svg:y="2.46007in" svg:width="6.49006in" svg:height="3.87327in" presentation:class="outline" presentation:placeholder="false">
        <draw:text-box>
          <text:list text:style-name="a1000">
            <text:list-item>
              <text:p text:style-name="a999" text:class-names="" text:cond-style-name=""><text:span text:style-name="a998" text:class-names="">Click to edit Master text styles</text:span></text:p>
            </text:list-item>
          </text:list>
        </draw:text-box>
        <svg:title/>
        <svg:desc/>
      </draw:frame>
      <draw:frame draw:id="id436" presentation:style-name="a1005" draw:name="Date Placeholder 4" svg:x="8.15499in" svg:y="6.43403in" svg:width="3in" svg:height="0.39931in" presentation:class="date-time" presentation:placeholder="false">
        <draw:text-box>
          <text:p text:style-name="a1004" text:class-names="" text:cond-style-name=""><text:span text:style-name="a1002" text:class-names=""><text:date text:fixed="false" style:data-style-name="a1003">1/1/2000</text:date></text:span></text:p>
        </draw:text-box>
        <svg:title/>
        <svg:desc/>
      </draw:frame>
      <draw:frame draw:id="id437" presentation:style-name="a1008" draw:name="Footer Placeholder 5" svg:x="1.24826in" svg:y="6.43403in" svg:width="6.82339in" svg:height="0.39931in" presentation:class="footer" presentation:placeholder="false">
        <draw:text-box>
          <text:p text:style-name="a1007" text:class-names="" text:cond-style-name=""><text:span text:style-name="a1006" text:class-names=""/></text:p>
        </draw:text-box>
        <svg:title/>
        <svg:desc/>
      </draw:frame>
      <draw:frame draw:id="id438" presentation:style-name="a1011" draw:name="Slide Number Placeholder 6" svg:x="11.23832in" svg:y="6.43403in" svg:width="0.84327in" svg:height="0.39931in" presentation:class="page-number" presentation:placeholder="false">
        <draw:text-box>
          <text:p text:style-name="a1010" text:class-names="" text:cond-style-name=""><text:span text:style-name="a100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amic-Picture-with-Caption" style:page-layout-name="pageLayout1" draw:style-name="a1087">
      <draw:frame draw:id="id478" draw:layer="Master1-bg" draw:style-name="a1088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479">
        <svg:title/>
        <svg:desc/>
        <draw:g draw:name="Group 9" draw:id="id486">
          <svg:title/>
          <svg:desc/>
          <draw:custom-shape svg:x="0.125in" svg:y="0.00521in" svg:width="0.02604in" svg:height="2.38542in" draw:id="id498" draw:layer="Master1-bg" draw:style-name="a113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99" draw:layer="Master1-bg" draw:style-name="a113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00" draw:layer="Master1-bg" draw:style-name="a113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01" draw:layer="Master1-bg" draw:style-name="a113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02" draw:layer="Master1-bg" draw:style-name="a114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03" draw:layer="Master1-bg" draw:style-name="a114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04" draw:layer="Master1-bg" draw:style-name="a114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05" draw:layer="Master1-bg" draw:style-name="a114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06" draw:layer="Master1-bg" draw:style-name="a114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07" draw:layer="Master1-bg" draw:style-name="a115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08" draw:layer="Master1-bg" draw:style-name="a115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09" draw:layer="Master1-bg" draw:style-name="a115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10" draw:layer="Master1-bg" draw:style-name="a115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11" draw:layer="Master1-bg" draw:style-name="a115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12" draw:layer="Master1-bg" draw:style-name="a116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13" draw:layer="Master1-bg" draw:style-name="a116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14" draw:layer="Master1-bg" draw:style-name="a116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15" draw:layer="Master1-bg" draw:style-name="a116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16" draw:layer="Master1-bg" draw:style-name="a116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17" draw:layer="Master1-bg" draw:style-name="a117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18" draw:layer="Master1-bg" draw:style-name="a117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19" draw:layer="Master1-bg" draw:style-name="a117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20" draw:layer="Master1-bg" draw:style-name="a117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21" draw:layer="Master1-bg" draw:style-name="a117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22" draw:layer="Master1-bg" draw:style-name="a118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23" draw:layer="Master1-bg" draw:style-name="a118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24" draw:layer="Master1-bg" draw:style-name="a118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487">
          <svg:title/>
          <svg:desc/>
          <draw:custom-shape svg:x="12.55903in" svg:y="0in" svg:width="0.4566in" svg:height="0.56076in" draw:id="id488" draw:layer="Master1-bg" draw:style-name="a111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89" draw:layer="Master1-bg" draw:style-name="a111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90" draw:layer="Master1-bg" draw:style-name="a111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91" draw:layer="Master1-bg" draw:style-name="a111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92" draw:layer="Master1-bg" draw:style-name="a112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93" draw:layer="Master1-bg" draw:style-name="a112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94" draw:layer="Master1-bg" draw:style-name="a112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95" draw:layer="Master1-bg" draw:style-name="a112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96" draw:layer="Master1-bg" draw:style-name="a112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97" draw:layer="Master1-bg" draw:style-name="a113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80" presentation:style-name="a1092" draw:name="Title 1" svg:x="1.24826in" svg:y="4.70764in" svg:width="10.84028in" svg:height="0.89606in" presentation:class="title" presentation:placeholder="false">
        <draw:text-box>
          <text:p text:style-name="a1091" text:class-names="" text:cond-style-name=""><text:span text:style-name="a1089" text:class-names="">Click to edit Master title style</text:span><text:span text:style-name="a1090" text:class-names=""/></text:p>
        </draw:text-box>
        <svg:title/>
        <svg:desc/>
      </draw:frame>
      <draw:frame draw:id="id481" presentation:style-name="a1096" draw:name="Picture Placeholder 2" svg:x="1.24826in" svg:y="0.6632in" svg:width="10.84028in" svg:height="3.60868in" presentation:class="graphic" presentation:placeholder="false">
        <draw:text-box>
          <text:p text:style-name="a1095" text:class-names="" text:cond-style-name=""><text:span text:style-name="a1093" text:class-names="">Click icon to add picture</text:span><text:span text:style-name="a1094" text:class-names=""/></text:p>
        </draw:text-box>
        <svg:title/>
        <svg:desc/>
      </draw:frame>
      <draw:frame draw:id="id482" presentation:style-name="a1100" draw:name="Text Placeholder 3" svg:x="1.24821in" svg:y="5.6037in" svg:width="10.83865in" svg:height="0.74636in" presentation:class="outline" presentation:placeholder="false">
        <draw:text-box>
          <text:list text:style-name="a1099">
            <text:list-item>
              <text:p text:style-name="a1098" text:class-names="" text:cond-style-name=""><text:span text:style-name="a1097" text:class-names="">Click to edit Master text styles</text:span></text:p>
            </text:list-item>
          </text:list>
        </draw:text-box>
        <svg:title/>
        <svg:desc/>
      </draw:frame>
      <draw:frame draw:id="id483" presentation:style-name="a1104" draw:name="Date Placeholder 4" svg:x="8.15499in" svg:y="6.43403in" svg:width="3in" svg:height="0.39931in" presentation:class="date-time" presentation:placeholder="false">
        <draw:text-box>
          <text:p text:style-name="a1103" text:class-names="" text:cond-style-name=""><text:span text:style-name="a1101" text:class-names=""><text:date text:fixed="false" style:data-style-name="a1102">1/1/2000</text:date></text:span></text:p>
        </draw:text-box>
        <svg:title/>
        <svg:desc/>
      </draw:frame>
      <draw:frame draw:id="id484" presentation:style-name="a1107" draw:name="Footer Placeholder 5" svg:x="1.24826in" svg:y="6.43403in" svg:width="6.82339in" svg:height="0.39931in" presentation:class="footer" presentation:placeholder="false">
        <draw:text-box>
          <text:p text:style-name="a1106" text:class-names="" text:cond-style-name=""><text:span text:style-name="a1105" text:class-names=""/></text:p>
        </draw:text-box>
        <svg:title/>
        <svg:desc/>
      </draw:frame>
      <draw:frame draw:id="id485" presentation:style-name="a1110" draw:name="Slide Number Placeholder 6" svg:x="11.23832in" svg:y="6.43403in" svg:width="0.84327in" svg:height="0.39931in" presentation:class="page-number" presentation:placeholder="false">
        <draw:text-box>
          <text:p text:style-name="a1109" text:class-names="" text:cond-style-name=""><text:span text:style-name="a110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le-and-Caption" style:page-layout-name="pageLayout1" draw:style-name="a1186">
      <draw:frame draw:id="id525" draw:layer="Master1-bg" draw:style-name="a1187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526">
        <svg:title/>
        <svg:desc/>
        <draw:g draw:name="Group 9" draw:id="id532">
          <svg:title/>
          <svg:desc/>
          <draw:custom-shape svg:x="0.125in" svg:y="0.00521in" svg:width="0.02604in" svg:height="2.38542in" draw:id="id544" draw:layer="Master1-bg" draw:style-name="a122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45" draw:layer="Master1-bg" draw:style-name="a122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46" draw:layer="Master1-bg" draw:style-name="a123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47" draw:layer="Master1-bg" draw:style-name="a123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48" draw:layer="Master1-bg" draw:style-name="a123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49" draw:layer="Master1-bg" draw:style-name="a123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50" draw:layer="Master1-bg" draw:style-name="a123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51" draw:layer="Master1-bg" draw:style-name="a124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52" draw:layer="Master1-bg" draw:style-name="a124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53" draw:layer="Master1-bg" draw:style-name="a124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54" draw:layer="Master1-bg" draw:style-name="a124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55" draw:layer="Master1-bg" draw:style-name="a124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56" draw:layer="Master1-bg" draw:style-name="a125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57" draw:layer="Master1-bg" draw:style-name="a125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58" draw:layer="Master1-bg" draw:style-name="a125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59" draw:layer="Master1-bg" draw:style-name="a125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60" draw:layer="Master1-bg" draw:style-name="a125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61" draw:layer="Master1-bg" draw:style-name="a126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62" draw:layer="Master1-bg" draw:style-name="a126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63" draw:layer="Master1-bg" draw:style-name="a126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64" draw:layer="Master1-bg" draw:style-name="a126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65" draw:layer="Master1-bg" draw:style-name="a126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66" draw:layer="Master1-bg" draw:style-name="a127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67" draw:layer="Master1-bg" draw:style-name="a127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68" draw:layer="Master1-bg" draw:style-name="a127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69" draw:layer="Master1-bg" draw:style-name="a127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70" draw:layer="Master1-bg" draw:style-name="a127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533">
          <svg:title/>
          <svg:desc/>
          <draw:custom-shape svg:x="12.55903in" svg:y="0in" svg:width="0.4566in" svg:height="0.56076in" draw:id="id534" draw:layer="Master1-bg" draw:style-name="a120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35" draw:layer="Master1-bg" draw:style-name="a120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36" draw:layer="Master1-bg" draw:style-name="a121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37" draw:layer="Master1-bg" draw:style-name="a121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38" draw:layer="Master1-bg" draw:style-name="a121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39" draw:layer="Master1-bg" draw:style-name="a121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40" draw:layer="Master1-bg" draw:style-name="a121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41" draw:layer="Master1-bg" draw:style-name="a122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42" draw:layer="Master1-bg" draw:style-name="a122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43" draw:layer="Master1-bg" draw:style-name="a122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27" presentation:style-name="a1191" draw:name="Title 1" svg:x="1.24831in" svg:y="0.66667in" svg:width="10.83328in" svg:height="3.75in" presentation:class="title" presentation:placeholder="false">
        <draw:text-box>
          <text:p text:style-name="a1190" text:class-names="" text:cond-style-name=""><text:span text:style-name="a1188" text:class-names="">Click to edit Master title style</text:span><text:span text:style-name="a1189" text:class-names=""/></text:p>
        </draw:text-box>
        <svg:title/>
        <svg:desc/>
      </draw:frame>
      <draw:frame draw:id="id528" presentation:style-name="a1195" draw:name="Text Placeholder 3" svg:x="1.24826in" svg:y="4.83333in" svg:width="10.83165in" svg:height="1.5in" presentation:class="outline" presentation:placeholder="false">
        <draw:text-box>
          <text:list text:style-name="a1194">
            <text:list-item>
              <text:p text:style-name="a1193" text:class-names="" text:cond-style-name=""><text:span text:style-name="a1192" text:class-names="">Click to edit Master text styles</text:span></text:p>
            </text:list-item>
          </text:list>
        </draw:text-box>
        <svg:title/>
        <svg:desc/>
      </draw:frame>
      <draw:frame draw:id="id529" presentation:style-name="a1199" draw:name="Date Placeholder 4" svg:x="8.15499in" svg:y="6.43403in" svg:width="3in" svg:height="0.39931in" presentation:class="date-time" presentation:placeholder="false">
        <draw:text-box>
          <text:p text:style-name="a1198" text:class-names="" text:cond-style-name=""><text:span text:style-name="a1196" text:class-names=""><text:date text:fixed="false" style:data-style-name="a1197">1/1/2000</text:date></text:span></text:p>
        </draw:text-box>
        <svg:title/>
        <svg:desc/>
      </draw:frame>
      <draw:frame draw:id="id530" presentation:style-name="a1202" draw:name="Footer Placeholder 5" svg:x="1.24826in" svg:y="6.43403in" svg:width="6.82339in" svg:height="0.39931in" presentation:class="footer" presentation:placeholder="false">
        <draw:text-box>
          <text:p text:style-name="a1201" text:class-names="" text:cond-style-name=""><text:span text:style-name="a1200" text:class-names=""/></text:p>
        </draw:text-box>
        <svg:title/>
        <svg:desc/>
      </draw:frame>
      <draw:frame draw:id="id531" presentation:style-name="a1205" draw:name="Slide Number Placeholder 6" svg:x="11.23832in" svg:y="6.43403in" svg:width="0.84327in" svg:height="0.39931in" presentation:class="page-number" presentation:placeholder="false">
        <draw:text-box>
          <text:p text:style-name="a1204" text:class-names="" text:cond-style-name=""><text:span text:style-name="a120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Quote-with-Caption" style:page-layout-name="pageLayout1" draw:style-name="a1281">
      <draw:frame draw:id="id571" draw:layer="Master1-bg" draw:style-name="a128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0" draw:id="id572">
        <svg:title/>
        <svg:desc/>
        <draw:g draw:name="Group 12" draw:id="id581">
          <svg:title/>
          <svg:desc/>
          <draw:custom-shape svg:x="0.125in" svg:y="0.00521in" svg:width="0.02604in" svg:height="2.38542in" draw:id="id593" draw:layer="Master1-bg" draw:style-name="a133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94" draw:layer="Master1-bg" draw:style-name="a133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95" draw:layer="Master1-bg" draw:style-name="a133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96" draw:layer="Master1-bg" draw:style-name="a133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97" draw:layer="Master1-bg" draw:style-name="a134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98" draw:layer="Master1-bg" draw:style-name="a134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99" draw:layer="Master1-bg" draw:style-name="a134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00" draw:layer="Master1-bg" draw:style-name="a134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01" draw:layer="Master1-bg" draw:style-name="a134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02" draw:layer="Master1-bg" draw:style-name="a135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03" draw:layer="Master1-bg" draw:style-name="a135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04" draw:layer="Master1-bg" draw:style-name="a135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05" draw:layer="Master1-bg" draw:style-name="a135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06" draw:layer="Master1-bg" draw:style-name="a135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07" draw:layer="Master1-bg" draw:style-name="a136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08" draw:layer="Master1-bg" draw:style-name="a136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09" draw:layer="Master1-bg" draw:style-name="a136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10" draw:layer="Master1-bg" draw:style-name="a136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11" draw:layer="Master1-bg" draw:style-name="a136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12" draw:layer="Master1-bg" draw:style-name="a137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13" draw:layer="Master1-bg" draw:style-name="a137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14" draw:layer="Master1-bg" draw:style-name="a137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15" draw:layer="Master1-bg" draw:style-name="a137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16" draw:layer="Master1-bg" draw:style-name="a137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17" draw:layer="Master1-bg" draw:style-name="a138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18" draw:layer="Master1-bg" draw:style-name="a138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19" draw:layer="Master1-bg" draw:style-name="a138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3" draw:id="id582">
          <svg:title/>
          <svg:desc/>
          <draw:custom-shape svg:x="12.55903in" svg:y="0in" svg:width="0.4566in" svg:height="0.56076in" draw:id="id583" draw:layer="Master1-bg" draw:style-name="a131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84" draw:layer="Master1-bg" draw:style-name="a131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85" draw:layer="Master1-bg" draw:style-name="a131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86" draw:layer="Master1-bg" draw:style-name="a131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87" draw:layer="Master1-bg" draw:style-name="a132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88" draw:layer="Master1-bg" draw:style-name="a132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89" draw:layer="Master1-bg" draw:style-name="a132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90" draw:layer="Master1-bg" draw:style-name="a132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91" draw:layer="Master1-bg" draw:style-name="a132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92" draw:layer="Master1-bg" draw:style-name="a133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73" presentation:style-name="a1286" draw:name="Title 1" svg:x="1.5816in" svg:y="0.66667in" svg:width="10.17361in" svg:height="3.00572in" presentation:class="title" presentation:placeholder="false">
        <draw:text-box>
          <text:p text:style-name="a1285" text:class-names="" text:cond-style-name=""><text:span text:style-name="a1283" text:class-names="">Click to edit Master title style</text:span><text:span text:style-name="a1284" text:class-names=""/></text:p>
        </draw:text-box>
        <svg:title/>
        <svg:desc/>
      </draw:frame>
      <draw:frame draw:id="id574" presentation:style-name="a1290" draw:name="Text Placeholder 3" svg:x="1.88172in" svg:y="3.68062in" svg:width="9.57163in" svg:height="0.60036in" presentation:class="outline" presentation:placeholder="false">
        <draw:text-box>
          <text:list text:style-name="a1289">
            <text:list-item>
              <text:p text:style-name="a1288" text:class-names="" text:cond-style-name=""><text:span text:style-name="a1287" text:class-names="">Click to edit Master text styles</text:span></text:p>
            </text:list-item>
          </text:list>
        </draw:text-box>
        <svg:title/>
        <svg:desc/>
      </draw:frame>
      <draw:frame draw:id="id575" presentation:style-name="a1294" draw:name="Text Placeholder 3" svg:x="1.24826in" svg:y="4.71338in" svg:width="10.83334in" svg:height="1.62893in" presentation:class="outline" presentation:placeholder="false">
        <draw:text-box>
          <text:list text:style-name="a1293">
            <text:list-item>
              <text:p text:style-name="a1292" text:class-names="" text:cond-style-name=""><text:span text:style-name="a1291" text:class-names="">Click to edit Master text styles</text:span></text:p>
            </text:list-item>
          </text:list>
        </draw:text-box>
        <svg:title/>
        <svg:desc/>
      </draw:frame>
      <draw:frame draw:id="id576" presentation:style-name="a1298" draw:name="Date Placeholder 4" svg:x="8.15499in" svg:y="6.43403in" svg:width="3in" svg:height="0.39931in" presentation:class="date-time" presentation:placeholder="false">
        <draw:text-box>
          <text:p text:style-name="a1297" text:class-names="" text:cond-style-name=""><text:span text:style-name="a1295" text:class-names=""><text:date text:fixed="false" style:data-style-name="a1296">1/1/2000</text:date></text:span></text:p>
        </draw:text-box>
        <svg:title/>
        <svg:desc/>
      </draw:frame>
      <draw:frame draw:id="id577" presentation:style-name="a1301" draw:name="Footer Placeholder 5" svg:x="1.24826in" svg:y="6.43403in" svg:width="6.82339in" svg:height="0.39931in" presentation:class="footer" presentation:placeholder="false">
        <draw:text-box>
          <text:p text:style-name="a1300" text:class-names="" text:cond-style-name=""><text:span text:style-name="a1299" text:class-names=""/></text:p>
        </draw:text-box>
        <svg:title/>
        <svg:desc/>
      </draw:frame>
      <draw:frame draw:id="id578" presentation:style-name="a1304" draw:name="Slide Number Placeholder 6" svg:x="11.23832in" svg:y="6.43403in" svg:width="0.84327in" svg:height="0.39931in" presentation:class="page-number" presentation:placeholder="false">
        <draw:text-box>
          <text:p text:style-name="a1303" text:class-names="" text:cond-style-name=""><text:span text:style-name="a1302" text:class-names=""><text:page-number style:num-format="1" text:fixed="false">‹#›</text:page-number></text:span></text:p>
        </draw:text-box>
        <svg:title/>
        <svg:desc/>
      </draw:frame>
      <draw:frame draw:id="id579" draw:style-name="a1307" draw:name="TextBox 59" svg:x="0.98809in" svg:y="0.80096in" svg:width="0.66667in" svg:height="0.63952in">
        <draw:text-box>
          <text:p text:style-name="a1306" text:class-names="" text:cond-style-name=""><text:span text:style-name="a1305" text:class-names="">“</text:span></text:p>
        </draw:text-box>
        <svg:title/>
        <svg:desc/>
      </draw:frame>
      <draw:frame draw:id="id580" draw:style-name="a1310" draw:name="TextBox 60" svg:x="11.52381in" svg:y="3.02381in" svg:width="0.66667in" svg:height="0.63952in">
        <draw:text-box>
          <text:p text:style-name="a1309" text:class-names="" text:cond-style-name=""><text:span text:style-name="a1308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1386">
      <draw:frame draw:id="id620" draw:layer="Master1-bg" draw:style-name="a1387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621">
        <svg:title/>
        <svg:desc/>
        <draw:g draw:name="Group 9" draw:id="id627">
          <svg:title/>
          <svg:desc/>
          <draw:custom-shape svg:x="0.125in" svg:y="0.00521in" svg:width="0.02604in" svg:height="2.38542in" draw:id="id639" draw:layer="Master1-bg" draw:style-name="a142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40" draw:layer="Master1-bg" draw:style-name="a142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41" draw:layer="Master1-bg" draw:style-name="a143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42" draw:layer="Master1-bg" draw:style-name="a143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43" draw:layer="Master1-bg" draw:style-name="a143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44" draw:layer="Master1-bg" draw:style-name="a143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45" draw:layer="Master1-bg" draw:style-name="a143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46" draw:layer="Master1-bg" draw:style-name="a144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47" draw:layer="Master1-bg" draw:style-name="a144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48" draw:layer="Master1-bg" draw:style-name="a144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49" draw:layer="Master1-bg" draw:style-name="a144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50" draw:layer="Master1-bg" draw:style-name="a144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51" draw:layer="Master1-bg" draw:style-name="a145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52" draw:layer="Master1-bg" draw:style-name="a145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53" draw:layer="Master1-bg" draw:style-name="a145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54" draw:layer="Master1-bg" draw:style-name="a145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55" draw:layer="Master1-bg" draw:style-name="a145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56" draw:layer="Master1-bg" draw:style-name="a146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57" draw:layer="Master1-bg" draw:style-name="a146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58" draw:layer="Master1-bg" draw:style-name="a146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59" draw:layer="Master1-bg" draw:style-name="a146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60" draw:layer="Master1-bg" draw:style-name="a146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61" draw:layer="Master1-bg" draw:style-name="a147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62" draw:layer="Master1-bg" draw:style-name="a147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63" draw:layer="Master1-bg" draw:style-name="a147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64" draw:layer="Master1-bg" draw:style-name="a147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65" draw:layer="Master1-bg" draw:style-name="a147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628">
          <svg:title/>
          <svg:desc/>
          <draw:custom-shape svg:x="12.55903in" svg:y="0in" svg:width="0.4566in" svg:height="0.56076in" draw:id="id629" draw:layer="Master1-bg" draw:style-name="a140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30" draw:layer="Master1-bg" draw:style-name="a140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31" draw:layer="Master1-bg" draw:style-name="a141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32" draw:layer="Master1-bg" draw:style-name="a141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33" draw:layer="Master1-bg" draw:style-name="a141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34" draw:layer="Master1-bg" draw:style-name="a141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35" draw:layer="Master1-bg" draw:style-name="a141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36" draw:layer="Master1-bg" draw:style-name="a142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37" draw:layer="Master1-bg" draw:style-name="a142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38" draw:layer="Master1-bg" draw:style-name="a142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22" presentation:style-name="a1391" draw:name="Title 1" svg:x="1.24826in" svg:y="2.33382in" svg:width="10.83333in" svg:height="2.74698in" presentation:class="title" presentation:placeholder="false">
        <draw:text-box>
          <text:p text:style-name="a1390" text:class-names="" text:cond-style-name=""><text:span text:style-name="a1388" text:class-names="">Click to edit Master title style</text:span><text:span text:style-name="a1389" text:class-names=""/></text:p>
        </draw:text-box>
        <svg:title/>
        <svg:desc/>
      </draw:frame>
      <draw:frame draw:id="id623" presentation:style-name="a1395" draw:name="Text Placeholder 3" svg:x="1.24821in" svg:y="5.09367in" svg:width="10.8317in" svg:height="1.24742in" presentation:class="outline" presentation:placeholder="false">
        <draw:text-box>
          <text:list text:style-name="a1394">
            <text:list-item>
              <text:p text:style-name="a1393" text:class-names="" text:cond-style-name=""><text:span text:style-name="a1392" text:class-names="">Click to edit Master text styles</text:span></text:p>
            </text:list-item>
          </text:list>
        </draw:text-box>
        <svg:title/>
        <svg:desc/>
      </draw:frame>
      <draw:frame draw:id="id624" presentation:style-name="a1399" draw:name="Date Placeholder 4" svg:x="8.15499in" svg:y="6.43403in" svg:width="3in" svg:height="0.39931in" presentation:class="date-time" presentation:placeholder="false">
        <draw:text-box>
          <text:p text:style-name="a1398" text:class-names="" text:cond-style-name=""><text:span text:style-name="a1396" text:class-names=""><text:date text:fixed="false" style:data-style-name="a1397">1/1/2000</text:date></text:span></text:p>
        </draw:text-box>
        <svg:title/>
        <svg:desc/>
      </draw:frame>
      <draw:frame draw:id="id625" presentation:style-name="a1402" draw:name="Footer Placeholder 5" svg:x="1.24826in" svg:y="6.43403in" svg:width="6.82339in" svg:height="0.39931in" presentation:class="footer" presentation:placeholder="false">
        <draw:text-box>
          <text:p text:style-name="a1401" text:class-names="" text:cond-style-name=""><text:span text:style-name="a1400" text:class-names=""/></text:p>
        </draw:text-box>
        <svg:title/>
        <svg:desc/>
      </draw:frame>
      <draw:frame draw:id="id626" presentation:style-name="a1405" draw:name="Slide Number Placeholder 6" svg:x="11.23832in" svg:y="6.43403in" svg:width="0.84327in" svg:height="0.39931in" presentation:class="page-number" presentation:placeholder="false">
        <draw:text-box>
          <text:p text:style-name="a1404" text:class-names="" text:cond-style-name=""><text:span text:style-name="a140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3-Column" style:page-layout-name="pageLayout1" draw:style-name="a1481">
      <draw:frame draw:id="id666" draw:layer="Master1-bg" draw:style-name="a148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3" draw:id="id667">
        <svg:title/>
        <svg:desc/>
        <draw:g draw:name="Group 15" draw:id="id678">
          <svg:title/>
          <svg:desc/>
          <draw:custom-shape svg:x="0.125in" svg:y="0.00521in" svg:width="0.02604in" svg:height="2.38542in" draw:id="id690" draw:layer="Master1-bg" draw:style-name="a154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91" draw:layer="Master1-bg" draw:style-name="a154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92" draw:layer="Master1-bg" draw:style-name="a154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93" draw:layer="Master1-bg" draw:style-name="a154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94" draw:layer="Master1-bg" draw:style-name="a155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95" draw:layer="Master1-bg" draw:style-name="a155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96" draw:layer="Master1-bg" draw:style-name="a155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97" draw:layer="Master1-bg" draw:style-name="a155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98" draw:layer="Master1-bg" draw:style-name="a155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99" draw:layer="Master1-bg" draw:style-name="a156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00" draw:layer="Master1-bg" draw:style-name="a156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01" draw:layer="Master1-bg" draw:style-name="a156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02" draw:layer="Master1-bg" draw:style-name="a156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03" draw:layer="Master1-bg" draw:style-name="a156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04" draw:layer="Master1-bg" draw:style-name="a157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05" draw:layer="Master1-bg" draw:style-name="a157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06" draw:layer="Master1-bg" draw:style-name="a157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07" draw:layer="Master1-bg" draw:style-name="a157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08" draw:layer="Master1-bg" draw:style-name="a157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09" draw:layer="Master1-bg" draw:style-name="a158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10" draw:layer="Master1-bg" draw:style-name="a158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11" draw:layer="Master1-bg" draw:style-name="a158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12" draw:layer="Master1-bg" draw:style-name="a158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13" draw:layer="Master1-bg" draw:style-name="a158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14" draw:layer="Master1-bg" draw:style-name="a159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15" draw:layer="Master1-bg" draw:style-name="a159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16" draw:layer="Master1-bg" draw:style-name="a159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6" draw:id="id679">
          <svg:title/>
          <svg:desc/>
          <draw:custom-shape svg:x="12.55903in" svg:y="0in" svg:width="0.4566in" svg:height="0.56076in" draw:id="id680" draw:layer="Master1-bg" draw:style-name="a152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81" draw:layer="Master1-bg" draw:style-name="a152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82" draw:layer="Master1-bg" draw:style-name="a152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83" draw:layer="Master1-bg" draw:style-name="a152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84" draw:layer="Master1-bg" draw:style-name="a153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85" draw:layer="Master1-bg" draw:style-name="a153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86" draw:layer="Master1-bg" draw:style-name="a153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87" draw:layer="Master1-bg" draw:style-name="a153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88" draw:layer="Master1-bg" draw:style-name="a153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89" draw:layer="Master1-bg" draw:style-name="a154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68" presentation:style-name="a1486" draw:name="Title 1" svg:x="1.24826in" svg:y="0.66667in" svg:width="10.83333in" svg:height="2.08333in" presentation:class="title" presentation:placeholder="false">
        <draw:text-box>
          <text:p text:style-name="a1485" text:class-names="" text:cond-style-name=""><text:span text:style-name="a1483" text:class-names="">Click to edit Master title style</text:span><text:span text:style-name="a1484" text:class-names=""/></text:p>
        </draw:text-box>
        <svg:title/>
        <svg:desc/>
      </draw:frame>
      <draw:frame draw:id="id669" presentation:style-name="a1490" draw:name="Text Placeholder 2" svg:x="1.24826in" svg:y="2.92483in" svg:width="3.49617in" svg:height="0.75in" presentation:class="outline" presentation:placeholder="false">
        <draw:text-box>
          <text:list text:style-name="a1489">
            <text:list-item>
              <text:p text:style-name="a1488" text:class-names="" text:cond-style-name=""><text:span text:style-name="a1487" text:class-names="">Click to edit Master text styles</text:span></text:p>
            </text:list-item>
          </text:list>
        </draw:text-box>
        <svg:title/>
        <svg:desc/>
      </draw:frame>
      <draw:frame draw:id="id670" presentation:style-name="a1494" draw:name="Text Placeholder 3" svg:x="1.23351in" svg:y="3.67483in" svg:width="3.50912in" svg:height="2.6585in" presentation:class="outline" presentation:placeholder="false">
        <draw:text-box>
          <text:list text:style-name="a1493">
            <text:list-item>
              <text:p text:style-name="a1492" text:class-names="" text:cond-style-name=""><text:span text:style-name="a1491" text:class-names="">Click to edit Master text styles</text:span></text:p>
            </text:list-item>
          </text:list>
        </draw:text-box>
        <svg:title/>
        <svg:desc/>
      </draw:frame>
      <draw:frame draw:id="id671" presentation:style-name="a1498" draw:name="Text Placeholder 4" svg:x="4.93741in" svg:y="2.9283in" svg:width="3.48249in" svg:height="0.75in" presentation:class="outline" presentation:placeholder="false">
        <draw:text-box>
          <text:list text:style-name="a1497">
            <text:list-item>
              <text:p text:style-name="a1496" text:class-names="" text:cond-style-name=""><text:span text:style-name="a1495" text:class-names="">Click to edit Master text styles</text:span></text:p>
            </text:list-item>
          </text:list>
        </draw:text-box>
        <svg:title/>
        <svg:desc/>
      </draw:frame>
      <draw:frame draw:id="id672" presentation:style-name="a1502" draw:name="Text Placeholder 3" svg:x="4.92587in" svg:y="3.6783in" svg:width="3.495in" svg:height="2.6585in" presentation:class="outline" presentation:placeholder="false">
        <draw:text-box>
          <text:list text:style-name="a1501">
            <text:list-item>
              <text:p text:style-name="a1500" text:class-names="" text:cond-style-name=""><text:span text:style-name="a1499" text:class-names="">Click to edit Master text styles</text:span></text:p>
            </text:list-item>
          </text:list>
        </draw:text-box>
        <svg:title/>
        <svg:desc/>
      </draw:frame>
      <draw:frame draw:id="id673" presentation:style-name="a1506" draw:name="Text Placeholder 4" svg:x="8.58753in" svg:y="2.92483in" svg:width="3.49406in" svg:height="0.75in" presentation:class="outline" presentation:placeholder="false">
        <draw:text-box>
          <text:list text:style-name="a1505">
            <text:list-item>
              <text:p text:style-name="a1504" text:class-names="" text:cond-style-name=""><text:span text:style-name="a1503" text:class-names="">Click to edit Master text styles</text:span></text:p>
            </text:list-item>
          </text:list>
        </draw:text-box>
        <svg:title/>
        <svg:desc/>
      </draw:frame>
      <draw:frame draw:id="id674" presentation:style-name="a1510" draw:name="Text Placeholder 3" svg:x="8.58753in" svg:y="3.67483in" svg:width="3.49406in" svg:height="2.6585in" presentation:class="outline" presentation:placeholder="false">
        <draw:text-box>
          <text:list text:style-name="a1509">
            <text:list-item>
              <text:p text:style-name="a1508" text:class-names="" text:cond-style-name=""><text:span text:style-name="a1507" text:class-names="">Click to edit Master text styles</text:span></text:p>
            </text:list-item>
          </text:list>
        </draw:text-box>
        <svg:title/>
        <svg:desc/>
      </draw:frame>
      <draw:frame draw:id="id675" presentation:style-name="a1514" draw:name="Date Placeholder 2" svg:x="8.15499in" svg:y="6.43403in" svg:width="3in" svg:height="0.39931in" presentation:class="date-time" presentation:placeholder="false">
        <draw:text-box>
          <text:p text:style-name="a1513" text:class-names="" text:cond-style-name=""><text:span text:style-name="a1511" text:class-names=""><text:date text:fixed="false" style:data-style-name="a1512">1/1/2000</text:date></text:span></text:p>
        </draw:text-box>
        <svg:title/>
        <svg:desc/>
      </draw:frame>
      <draw:frame draw:id="id676" presentation:style-name="a1517" draw:name="Footer Placeholder 3" svg:x="1.24826in" svg:y="6.43403in" svg:width="6.82339in" svg:height="0.39931in" presentation:class="footer" presentation:placeholder="false">
        <draw:text-box>
          <text:p text:style-name="a1516" text:class-names="" text:cond-style-name=""><text:span text:style-name="a1515" text:class-names=""/></text:p>
        </draw:text-box>
        <svg:title/>
        <svg:desc/>
      </draw:frame>
      <draw:frame draw:id="id677" presentation:style-name="a1520" draw:name="Slide Number Placeholder 4" svg:x="11.23832in" svg:y="6.43403in" svg:width="0.84327in" svg:height="0.39931in" presentation:class="page-number" presentation:placeholder="false">
        <draw:text-box>
          <text:p text:style-name="a1519" text:class-names="" text:cond-style-name=""><text:span text:style-name="a151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3-Picture-Column" style:page-layout-name="pageLayout1" draw:style-name="a1596">
      <draw:frame draw:id="id717" draw:layer="Master1-bg" draw:style-name="a1597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5" draw:id="id718">
        <svg:title/>
        <svg:desc/>
        <draw:g draw:name="Group 16" draw:id="id732">
          <svg:title/>
          <svg:desc/>
          <draw:custom-shape svg:x="0.125in" svg:y="0.00521in" svg:width="0.02604in" svg:height="2.38542in" draw:id="id744" draw:layer="Master1-bg" draw:style-name="a1669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45" draw:layer="Master1-bg" draw:style-name="a1671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46" draw:layer="Master1-bg" draw:style-name="a1673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47" draw:layer="Master1-bg" draw:style-name="a1675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48" draw:layer="Master1-bg" draw:style-name="a1677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49" draw:layer="Master1-bg" draw:style-name="a1679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50" draw:layer="Master1-bg" draw:style-name="a1681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51" draw:layer="Master1-bg" draw:style-name="a1683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52" draw:layer="Master1-bg" draw:style-name="a1685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53" draw:layer="Master1-bg" draw:style-name="a1687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54" draw:layer="Master1-bg" draw:style-name="a1689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55" draw:layer="Master1-bg" draw:style-name="a1691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56" draw:layer="Master1-bg" draw:style-name="a1693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57" draw:layer="Master1-bg" draw:style-name="a1695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58" draw:layer="Master1-bg" draw:style-name="a1697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59" draw:layer="Master1-bg" draw:style-name="a1699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60" draw:layer="Master1-bg" draw:style-name="a1701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61" draw:layer="Master1-bg" draw:style-name="a1703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62" draw:layer="Master1-bg" draw:style-name="a1705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63" draw:layer="Master1-bg" draw:style-name="a1707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64" draw:layer="Master1-bg" draw:style-name="a1709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65" draw:layer="Master1-bg" draw:style-name="a1711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66" draw:layer="Master1-bg" draw:style-name="a1713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67" draw:layer="Master1-bg" draw:style-name="a1715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68" draw:layer="Master1-bg" draw:style-name="a1717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69" draw:layer="Master1-bg" draw:style-name="a1719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70" draw:layer="Master1-bg" draw:style-name="a1721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7" draw:id="id733">
          <svg:title/>
          <svg:desc/>
          <draw:custom-shape svg:x="12.55903in" svg:y="0in" svg:width="0.4566in" svg:height="0.56076in" draw:id="id734" draw:layer="Master1-bg" draw:style-name="a1649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35" draw:layer="Master1-bg" draw:style-name="a1651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36" draw:layer="Master1-bg" draw:style-name="a1653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37" draw:layer="Master1-bg" draw:style-name="a1655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38" draw:layer="Master1-bg" draw:style-name="a1657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39" draw:layer="Master1-bg" draw:style-name="a1659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40" draw:layer="Master1-bg" draw:style-name="a1661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41" draw:layer="Master1-bg" draw:style-name="a1663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42" draw:layer="Master1-bg" draw:style-name="a1665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43" draw:layer="Master1-bg" draw:style-name="a1667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19" presentation:style-name="a1601" draw:name="Title 1" svg:x="1.24826in" svg:y="0.66667in" svg:width="10.83333in" svg:height="2.08333in" presentation:class="title" presentation:placeholder="false">
        <draw:text-box>
          <text:p text:style-name="a1600" text:class-names="" text:cond-style-name=""><text:span text:style-name="a1598" text:class-names="">Click to edit Master title style</text:span><text:span text:style-name="a1599" text:class-names=""/></text:p>
        </draw:text-box>
        <svg:title/>
        <svg:desc/>
      </draw:frame>
      <draw:frame draw:id="id720" presentation:style-name="a1605" draw:name="Text Placeholder 2" svg:x="1.24826in" svg:y="4.81692in" svg:width="3.49436in" svg:height="0.63021in" presentation:class="outline" presentation:placeholder="false">
        <draw:text-box>
          <text:list text:style-name="a1604">
            <text:list-item>
              <text:p text:style-name="a1603" text:class-names="" text:cond-style-name=""><text:span text:style-name="a1602" text:class-names="">Click to edit Master text styles</text:span></text:p>
            </text:list-item>
          </text:list>
        </draw:text-box>
        <svg:title/>
        <svg:desc/>
      </draw:frame>
      <draw:frame draw:id="id721" presentation:style-name="a1609" draw:name="Picture Placeholder 2" svg:x="1.24826in" svg:y="2.91666in" svg:width="3.49436in" svg:height="1.66667in" presentation:class="graphic" presentation:placeholder="false">
        <draw:text-box>
          <text:p text:style-name="a1608" text:class-names="" text:cond-style-name=""><text:span text:style-name="a1606" text:class-names="">Click icon to add picture</text:span><text:span text:style-name="a1607" text:class-names=""/></text:p>
        </draw:text-box>
        <svg:title/>
        <svg:desc/>
      </draw:frame>
      <draw:frame draw:id="id722" presentation:style-name="a1613" draw:name="Text Placeholder 3" svg:x="1.24826in" svg:y="5.44713in" svg:width="3.49436in" svg:height="0.8944in" presentation:class="outline" presentation:placeholder="false">
        <draw:text-box>
          <text:list text:style-name="a1612">
            <text:list-item>
              <text:p text:style-name="a1611" text:class-names="" text:cond-style-name=""><text:span text:style-name="a1610" text:class-names="">Click to edit Master text styles</text:span></text:p>
            </text:list-item>
          </text:list>
        </draw:text-box>
        <svg:title/>
        <svg:desc/>
      </draw:frame>
      <draw:frame draw:id="id723" presentation:style-name="a1617" draw:name="Text Placeholder 4" svg:x="4.90929in" svg:y="4.81692in" svg:width="3.5in" svg:height="0.63021in" presentation:class="outline" presentation:placeholder="false">
        <draw:text-box>
          <text:list text:style-name="a1616">
            <text:list-item>
              <text:p text:style-name="a1615" text:class-names="" text:cond-style-name=""><text:span text:style-name="a1614" text:class-names="">Click to edit Master text styles</text:span></text:p>
            </text:list-item>
          </text:list>
        </draw:text-box>
        <svg:title/>
        <svg:desc/>
      </draw:frame>
      <draw:frame draw:id="id724" presentation:style-name="a1621" draw:name="Picture Placeholder 2" svg:x="4.90929in" svg:y="2.91666in" svg:width="3.4984in" svg:height="1.66667in" presentation:class="graphic" presentation:placeholder="false">
        <draw:text-box>
          <text:p text:style-name="a1620" text:class-names="" text:cond-style-name=""><text:span text:style-name="a1618" text:class-names="">Click icon to add picture</text:span><text:span text:style-name="a1619" text:class-names=""/></text:p>
        </draw:text-box>
        <svg:title/>
        <svg:desc/>
      </draw:frame>
      <draw:frame draw:id="id725" presentation:style-name="a1625" draw:name="Text Placeholder 3" svg:x="4.90769in" svg:y="5.44713in" svg:width="3.5in" svg:height="0.8862in" presentation:class="outline" presentation:placeholder="false">
        <draw:text-box>
          <text:list text:style-name="a1624">
            <text:list-item>
              <text:p text:style-name="a1623" text:class-names="" text:cond-style-name=""><text:span text:style-name="a1622" text:class-names="">Click to edit Master text styles</text:span></text:p>
            </text:list-item>
          </text:list>
        </draw:text-box>
        <svg:title/>
        <svg:desc/>
      </draw:frame>
      <draw:frame draw:id="id726" presentation:style-name="a1629" draw:name="Text Placeholder 4" svg:x="8.58767in" svg:y="4.81692in" svg:width="3.48944in" svg:height="0.63021in" presentation:class="outline" presentation:placeholder="false">
        <draw:text-box>
          <text:list text:style-name="a1628">
            <text:list-item>
              <text:p text:style-name="a1627" text:class-names="" text:cond-style-name=""><text:span text:style-name="a1626" text:class-names="">Click to edit Master text styles</text:span></text:p>
            </text:list-item>
          </text:list>
        </draw:text-box>
        <svg:title/>
        <svg:desc/>
      </draw:frame>
      <draw:frame draw:id="id727" presentation:style-name="a1633" draw:name="Picture Placeholder 2" svg:x="8.58753in" svg:y="2.91666in" svg:width="3.49406in" svg:height="1.66667in" presentation:class="graphic" presentation:placeholder="false">
        <draw:text-box>
          <text:p text:style-name="a1632" text:class-names="" text:cond-style-name=""><text:span text:style-name="a1630" text:class-names="">Click icon to add picture</text:span><text:span text:style-name="a1631" text:class-names=""/></text:p>
        </draw:text-box>
        <svg:title/>
        <svg:desc/>
      </draw:frame>
      <draw:frame draw:id="id728" presentation:style-name="a1637" draw:name="Text Placeholder 3" svg:x="8.58753in" svg:y="5.44713in" svg:width="3.49406in" svg:height="0.8862in" presentation:class="outline" presentation:placeholder="false">
        <draw:text-box>
          <text:list text:style-name="a1636">
            <text:list-item>
              <text:p text:style-name="a1635" text:class-names="" text:cond-style-name=""><text:span text:style-name="a1634" text:class-names="">Click to edit Master text styles</text:span></text:p>
            </text:list-item>
          </text:list>
        </draw:text-box>
        <svg:title/>
        <svg:desc/>
      </draw:frame>
      <draw:frame draw:id="id729" presentation:style-name="a1641" draw:name="Date Placeholder 2" svg:x="8.15499in" svg:y="6.43403in" svg:width="3in" svg:height="0.39931in" presentation:class="date-time" presentation:placeholder="false">
        <draw:text-box>
          <text:p text:style-name="a1640" text:class-names="" text:cond-style-name=""><text:span text:style-name="a1638" text:class-names=""><text:date text:fixed="false" style:data-style-name="a1639">1/1/2000</text:date></text:span></text:p>
        </draw:text-box>
        <svg:title/>
        <svg:desc/>
      </draw:frame>
      <draw:frame draw:id="id730" presentation:style-name="a1644" draw:name="Footer Placeholder 3" svg:x="1.24826in" svg:y="6.43403in" svg:width="6.82339in" svg:height="0.39931in" presentation:class="footer" presentation:placeholder="false">
        <draw:text-box>
          <text:p text:style-name="a1643" text:class-names="" text:cond-style-name=""><text:span text:style-name="a1642" text:class-names=""/></text:p>
        </draw:text-box>
        <svg:title/>
        <svg:desc/>
      </draw:frame>
      <draw:frame draw:id="id731" presentation:style-name="a1647" draw:name="Slide Number Placeholder 4" svg:x="11.23832in" svg:y="6.43403in" svg:width="0.84327in" svg:height="0.39931in" presentation:class="page-number" presentation:placeholder="false">
        <draw:text-box>
          <text:p text:style-name="a1646" text:class-names="" text:cond-style-name=""><text:span text:style-name="a164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le-and-Vertical-Text" style:page-layout-name="pageLayout1" draw:style-name="a1723">
      <draw:frame draw:id="id771" draw:layer="Master1-bg" draw:style-name="a1724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772">
        <svg:title/>
        <svg:desc/>
        <draw:g draw:name="Group 8" draw:id="id778">
          <svg:title/>
          <svg:desc/>
          <draw:custom-shape svg:x="0.125in" svg:y="0.00521in" svg:width="0.02604in" svg:height="2.38542in" draw:id="id790" draw:layer="Master1-bg" draw:style-name="a177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91" draw:layer="Master1-bg" draw:style-name="a177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92" draw:layer="Master1-bg" draw:style-name="a178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93" draw:layer="Master1-bg" draw:style-name="a178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94" draw:layer="Master1-bg" draw:style-name="a178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95" draw:layer="Master1-bg" draw:style-name="a178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96" draw:layer="Master1-bg" draw:style-name="a178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97" draw:layer="Master1-bg" draw:style-name="a179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98" draw:layer="Master1-bg" draw:style-name="a179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99" draw:layer="Master1-bg" draw:style-name="a179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00" draw:layer="Master1-bg" draw:style-name="a179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01" draw:layer="Master1-bg" draw:style-name="a179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02" draw:layer="Master1-bg" draw:style-name="a180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03" draw:layer="Master1-bg" draw:style-name="a180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04" draw:layer="Master1-bg" draw:style-name="a180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05" draw:layer="Master1-bg" draw:style-name="a180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06" draw:layer="Master1-bg" draw:style-name="a180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07" draw:layer="Master1-bg" draw:style-name="a181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08" draw:layer="Master1-bg" draw:style-name="a181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09" draw:layer="Master1-bg" draw:style-name="a181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10" draw:layer="Master1-bg" draw:style-name="a181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11" draw:layer="Master1-bg" draw:style-name="a181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12" draw:layer="Master1-bg" draw:style-name="a182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13" draw:layer="Master1-bg" draw:style-name="a182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14" draw:layer="Master1-bg" draw:style-name="a182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15" draw:layer="Master1-bg" draw:style-name="a182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16" draw:layer="Master1-bg" draw:style-name="a182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779">
          <svg:title/>
          <svg:desc/>
          <draw:custom-shape svg:x="12.55903in" svg:y="0in" svg:width="0.4566in" svg:height="0.56076in" draw:id="id780" draw:layer="Master1-bg" draw:style-name="a175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81" draw:layer="Master1-bg" draw:style-name="a175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82" draw:layer="Master1-bg" draw:style-name="a176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83" draw:layer="Master1-bg" draw:style-name="a176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84" draw:layer="Master1-bg" draw:style-name="a176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85" draw:layer="Master1-bg" draw:style-name="a176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86" draw:layer="Master1-bg" draw:style-name="a176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87" draw:layer="Master1-bg" draw:style-name="a177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88" draw:layer="Master1-bg" draw:style-name="a177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89" draw:layer="Master1-bg" draw:style-name="a177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73" presentation:style-name="a1728" draw:name="Title 1" svg:x="1.24826in" svg:y="0.67642in" svg:width="10.83333in" svg:height="1.61698in" presentation:class="title" presentation:placeholder="false">
        <draw:text-box>
          <text:p text:style-name="a1727" text:class-names="" text:cond-style-name=""><text:span text:style-name="a1725" text:class-names="">Click to edit Master title style</text:span><text:span text:style-name="a1726" text:class-names=""/></text:p>
        </draw:text-box>
        <svg:title/>
        <svg:desc/>
      </draw:frame>
      <draw:frame draw:id="id774" presentation:style-name="a1745" draw:name="Vertical Text Placeholder 2" svg:x="1.24826in" svg:y="2.46007in" svg:width="10.83333in" svg:height="3.87327in" presentation:class="outline" presentation:placeholder="false">
        <draw:text-box>
          <text:list text:style-name="a1731">
            <text:list-item>
              <text:p text:style-name="a1730" text:class-names="" text:cond-style-name=""><text:span text:style-name="a1729" text:class-names="">Click to edit Master text styles</text:span></text:p>
            </text:list-item>
          </text:list>
          <text:list text:style-name="a1734">
            <text:list-item>
              <text:list text:style-name="a1734">
                <text:list-item>
                  <text:p text:style-name="a1733" text:class-names="" text:cond-style-name=""><text:span text:style-name="a1732" text:class-names="">Second level</text:span></text:p>
                </text:list-item>
              </text:list>
            </text:list-item>
          </text:list>
          <text:list text:style-name="a1737">
            <text:list-item>
              <text:list text:style-name="a1737">
                <text:list-item>
                  <text:list text:style-name="a1737">
                    <text:list-item>
                      <text:p text:style-name="a1736" text:class-names="" text:cond-style-name=""><text:span text:style-name="a17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40">
            <text:list-item>
              <text:list text:style-name="a1740">
                <text:list-item>
                  <text:list text:style-name="a1740">
                    <text:list-item>
                      <text:list text:style-name="a1740">
                        <text:list-item>
                          <text:p text:style-name="a1739" text:class-names="" text:cond-style-name=""><text:span text:style-name="a17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4">
            <text:list-item>
              <text:list text:style-name="a1744">
                <text:list-item>
                  <text:list text:style-name="a1744">
                    <text:list-item>
                      <text:list text:style-name="a1744">
                        <text:list-item>
                          <text:list text:style-name="a1744">
                            <text:list-item>
                              <text:p text:style-name="a1743" text:class-names="" text:cond-style-name=""><text:span text:style-name="a1741" text:class-names="">Fifth level</text:span><text:span text:style-name="a17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5" presentation:style-name="a1749" draw:name="Date Placeholder 3" svg:x="8.15499in" svg:y="6.43403in" svg:width="3in" svg:height="0.39931in" presentation:class="date-time" presentation:placeholder="false">
        <draw:text-box>
          <text:p text:style-name="a1748" text:class-names="" text:cond-style-name=""><text:span text:style-name="a1746" text:class-names=""><text:date text:fixed="false" style:data-style-name="a1747">1/1/2000</text:date></text:span></text:p>
        </draw:text-box>
        <svg:title/>
        <svg:desc/>
      </draw:frame>
      <draw:frame draw:id="id776" presentation:style-name="a1752" draw:name="Footer Placeholder 4" svg:x="1.24826in" svg:y="6.43403in" svg:width="6.82339in" svg:height="0.39931in" presentation:class="footer" presentation:placeholder="false">
        <draw:text-box>
          <text:p text:style-name="a1751" text:class-names="" text:cond-style-name=""><text:span text:style-name="a1750" text:class-names=""/></text:p>
        </draw:text-box>
        <svg:title/>
        <svg:desc/>
      </draw:frame>
      <draw:frame draw:id="id777" presentation:style-name="a1755" draw:name="Slide Number Placeholder 5" svg:x="11.23832in" svg:y="6.43403in" svg:width="0.84327in" svg:height="0.39931in" presentation:class="page-number" presentation:placeholder="false">
        <draw:text-box>
          <text:p text:style-name="a1754" text:class-names="" text:cond-style-name=""><text:span text:style-name="a175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1831">
      <draw:frame draw:id="id817" draw:layer="Master1-bg" draw:style-name="a183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818">
        <svg:title/>
        <svg:desc/>
        <draw:g draw:name="Group 8" draw:id="id824">
          <svg:title/>
          <svg:desc/>
          <draw:custom-shape svg:x="0.125in" svg:y="0.00521in" svg:width="0.02604in" svg:height="2.38542in" draw:id="id836" draw:layer="Master1-bg" draw:style-name="a188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837" draw:layer="Master1-bg" draw:style-name="a188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838" draw:layer="Master1-bg" draw:style-name="a188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839" draw:layer="Master1-bg" draw:style-name="a189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840" draw:layer="Master1-bg" draw:style-name="a189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841" draw:layer="Master1-bg" draw:style-name="a189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842" draw:layer="Master1-bg" draw:style-name="a189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843" draw:layer="Master1-bg" draw:style-name="a189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844" draw:layer="Master1-bg" draw:style-name="a190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845" draw:layer="Master1-bg" draw:style-name="a190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46" draw:layer="Master1-bg" draw:style-name="a190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47" draw:layer="Master1-bg" draw:style-name="a190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48" draw:layer="Master1-bg" draw:style-name="a190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49" draw:layer="Master1-bg" draw:style-name="a191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50" draw:layer="Master1-bg" draw:style-name="a191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51" draw:layer="Master1-bg" draw:style-name="a191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52" draw:layer="Master1-bg" draw:style-name="a191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53" draw:layer="Master1-bg" draw:style-name="a191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54" draw:layer="Master1-bg" draw:style-name="a192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55" draw:layer="Master1-bg" draw:style-name="a192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56" draw:layer="Master1-bg" draw:style-name="a192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57" draw:layer="Master1-bg" draw:style-name="a192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58" draw:layer="Master1-bg" draw:style-name="a192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59" draw:layer="Master1-bg" draw:style-name="a193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60" draw:layer="Master1-bg" draw:style-name="a193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61" draw:layer="Master1-bg" draw:style-name="a193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62" draw:layer="Master1-bg" draw:style-name="a193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25">
          <svg:title/>
          <svg:desc/>
          <draw:custom-shape svg:x="12.55903in" svg:y="0in" svg:width="0.4566in" svg:height="0.56076in" draw:id="id826" draw:layer="Master1-bg" draw:style-name="a186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827" draw:layer="Master1-bg" draw:style-name="a186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828" draw:layer="Master1-bg" draw:style-name="a186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829" draw:layer="Master1-bg" draw:style-name="a187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830" draw:layer="Master1-bg" draw:style-name="a187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831" draw:layer="Master1-bg" draw:style-name="a187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832" draw:layer="Master1-bg" draw:style-name="a187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833" draw:layer="Master1-bg" draw:style-name="a187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834" draw:layer="Master1-bg" draw:style-name="a188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835" draw:layer="Master1-bg" draw:style-name="a188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819" presentation:style-name="a1836" draw:name="Vertical Title 1" svg:x="9.88889in" svg:y="0.66667in" svg:width="2.19271in" svg:height="5.66667in" presentation:class="title" presentation:placeholder="false">
        <draw:text-box>
          <text:p text:style-name="a1835" text:class-names="" text:cond-style-name=""><text:span text:style-name="a1833" text:class-names="">Click to edit Master title style</text:span><text:span text:style-name="a1834" text:class-names=""/></text:p>
        </draw:text-box>
        <svg:title/>
        <svg:desc/>
      </draw:frame>
      <draw:frame draw:id="id820" presentation:style-name="a1853" draw:name="Vertical Text Placeholder 2" svg:x="1.24826in" svg:y="0.66667in" svg:width="8.47396in" svg:height="5.66667in" presentation:class="outline" presentation:placeholder="false">
        <draw:text-box>
          <text:list text:style-name="a1839">
            <text:list-item>
              <text:p text:style-name="a1838" text:class-names="" text:cond-style-name=""><text:span text:style-name="a1837" text:class-names="">Click to edit Master text styles</text:span></text:p>
            </text:list-item>
          </text:list>
          <text:list text:style-name="a1842">
            <text:list-item>
              <text:list text:style-name="a1842">
                <text:list-item>
                  <text:p text:style-name="a1841" text:class-names="" text:cond-style-name=""><text:span text:style-name="a1840" text:class-names="">Second level</text:span></text:p>
                </text:list-item>
              </text:list>
            </text:list-item>
          </text:list>
          <text:list text:style-name="a1845">
            <text:list-item>
              <text:list text:style-name="a1845">
                <text:list-item>
                  <text:list text:style-name="a1845">
                    <text:list-item>
                      <text:p text:style-name="a1844" text:class-names="" text:cond-style-name=""><text:span text:style-name="a18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8">
            <text:list-item>
              <text:list text:style-name="a1848">
                <text:list-item>
                  <text:list text:style-name="a1848">
                    <text:list-item>
                      <text:list text:style-name="a1848">
                        <text:list-item>
                          <text:p text:style-name="a1847" text:class-names="" text:cond-style-name=""><text:span text:style-name="a18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2">
            <text:list-item>
              <text:list text:style-name="a1852">
                <text:list-item>
                  <text:list text:style-name="a1852">
                    <text:list-item>
                      <text:list text:style-name="a1852">
                        <text:list-item>
                          <text:list text:style-name="a1852">
                            <text:list-item>
                              <text:p text:style-name="a1851" text:class-names="" text:cond-style-name=""><text:span text:style-name="a1849" text:class-names="">Fifth level</text:span><text:span text:style-name="a18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1" presentation:style-name="a1857" draw:name="Date Placeholder 3" svg:x="8.15499in" svg:y="6.43403in" svg:width="3in" svg:height="0.39931in" presentation:class="date-time" presentation:placeholder="false">
        <draw:text-box>
          <text:p text:style-name="a1856" text:class-names="" text:cond-style-name=""><text:span text:style-name="a1854" text:class-names=""><text:date text:fixed="false" style:data-style-name="a1855">1/1/2000</text:date></text:span></text:p>
        </draw:text-box>
        <svg:title/>
        <svg:desc/>
      </draw:frame>
      <draw:frame draw:id="id822" presentation:style-name="a1860" draw:name="Footer Placeholder 4" svg:x="1.24826in" svg:y="6.43403in" svg:width="6.82339in" svg:height="0.39931in" presentation:class="footer" presentation:placeholder="false">
        <draw:text-box>
          <text:p text:style-name="a1859" text:class-names="" text:cond-style-name=""><text:span text:style-name="a1858" text:class-names=""/></text:p>
        </draw:text-box>
        <svg:title/>
        <svg:desc/>
      </draw:frame>
      <draw:frame draw:id="id823" presentation:style-name="a1863" draw:name="Slide Number Placeholder 5" svg:x="11.23832in" svg:y="6.43403in" svg:width="0.84327in" svg:height="0.39931in" presentation:class="page-number" presentation:placeholder="false">
        <draw:text-box>
          <text:p text:style-name="a1862" text:class-names="" text:cond-style-name=""><text:span text:style-name="a1861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Front End</dc:title>
    <meta:initial-creator>anders knudsen</meta:initial-creator>
    <dc:creator>anders knudsen</dc:creator>
    <meta:creation-date>2019-06-10T18:27:47Z</meta:creation-date>
    <dc:date>2019-06-10T18:38:33Z</dc:date>
    <meta:template xlink:href="TM04033919%5b%5bfn=Circuit%5d%5d" xlink:type="simple"/>
    <meta:editing-cycles>1</meta:editing-cycles>
    <meta:editing-duration>PT645S</meta:editing-duration>
    <meta:document-statistic meta:paragraph-count="25" meta:word-count="65"/>
  </office:meta>
</office:document-meta>
</file>